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C000000184D0B6F2A7F59BCA7.png" manifest:media-type="image/png"/>
  <manifest:file-entry manifest:full-path="Pictures/100002F8000002E50000027BD02DE01C890B6AB0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7" style:family="table">
      <style:table-properties style:width="15.921cm" style:rel-width="100%" fo:margin-left="0cm" fo:margin-top="0cm" fo:margin-bottom="0cm" table:align="left" style:writing-mode="lr-tb"/>
    </style:style>
    <style:style style:name="Table7.A" style:family="table-column">
      <style:table-column-properties style:column-width="0.903cm" style:rel-column-width="3715*"/>
    </style:style>
    <style:style style:name="Table7.B" style:family="table-column">
      <style:table-column-properties style:column-width="14.469cm" style:rel-column-width="59559*"/>
    </style:style>
    <style:style style:name="Table7.C" style:family="table-column">
      <style:table-column-properties style:column-width="0.549cm" style:rel-column-width="2261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8e4f3" fo:padding="0.265cm" fo:border="none">
        <style:background-image/>
      </style:table-cell-properties>
    </style:style>
    <style:style style:name="Table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.C1" style:family="table-cell">
      <style:table-cell-properties fo:padding="0cm" fo:border="none"/>
    </style:style>
    <style:style style:name="Table7.A2" style:family="table-cell">
      <style:table-cell-properties style:vertical-align="middle" fo:padding-left="0.529cm" fo:padding-right="0.265cm" fo:padding-top="0.265cm" fo:padding-bottom="0.265cm" fo:border="none"/>
    </style:style>
    <style:style style:name="Table7.3" style:family="table-row">
      <style:table-row-properties style:row-height="0.002cm" fo:keep-together="auto"/>
    </style:style>
    <style:style style:name="Table7.A3" style:family="table-cell">
      <style:table-cell-properties style:vertical-align="middle" fo:padding-left="0.503cm" fo:padding-right="0.265cm" fo:padding-top="0.132cm" fo:padding-bottom="0.265cm" fo:border="none"/>
    </style:style>
    <style:style style:name="Table7.C4" style:family="table-cell">
      <style:table-cell-properties fo:padding="0cm" fo:border="none"/>
    </style:style>
    <style:style style:name="Table7.A5" style:family="table-cell">
      <style:table-cell-properties style:vertical-align="middle" fo:padding-left="0.529cm" fo:padding-right="0.265cm" fo:padding-top="0.265cm" fo:padding-bottom="0.265cm" fo:border="none"/>
    </style:style>
    <style:style style:name="Table7.A6" style:family="table-cell">
      <style:table-cell-properties style:vertical-align="middle" fo:padding-left="0.503cm" fo:padding-right="0.265cm" fo:padding-top="0.132cm" fo:padding-bottom="0.265cm" fo:border="none"/>
    </style:style>
    <style:style style:name="Table1" style:family="table">
      <style:table-properties style:width="2.561cm" fo:margin-left="0cm" fo:margin-top="0cm" fo:margin-bottom="0cm" table:align="left" style:writing-mode="lr-tb"/>
    </style:style>
    <style:style style:name="Table1.A" style:family="table-column">
      <style:table-column-properties style:column-width="2.56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2.561cm" fo:margin-left="0cm" fo:margin-top="0cm" fo:margin-bottom="0cm" table:align="left" style:writing-mode="lr-tb"/>
    </style:style>
    <style:style style:name="Table2.A" style:family="table-column">
      <style:table-column-properties style:column-width="2.56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2.794cm" fo:margin-left="0cm" fo:margin-top="0cm" fo:margin-bottom="0cm" table:align="left" style:writing-mode="lr-tb"/>
    </style:style>
    <style:style style:name="Table3.A" style:family="table-column">
      <style:table-column-properties style:column-width="2.79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3.096cm" fo:margin-left="0.026cm" fo:margin-top="0cm" fo:margin-bottom="0cm" table:align="left" style:writing-mode="lr-tb"/>
    </style:style>
    <style:style style:name="Table4.A" style:family="table-column">
      <style:table-column-properties style:column-width="3.09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2.561cm" fo:margin-left="0cm" fo:margin-top="0cm" fo:margin-bottom="0cm" table:align="left" style:writing-mode="lr-tb"/>
    </style:style>
    <style:style style:name="Table5.A" style:family="table-column">
      <style:table-column-properties style:column-width="2.56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2.794cm" fo:margin-left="0cm" fo:margin-top="0cm" fo:margin-bottom="0cm" table:align="left" style:writing-mode="lr-tb"/>
    </style:style>
    <style:style style:name="Table6.A" style:family="table-column">
      <style:table-column-properties style:column-width="2.79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1" style:family="table">
      <style:table-properties style:width="2.561cm" fo:margin-left="0cm" fo:margin-top="0cm" fo:margin-bottom="0cm" table:align="left" style:writing-mode="lr-tb"/>
    </style:style>
    <style:style style:name="Table1.A" style:family="table-column">
      <style:table-column-properties style:column-width="2.56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2.561cm" fo:margin-left="0cm" fo:margin-top="0cm" fo:margin-bottom="0cm" table:align="left" style:writing-mode="lr-tb"/>
    </style:style>
    <style:style style:name="Table2.A" style:family="table-column">
      <style:table-column-properties style:column-width="2.56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2.794cm" fo:margin-left="0cm" fo:margin-top="0cm" fo:margin-bottom="0cm" table:align="left" style:writing-mode="lr-tb"/>
    </style:style>
    <style:style style:name="Table3.A" style:family="table-column">
      <style:table-column-properties style:column-width="2.79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3.096cm" fo:margin-left="0.026cm" fo:margin-top="0cm" fo:margin-bottom="0cm" table:align="left" style:writing-mode="lr-tb"/>
    </style:style>
    <style:style style:name="Table4.A" style:family="table-column">
      <style:table-column-properties style:column-width="3.09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2.561cm" fo:margin-left="0cm" fo:margin-top="0cm" fo:margin-bottom="0cm" table:align="left" style:writing-mode="lr-tb"/>
    </style:style>
    <style:style style:name="Table5.A" style:family="table-column">
      <style:table-column-properties style:column-width="2.56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2.794cm" fo:margin-left="0cm" fo:margin-top="0cm" fo:margin-bottom="0cm" table:align="left" style:writing-mode="lr-tb"/>
    </style:style>
    <style:style style:name="Table6.A" style:family="table-column">
      <style:table-column-properties style:column-width="2.79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13" style:family="table">
      <style:table-properties style:width="15.921cm" style:rel-width="100%" fo:margin-left="0cm" fo:margin-top="0cm" fo:margin-bottom="0cm" table:align="left" style:writing-mode="lr-tb"/>
    </style:style>
    <style:style style:name="Table13.A" style:family="table-column">
      <style:table-column-properties style:column-width="0.903cm" style:rel-column-width="3715*"/>
    </style:style>
    <style:style style:name="Table13.B" style:family="table-column">
      <style:table-column-properties style:column-width="14.469cm" style:rel-column-width="59559*"/>
    </style:style>
    <style:style style:name="Table13.C" style:family="table-column">
      <style:table-column-properties style:column-width="0.549cm" style:rel-column-width="2261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d8e4f3" fo:padding="0.265cm" fo:border="none">
        <style:background-image/>
      </style:table-cell-properties>
    </style:style>
    <style:style style:name="Table1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3.C1" style:family="table-cell">
      <style:table-cell-properties fo:padding="0cm" fo:border="none"/>
    </style:style>
    <style:style style:name="Table13.A2" style:family="table-cell">
      <style:table-cell-properties style:vertical-align="middle" fo:padding-left="0.529cm" fo:padding-right="0.265cm" fo:padding-top="0.265cm" fo:padding-bottom="0.265cm" fo:border="none"/>
    </style:style>
    <style:style style:name="Table13.3" style:family="table-row">
      <style:table-row-properties style:row-height="0.002cm" fo:keep-together="auto"/>
    </style:style>
    <style:style style:name="Table13.A3" style:family="table-cell">
      <style:table-cell-properties style:vertical-align="middle" fo:padding-left="0.503cm" fo:padding-right="0.265cm" fo:padding-top="0.132cm" fo:padding-bottom="0.265cm" fo:border="none"/>
    </style:style>
    <style:style style:name="Table13.C4" style:family="table-cell">
      <style:table-cell-properties fo:padding="0cm" fo:border="none"/>
    </style:style>
    <style:style style:name="Table13.A5" style:family="table-cell">
      <style:table-cell-properties style:vertical-align="middle" fo:padding-left="0.529cm" fo:padding-right="0.265cm" fo:padding-top="0.265cm" fo:padding-bottom="0.265cm" fo:border="none"/>
    </style:style>
    <style:style style:name="Table13.A6" style:family="table-cell">
      <style:table-cell-properties style:vertical-align="middle" fo:padding-left="0.503cm" fo:padding-right="0.265cm" fo:padding-top="0.132cm" fo:padding-bottom="0.265cm" fo:border="none"/>
    </style:style>
    <style:style style:name="Table8" style:family="table">
      <style:table-properties style:width="2.561cm" fo:margin-left="0cm" fo:margin-top="0cm" fo:margin-bottom="0cm" table:align="left" style:writing-mode="lr-tb"/>
    </style:style>
    <style:style style:name="Table8.A" style:family="table-column">
      <style:table-column-properties style:column-width="2.56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2.561cm" fo:margin-left="0cm" fo:margin-top="0cm" fo:margin-bottom="0cm" table:align="left" style:writing-mode="lr-tb"/>
    </style:style>
    <style:style style:name="Table9.A" style:family="table-column">
      <style:table-column-properties style:column-width="2.56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3.958cm" fo:margin-left="0cm" fo:margin-top="0cm" fo:margin-bottom="0cm" table:align="left" style:writing-mode="lr-tb"/>
    </style:style>
    <style:style style:name="Table10.A" style:family="table-column">
      <style:table-column-properties style:column-width="3.958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3.26cm" fo:margin-left="0cm" fo:margin-top="0cm" fo:margin-bottom="0cm" table:align="left" style:writing-mode="lr-tb"/>
    </style:style>
    <style:style style:name="Table11.A" style:family="table-column">
      <style:table-column-properties style:column-width="3.2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4.424cm" fo:margin-left="0cm" fo:margin-top="0cm" fo:margin-bottom="0cm" table:align="left" style:writing-mode="lr-tb"/>
    </style:style>
    <style:style style:name="Table12.A" style:family="table-column">
      <style:table-column-properties style:column-width="4.424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8" style:family="table">
      <style:table-properties style:width="2.561cm" fo:margin-left="0cm" fo:margin-top="0cm" fo:margin-bottom="0cm" table:align="left" style:writing-mode="lr-tb"/>
    </style:style>
    <style:style style:name="Table8.A" style:family="table-column">
      <style:table-column-properties style:column-width="2.56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2.561cm" fo:margin-left="0cm" fo:margin-top="0cm" fo:margin-bottom="0cm" table:align="left" style:writing-mode="lr-tb"/>
    </style:style>
    <style:style style:name="Table9.A" style:family="table-column">
      <style:table-column-properties style:column-width="2.56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3.958cm" fo:margin-left="0cm" fo:margin-top="0cm" fo:margin-bottom="0cm" table:align="left" style:writing-mode="lr-tb"/>
    </style:style>
    <style:style style:name="Table10.A" style:family="table-column">
      <style:table-column-properties style:column-width="3.958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3.26cm" fo:margin-left="0cm" fo:margin-top="0cm" fo:margin-bottom="0cm" table:align="left" style:writing-mode="lr-tb"/>
    </style:style>
    <style:style style:name="Table11.A" style:family="table-column">
      <style:table-column-properties style:column-width="3.2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4.424cm" fo:margin-left="0cm" fo:margin-top="0cm" fo:margin-bottom="0cm" table:align="left" style:writing-mode="lr-tb"/>
    </style:style>
    <style:style style:name="Table12.A" style:family="table-column">
      <style:table-column-properties style:column-width="4.424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9" style:family="table">
      <style:table-properties style:width="15.921cm" style:rel-width="100%" fo:margin-left="0cm" fo:margin-top="0cm" fo:margin-bottom="0cm" table:align="left" style:writing-mode="lr-tb"/>
    </style:style>
    <style:style style:name="Table19.A" style:family="table-column">
      <style:table-column-properties style:column-width="0.903cm" style:rel-column-width="3715*"/>
    </style:style>
    <style:style style:name="Table19.B" style:family="table-column">
      <style:table-column-properties style:column-width="14.469cm" style:rel-column-width="59559*"/>
    </style:style>
    <style:style style:name="Table19.C" style:family="table-column">
      <style:table-column-properties style:column-width="0.549cm" style:rel-column-width="2261*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d8e4f3" fo:padding="0.265cm" fo:border="none">
        <style:background-image/>
      </style:table-cell-properties>
    </style:style>
    <style:style style:name="Table1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9.C1" style:family="table-cell">
      <style:table-cell-properties fo:padding="0cm" fo:border="none"/>
    </style:style>
    <style:style style:name="Table19.A2" style:family="table-cell">
      <style:table-cell-properties style:vertical-align="middle" fo:padding-left="0.529cm" fo:padding-right="0.265cm" fo:padding-top="0.265cm" fo:padding-bottom="0.265cm" fo:border="none"/>
    </style:style>
    <style:style style:name="Table19.3" style:family="table-row">
      <style:table-row-properties style:row-height="0.002cm" fo:keep-together="auto"/>
    </style:style>
    <style:style style:name="Table19.A3" style:family="table-cell">
      <style:table-cell-properties style:vertical-align="middle" fo:padding-left="0.503cm" fo:padding-right="0.265cm" fo:padding-top="0.132cm" fo:padding-bottom="0.265cm" fo:border="none"/>
    </style:style>
    <style:style style:name="Table19.C4" style:family="table-cell">
      <style:table-cell-properties fo:padding="0cm" fo:border="none"/>
    </style:style>
    <style:style style:name="Table19.A5" style:family="table-cell">
      <style:table-cell-properties style:vertical-align="middle" fo:padding-left="0.529cm" fo:padding-right="0.265cm" fo:padding-top="0.265cm" fo:padding-bottom="0.265cm" fo:border="none"/>
    </style:style>
    <style:style style:name="Table19.A6" style:family="table-cell">
      <style:table-cell-properties style:vertical-align="middle" fo:padding-left="0.503cm" fo:padding-right="0.265cm" fo:padding-top="0.132cm" fo:padding-bottom="0.265cm" fo:border="none"/>
    </style:style>
    <style:style style:name="Table14" style:family="table">
      <style:table-properties style:width="4.424cm" fo:margin-left="0cm" fo:margin-top="0cm" fo:margin-bottom="0cm" table:align="left" style:writing-mode="lr-tb"/>
    </style:style>
    <style:style style:name="Table14.A" style:family="table-column">
      <style:table-column-properties style:column-width="4.424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2.561cm" fo:margin-left="0cm" fo:margin-top="0cm" fo:margin-bottom="0cm" table:align="left" style:writing-mode="lr-tb"/>
    </style:style>
    <style:style style:name="Table15.A" style:family="table-column">
      <style:table-column-properties style:column-width="2.56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3.493cm" fo:margin-left="0cm" fo:margin-top="0cm" fo:margin-bottom="0cm" table:align="left" style:writing-mode="lr-tb"/>
    </style:style>
    <style:style style:name="Table16.A" style:family="table-column">
      <style:table-column-properties style:column-width="3.493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2.561cm" fo:margin-left="0cm" fo:margin-top="0cm" fo:margin-bottom="0cm" table:align="left" style:writing-mode="lr-tb"/>
    </style:style>
    <style:style style:name="Table17.A" style:family="table-column">
      <style:table-column-properties style:column-width="2.56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2.794cm" fo:margin-left="0cm" fo:margin-top="0cm" fo:margin-bottom="0cm" table:align="left" style:writing-mode="lr-tb"/>
    </style:style>
    <style:style style:name="Table18.A" style:family="table-column">
      <style:table-column-properties style:column-width="2.794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4" style:family="table">
      <style:table-properties style:width="4.424cm" fo:margin-left="0cm" fo:margin-top="0cm" fo:margin-bottom="0cm" table:align="left" style:writing-mode="lr-tb"/>
    </style:style>
    <style:style style:name="Table14.A" style:family="table-column">
      <style:table-column-properties style:column-width="4.424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2.561cm" fo:margin-left="0cm" fo:margin-top="0cm" fo:margin-bottom="0cm" table:align="left" style:writing-mode="lr-tb"/>
    </style:style>
    <style:style style:name="Table15.A" style:family="table-column">
      <style:table-column-properties style:column-width="2.56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3.493cm" fo:margin-left="0cm" fo:margin-top="0cm" fo:margin-bottom="0cm" table:align="left" style:writing-mode="lr-tb"/>
    </style:style>
    <style:style style:name="Table16.A" style:family="table-column">
      <style:table-column-properties style:column-width="3.493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2.561cm" fo:margin-left="0cm" fo:margin-top="0cm" fo:margin-bottom="0cm" table:align="left" style:writing-mode="lr-tb"/>
    </style:style>
    <style:style style:name="Table17.A" style:family="table-column">
      <style:table-column-properties style:column-width="2.56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2.794cm" fo:margin-left="0cm" fo:margin-top="0cm" fo:margin-bottom="0cm" table:align="left" style:writing-mode="lr-tb"/>
    </style:style>
    <style:style style:name="Table18.A" style:family="table-column">
      <style:table-column-properties style:column-width="2.794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26" style:family="table">
      <style:table-properties style:width="15.921cm" style:rel-width="100%" fo:margin-left="0cm" fo:margin-top="0cm" fo:margin-bottom="0cm" table:align="left" style:writing-mode="lr-tb"/>
    </style:style>
    <style:style style:name="Table26.A" style:family="table-column">
      <style:table-column-properties style:column-width="0.903cm" style:rel-column-width="3715*"/>
    </style:style>
    <style:style style:name="Table26.B" style:family="table-column">
      <style:table-column-properties style:column-width="14.469cm" style:rel-column-width="59559*"/>
    </style:style>
    <style:style style:name="Table26.C" style:family="table-column">
      <style:table-column-properties style:column-width="0.549cm" style:rel-column-width="2261*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d8e4f3" fo:padding="0.265cm" fo:border="none">
        <style:background-image/>
      </style:table-cell-properties>
    </style:style>
    <style:style style:name="Table2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6.C1" style:family="table-cell">
      <style:table-cell-properties fo:padding="0cm" fo:border="none"/>
    </style:style>
    <style:style style:name="Table26.A2" style:family="table-cell">
      <style:table-cell-properties style:vertical-align="middle" fo:padding-left="0.529cm" fo:padding-right="0.265cm" fo:padding-top="0.265cm" fo:padding-bottom="0.265cm" fo:border="none"/>
    </style:style>
    <style:style style:name="Table26.3" style:family="table-row">
      <style:table-row-properties style:row-height="0.002cm" fo:keep-together="auto"/>
    </style:style>
    <style:style style:name="Table26.A3" style:family="table-cell">
      <style:table-cell-properties style:vertical-align="middle" fo:padding-left="0.503cm" fo:padding-right="0.265cm" fo:padding-top="0.132cm" fo:padding-bottom="0.265cm" fo:border="none"/>
    </style:style>
    <style:style style:name="Table26.C4" style:family="table-cell">
      <style:table-cell-properties fo:padding="0cm" fo:border="none"/>
    </style:style>
    <style:style style:name="Table26.A5" style:family="table-cell">
      <style:table-cell-properties style:vertical-align="middle" fo:padding-left="0.529cm" fo:padding-right="0.265cm" fo:padding-top="0.265cm" fo:padding-bottom="0.265cm" fo:border="none"/>
    </style:style>
    <style:style style:name="Table26.A6" style:family="table-cell">
      <style:table-cell-properties style:vertical-align="middle" fo:padding-left="0.503cm" fo:padding-right="0.265cm" fo:padding-top="0.132cm" fo:padding-bottom="0.265cm" fo:border="none"/>
    </style:style>
    <style:style style:name="Table20" style:family="table">
      <style:table-properties style:width="4.424cm" fo:margin-left="0cm" fo:margin-top="0cm" fo:margin-bottom="0cm" table:align="left" style:writing-mode="lr-tb"/>
    </style:style>
    <style:style style:name="Table20.A" style:family="table-column">
      <style:table-column-properties style:column-width="4.424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2.794cm" fo:margin-left="0cm" fo:margin-top="0cm" fo:margin-bottom="0cm" table:align="left" style:writing-mode="lr-tb"/>
    </style:style>
    <style:style style:name="Table21.A" style:family="table-column">
      <style:table-column-properties style:column-width="2.794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2.794cm" fo:margin-left="0cm" fo:margin-top="0cm" fo:margin-bottom="0cm" table:align="left" style:writing-mode="lr-tb"/>
    </style:style>
    <style:style style:name="Table22.A" style:family="table-column">
      <style:table-column-properties style:column-width="2.794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2.794cm" fo:margin-left="0cm" fo:margin-top="0cm" fo:margin-bottom="0cm" table:align="left" style:writing-mode="lr-tb"/>
    </style:style>
    <style:style style:name="Table23.A" style:family="table-column">
      <style:table-column-properties style:column-width="2.794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2.794cm" fo:margin-left="0cm" fo:margin-top="0cm" fo:margin-bottom="0cm" table:align="left" style:writing-mode="lr-tb"/>
    </style:style>
    <style:style style:name="Table24.A" style:family="table-column">
      <style:table-column-properties style:column-width="2.794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2.328cm" fo:margin-left="0cm" fo:margin-top="0cm" fo:margin-bottom="0cm" table:align="left" style:writing-mode="lr-tb"/>
    </style:style>
    <style:style style:name="Table25.A" style:family="table-column">
      <style:table-column-properties style:column-width="2.328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0" style:family="table">
      <style:table-properties style:width="4.424cm" fo:margin-left="0cm" fo:margin-top="0cm" fo:margin-bottom="0cm" table:align="left" style:writing-mode="lr-tb"/>
    </style:style>
    <style:style style:name="Table20.A" style:family="table-column">
      <style:table-column-properties style:column-width="4.424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2.794cm" fo:margin-left="0cm" fo:margin-top="0cm" fo:margin-bottom="0cm" table:align="left" style:writing-mode="lr-tb"/>
    </style:style>
    <style:style style:name="Table21.A" style:family="table-column">
      <style:table-column-properties style:column-width="2.794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2.794cm" fo:margin-left="0cm" fo:margin-top="0cm" fo:margin-bottom="0cm" table:align="left" style:writing-mode="lr-tb"/>
    </style:style>
    <style:style style:name="Table22.A" style:family="table-column">
      <style:table-column-properties style:column-width="2.794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2.794cm" fo:margin-left="0cm" fo:margin-top="0cm" fo:margin-bottom="0cm" table:align="left" style:writing-mode="lr-tb"/>
    </style:style>
    <style:style style:name="Table23.A" style:family="table-column">
      <style:table-column-properties style:column-width="2.794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2.794cm" fo:margin-left="0cm" fo:margin-top="0cm" fo:margin-bottom="0cm" table:align="left" style:writing-mode="lr-tb"/>
    </style:style>
    <style:style style:name="Table24.A" style:family="table-column">
      <style:table-column-properties style:column-width="2.794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2.328cm" fo:margin-left="0cm" fo:margin-top="0cm" fo:margin-bottom="0cm" table:align="left" style:writing-mode="lr-tb"/>
    </style:style>
    <style:style style:name="Table25.A" style:family="table-column">
      <style:table-column-properties style:column-width="2.328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33" style:family="table">
      <style:table-properties style:width="15.921cm" style:rel-width="100%" fo:margin-left="0cm" fo:margin-top="0cm" fo:margin-bottom="0cm" table:align="left" style:writing-mode="lr-tb"/>
    </style:style>
    <style:style style:name="Table33.A" style:family="table-column">
      <style:table-column-properties style:column-width="0.944cm" style:rel-column-width="3886*"/>
    </style:style>
    <style:style style:name="Table33.B" style:family="table-column">
      <style:table-column-properties style:column-width="0.183cm" style:rel-column-width="753*"/>
    </style:style>
    <style:style style:name="Table33.C" style:family="table-column">
      <style:table-column-properties style:column-width="14.249cm" style:rel-column-width="58654*"/>
    </style:style>
    <style:style style:name="Table33.D" style:family="table-column">
      <style:table-column-properties style:column-width="0.545cm" style:rel-column-width="2242*"/>
    </style:style>
    <style:style style:name="Table33.1" style:family="table-row">
      <style:table-row-properties fo:keep-together="auto"/>
    </style:style>
    <style:style style:name="Table33.A1" style:family="table-cell">
      <style:table-cell-properties fo:background-color="#d8e4f3" fo:padding="0.265cm" fo:border="none">
        <style:background-image/>
      </style:table-cell-properties>
    </style:style>
    <style:style style:name="Table3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3.D1" style:family="table-cell">
      <style:table-cell-properties fo:padding="0cm" fo:border="none"/>
    </style:style>
    <style:style style:name="Table33.A2" style:family="table-cell">
      <style:table-cell-properties style:vertical-align="middle" fo:padding-left="0.529cm" fo:padding-right="0.265cm" fo:padding-top="0.265cm" fo:padding-bottom="0.265cm" fo:border="none"/>
    </style:style>
    <style:style style:name="Table33.3" style:family="table-row">
      <style:table-row-properties style:row-height="0.002cm" fo:keep-together="auto"/>
    </style:style>
    <style:style style:name="Table33.A3" style:family="table-cell">
      <style:table-cell-properties style:vertical-align="middle" fo:padding-left="0.503cm" fo:padding-right="0.265cm" fo:padding-top="0.132cm" fo:padding-bottom="0.265cm" fo:border="none"/>
    </style:style>
    <style:style style:name="Table33.D4" style:family="table-cell">
      <style:table-cell-properties fo:padding="0cm" fo:border="none"/>
    </style:style>
    <style:style style:name="Table33.A5" style:family="table-cell">
      <style:table-cell-properties style:vertical-align="middle" fo:padding-left="0.529cm" fo:padding-right="0.265cm" fo:padding-top="0.265cm" fo:padding-bottom="0.265cm" fo:border="none"/>
    </style:style>
    <style:style style:name="Table33.A6" style:family="table-cell">
      <style:table-cell-properties style:vertical-align="middle" fo:padding-left="0.503cm" fo:padding-right="0.265cm" fo:padding-top="0.132cm" fo:padding-bottom="0.265cm" fo:border="none"/>
    </style:style>
    <style:style style:name="Table27" style:family="table">
      <style:table-properties style:width="2.794cm" fo:margin-left="0cm" fo:margin-top="0cm" fo:margin-bottom="0cm" table:align="left" style:writing-mode="lr-tb"/>
    </style:style>
    <style:style style:name="Table27.A" style:family="table-column">
      <style:table-column-properties style:column-width="2.794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2.561cm" fo:margin-left="0cm" fo:margin-top="0cm" fo:margin-bottom="0cm" table:align="left" style:writing-mode="lr-tb"/>
    </style:style>
    <style:style style:name="Table28.A" style:family="table-column">
      <style:table-column-properties style:column-width="2.561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2.794cm" fo:margin-left="0cm" fo:margin-top="0cm" fo:margin-bottom="0cm" table:align="left" style:writing-mode="lr-tb"/>
    </style:style>
    <style:style style:name="Table29.A" style:family="table-column">
      <style:table-column-properties style:column-width="2.794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3.027cm" fo:margin-left="0cm" fo:margin-top="0cm" fo:margin-bottom="0cm" table:align="left" style:writing-mode="lr-tb"/>
    </style:style>
    <style:style style:name="Table30.A" style:family="table-column">
      <style:table-column-properties style:column-width="3.027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2.794cm" fo:margin-left="0cm" fo:margin-top="0cm" fo:margin-bottom="0cm" table:align="left" style:writing-mode="lr-tb"/>
    </style:style>
    <style:style style:name="Table31.A" style:family="table-column">
      <style:table-column-properties style:column-width="2.794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2.794cm" fo:margin-left="0cm" fo:margin-top="0cm" fo:margin-bottom="0cm" table:align="left" style:writing-mode="lr-tb"/>
    </style:style>
    <style:style style:name="Table32.A" style:family="table-column">
      <style:table-column-properties style:column-width="2.794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27" style:family="table">
      <style:table-properties style:width="2.794cm" fo:margin-left="0cm" fo:margin-top="0cm" fo:margin-bottom="0cm" table:align="left" style:writing-mode="lr-tb"/>
    </style:style>
    <style:style style:name="Table27.A" style:family="table-column">
      <style:table-column-properties style:column-width="2.794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2.561cm" fo:margin-left="0cm" fo:margin-top="0cm" fo:margin-bottom="0cm" table:align="left" style:writing-mode="lr-tb"/>
    </style:style>
    <style:style style:name="Table28.A" style:family="table-column">
      <style:table-column-properties style:column-width="2.561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2.794cm" fo:margin-left="0cm" fo:margin-top="0cm" fo:margin-bottom="0cm" table:align="left" style:writing-mode="lr-tb"/>
    </style:style>
    <style:style style:name="Table29.A" style:family="table-column">
      <style:table-column-properties style:column-width="2.794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3.027cm" fo:margin-left="0cm" fo:margin-top="0cm" fo:margin-bottom="0cm" table:align="left" style:writing-mode="lr-tb"/>
    </style:style>
    <style:style style:name="Table30.A" style:family="table-column">
      <style:table-column-properties style:column-width="3.027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2.794cm" fo:margin-left="0cm" fo:margin-top="0cm" fo:margin-bottom="0cm" table:align="left" style:writing-mode="lr-tb"/>
    </style:style>
    <style:style style:name="Table31.A" style:family="table-column">
      <style:table-column-properties style:column-width="2.794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2.794cm" fo:margin-left="0cm" fo:margin-top="0cm" fo:margin-bottom="0cm" table:align="left" style:writing-mode="lr-tb"/>
    </style:style>
    <style:style style:name="Table32.A" style:family="table-column">
      <style:table-column-properties style:column-width="2.794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41" style:family="table">
      <style:table-properties style:width="15.921cm" style:rel-width="100%" fo:margin-left="0cm" fo:margin-top="0cm" fo:margin-bottom="0cm" table:align="left" style:writing-mode="lr-tb"/>
    </style:style>
    <style:style style:name="Table41.A" style:family="table-column">
      <style:table-column-properties style:column-width="1.127cm" style:rel-column-width="4639*"/>
    </style:style>
    <style:style style:name="Table41.B" style:family="table-column">
      <style:table-column-properties style:column-width="14.249cm" style:rel-column-width="58654*"/>
    </style:style>
    <style:style style:name="Table41.C" style:family="table-column">
      <style:table-column-properties style:column-width="0.545cm" style:rel-column-width="2242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d8e4f3" fo:padding="0.265cm" fo:border="none">
        <style:background-image/>
      </style:table-cell-properties>
    </style:style>
    <style:style style:name="Table4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1.C1" style:family="table-cell">
      <style:table-cell-properties fo:padding="0cm" fo:border="none"/>
    </style:style>
    <style:style style:name="Table41.A2" style:family="table-cell">
      <style:table-cell-properties style:vertical-align="middle" fo:padding-left="0.529cm" fo:padding-right="0.265cm" fo:padding-top="0.265cm" fo:padding-bottom="0.265cm" fo:border="none"/>
    </style:style>
    <style:style style:name="Table41.3" style:family="table-row">
      <style:table-row-properties style:row-height="0.002cm" fo:keep-together="auto"/>
    </style:style>
    <style:style style:name="Table41.A3" style:family="table-cell">
      <style:table-cell-properties style:vertical-align="middle" fo:padding-left="0.503cm" fo:padding-right="0.265cm" fo:padding-top="0.132cm" fo:padding-bottom="0.265cm" fo:border="none"/>
    </style:style>
    <style:style style:name="Table41.C4" style:family="table-cell">
      <style:table-cell-properties fo:padding="0cm" fo:border="none"/>
    </style:style>
    <style:style style:name="Table41.A5" style:family="table-cell">
      <style:table-cell-properties style:vertical-align="middle" fo:padding-left="0.529cm" fo:padding-right="0.265cm" fo:padding-top="0.265cm" fo:padding-bottom="0.265cm" fo:border="none"/>
    </style:style>
    <style:style style:name="Table41.A6" style:family="table-cell">
      <style:table-cell-properties style:vertical-align="middle" fo:padding-left="0.503cm" fo:padding-right="0.265cm" fo:padding-top="0.132cm" fo:padding-bottom="0.265cm" fo:border="none"/>
    </style:style>
    <style:style style:name="Table34" style:family="table">
      <style:table-properties style:width="2.328cm" fo:margin-left="0cm" fo:margin-top="0cm" fo:margin-bottom="0cm" table:align="left" style:writing-mode="lr-tb"/>
    </style:style>
    <style:style style:name="Table34.A" style:family="table-column">
      <style:table-column-properties style:column-width="2.328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3.26cm" fo:margin-left="0cm" fo:margin-top="0cm" fo:margin-bottom="0cm" table:align="left" style:writing-mode="lr-tb"/>
    </style:style>
    <style:style style:name="Table35.A" style:family="table-column">
      <style:table-column-properties style:column-width="3.26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Table36" style:family="table">
      <style:table-properties style:width="4.191cm" fo:margin-left="0cm" fo:margin-top="0cm" fo:margin-bottom="0cm" table:align="left" style:writing-mode="lr-tb"/>
    </style:style>
    <style:style style:name="Table36.A" style:family="table-column">
      <style:table-column-properties style:column-width="4.191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3.26cm" fo:margin-left="0cm" fo:margin-top="0cm" fo:margin-bottom="0cm" table:align="left" style:writing-mode="lr-tb"/>
    </style:style>
    <style:style style:name="Table37.A" style:family="table-column">
      <style:table-column-properties style:column-width="3.26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3.26cm" fo:margin-left="0cm" fo:margin-top="0cm" fo:margin-bottom="0cm" table:align="left" style:writing-mode="lr-tb"/>
    </style:style>
    <style:style style:name="Table38.A" style:family="table-column">
      <style:table-column-properties style:column-width="3.26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2.328cm" fo:margin-left="0cm" fo:margin-top="0cm" fo:margin-bottom="0cm" table:align="left" style:writing-mode="lr-tb"/>
    </style:style>
    <style:style style:name="Table39.A" style:family="table-column">
      <style:table-column-properties style:column-width="2.328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4.424cm" fo:margin-left="0cm" fo:margin-top="0cm" fo:margin-bottom="0cm" table:align="left" style:writing-mode="lr-tb"/>
    </style:style>
    <style:style style:name="Table40.A" style:family="table-column">
      <style:table-column-properties style:column-width="4.424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34" style:family="table">
      <style:table-properties style:width="2.328cm" fo:margin-left="0cm" fo:margin-top="0cm" fo:margin-bottom="0cm" table:align="left" style:writing-mode="lr-tb"/>
    </style:style>
    <style:style style:name="Table34.A" style:family="table-column">
      <style:table-column-properties style:column-width="2.328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3.26cm" fo:margin-left="0cm" fo:margin-top="0cm" fo:margin-bottom="0cm" table:align="left" style:writing-mode="lr-tb"/>
    </style:style>
    <style:style style:name="Table35.A" style:family="table-column">
      <style:table-column-properties style:column-width="3.26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Table36" style:family="table">
      <style:table-properties style:width="4.191cm" fo:margin-left="0cm" fo:margin-top="0cm" fo:margin-bottom="0cm" table:align="left" style:writing-mode="lr-tb"/>
    </style:style>
    <style:style style:name="Table36.A" style:family="table-column">
      <style:table-column-properties style:column-width="4.191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3.26cm" fo:margin-left="0cm" fo:margin-top="0cm" fo:margin-bottom="0cm" table:align="left" style:writing-mode="lr-tb"/>
    </style:style>
    <style:style style:name="Table37.A" style:family="table-column">
      <style:table-column-properties style:column-width="3.26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3.26cm" fo:margin-left="0cm" fo:margin-top="0cm" fo:margin-bottom="0cm" table:align="left" style:writing-mode="lr-tb"/>
    </style:style>
    <style:style style:name="Table38.A" style:family="table-column">
      <style:table-column-properties style:column-width="3.26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2.328cm" fo:margin-left="0cm" fo:margin-top="0cm" fo:margin-bottom="0cm" table:align="left" style:writing-mode="lr-tb"/>
    </style:style>
    <style:style style:name="Table39.A" style:family="table-column">
      <style:table-column-properties style:column-width="2.328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4.424cm" fo:margin-left="0cm" fo:margin-top="0cm" fo:margin-bottom="0cm" table:align="left" style:writing-mode="lr-tb"/>
    </style:style>
    <style:style style:name="Table40.A" style:family="table-column">
      <style:table-column-properties style:column-width="4.424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48" style:family="table">
      <style:table-properties style:width="15.921cm" style:rel-width="100%" fo:margin-left="0cm" fo:margin-top="0cm" fo:margin-bottom="0cm" table:align="left" style:writing-mode="lr-tb"/>
    </style:style>
    <style:style style:name="Table48.A" style:family="table-column">
      <style:table-column-properties style:column-width="1.127cm" style:rel-column-width="4639*"/>
    </style:style>
    <style:style style:name="Table48.B" style:family="table-column">
      <style:table-column-properties style:column-width="14.249cm" style:rel-column-width="58654*"/>
    </style:style>
    <style:style style:name="Table48.C" style:family="table-column">
      <style:table-column-properties style:column-width="0.545cm" style:rel-column-width="2242*"/>
    </style:style>
    <style:style style:name="Table48.1" style:family="table-row">
      <style:table-row-properties fo:keep-together="auto"/>
    </style:style>
    <style:style style:name="Table48.A1" style:family="table-cell">
      <style:table-cell-properties fo:background-color="#d8e4f3" fo:padding="0.265cm" fo:border="none">
        <style:background-image/>
      </style:table-cell-properties>
    </style:style>
    <style:style style:name="Table4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8.C1" style:family="table-cell">
      <style:table-cell-properties fo:padding="0cm" fo:border="none"/>
    </style:style>
    <style:style style:name="Table48.A2" style:family="table-cell">
      <style:table-cell-properties style:vertical-align="middle" fo:padding-left="0.529cm" fo:padding-right="0.265cm" fo:padding-top="0.265cm" fo:padding-bottom="0.265cm" fo:border="none"/>
    </style:style>
    <style:style style:name="Table48.3" style:family="table-row">
      <style:table-row-properties style:row-height="0.002cm" fo:keep-together="auto"/>
    </style:style>
    <style:style style:name="Table48.A3" style:family="table-cell">
      <style:table-cell-properties style:vertical-align="middle" fo:padding-left="0.503cm" fo:padding-right="0.265cm" fo:padding-top="0.132cm" fo:padding-bottom="0.265cm" fo:border="none"/>
    </style:style>
    <style:style style:name="Table48.C4" style:family="table-cell">
      <style:table-cell-properties fo:padding="0cm" fo:border="none"/>
    </style:style>
    <style:style style:name="Table48.A5" style:family="table-cell">
      <style:table-cell-properties style:vertical-align="middle" fo:padding-left="0.529cm" fo:padding-right="0.265cm" fo:padding-top="0.265cm" fo:padding-bottom="0.265cm" fo:border="none"/>
    </style:style>
    <style:style style:name="Table48.A6" style:family="table-cell">
      <style:table-cell-properties style:vertical-align="middle" fo:padding-left="0.503cm" fo:padding-right="0.265cm" fo:padding-top="0.132cm" fo:padding-bottom="0.265cm" fo:border="none"/>
    </style:style>
    <style:style style:name="Table42" style:family="table">
      <style:table-properties style:width="2.561cm" fo:margin-left="0cm" fo:margin-top="0cm" fo:margin-bottom="0cm" table:align="left" style:writing-mode="lr-tb"/>
    </style:style>
    <style:style style:name="Table42.A" style:family="table-column">
      <style:table-column-properties style:column-width="2.561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2.561cm" fo:margin-left="0cm" fo:margin-top="0cm" fo:margin-bottom="0cm" table:align="left" style:writing-mode="lr-tb"/>
    </style:style>
    <style:style style:name="Table43.A" style:family="table-column">
      <style:table-column-properties style:column-width="2.561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4.191cm" fo:margin-left="0cm" fo:margin-top="0cm" fo:margin-bottom="0cm" table:align="left" style:writing-mode="lr-tb"/>
    </style:style>
    <style:style style:name="Table44.A" style:family="table-column">
      <style:table-column-properties style:column-width="4.191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2.561cm" fo:margin-left="0cm" fo:margin-top="0cm" fo:margin-bottom="0cm" table:align="left" style:writing-mode="lr-tb"/>
    </style:style>
    <style:style style:name="Table45.A" style:family="table-column">
      <style:table-column-properties style:column-width="2.561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4.424cm" fo:margin-left="0cm" fo:margin-top="0cm" fo:margin-bottom="0cm" table:align="left" style:writing-mode="lr-tb"/>
    </style:style>
    <style:style style:name="Table46.A" style:family="table-column">
      <style:table-column-properties style:column-width="4.424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2.561cm" fo:margin-left="0cm" fo:margin-top="0cm" fo:margin-bottom="0cm" table:align="left" style:writing-mode="lr-tb"/>
    </style:style>
    <style:style style:name="Table47.A" style:family="table-column">
      <style:table-column-properties style:column-width="2.561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42" style:family="table">
      <style:table-properties style:width="2.561cm" fo:margin-left="0cm" fo:margin-top="0cm" fo:margin-bottom="0cm" table:align="left" style:writing-mode="lr-tb"/>
    </style:style>
    <style:style style:name="Table42.A" style:family="table-column">
      <style:table-column-properties style:column-width="2.561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2.561cm" fo:margin-left="0cm" fo:margin-top="0cm" fo:margin-bottom="0cm" table:align="left" style:writing-mode="lr-tb"/>
    </style:style>
    <style:style style:name="Table43.A" style:family="table-column">
      <style:table-column-properties style:column-width="2.561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4.191cm" fo:margin-left="0cm" fo:margin-top="0cm" fo:margin-bottom="0cm" table:align="left" style:writing-mode="lr-tb"/>
    </style:style>
    <style:style style:name="Table44.A" style:family="table-column">
      <style:table-column-properties style:column-width="4.191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2.561cm" fo:margin-left="0cm" fo:margin-top="0cm" fo:margin-bottom="0cm" table:align="left" style:writing-mode="lr-tb"/>
    </style:style>
    <style:style style:name="Table45.A" style:family="table-column">
      <style:table-column-properties style:column-width="2.561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4.424cm" fo:margin-left="0cm" fo:margin-top="0cm" fo:margin-bottom="0cm" table:align="left" style:writing-mode="lr-tb"/>
    </style:style>
    <style:style style:name="Table46.A" style:family="table-column">
      <style:table-column-properties style:column-width="4.424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2.561cm" fo:margin-left="0cm" fo:margin-top="0cm" fo:margin-bottom="0cm" table:align="left" style:writing-mode="lr-tb"/>
    </style:style>
    <style:style style:name="Table47.A" style:family="table-column">
      <style:table-column-properties style:column-width="2.561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55" style:family="table">
      <style:table-properties style:width="15.921cm" style:rel-width="100%" fo:margin-left="0cm" fo:margin-top="0cm" fo:margin-bottom="0cm" table:align="left" style:writing-mode="lr-tb"/>
    </style:style>
    <style:style style:name="Table55.A" style:family="table-column">
      <style:table-column-properties style:column-width="1.127cm" style:rel-column-width="4639*"/>
    </style:style>
    <style:style style:name="Table55.B" style:family="table-column">
      <style:table-column-properties style:column-width="14.249cm" style:rel-column-width="58654*"/>
    </style:style>
    <style:style style:name="Table55.C" style:family="table-column">
      <style:table-column-properties style:column-width="0.545cm" style:rel-column-width="2242*"/>
    </style:style>
    <style:style style:name="Table55.1" style:family="table-row">
      <style:table-row-properties fo:keep-together="auto"/>
    </style:style>
    <style:style style:name="Table55.A1" style:family="table-cell">
      <style:table-cell-properties fo:background-color="#d8e4f3" fo:padding="0.265cm" fo:border="none">
        <style:background-image/>
      </style:table-cell-properties>
    </style:style>
    <style:style style:name="Table5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5.C1" style:family="table-cell">
      <style:table-cell-properties fo:padding="0cm" fo:border="none"/>
    </style:style>
    <style:style style:name="Table55.A2" style:family="table-cell">
      <style:table-cell-properties style:vertical-align="middle" fo:padding-left="0.529cm" fo:padding-right="0.265cm" fo:padding-top="0.265cm" fo:padding-bottom="0.265cm" fo:border="none"/>
    </style:style>
    <style:style style:name="Table55.3" style:family="table-row">
      <style:table-row-properties style:row-height="0.002cm" fo:keep-together="auto"/>
    </style:style>
    <style:style style:name="Table55.A3" style:family="table-cell">
      <style:table-cell-properties style:vertical-align="middle" fo:padding-left="0.503cm" fo:padding-right="0.265cm" fo:padding-top="0.132cm" fo:padding-bottom="0.265cm" fo:border="none"/>
    </style:style>
    <style:style style:name="Table55.C4" style:family="table-cell">
      <style:table-cell-properties fo:padding="0cm" fo:border="none"/>
    </style:style>
    <style:style style:name="Table55.A5" style:family="table-cell">
      <style:table-cell-properties style:vertical-align="middle" fo:padding-left="0.529cm" fo:padding-right="0.265cm" fo:padding-top="0.265cm" fo:padding-bottom="0.265cm" fo:border="none"/>
    </style:style>
    <style:style style:name="Table55.A6" style:family="table-cell">
      <style:table-cell-properties style:vertical-align="middle" fo:padding-left="0.503cm" fo:padding-right="0.265cm" fo:padding-top="0.132cm" fo:padding-bottom="0.265cm" fo:border="none"/>
    </style:style>
    <style:style style:name="Table49" style:family="table">
      <style:table-properties style:width="3.493cm" fo:margin-left="0cm" fo:margin-top="0cm" fo:margin-bottom="0cm" table:align="left" style:writing-mode="lr-tb"/>
    </style:style>
    <style:style style:name="Table49.A" style:family="table-column">
      <style:table-column-properties style:column-width="3.493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4.424cm" fo:margin-left="0cm" fo:margin-top="0cm" fo:margin-bottom="0cm" table:align="left" style:writing-mode="lr-tb"/>
    </style:style>
    <style:style style:name="Table50.A" style:family="table-column">
      <style:table-column-properties style:column-width="4.424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2.794cm" fo:margin-left="0cm" fo:margin-top="0cm" fo:margin-bottom="0cm" table:align="left" style:writing-mode="lr-tb"/>
    </style:style>
    <style:style style:name="Table51.A" style:family="table-column">
      <style:table-column-properties style:column-width="2.794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4.424cm" fo:margin-left="0cm" fo:margin-top="0cm" fo:margin-bottom="0cm" table:align="left" style:writing-mode="lr-tb"/>
    </style:style>
    <style:style style:name="Table52.A" style:family="table-column">
      <style:table-column-properties style:column-width="4.424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53" style:family="table">
      <style:table-properties style:width="2.561cm" fo:margin-left="0cm" fo:margin-top="0cm" fo:margin-bottom="0cm" table:align="left" style:writing-mode="lr-tb"/>
    </style:style>
    <style:style style:name="Table53.A" style:family="table-column">
      <style:table-column-properties style:column-width="2.561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padding="0cm" fo:border="none"/>
    </style:style>
    <style:style style:name="Table54" style:family="table">
      <style:table-properties style:width="2.561cm" fo:margin-left="0cm" fo:margin-top="0cm" fo:margin-bottom="0cm" table:align="left" style:writing-mode="lr-tb"/>
    </style:style>
    <style:style style:name="Table54.A" style:family="table-column">
      <style:table-column-properties style:column-width="2.561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49" style:family="table">
      <style:table-properties style:width="3.493cm" fo:margin-left="0cm" fo:margin-top="0cm" fo:margin-bottom="0cm" table:align="left" style:writing-mode="lr-tb"/>
    </style:style>
    <style:style style:name="Table49.A" style:family="table-column">
      <style:table-column-properties style:column-width="3.493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4.424cm" fo:margin-left="0cm" fo:margin-top="0cm" fo:margin-bottom="0cm" table:align="left" style:writing-mode="lr-tb"/>
    </style:style>
    <style:style style:name="Table50.A" style:family="table-column">
      <style:table-column-properties style:column-width="4.424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2.794cm" fo:margin-left="0cm" fo:margin-top="0cm" fo:margin-bottom="0cm" table:align="left" style:writing-mode="lr-tb"/>
    </style:style>
    <style:style style:name="Table51.A" style:family="table-column">
      <style:table-column-properties style:column-width="2.794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4.424cm" fo:margin-left="0cm" fo:margin-top="0cm" fo:margin-bottom="0cm" table:align="left" style:writing-mode="lr-tb"/>
    </style:style>
    <style:style style:name="Table52.A" style:family="table-column">
      <style:table-column-properties style:column-width="4.424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53" style:family="table">
      <style:table-properties style:width="2.561cm" fo:margin-left="0cm" fo:margin-top="0cm" fo:margin-bottom="0cm" table:align="left" style:writing-mode="lr-tb"/>
    </style:style>
    <style:style style:name="Table53.A" style:family="table-column">
      <style:table-column-properties style:column-width="2.561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padding="0cm" fo:border="none"/>
    </style:style>
    <style:style style:name="Table54" style:family="table">
      <style:table-properties style:width="2.561cm" fo:margin-left="0cm" fo:margin-top="0cm" fo:margin-bottom="0cm" table:align="left" style:writing-mode="lr-tb"/>
    </style:style>
    <style:style style:name="Table54.A" style:family="table-column">
      <style:table-column-properties style:column-width="2.561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62" style:family="table">
      <style:table-properties style:width="15.921cm" style:rel-width="100%" fo:margin-left="0cm" fo:margin-top="0cm" fo:margin-bottom="0cm" table:align="left" style:writing-mode="lr-tb"/>
    </style:style>
    <style:style style:name="Table62.A" style:family="table-column">
      <style:table-column-properties style:column-width="1.127cm" style:rel-column-width="4639*"/>
    </style:style>
    <style:style style:name="Table62.B" style:family="table-column">
      <style:table-column-properties style:column-width="14.249cm" style:rel-column-width="58654*"/>
    </style:style>
    <style:style style:name="Table62.C" style:family="table-column">
      <style:table-column-properties style:column-width="0.545cm" style:rel-column-width="2242*"/>
    </style:style>
    <style:style style:name="Table62.1" style:family="table-row">
      <style:table-row-properties fo:keep-together="auto"/>
    </style:style>
    <style:style style:name="Table62.A1" style:family="table-cell">
      <style:table-cell-properties fo:background-color="#d8e4f3" fo:padding="0.265cm" fo:border="none">
        <style:background-image/>
      </style:table-cell-properties>
    </style:style>
    <style:style style:name="Table6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2.C1" style:family="table-cell">
      <style:table-cell-properties fo:padding="0cm" fo:border="none"/>
    </style:style>
    <style:style style:name="Table62.A2" style:family="table-cell">
      <style:table-cell-properties style:vertical-align="middle" fo:padding-left="0.529cm" fo:padding-right="0.265cm" fo:padding-top="0.265cm" fo:padding-bottom="0.265cm" fo:border="none"/>
    </style:style>
    <style:style style:name="Table62.3" style:family="table-row">
      <style:table-row-properties style:row-height="0.002cm" fo:keep-together="auto"/>
    </style:style>
    <style:style style:name="Table62.A3" style:family="table-cell">
      <style:table-cell-properties style:vertical-align="middle" fo:padding-left="0.503cm" fo:padding-right="0.265cm" fo:padding-top="0.132cm" fo:padding-bottom="0.265cm" fo:border="none"/>
    </style:style>
    <style:style style:name="Table62.C4" style:family="table-cell">
      <style:table-cell-properties fo:padding="0cm" fo:border="none"/>
    </style:style>
    <style:style style:name="Table62.A5" style:family="table-cell">
      <style:table-cell-properties style:vertical-align="middle" fo:padding-left="0.529cm" fo:padding-right="0.265cm" fo:padding-top="0.265cm" fo:padding-bottom="0.265cm" fo:border="none"/>
    </style:style>
    <style:style style:name="Table62.A6" style:family="table-cell">
      <style:table-cell-properties style:vertical-align="middle" fo:padding-left="0.503cm" fo:padding-right="0.265cm" fo:padding-top="0.132cm" fo:padding-bottom="0.265cm" fo:border="none"/>
    </style:style>
    <style:style style:name="Table56" style:family="table">
      <style:table-properties style:width="3.493cm" fo:margin-left="0cm" fo:margin-top="0cm" fo:margin-bottom="0cm" table:align="left" style:writing-mode="lr-tb"/>
    </style:style>
    <style:style style:name="Table56.A" style:family="table-column">
      <style:table-column-properties style:column-width="3.493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4.424cm" fo:margin-left="0cm" fo:margin-top="0cm" fo:margin-bottom="0cm" table:align="left" style:writing-mode="lr-tb"/>
    </style:style>
    <style:style style:name="Table57.A" style:family="table-column">
      <style:table-column-properties style:column-width="4.424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58" style:family="table">
      <style:table-properties style:width="2.561cm" fo:margin-left="0cm" fo:margin-top="0cm" fo:margin-bottom="0cm" table:align="left" style:writing-mode="lr-tb"/>
    </style:style>
    <style:style style:name="Table58.A" style:family="table-column">
      <style:table-column-properties style:column-width="2.561cm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padding="0cm" fo:border="none"/>
    </style:style>
    <style:style style:name="Table59" style:family="table">
      <style:table-properties style:width="2.561cm" fo:margin-left="0cm" fo:margin-top="0cm" fo:margin-bottom="0cm" table:align="left" style:writing-mode="lr-tb"/>
    </style:style>
    <style:style style:name="Table59.A" style:family="table-column">
      <style:table-column-properties style:column-width="2.561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2.328cm" fo:margin-left="0cm" fo:margin-top="0cm" fo:margin-bottom="0cm" table:align="left" style:writing-mode="lr-tb"/>
    </style:style>
    <style:style style:name="Table60.A" style:family="table-column">
      <style:table-column-properties style:column-width="2.328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4.191cm" fo:margin-left="0cm" fo:margin-top="0cm" fo:margin-bottom="0cm" table:align="left" style:writing-mode="lr-tb"/>
    </style:style>
    <style:style style:name="Table61.A" style:family="table-column">
      <style:table-column-properties style:column-width="4.191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56" style:family="table">
      <style:table-properties style:width="3.493cm" fo:margin-left="0cm" fo:margin-top="0cm" fo:margin-bottom="0cm" table:align="left" style:writing-mode="lr-tb"/>
    </style:style>
    <style:style style:name="Table56.A" style:family="table-column">
      <style:table-column-properties style:column-width="3.493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4.424cm" fo:margin-left="0cm" fo:margin-top="0cm" fo:margin-bottom="0cm" table:align="left" style:writing-mode="lr-tb"/>
    </style:style>
    <style:style style:name="Table57.A" style:family="table-column">
      <style:table-column-properties style:column-width="4.424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58" style:family="table">
      <style:table-properties style:width="2.561cm" fo:margin-left="0cm" fo:margin-top="0cm" fo:margin-bottom="0cm" table:align="left" style:writing-mode="lr-tb"/>
    </style:style>
    <style:style style:name="Table58.A" style:family="table-column">
      <style:table-column-properties style:column-width="2.561cm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padding="0cm" fo:border="none"/>
    </style:style>
    <style:style style:name="Table59" style:family="table">
      <style:table-properties style:width="2.561cm" fo:margin-left="0cm" fo:margin-top="0cm" fo:margin-bottom="0cm" table:align="left" style:writing-mode="lr-tb"/>
    </style:style>
    <style:style style:name="Table59.A" style:family="table-column">
      <style:table-column-properties style:column-width="2.561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2.328cm" fo:margin-left="0cm" fo:margin-top="0cm" fo:margin-bottom="0cm" table:align="left" style:writing-mode="lr-tb"/>
    </style:style>
    <style:style style:name="Table60.A" style:family="table-column">
      <style:table-column-properties style:column-width="2.328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4.191cm" fo:margin-left="0cm" fo:margin-top="0cm" fo:margin-bottom="0cm" table:align="left" style:writing-mode="lr-tb"/>
    </style:style>
    <style:style style:name="Table61.A" style:family="table-column">
      <style:table-column-properties style:column-width="4.191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70" style:family="table">
      <style:table-properties style:width="15.921cm" style:rel-width="100%" fo:margin-left="0cm" fo:margin-top="0cm" fo:margin-bottom="0cm" table:align="left" style:writing-mode="lr-tb"/>
    </style:style>
    <style:style style:name="Table70.A" style:family="table-column">
      <style:table-column-properties style:column-width="1.127cm" style:rel-column-width="4639*"/>
    </style:style>
    <style:style style:name="Table70.B" style:family="table-column">
      <style:table-column-properties style:column-width="14.249cm" style:rel-column-width="58654*"/>
    </style:style>
    <style:style style:name="Table70.C" style:family="table-column">
      <style:table-column-properties style:column-width="0.545cm" style:rel-column-width="2242*"/>
    </style:style>
    <style:style style:name="Table70.1" style:family="table-row">
      <style:table-row-properties fo:keep-together="auto"/>
    </style:style>
    <style:style style:name="Table70.A1" style:family="table-cell">
      <style:table-cell-properties fo:background-color="#d8e4f3" fo:padding="0.265cm" fo:border="none">
        <style:background-image/>
      </style:table-cell-properties>
    </style:style>
    <style:style style:name="Table7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0.C1" style:family="table-cell">
      <style:table-cell-properties fo:padding="0cm" fo:border="none"/>
    </style:style>
    <style:style style:name="Table70.A2" style:family="table-cell">
      <style:table-cell-properties style:vertical-align="middle" fo:padding-left="0.529cm" fo:padding-right="0.265cm" fo:padding-top="0.265cm" fo:padding-bottom="0.265cm" fo:border="none"/>
    </style:style>
    <style:style style:name="Table70.3" style:family="table-row">
      <style:table-row-properties style:row-height="0.002cm" fo:keep-together="auto"/>
    </style:style>
    <style:style style:name="Table70.A3" style:family="table-cell">
      <style:table-cell-properties style:vertical-align="middle" fo:padding-left="0.503cm" fo:padding-right="0.265cm" fo:padding-top="0.132cm" fo:padding-bottom="0.265cm" fo:border="none"/>
    </style:style>
    <style:style style:name="Table70.C4" style:family="table-cell">
      <style:table-cell-properties fo:padding="0cm" fo:border="none"/>
    </style:style>
    <style:style style:name="Table70.A5" style:family="table-cell">
      <style:table-cell-properties style:vertical-align="middle" fo:padding-left="0.529cm" fo:padding-right="0.265cm" fo:padding-top="0.265cm" fo:padding-bottom="0.265cm" fo:border="none"/>
    </style:style>
    <style:style style:name="Table70.A6" style:family="table-cell">
      <style:table-cell-properties style:vertical-align="middle" fo:padding-left="0.503cm" fo:padding-right="0.265cm" fo:padding-top="0.132cm" fo:padding-bottom="0.265cm" fo:border="none"/>
    </style:style>
    <style:style style:name="Table63" style:family="table">
      <style:table-properties style:width="2.561cm" fo:margin-left="0cm" fo:margin-top="0cm" fo:margin-bottom="0cm" table:align="left" style:writing-mode="lr-tb"/>
    </style:style>
    <style:style style:name="Table63.A" style:family="table-column">
      <style:table-column-properties style:column-width="2.561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Table64" style:family="table">
      <style:table-properties style:width="3.493cm" fo:margin-left="0cm" fo:margin-top="0cm" fo:margin-bottom="0cm" table:align="left" style:writing-mode="lr-tb"/>
    </style:style>
    <style:style style:name="Table64.A" style:family="table-column">
      <style:table-column-properties style:column-width="3.493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65" style:family="table">
      <style:table-properties style:width="4.191cm" fo:margin-left="0cm" fo:margin-top="0cm" fo:margin-bottom="0cm" table:align="left" style:writing-mode="lr-tb"/>
    </style:style>
    <style:style style:name="Table65.A" style:family="table-column">
      <style:table-column-properties style:column-width="4.191cm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middle" fo:padding="0cm" fo:border="none"/>
    </style:style>
    <style:style style:name="Table66" style:family="table">
      <style:table-properties style:width="4.424cm" fo:margin-left="0cm" fo:margin-top="0cm" fo:margin-bottom="0cm" table:align="left" style:writing-mode="lr-tb"/>
    </style:style>
    <style:style style:name="Table66.A" style:family="table-column">
      <style:table-column-properties style:column-width="4.424cm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middle" fo:padding="0cm" fo:border="none"/>
    </style:style>
    <style:style style:name="Table67" style:family="table">
      <style:table-properties style:width="3.26cm" fo:margin-left="0cm" fo:margin-top="0cm" fo:margin-bottom="0cm" table:align="left" style:writing-mode="lr-tb"/>
    </style:style>
    <style:style style:name="Table67.A" style:family="table-column">
      <style:table-column-properties style:column-width="3.26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padding="0cm" fo:border="none"/>
    </style:style>
    <style:style style:name="Table68" style:family="table">
      <style:table-properties style:width="2.328cm" fo:margin-left="0cm" fo:margin-top="0cm" fo:margin-bottom="0cm" table:align="left" style:writing-mode="lr-tb"/>
    </style:style>
    <style:style style:name="Table68.A" style:family="table-column">
      <style:table-column-properties style:column-width="2.328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padding="0cm" fo:border="none"/>
    </style:style>
    <style:style style:name="Table69" style:family="table">
      <style:table-properties style:width="3.493cm" fo:margin-left="0cm" fo:margin-top="0cm" fo:margin-bottom="0cm" table:align="left" style:writing-mode="lr-tb"/>
    </style:style>
    <style:style style:name="Table69.A" style:family="table-column">
      <style:table-column-properties style:column-width="3.493c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padding="0cm" fo:border="none"/>
    </style:style>
    <style:style style:name="Table63" style:family="table">
      <style:table-properties style:width="2.561cm" fo:margin-left="0cm" fo:margin-top="0cm" fo:margin-bottom="0cm" table:align="left" style:writing-mode="lr-tb"/>
    </style:style>
    <style:style style:name="Table63.A" style:family="table-column">
      <style:table-column-properties style:column-width="2.561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Table64" style:family="table">
      <style:table-properties style:width="3.493cm" fo:margin-left="0cm" fo:margin-top="0cm" fo:margin-bottom="0cm" table:align="left" style:writing-mode="lr-tb"/>
    </style:style>
    <style:style style:name="Table64.A" style:family="table-column">
      <style:table-column-properties style:column-width="3.493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65" style:family="table">
      <style:table-properties style:width="4.191cm" fo:margin-left="0cm" fo:margin-top="0cm" fo:margin-bottom="0cm" table:align="left" style:writing-mode="lr-tb"/>
    </style:style>
    <style:style style:name="Table65.A" style:family="table-column">
      <style:table-column-properties style:column-width="4.191cm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middle" fo:padding="0cm" fo:border="none"/>
    </style:style>
    <style:style style:name="Table66" style:family="table">
      <style:table-properties style:width="4.424cm" fo:margin-left="0cm" fo:margin-top="0cm" fo:margin-bottom="0cm" table:align="left" style:writing-mode="lr-tb"/>
    </style:style>
    <style:style style:name="Table66.A" style:family="table-column">
      <style:table-column-properties style:column-width="4.424cm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middle" fo:padding="0cm" fo:border="none"/>
    </style:style>
    <style:style style:name="Table67" style:family="table">
      <style:table-properties style:width="3.26cm" fo:margin-left="0cm" fo:margin-top="0cm" fo:margin-bottom="0cm" table:align="left" style:writing-mode="lr-tb"/>
    </style:style>
    <style:style style:name="Table67.A" style:family="table-column">
      <style:table-column-properties style:column-width="3.26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padding="0cm" fo:border="none"/>
    </style:style>
    <style:style style:name="Table68" style:family="table">
      <style:table-properties style:width="2.328cm" fo:margin-left="0cm" fo:margin-top="0cm" fo:margin-bottom="0cm" table:align="left" style:writing-mode="lr-tb"/>
    </style:style>
    <style:style style:name="Table68.A" style:family="table-column">
      <style:table-column-properties style:column-width="2.328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padding="0cm" fo:border="none"/>
    </style:style>
    <style:style style:name="Table69" style:family="table">
      <style:table-properties style:width="3.493cm" fo:margin-left="0cm" fo:margin-top="0cm" fo:margin-bottom="0cm" table:align="left" style:writing-mode="lr-tb"/>
    </style:style>
    <style:style style:name="Table69.A" style:family="table-column">
      <style:table-column-properties style:column-width="3.493c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padding="0cm" fo:border="none"/>
    </style:style>
    <style:style style:name="Table79" style:family="table">
      <style:table-properties style:width="15.921cm" style:rel-width="100%" fo:margin-left="0cm" fo:margin-top="0cm" fo:margin-bottom="0cm" table:align="left" style:writing-mode="lr-tb"/>
    </style:style>
    <style:style style:name="Table79.A" style:family="table-column">
      <style:table-column-properties style:column-width="1.127cm" style:rel-column-width="4639*"/>
    </style:style>
    <style:style style:name="Table79.B" style:family="table-column">
      <style:table-column-properties style:column-width="14.249cm" style:rel-column-width="58654*"/>
    </style:style>
    <style:style style:name="Table79.C" style:family="table-column">
      <style:table-column-properties style:column-width="0.545cm" style:rel-column-width="2242*"/>
    </style:style>
    <style:style style:name="Table79.1" style:family="table-row">
      <style:table-row-properties fo:keep-together="auto"/>
    </style:style>
    <style:style style:name="Table79.A1" style:family="table-cell">
      <style:table-cell-properties fo:background-color="#d8e4f3" fo:padding="0.265cm" fo:border="none">
        <style:background-image/>
      </style:table-cell-properties>
    </style:style>
    <style:style style:name="Table7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9.C1" style:family="table-cell">
      <style:table-cell-properties fo:padding="0cm" fo:border="none"/>
    </style:style>
    <style:style style:name="Table79.A2" style:family="table-cell">
      <style:table-cell-properties style:vertical-align="middle" fo:padding-left="0.529cm" fo:padding-right="0.265cm" fo:padding-top="0.265cm" fo:padding-bottom="0.265cm" fo:border="none"/>
    </style:style>
    <style:style style:name="Table79.3" style:family="table-row">
      <style:table-row-properties style:row-height="0.002cm" fo:keep-together="auto"/>
    </style:style>
    <style:style style:name="Table79.A3" style:family="table-cell">
      <style:table-cell-properties style:vertical-align="middle" fo:padding-left="0.503cm" fo:padding-right="0.265cm" fo:padding-top="0.132cm" fo:padding-bottom="0.265cm" fo:border="none"/>
    </style:style>
    <style:style style:name="Table79.C4" style:family="table-cell">
      <style:table-cell-properties fo:padding="0cm" fo:border="none"/>
    </style:style>
    <style:style style:name="Table79.A5" style:family="table-cell">
      <style:table-cell-properties style:vertical-align="middle" fo:padding-left="0.529cm" fo:padding-right="0.265cm" fo:padding-top="0.265cm" fo:padding-bottom="0.265cm" fo:border="none"/>
    </style:style>
    <style:style style:name="Table79.A6" style:family="table-cell">
      <style:table-cell-properties style:vertical-align="middle" fo:padding-left="0.503cm" fo:padding-right="0.265cm" fo:padding-top="0.132cm" fo:padding-bottom="0.265cm" fo:border="none"/>
    </style:style>
    <style:style style:name="Table71" style:family="table">
      <style:table-properties style:width="3.26cm" fo:margin-left="0cm" fo:margin-top="0cm" fo:margin-bottom="0cm" table:align="left" style:writing-mode="lr-tb"/>
    </style:style>
    <style:style style:name="Table71.A" style:family="table-column">
      <style:table-column-properties style:column-width="3.26cm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middle" fo:padding="0cm" fo:border="none"/>
    </style:style>
    <style:style style:name="Table72" style:family="table">
      <style:table-properties style:width="3.958cm" fo:margin-left="0cm" fo:margin-top="0cm" fo:margin-bottom="0cm" table:align="left" style:writing-mode="lr-tb"/>
    </style:style>
    <style:style style:name="Table72.A" style:family="table-column">
      <style:table-column-properties style:column-width="3.958cm"/>
    </style:style>
    <style:style style:name="Table72.1" style:family="table-row">
      <style:table-row-properties fo:keep-together="auto"/>
    </style:style>
    <style:style style:name="Table72.A1" style:family="table-cell">
      <style:table-cell-properties style:vertical-align="middle" fo:padding="0cm" fo:border="none"/>
    </style:style>
    <style:style style:name="Table73" style:family="table">
      <style:table-properties style:width="3.958cm" fo:margin-left="0cm" fo:margin-top="0cm" fo:margin-bottom="0cm" table:align="left" style:writing-mode="lr-tb"/>
    </style:style>
    <style:style style:name="Table73.A" style:family="table-column">
      <style:table-column-properties style:column-width="3.958cm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padding="0cm" fo:border="none"/>
    </style:style>
    <style:style style:name="Table74" style:family="table">
      <style:table-properties style:width="4.424cm" fo:margin-left="0cm" fo:margin-top="0cm" fo:margin-bottom="0cm" table:align="left" style:writing-mode="lr-tb"/>
    </style:style>
    <style:style style:name="Table74.A" style:family="table-column">
      <style:table-column-properties style:column-width="4.424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5" style:family="table">
      <style:table-properties style:width="3.958cm" fo:margin-left="0cm" fo:margin-top="0cm" fo:margin-bottom="0cm" table:align="left" style:writing-mode="lr-tb"/>
    </style:style>
    <style:style style:name="Table75.A" style:family="table-column">
      <style:table-column-properties style:column-width="3.958cm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padding="0cm" fo:border="none"/>
    </style:style>
    <style:style style:name="Table76" style:family="table">
      <style:table-properties style:width="3.958cm" fo:margin-left="0cm" fo:margin-top="0cm" fo:margin-bottom="0cm" table:align="left" style:writing-mode="lr-tb"/>
    </style:style>
    <style:style style:name="Table76.A" style:family="table-column">
      <style:table-column-properties style:column-width="3.958cm"/>
    </style:style>
    <style:style style:name="Table76.1" style:family="table-row">
      <style:table-row-properties fo:keep-together="auto"/>
    </style:style>
    <style:style style:name="Table76.A1" style:family="table-cell">
      <style:table-cell-properties style:vertical-align="middle" fo:padding="0cm" fo:border="none"/>
    </style:style>
    <style:style style:name="Table77" style:family="table">
      <style:table-properties style:width="3.26cm" fo:margin-left="0cm" fo:margin-top="0cm" fo:margin-bottom="0cm" table:align="left" style:writing-mode="lr-tb"/>
    </style:style>
    <style:style style:name="Table77.A" style:family="table-column">
      <style:table-column-properties style:column-width="3.26cm"/>
    </style:style>
    <style:style style:name="Table77.1" style:family="table-row">
      <style:table-row-properties fo:keep-together="auto"/>
    </style:style>
    <style:style style:name="Table77.A1" style:family="table-cell">
      <style:table-cell-properties style:vertical-align="middle" fo:padding="0cm" fo:border="none"/>
    </style:style>
    <style:style style:name="Table78" style:family="table">
      <style:table-properties style:width="4.424cm" fo:margin-left="0cm" fo:margin-top="0cm" fo:margin-bottom="0cm" table:align="left" style:writing-mode="lr-tb"/>
    </style:style>
    <style:style style:name="Table78.A" style:family="table-column">
      <style:table-column-properties style:column-width="4.424cm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middle" fo:padding="0cm" fo:border="none"/>
    </style:style>
    <style:style style:name="Table71" style:family="table">
      <style:table-properties style:width="3.26cm" fo:margin-left="0cm" fo:margin-top="0cm" fo:margin-bottom="0cm" table:align="left" style:writing-mode="lr-tb"/>
    </style:style>
    <style:style style:name="Table71.A" style:family="table-column">
      <style:table-column-properties style:column-width="3.26cm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middle" fo:padding="0cm" fo:border="none"/>
    </style:style>
    <style:style style:name="Table72" style:family="table">
      <style:table-properties style:width="3.958cm" fo:margin-left="0cm" fo:margin-top="0cm" fo:margin-bottom="0cm" table:align="left" style:writing-mode="lr-tb"/>
    </style:style>
    <style:style style:name="Table72.A" style:family="table-column">
      <style:table-column-properties style:column-width="3.958cm"/>
    </style:style>
    <style:style style:name="Table72.1" style:family="table-row">
      <style:table-row-properties fo:keep-together="auto"/>
    </style:style>
    <style:style style:name="Table72.A1" style:family="table-cell">
      <style:table-cell-properties style:vertical-align="middle" fo:padding="0cm" fo:border="none"/>
    </style:style>
    <style:style style:name="Table73" style:family="table">
      <style:table-properties style:width="3.958cm" fo:margin-left="0cm" fo:margin-top="0cm" fo:margin-bottom="0cm" table:align="left" style:writing-mode="lr-tb"/>
    </style:style>
    <style:style style:name="Table73.A" style:family="table-column">
      <style:table-column-properties style:column-width="3.958cm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padding="0cm" fo:border="none"/>
    </style:style>
    <style:style style:name="Table74" style:family="table">
      <style:table-properties style:width="4.424cm" fo:margin-left="0cm" fo:margin-top="0cm" fo:margin-bottom="0cm" table:align="left" style:writing-mode="lr-tb"/>
    </style:style>
    <style:style style:name="Table74.A" style:family="table-column">
      <style:table-column-properties style:column-width="4.424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5" style:family="table">
      <style:table-properties style:width="3.958cm" fo:margin-left="0cm" fo:margin-top="0cm" fo:margin-bottom="0cm" table:align="left" style:writing-mode="lr-tb"/>
    </style:style>
    <style:style style:name="Table75.A" style:family="table-column">
      <style:table-column-properties style:column-width="3.958cm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padding="0cm" fo:border="none"/>
    </style:style>
    <style:style style:name="Table76" style:family="table">
      <style:table-properties style:width="3.958cm" fo:margin-left="0cm" fo:margin-top="0cm" fo:margin-bottom="0cm" table:align="left" style:writing-mode="lr-tb"/>
    </style:style>
    <style:style style:name="Table76.A" style:family="table-column">
      <style:table-column-properties style:column-width="3.958cm"/>
    </style:style>
    <style:style style:name="Table76.1" style:family="table-row">
      <style:table-row-properties fo:keep-together="auto"/>
    </style:style>
    <style:style style:name="Table76.A1" style:family="table-cell">
      <style:table-cell-properties style:vertical-align="middle" fo:padding="0cm" fo:border="none"/>
    </style:style>
    <style:style style:name="Table77" style:family="table">
      <style:table-properties style:width="3.26cm" fo:margin-left="0cm" fo:margin-top="0cm" fo:margin-bottom="0cm" table:align="left" style:writing-mode="lr-tb"/>
    </style:style>
    <style:style style:name="Table77.A" style:family="table-column">
      <style:table-column-properties style:column-width="3.26cm"/>
    </style:style>
    <style:style style:name="Table77.1" style:family="table-row">
      <style:table-row-properties fo:keep-together="auto"/>
    </style:style>
    <style:style style:name="Table77.A1" style:family="table-cell">
      <style:table-cell-properties style:vertical-align="middle" fo:padding="0cm" fo:border="none"/>
    </style:style>
    <style:style style:name="Table78" style:family="table">
      <style:table-properties style:width="4.424cm" fo:margin-left="0cm" fo:margin-top="0cm" fo:margin-bottom="0cm" table:align="left" style:writing-mode="lr-tb"/>
    </style:style>
    <style:style style:name="Table78.A" style:family="table-column">
      <style:table-column-properties style:column-width="4.424cm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middle" fo:padding="0cm" fo:border="none"/>
    </style:style>
    <style:style style:name="Table86" style:family="table">
      <style:table-properties style:width="15.921cm" style:rel-width="100%" fo:margin-left="0cm" fo:margin-top="0cm" fo:margin-bottom="0cm" table:align="left" style:writing-mode="lr-tb"/>
    </style:style>
    <style:style style:name="Table86.A" style:family="table-column">
      <style:table-column-properties style:column-width="1.127cm" style:rel-column-width="4639*"/>
    </style:style>
    <style:style style:name="Table86.B" style:family="table-column">
      <style:table-column-properties style:column-width="14.249cm" style:rel-column-width="58654*"/>
    </style:style>
    <style:style style:name="Table86.C" style:family="table-column">
      <style:table-column-properties style:column-width="0.545cm" style:rel-column-width="2242*"/>
    </style:style>
    <style:style style:name="Table86.1" style:family="table-row">
      <style:table-row-properties fo:keep-together="auto"/>
    </style:style>
    <style:style style:name="Table86.A1" style:family="table-cell">
      <style:table-cell-properties fo:background-color="#d8e4f3" fo:padding="0.265cm" fo:border="none">
        <style:background-image/>
      </style:table-cell-properties>
    </style:style>
    <style:style style:name="Table8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86.C1" style:family="table-cell">
      <style:table-cell-properties fo:padding="0cm" fo:border="none"/>
    </style:style>
    <style:style style:name="Table86.A2" style:family="table-cell">
      <style:table-cell-properties style:vertical-align="middle" fo:padding-left="0.529cm" fo:padding-right="0.265cm" fo:padding-top="0.265cm" fo:padding-bottom="0.265cm" fo:border="none"/>
    </style:style>
    <style:style style:name="Table86.3" style:family="table-row">
      <style:table-row-properties style:row-height="0.002cm" fo:keep-together="auto"/>
    </style:style>
    <style:style style:name="Table86.A3" style:family="table-cell">
      <style:table-cell-properties style:vertical-align="middle" fo:padding-left="0.503cm" fo:padding-right="0.265cm" fo:padding-top="0.132cm" fo:padding-bottom="0.265cm" fo:border="none"/>
    </style:style>
    <style:style style:name="Table86.C4" style:family="table-cell">
      <style:table-cell-properties fo:padding="0cm" fo:border="none"/>
    </style:style>
    <style:style style:name="Table86.A5" style:family="table-cell">
      <style:table-cell-properties style:vertical-align="middle" fo:padding-left="0.529cm" fo:padding-right="0.265cm" fo:padding-top="0.265cm" fo:padding-bottom="0.265cm" fo:border="none"/>
    </style:style>
    <style:style style:name="Table86.A6" style:family="table-cell">
      <style:table-cell-properties style:vertical-align="middle" fo:padding-left="0.503cm" fo:padding-right="0.265cm" fo:padding-top="0.132cm" fo:padding-bottom="0.265cm" fo:border="none"/>
    </style:style>
    <style:style style:name="Table80" style:family="table">
      <style:table-properties style:width="3.958cm" fo:margin-left="0cm" fo:margin-top="0cm" fo:margin-bottom="0cm" table:align="left" style:writing-mode="lr-tb"/>
    </style:style>
    <style:style style:name="Table80.A" style:family="table-column">
      <style:table-column-properties style:column-width="3.958cm"/>
    </style:style>
    <style:style style:name="Table80.1" style:family="table-row">
      <style:table-row-properties fo:keep-together="auto"/>
    </style:style>
    <style:style style:name="Table80.A1" style:family="table-cell">
      <style:table-cell-properties style:vertical-align="middle" fo:padding="0cm" fo:border="none"/>
    </style:style>
    <style:style style:name="Table81" style:family="table">
      <style:table-properties style:width="3.725cm" fo:margin-left="0cm" fo:margin-top="0cm" fo:margin-bottom="0cm" table:align="left" style:writing-mode="lr-tb"/>
    </style:style>
    <style:style style:name="Table81.A" style:family="table-column">
      <style:table-column-properties style:column-width="3.725cm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middle" fo:padding="0cm" fo:border="none"/>
    </style:style>
    <style:style style:name="Table82" style:family="table">
      <style:table-properties style:width="4.191cm" fo:margin-left="0cm" fo:margin-top="0cm" fo:margin-bottom="0cm" table:align="left" style:writing-mode="lr-tb"/>
    </style:style>
    <style:style style:name="Table82.A" style:family="table-column">
      <style:table-column-properties style:column-width="4.191cm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middle" fo:padding="0cm" fo:border="none"/>
    </style:style>
    <style:style style:name="Table83" style:family="table">
      <style:table-properties style:width="3.26cm" fo:margin-left="0cm" fo:margin-top="0cm" fo:margin-bottom="0cm" table:align="left" style:writing-mode="lr-tb"/>
    </style:style>
    <style:style style:name="Table83.A" style:family="table-column">
      <style:table-column-properties style:column-width="3.26cm"/>
    </style:style>
    <style:style style:name="Table83.1" style:family="table-row">
      <style:table-row-properties fo:keep-together="auto"/>
    </style:style>
    <style:style style:name="Table83.A1" style:family="table-cell">
      <style:table-cell-properties style:vertical-align="middle" fo:padding="0cm" fo:border="none"/>
    </style:style>
    <style:style style:name="Table84" style:family="table">
      <style:table-properties style:width="4.424cm" fo:margin-left="0cm" fo:margin-top="0cm" fo:margin-bottom="0cm" table:align="left" style:writing-mode="lr-tb"/>
    </style:style>
    <style:style style:name="Table84.A" style:family="table-column">
      <style:table-column-properties style:column-width="4.424cm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middle" fo:padding="0cm" fo:border="none"/>
    </style:style>
    <style:style style:name="Table85" style:family="table">
      <style:table-properties style:width="3.958cm" fo:margin-left="0cm" fo:margin-top="0cm" fo:margin-bottom="0cm" table:align="left" style:writing-mode="lr-tb"/>
    </style:style>
    <style:style style:name="Table85.A" style:family="table-column">
      <style:table-column-properties style:column-width="3.958cm"/>
    </style:style>
    <style:style style:name="Table85.1" style:family="table-row">
      <style:table-row-properties fo:keep-together="auto"/>
    </style:style>
    <style:style style:name="Table85.A1" style:family="table-cell">
      <style:table-cell-properties style:vertical-align="middle" fo:padding="0cm" fo:border="none"/>
    </style:style>
    <style:style style:name="Table80" style:family="table">
      <style:table-properties style:width="3.958cm" fo:margin-left="0cm" fo:margin-top="0cm" fo:margin-bottom="0cm" table:align="left" style:writing-mode="lr-tb"/>
    </style:style>
    <style:style style:name="Table80.A" style:family="table-column">
      <style:table-column-properties style:column-width="3.958cm"/>
    </style:style>
    <style:style style:name="Table80.1" style:family="table-row">
      <style:table-row-properties fo:keep-together="auto"/>
    </style:style>
    <style:style style:name="Table80.A1" style:family="table-cell">
      <style:table-cell-properties style:vertical-align="middle" fo:padding="0cm" fo:border="none"/>
    </style:style>
    <style:style style:name="Table81" style:family="table">
      <style:table-properties style:width="3.725cm" fo:margin-left="0cm" fo:margin-top="0cm" fo:margin-bottom="0cm" table:align="left" style:writing-mode="lr-tb"/>
    </style:style>
    <style:style style:name="Table81.A" style:family="table-column">
      <style:table-column-properties style:column-width="3.725cm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middle" fo:padding="0cm" fo:border="none"/>
    </style:style>
    <style:style style:name="Table82" style:family="table">
      <style:table-properties style:width="4.191cm" fo:margin-left="0cm" fo:margin-top="0cm" fo:margin-bottom="0cm" table:align="left" style:writing-mode="lr-tb"/>
    </style:style>
    <style:style style:name="Table82.A" style:family="table-column">
      <style:table-column-properties style:column-width="4.191cm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middle" fo:padding="0cm" fo:border="none"/>
    </style:style>
    <style:style style:name="Table83" style:family="table">
      <style:table-properties style:width="3.26cm" fo:margin-left="0cm" fo:margin-top="0cm" fo:margin-bottom="0cm" table:align="left" style:writing-mode="lr-tb"/>
    </style:style>
    <style:style style:name="Table83.A" style:family="table-column">
      <style:table-column-properties style:column-width="3.26cm"/>
    </style:style>
    <style:style style:name="Table83.1" style:family="table-row">
      <style:table-row-properties fo:keep-together="auto"/>
    </style:style>
    <style:style style:name="Table83.A1" style:family="table-cell">
      <style:table-cell-properties style:vertical-align="middle" fo:padding="0cm" fo:border="none"/>
    </style:style>
    <style:style style:name="Table84" style:family="table">
      <style:table-properties style:width="4.424cm" fo:margin-left="0cm" fo:margin-top="0cm" fo:margin-bottom="0cm" table:align="left" style:writing-mode="lr-tb"/>
    </style:style>
    <style:style style:name="Table84.A" style:family="table-column">
      <style:table-column-properties style:column-width="4.424cm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middle" fo:padding="0cm" fo:border="none"/>
    </style:style>
    <style:style style:name="Table85" style:family="table">
      <style:table-properties style:width="3.958cm" fo:margin-left="0cm" fo:margin-top="0cm" fo:margin-bottom="0cm" table:align="left" style:writing-mode="lr-tb"/>
    </style:style>
    <style:style style:name="Table85.A" style:family="table-column">
      <style:table-column-properties style:column-width="3.958cm"/>
    </style:style>
    <style:style style:name="Table85.1" style:family="table-row">
      <style:table-row-properties fo:keep-together="auto"/>
    </style:style>
    <style:style style:name="Table85.A1" style:family="table-cell">
      <style:table-cell-properties style:vertical-align="middle" fo:padding="0cm" fo:border="none"/>
    </style:style>
    <style:style style:name="Table93" style:family="table">
      <style:table-properties style:width="15.921cm" style:rel-width="100%" fo:margin-left="0cm" fo:margin-top="0cm" fo:margin-bottom="0cm" table:align="left" style:writing-mode="lr-tb"/>
    </style:style>
    <style:style style:name="Table93.A" style:family="table-column">
      <style:table-column-properties style:column-width="1.12cm" style:rel-column-width="4607*"/>
    </style:style>
    <style:style style:name="Table93.B" style:family="table-column">
      <style:table-column-properties style:column-width="14.298cm" style:rel-column-width="58857*"/>
    </style:style>
    <style:style style:name="Table93.C" style:family="table-column">
      <style:table-column-properties style:column-width="0.503cm" style:rel-column-width="2071*"/>
    </style:style>
    <style:style style:name="Table93.1" style:family="table-row">
      <style:table-row-properties fo:keep-together="auto"/>
    </style:style>
    <style:style style:name="Table93.A1" style:family="table-cell">
      <style:table-cell-properties fo:background-color="#d8e4f3" fo:padding="0.265cm" fo:border="none">
        <style:background-image/>
      </style:table-cell-properties>
    </style:style>
    <style:style style:name="Table9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93.C1" style:family="table-cell">
      <style:table-cell-properties fo:padding="0cm" fo:border="none"/>
    </style:style>
    <style:style style:name="Table93.A2" style:family="table-cell">
      <style:table-cell-properties style:vertical-align="middle" fo:padding-left="0.529cm" fo:padding-right="0.265cm" fo:padding-top="0.265cm" fo:padding-bottom="0.265cm" fo:border="none"/>
    </style:style>
    <style:style style:name="Table93.3" style:family="table-row">
      <style:table-row-properties style:row-height="0.002cm" fo:keep-together="auto"/>
    </style:style>
    <style:style style:name="Table93.A3" style:family="table-cell">
      <style:table-cell-properties style:vertical-align="middle" fo:padding-left="0.503cm" fo:padding-right="0.265cm" fo:padding-top="0.132cm" fo:padding-bottom="0.265cm" fo:border="none"/>
    </style:style>
    <style:style style:name="Table93.C4" style:family="table-cell">
      <style:table-cell-properties fo:padding="0cm" fo:border="none"/>
    </style:style>
    <style:style style:name="Table93.A5" style:family="table-cell">
      <style:table-cell-properties style:vertical-align="middle" fo:padding-left="0.529cm" fo:padding-right="0.265cm" fo:padding-top="0.265cm" fo:padding-bottom="0.265cm" fo:border="none"/>
    </style:style>
    <style:style style:name="Table93.A6" style:family="table-cell">
      <style:table-cell-properties style:vertical-align="middle" fo:padding-left="0.503cm" fo:padding-right="0.265cm" fo:padding-top="0.132cm" fo:padding-bottom="0.265cm" fo:border="none"/>
    </style:style>
    <style:style style:name="Table87" style:family="table">
      <style:table-properties style:width="3.493cm" fo:margin-left="0cm" fo:margin-top="0cm" fo:margin-bottom="0cm" table:align="left" style:writing-mode="lr-tb"/>
    </style:style>
    <style:style style:name="Table87.A" style:family="table-column">
      <style:table-column-properties style:column-width="3.493cm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middle" fo:padding="0cm" fo:border="none"/>
    </style:style>
    <style:style style:name="Table88" style:family="table">
      <style:table-properties style:width="4.424cm" fo:margin-left="0cm" fo:margin-top="0cm" fo:margin-bottom="0cm" table:align="left" style:writing-mode="lr-tb"/>
    </style:style>
    <style:style style:name="Table88.A" style:family="table-column">
      <style:table-column-properties style:column-width="4.424cm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padding="0cm" fo:border="none"/>
    </style:style>
    <style:style style:name="Table89" style:family="table">
      <style:table-properties style:width="6.75cm" fo:margin-left="0cm" fo:margin-top="0cm" fo:margin-bottom="0cm" table:align="left" style:writing-mode="lr-tb"/>
    </style:style>
    <style:style style:name="Table89.A" style:family="table-column">
      <style:table-column-properties style:column-width="6.75cm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padding="0cm" fo:border="none"/>
    </style:style>
    <style:style style:name="Table90" style:family="table">
      <style:table-properties style:width="6.518cm" fo:margin-left="0cm" fo:margin-top="0cm" fo:margin-bottom="0cm" table:align="left" style:writing-mode="lr-tb"/>
    </style:style>
    <style:style style:name="Table90.A" style:family="table-column">
      <style:table-column-properties style:column-width="6.518cm"/>
    </style:style>
    <style:style style:name="Table90.1" style:family="table-row">
      <style:table-row-properties fo:keep-together="auto"/>
    </style:style>
    <style:style style:name="Table90.A1" style:family="table-cell">
      <style:table-cell-properties style:vertical-align="middle" fo:padding="0cm" fo:border="none"/>
    </style:style>
    <style:style style:name="Table91" style:family="table">
      <style:table-properties style:width="4.424cm" fo:margin-left="0cm" fo:margin-top="0cm" fo:margin-bottom="0cm" table:align="left" style:writing-mode="lr-tb"/>
    </style:style>
    <style:style style:name="Table91.A" style:family="table-column">
      <style:table-column-properties style:column-width="4.424cm"/>
    </style:style>
    <style:style style:name="Table91.1" style:family="table-row">
      <style:table-row-properties fo:keep-together="auto"/>
    </style:style>
    <style:style style:name="Table91.A1" style:family="table-cell">
      <style:table-cell-properties style:vertical-align="middle" fo:padding="0cm" fo:border="none"/>
    </style:style>
    <style:style style:name="Table92" style:family="table">
      <style:table-properties style:width="3.493cm" fo:margin-left="0cm" fo:margin-top="0cm" fo:margin-bottom="0cm" table:align="left" style:writing-mode="lr-tb"/>
    </style:style>
    <style:style style:name="Table92.A" style:family="table-column">
      <style:table-column-properties style:column-width="3.493cm"/>
    </style:style>
    <style:style style:name="Table92.1" style:family="table-row">
      <style:table-row-properties fo:keep-together="auto"/>
    </style:style>
    <style:style style:name="Table92.A1" style:family="table-cell">
      <style:table-cell-properties style:vertical-align="middle" fo:padding="0cm" fo:border="none"/>
    </style:style>
    <style:style style:name="Table87" style:family="table">
      <style:table-properties style:width="3.493cm" fo:margin-left="0cm" fo:margin-top="0cm" fo:margin-bottom="0cm" table:align="left" style:writing-mode="lr-tb"/>
    </style:style>
    <style:style style:name="Table87.A" style:family="table-column">
      <style:table-column-properties style:column-width="3.493cm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middle" fo:padding="0cm" fo:border="none"/>
    </style:style>
    <style:style style:name="Table88" style:family="table">
      <style:table-properties style:width="4.424cm" fo:margin-left="0cm" fo:margin-top="0cm" fo:margin-bottom="0cm" table:align="left" style:writing-mode="lr-tb"/>
    </style:style>
    <style:style style:name="Table88.A" style:family="table-column">
      <style:table-column-properties style:column-width="4.424cm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padding="0cm" fo:border="none"/>
    </style:style>
    <style:style style:name="Table89" style:family="table">
      <style:table-properties style:width="6.75cm" fo:margin-left="0cm" fo:margin-top="0cm" fo:margin-bottom="0cm" table:align="left" style:writing-mode="lr-tb"/>
    </style:style>
    <style:style style:name="Table89.A" style:family="table-column">
      <style:table-column-properties style:column-width="6.75cm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padding="0cm" fo:border="none"/>
    </style:style>
    <style:style style:name="Table90" style:family="table">
      <style:table-properties style:width="6.518cm" fo:margin-left="0cm" fo:margin-top="0cm" fo:margin-bottom="0cm" table:align="left" style:writing-mode="lr-tb"/>
    </style:style>
    <style:style style:name="Table90.A" style:family="table-column">
      <style:table-column-properties style:column-width="6.518cm"/>
    </style:style>
    <style:style style:name="Table90.1" style:family="table-row">
      <style:table-row-properties fo:keep-together="auto"/>
    </style:style>
    <style:style style:name="Table90.A1" style:family="table-cell">
      <style:table-cell-properties style:vertical-align="middle" fo:padding="0cm" fo:border="none"/>
    </style:style>
    <style:style style:name="Table91" style:family="table">
      <style:table-properties style:width="4.424cm" fo:margin-left="0cm" fo:margin-top="0cm" fo:margin-bottom="0cm" table:align="left" style:writing-mode="lr-tb"/>
    </style:style>
    <style:style style:name="Table91.A" style:family="table-column">
      <style:table-column-properties style:column-width="4.424cm"/>
    </style:style>
    <style:style style:name="Table91.1" style:family="table-row">
      <style:table-row-properties fo:keep-together="auto"/>
    </style:style>
    <style:style style:name="Table91.A1" style:family="table-cell">
      <style:table-cell-properties style:vertical-align="middle" fo:padding="0cm" fo:border="none"/>
    </style:style>
    <style:style style:name="Table92" style:family="table">
      <style:table-properties style:width="3.493cm" fo:margin-left="0cm" fo:margin-top="0cm" fo:margin-bottom="0cm" table:align="left" style:writing-mode="lr-tb"/>
    </style:style>
    <style:style style:name="Table92.A" style:family="table-column">
      <style:table-column-properties style:column-width="3.493cm"/>
    </style:style>
    <style:style style:name="Table92.1" style:family="table-row">
      <style:table-row-properties fo:keep-together="auto"/>
    </style:style>
    <style:style style:name="Table92.A1" style:family="table-cell">
      <style:table-cell-properties style:vertical-align="middle" fo:padding="0cm" fo:border="none"/>
    </style:style>
    <style:style style:name="Table102" style:family="table">
      <style:table-properties style:width="15.921cm" style:rel-width="100%" fo:margin-left="0cm" fo:margin-top="0cm" fo:margin-bottom="0cm" table:align="left" style:writing-mode="lr-tb"/>
    </style:style>
    <style:style style:name="Table102.A" style:family="table-column">
      <style:table-column-properties style:column-width="1.127cm" style:rel-column-width="4639*"/>
    </style:style>
    <style:style style:name="Table102.B" style:family="table-column">
      <style:table-column-properties style:column-width="14.249cm" style:rel-column-width="58654*"/>
    </style:style>
    <style:style style:name="Table102.C" style:family="table-column">
      <style:table-column-properties style:column-width="0.545cm" style:rel-column-width="2242*"/>
    </style:style>
    <style:style style:name="Table102.1" style:family="table-row">
      <style:table-row-properties fo:keep-together="auto"/>
    </style:style>
    <style:style style:name="Table102.A1" style:family="table-cell">
      <style:table-cell-properties fo:background-color="#d8e4f3" fo:padding="0.265cm" fo:border="none">
        <style:background-image/>
      </style:table-cell-properties>
    </style:style>
    <style:style style:name="Table10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02.C1" style:family="table-cell">
      <style:table-cell-properties fo:padding="0cm" fo:border="none"/>
    </style:style>
    <style:style style:name="Table102.A2" style:family="table-cell">
      <style:table-cell-properties style:vertical-align="middle" fo:padding-left="0.529cm" fo:padding-right="0.265cm" fo:padding-top="0.265cm" fo:padding-bottom="0.265cm" fo:border="none"/>
    </style:style>
    <style:style style:name="Table102.3" style:family="table-row">
      <style:table-row-properties style:row-height="0.002cm" fo:keep-together="auto"/>
    </style:style>
    <style:style style:name="Table102.A3" style:family="table-cell">
      <style:table-cell-properties style:vertical-align="middle" fo:padding-left="0.503cm" fo:padding-right="0.265cm" fo:padding-top="0.132cm" fo:padding-bottom="0.265cm" fo:border="none"/>
    </style:style>
    <style:style style:name="Table102.C4" style:family="table-cell">
      <style:table-cell-properties fo:padding="0cm" fo:border="none"/>
    </style:style>
    <style:style style:name="Table102.A5" style:family="table-cell">
      <style:table-cell-properties style:vertical-align="middle" fo:padding-left="0.529cm" fo:padding-right="0.265cm" fo:padding-top="0.265cm" fo:padding-bottom="0.265cm" fo:border="none"/>
    </style:style>
    <style:style style:name="Table102.A6" style:family="table-cell">
      <style:table-cell-properties style:vertical-align="middle" fo:padding-left="0.503cm" fo:padding-right="0.265cm" fo:padding-top="0.132cm" fo:padding-bottom="0.265cm" fo:border="none"/>
    </style:style>
    <style:style style:name="Table94" style:family="table">
      <style:table-properties style:width="3.493cm" fo:margin-left="0cm" fo:margin-top="0cm" fo:margin-bottom="0cm" table:align="left" style:writing-mode="lr-tb"/>
    </style:style>
    <style:style style:name="Table94.A" style:family="table-column">
      <style:table-column-properties style:column-width="3.493cm"/>
    </style:style>
    <style:style style:name="Table94.1" style:family="table-row">
      <style:table-row-properties fo:keep-together="auto"/>
    </style:style>
    <style:style style:name="Table94.A1" style:family="table-cell">
      <style:table-cell-properties style:vertical-align="middle" fo:padding="0cm" fo:border="none"/>
    </style:style>
    <style:style style:name="Table95" style:family="table">
      <style:table-properties style:width="4.424cm" fo:margin-left="0cm" fo:margin-top="0cm" fo:margin-bottom="0cm" table:align="left" style:writing-mode="lr-tb"/>
    </style:style>
    <style:style style:name="Table95.A" style:family="table-column">
      <style:table-column-properties style:column-width="4.424cm"/>
    </style:style>
    <style:style style:name="Table95.1" style:family="table-row">
      <style:table-row-properties fo:keep-together="auto"/>
    </style:style>
    <style:style style:name="Table95.A1" style:family="table-cell">
      <style:table-cell-properties style:vertical-align="middle" fo:padding="0cm" fo:border="none"/>
    </style:style>
    <style:style style:name="Table96" style:family="table">
      <style:table-properties style:width="1.02cm" fo:margin-left="0cm" fo:margin-top="0cm" fo:margin-bottom="0cm" table:align="left" style:writing-mode="lr-tb"/>
    </style:style>
    <style:style style:name="Table96.A" style:family="table-column">
      <style:table-column-properties style:column-width="1.02cm"/>
    </style:style>
    <style:style style:name="Table96.1" style:family="table-row">
      <style:table-row-properties fo:keep-together="auto"/>
    </style:style>
    <style:style style:name="Table96.A1" style:family="table-cell">
      <style:table-cell-properties style:vertical-align="middle" fo:padding="0cm" fo:border="none"/>
    </style:style>
    <style:style style:name="Table97" style:family="table">
      <style:table-properties style:width="1.051cm" fo:margin-left="0cm" fo:margin-top="0cm" fo:margin-bottom="0cm" table:align="left" style:writing-mode="lr-tb"/>
    </style:style>
    <style:style style:name="Table97.A" style:family="table-column">
      <style:table-column-properties style:column-width="1.051cm"/>
    </style:style>
    <style:style style:name="Table97.1" style:family="table-row">
      <style:table-row-properties fo:keep-together="auto"/>
    </style:style>
    <style:style style:name="Table97.A1" style:family="table-cell">
      <style:table-cell-properties style:vertical-align="middle" fo:padding="0cm" fo:border="none"/>
    </style:style>
    <style:style style:name="Table98" style:family="table">
      <style:table-properties style:width="3.879cm" fo:margin-left="0.079cm" fo:margin-top="0cm" fo:margin-bottom="0cm" table:align="left" style:writing-mode="lr-tb"/>
    </style:style>
    <style:style style:name="Table98.A" style:family="table-column">
      <style:table-column-properties style:column-width="3.879cm"/>
    </style:style>
    <style:style style:name="Table98.1" style:family="table-row">
      <style:table-row-properties fo:keep-together="auto"/>
    </style:style>
    <style:style style:name="Table98.A1" style:family="table-cell">
      <style:table-cell-properties style:vertical-align="middle" fo:padding="0cm" fo:border="none"/>
    </style:style>
    <style:style style:name="Table99" style:family="table">
      <style:table-properties style:width="4.424cm" fo:margin-left="0cm" fo:margin-top="0cm" fo:margin-bottom="0cm" table:align="left" style:writing-mode="lr-tb"/>
    </style:style>
    <style:style style:name="Table99.A" style:family="table-column">
      <style:table-column-properties style:column-width="4.424cm"/>
    </style:style>
    <style:style style:name="Table99.1" style:family="table-row">
      <style:table-row-properties fo:keep-together="auto"/>
    </style:style>
    <style:style style:name="Table99.A1" style:family="table-cell">
      <style:table-cell-properties style:vertical-align="middle" fo:padding="0cm" fo:border="none"/>
    </style:style>
    <style:style style:name="Table100" style:family="table">
      <style:table-properties style:width="3.493cm" fo:margin-left="0cm" fo:margin-top="0cm" fo:margin-bottom="0cm" table:align="left" style:writing-mode="lr-tb"/>
    </style:style>
    <style:style style:name="Table100.A" style:family="table-column">
      <style:table-column-properties style:column-width="3.493cm"/>
    </style:style>
    <style:style style:name="Table100.1" style:family="table-row">
      <style:table-row-properties fo:keep-together="auto"/>
    </style:style>
    <style:style style:name="Table100.A1" style:family="table-cell">
      <style:table-cell-properties style:vertical-align="middle" fo:padding="0cm" fo:border="none"/>
    </style:style>
    <style:style style:name="Table101" style:family="table">
      <style:table-properties style:width="3.958cm" fo:margin-left="0cm" fo:margin-top="0cm" fo:margin-bottom="0cm" table:align="left" style:writing-mode="lr-tb"/>
    </style:style>
    <style:style style:name="Table101.A" style:family="table-column">
      <style:table-column-properties style:column-width="3.958cm"/>
    </style:style>
    <style:style style:name="Table101.1" style:family="table-row">
      <style:table-row-properties fo:keep-together="auto"/>
    </style:style>
    <style:style style:name="Table101.A1" style:family="table-cell">
      <style:table-cell-properties style:vertical-align="middle" fo:padding="0cm" fo:border="none"/>
    </style:style>
    <style:style style:name="Table94" style:family="table">
      <style:table-properties style:width="3.493cm" fo:margin-left="0cm" fo:margin-top="0cm" fo:margin-bottom="0cm" table:align="left" style:writing-mode="lr-tb"/>
    </style:style>
    <style:style style:name="Table94.A" style:family="table-column">
      <style:table-column-properties style:column-width="3.493cm"/>
    </style:style>
    <style:style style:name="Table94.1" style:family="table-row">
      <style:table-row-properties fo:keep-together="auto"/>
    </style:style>
    <style:style style:name="Table94.A1" style:family="table-cell">
      <style:table-cell-properties style:vertical-align="middle" fo:padding="0cm" fo:border="none"/>
    </style:style>
    <style:style style:name="Table95" style:family="table">
      <style:table-properties style:width="4.424cm" fo:margin-left="0cm" fo:margin-top="0cm" fo:margin-bottom="0cm" table:align="left" style:writing-mode="lr-tb"/>
    </style:style>
    <style:style style:name="Table95.A" style:family="table-column">
      <style:table-column-properties style:column-width="4.424cm"/>
    </style:style>
    <style:style style:name="Table95.1" style:family="table-row">
      <style:table-row-properties fo:keep-together="auto"/>
    </style:style>
    <style:style style:name="Table95.A1" style:family="table-cell">
      <style:table-cell-properties style:vertical-align="middle" fo:padding="0cm" fo:border="none"/>
    </style:style>
    <style:style style:name="Table96" style:family="table">
      <style:table-properties style:width="1.02cm" fo:margin-left="0cm" fo:margin-top="0cm" fo:margin-bottom="0cm" table:align="left" style:writing-mode="lr-tb"/>
    </style:style>
    <style:style style:name="Table96.A" style:family="table-column">
      <style:table-column-properties style:column-width="1.02cm"/>
    </style:style>
    <style:style style:name="Table96.1" style:family="table-row">
      <style:table-row-properties fo:keep-together="auto"/>
    </style:style>
    <style:style style:name="Table96.A1" style:family="table-cell">
      <style:table-cell-properties style:vertical-align="middle" fo:padding="0cm" fo:border="none"/>
    </style:style>
    <style:style style:name="Table97" style:family="table">
      <style:table-properties style:width="1.051cm" fo:margin-left="0cm" fo:margin-top="0cm" fo:margin-bottom="0cm" table:align="left" style:writing-mode="lr-tb"/>
    </style:style>
    <style:style style:name="Table97.A" style:family="table-column">
      <style:table-column-properties style:column-width="1.051cm"/>
    </style:style>
    <style:style style:name="Table97.1" style:family="table-row">
      <style:table-row-properties fo:keep-together="auto"/>
    </style:style>
    <style:style style:name="Table97.A1" style:family="table-cell">
      <style:table-cell-properties style:vertical-align="middle" fo:padding="0cm" fo:border="none"/>
    </style:style>
    <style:style style:name="Table98" style:family="table">
      <style:table-properties style:width="3.879cm" fo:margin-left="0.079cm" fo:margin-top="0cm" fo:margin-bottom="0cm" table:align="left" style:writing-mode="lr-tb"/>
    </style:style>
    <style:style style:name="Table98.A" style:family="table-column">
      <style:table-column-properties style:column-width="3.879cm"/>
    </style:style>
    <style:style style:name="Table98.1" style:family="table-row">
      <style:table-row-properties fo:keep-together="auto"/>
    </style:style>
    <style:style style:name="Table98.A1" style:family="table-cell">
      <style:table-cell-properties style:vertical-align="middle" fo:padding="0cm" fo:border="none"/>
    </style:style>
    <style:style style:name="Table99" style:family="table">
      <style:table-properties style:width="4.424cm" fo:margin-left="0cm" fo:margin-top="0cm" fo:margin-bottom="0cm" table:align="left" style:writing-mode="lr-tb"/>
    </style:style>
    <style:style style:name="Table99.A" style:family="table-column">
      <style:table-column-properties style:column-width="4.424cm"/>
    </style:style>
    <style:style style:name="Table99.1" style:family="table-row">
      <style:table-row-properties fo:keep-together="auto"/>
    </style:style>
    <style:style style:name="Table99.A1" style:family="table-cell">
      <style:table-cell-properties style:vertical-align="middle" fo:padding="0cm" fo:border="none"/>
    </style:style>
    <style:style style:name="Table100" style:family="table">
      <style:table-properties style:width="3.493cm" fo:margin-left="0cm" fo:margin-top="0cm" fo:margin-bottom="0cm" table:align="left" style:writing-mode="lr-tb"/>
    </style:style>
    <style:style style:name="Table100.A" style:family="table-column">
      <style:table-column-properties style:column-width="3.493cm"/>
    </style:style>
    <style:style style:name="Table100.1" style:family="table-row">
      <style:table-row-properties fo:keep-together="auto"/>
    </style:style>
    <style:style style:name="Table100.A1" style:family="table-cell">
      <style:table-cell-properties style:vertical-align="middle" fo:padding="0cm" fo:border="none"/>
    </style:style>
    <style:style style:name="Table101" style:family="table">
      <style:table-properties style:width="3.958cm" fo:margin-left="0cm" fo:margin-top="0cm" fo:margin-bottom="0cm" table:align="left" style:writing-mode="lr-tb"/>
    </style:style>
    <style:style style:name="Table101.A" style:family="table-column">
      <style:table-column-properties style:column-width="3.958cm"/>
    </style:style>
    <style:style style:name="Table101.1" style:family="table-row">
      <style:table-row-properties fo:keep-together="auto"/>
    </style:style>
    <style:style style:name="Table101.A1" style:family="table-cell">
      <style:table-cell-properties style:vertical-align="middle" fo:padding="0cm" fo:border="none"/>
    </style:style>
    <style:style style:name="Table109" style:family="table">
      <style:table-properties style:width="15.921cm" style:rel-width="100%" fo:margin-left="0cm" fo:margin-top="0cm" fo:margin-bottom="0cm" table:align="left" style:writing-mode="lr-tb"/>
    </style:style>
    <style:style style:name="Table109.A" style:family="table-column">
      <style:table-column-properties style:column-width="1.127cm" style:rel-column-width="4639*"/>
    </style:style>
    <style:style style:name="Table109.B" style:family="table-column">
      <style:table-column-properties style:column-width="14.249cm" style:rel-column-width="58654*"/>
    </style:style>
    <style:style style:name="Table109.C" style:family="table-column">
      <style:table-column-properties style:column-width="0.545cm" style:rel-column-width="2242*"/>
    </style:style>
    <style:style style:name="Table109.1" style:family="table-row">
      <style:table-row-properties fo:keep-together="auto"/>
    </style:style>
    <style:style style:name="Table109.A1" style:family="table-cell">
      <style:table-cell-properties fo:background-color="#d8e4f3" fo:padding="0.265cm" fo:border="none">
        <style:background-image/>
      </style:table-cell-properties>
    </style:style>
    <style:style style:name="Table10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09.C1" style:family="table-cell">
      <style:table-cell-properties fo:padding="0cm" fo:border="none"/>
    </style:style>
    <style:style style:name="Table109.A2" style:family="table-cell">
      <style:table-cell-properties style:vertical-align="middle" fo:padding-left="0.529cm" fo:padding-right="0.265cm" fo:padding-top="0.265cm" fo:padding-bottom="0.265cm" fo:border="none"/>
    </style:style>
    <style:style style:name="Table109.3" style:family="table-row">
      <style:table-row-properties style:row-height="0.002cm" fo:keep-together="auto"/>
    </style:style>
    <style:style style:name="Table109.A3" style:family="table-cell">
      <style:table-cell-properties style:vertical-align="middle" fo:padding-left="0.503cm" fo:padding-right="0.265cm" fo:padding-top="0.132cm" fo:padding-bottom="0.265cm" fo:border="none"/>
    </style:style>
    <style:style style:name="Table109.C4" style:family="table-cell">
      <style:table-cell-properties fo:padding="0cm" fo:border="none"/>
    </style:style>
    <style:style style:name="Table109.A5" style:family="table-cell">
      <style:table-cell-properties style:vertical-align="middle" fo:padding-left="0.529cm" fo:padding-right="0.265cm" fo:padding-top="0.265cm" fo:padding-bottom="0.265cm" fo:border="none"/>
    </style:style>
    <style:style style:name="Table109.A6" style:family="table-cell">
      <style:table-cell-properties style:vertical-align="middle" fo:padding-left="0.503cm" fo:padding-right="0.265cm" fo:padding-top="0.132cm" fo:padding-bottom="0.265cm" fo:border="none"/>
    </style:style>
    <style:style style:name="Table103" style:family="table">
      <style:table-properties style:width="4.424cm" fo:margin-left="0cm" fo:margin-top="0cm" fo:margin-bottom="0cm" table:align="left" style:writing-mode="lr-tb"/>
    </style:style>
    <style:style style:name="Table103.A" style:family="table-column">
      <style:table-column-properties style:column-width="4.424cm"/>
    </style:style>
    <style:style style:name="Table103.1" style:family="table-row">
      <style:table-row-properties fo:keep-together="auto"/>
    </style:style>
    <style:style style:name="Table103.A1" style:family="table-cell">
      <style:table-cell-properties style:vertical-align="middle" fo:padding="0cm" fo:border="none"/>
    </style:style>
    <style:style style:name="Table104" style:family="table">
      <style:table-properties style:width="3.493cm" fo:margin-left="0cm" fo:margin-top="0cm" fo:margin-bottom="0cm" table:align="left" style:writing-mode="lr-tb"/>
    </style:style>
    <style:style style:name="Table104.A" style:family="table-column">
      <style:table-column-properties style:column-width="3.493cm"/>
    </style:style>
    <style:style style:name="Table104.1" style:family="table-row">
      <style:table-row-properties fo:keep-together="auto"/>
    </style:style>
    <style:style style:name="Table104.A1" style:family="table-cell">
      <style:table-cell-properties style:vertical-align="middle" fo:padding="0cm" fo:border="none"/>
    </style:style>
    <style:style style:name="Table105" style:family="table">
      <style:table-properties style:width="2.328cm" fo:margin-left="0cm" fo:margin-top="0cm" fo:margin-bottom="0cm" table:align="left" style:writing-mode="lr-tb"/>
    </style:style>
    <style:style style:name="Table105.A" style:family="table-column">
      <style:table-column-properties style:column-width="2.328cm"/>
    </style:style>
    <style:style style:name="Table105.1" style:family="table-row">
      <style:table-row-properties fo:keep-together="auto"/>
    </style:style>
    <style:style style:name="Table105.A1" style:family="table-cell">
      <style:table-cell-properties style:vertical-align="middle" fo:padding="0cm" fo:border="none"/>
    </style:style>
    <style:style style:name="Table106" style:family="table">
      <style:table-properties style:width="3.958cm" fo:margin-left="0cm" fo:margin-top="0cm" fo:margin-bottom="0cm" table:align="left" style:writing-mode="lr-tb"/>
    </style:style>
    <style:style style:name="Table106.A" style:family="table-column">
      <style:table-column-properties style:column-width="3.958cm"/>
    </style:style>
    <style:style style:name="Table106.1" style:family="table-row">
      <style:table-row-properties fo:keep-together="auto"/>
    </style:style>
    <style:style style:name="Table106.A1" style:family="table-cell">
      <style:table-cell-properties style:vertical-align="middle" fo:padding="0cm" fo:border="none"/>
    </style:style>
    <style:style style:name="Table107" style:family="table">
      <style:table-properties style:width="3.26cm" fo:margin-left="0cm" fo:margin-top="0cm" fo:margin-bottom="0cm" table:align="left" style:writing-mode="lr-tb"/>
    </style:style>
    <style:style style:name="Table107.A" style:family="table-column">
      <style:table-column-properties style:column-width="3.26cm"/>
    </style:style>
    <style:style style:name="Table107.1" style:family="table-row">
      <style:table-row-properties fo:keep-together="auto"/>
    </style:style>
    <style:style style:name="Table107.A1" style:family="table-cell">
      <style:table-cell-properties style:vertical-align="middle" fo:padding="0cm" fo:border="none"/>
    </style:style>
    <style:style style:name="Table108" style:family="table">
      <style:table-properties style:width="4.424cm" fo:margin-left="0cm" fo:margin-top="0cm" fo:margin-bottom="0cm" table:align="left" style:writing-mode="lr-tb"/>
    </style:style>
    <style:style style:name="Table108.A" style:family="table-column">
      <style:table-column-properties style:column-width="4.424cm"/>
    </style:style>
    <style:style style:name="Table108.1" style:family="table-row">
      <style:table-row-properties fo:keep-together="auto"/>
    </style:style>
    <style:style style:name="Table108.A1" style:family="table-cell">
      <style:table-cell-properties style:vertical-align="middle" fo:padding="0cm" fo:border="none"/>
    </style:style>
    <style:style style:name="Table103" style:family="table">
      <style:table-properties style:width="4.424cm" fo:margin-left="0cm" fo:margin-top="0cm" fo:margin-bottom="0cm" table:align="left" style:writing-mode="lr-tb"/>
    </style:style>
    <style:style style:name="Table103.A" style:family="table-column">
      <style:table-column-properties style:column-width="4.424cm"/>
    </style:style>
    <style:style style:name="Table103.1" style:family="table-row">
      <style:table-row-properties fo:keep-together="auto"/>
    </style:style>
    <style:style style:name="Table103.A1" style:family="table-cell">
      <style:table-cell-properties style:vertical-align="middle" fo:padding="0cm" fo:border="none"/>
    </style:style>
    <style:style style:name="Table104" style:family="table">
      <style:table-properties style:width="3.493cm" fo:margin-left="0cm" fo:margin-top="0cm" fo:margin-bottom="0cm" table:align="left" style:writing-mode="lr-tb"/>
    </style:style>
    <style:style style:name="Table104.A" style:family="table-column">
      <style:table-column-properties style:column-width="3.493cm"/>
    </style:style>
    <style:style style:name="Table104.1" style:family="table-row">
      <style:table-row-properties fo:keep-together="auto"/>
    </style:style>
    <style:style style:name="Table104.A1" style:family="table-cell">
      <style:table-cell-properties style:vertical-align="middle" fo:padding="0cm" fo:border="none"/>
    </style:style>
    <style:style style:name="Table105" style:family="table">
      <style:table-properties style:width="2.328cm" fo:margin-left="0cm" fo:margin-top="0cm" fo:margin-bottom="0cm" table:align="left" style:writing-mode="lr-tb"/>
    </style:style>
    <style:style style:name="Table105.A" style:family="table-column">
      <style:table-column-properties style:column-width="2.328cm"/>
    </style:style>
    <style:style style:name="Table105.1" style:family="table-row">
      <style:table-row-properties fo:keep-together="auto"/>
    </style:style>
    <style:style style:name="Table105.A1" style:family="table-cell">
      <style:table-cell-properties style:vertical-align="middle" fo:padding="0cm" fo:border="none"/>
    </style:style>
    <style:style style:name="Table106" style:family="table">
      <style:table-properties style:width="3.958cm" fo:margin-left="0cm" fo:margin-top="0cm" fo:margin-bottom="0cm" table:align="left" style:writing-mode="lr-tb"/>
    </style:style>
    <style:style style:name="Table106.A" style:family="table-column">
      <style:table-column-properties style:column-width="3.958cm"/>
    </style:style>
    <style:style style:name="Table106.1" style:family="table-row">
      <style:table-row-properties fo:keep-together="auto"/>
    </style:style>
    <style:style style:name="Table106.A1" style:family="table-cell">
      <style:table-cell-properties style:vertical-align="middle" fo:padding="0cm" fo:border="none"/>
    </style:style>
    <style:style style:name="Table107" style:family="table">
      <style:table-properties style:width="3.26cm" fo:margin-left="0cm" fo:margin-top="0cm" fo:margin-bottom="0cm" table:align="left" style:writing-mode="lr-tb"/>
    </style:style>
    <style:style style:name="Table107.A" style:family="table-column">
      <style:table-column-properties style:column-width="3.26cm"/>
    </style:style>
    <style:style style:name="Table107.1" style:family="table-row">
      <style:table-row-properties fo:keep-together="auto"/>
    </style:style>
    <style:style style:name="Table107.A1" style:family="table-cell">
      <style:table-cell-properties style:vertical-align="middle" fo:padding="0cm" fo:border="none"/>
    </style:style>
    <style:style style:name="Table108" style:family="table">
      <style:table-properties style:width="4.424cm" fo:margin-left="0cm" fo:margin-top="0cm" fo:margin-bottom="0cm" table:align="left" style:writing-mode="lr-tb"/>
    </style:style>
    <style:style style:name="Table108.A" style:family="table-column">
      <style:table-column-properties style:column-width="4.424cm"/>
    </style:style>
    <style:style style:name="Table108.1" style:family="table-row">
      <style:table-row-properties fo:keep-together="auto"/>
    </style:style>
    <style:style style:name="Table108.A1" style:family="table-cell">
      <style:table-cell-properties style:vertical-align="middle" fo:padding="0cm" fo:border="none"/>
    </style:style>
    <style:style style:name="Table116" style:family="table">
      <style:table-properties style:width="15.921cm" style:rel-width="100%" fo:margin-left="0cm" fo:margin-top="0cm" fo:margin-bottom="0cm" table:align="left" style:writing-mode="lr-tb"/>
    </style:style>
    <style:style style:name="Table116.A" style:family="table-column">
      <style:table-column-properties style:column-width="1.127cm" style:rel-column-width="4639*"/>
    </style:style>
    <style:style style:name="Table116.B" style:family="table-column">
      <style:table-column-properties style:column-width="14.249cm" style:rel-column-width="58654*"/>
    </style:style>
    <style:style style:name="Table116.C" style:family="table-column">
      <style:table-column-properties style:column-width="0.545cm" style:rel-column-width="2242*"/>
    </style:style>
    <style:style style:name="Table116.1" style:family="table-row">
      <style:table-row-properties fo:keep-together="auto"/>
    </style:style>
    <style:style style:name="Table116.A1" style:family="table-cell">
      <style:table-cell-properties fo:background-color="#d8e4f3" fo:padding="0.265cm" fo:border="none">
        <style:background-image/>
      </style:table-cell-properties>
    </style:style>
    <style:style style:name="Table11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16.C1" style:family="table-cell">
      <style:table-cell-properties fo:padding="0cm" fo:border="none"/>
    </style:style>
    <style:style style:name="Table116.A2" style:family="table-cell">
      <style:table-cell-properties style:vertical-align="middle" fo:padding-left="0.529cm" fo:padding-right="0.265cm" fo:padding-top="0.265cm" fo:padding-bottom="0.265cm" fo:border="none"/>
    </style:style>
    <style:style style:name="Table116.3" style:family="table-row">
      <style:table-row-properties style:row-height="0.002cm" fo:keep-together="auto"/>
    </style:style>
    <style:style style:name="Table116.A3" style:family="table-cell">
      <style:table-cell-properties style:vertical-align="middle" fo:padding-left="0.503cm" fo:padding-right="0.265cm" fo:padding-top="0.132cm" fo:padding-bottom="0.265cm" fo:border="none"/>
    </style:style>
    <style:style style:name="Table116.C4" style:family="table-cell">
      <style:table-cell-properties fo:padding="0cm" fo:border="none"/>
    </style:style>
    <style:style style:name="Table116.A5" style:family="table-cell">
      <style:table-cell-properties style:vertical-align="middle" fo:padding-left="0.529cm" fo:padding-right="0.265cm" fo:padding-top="0.265cm" fo:padding-bottom="0.265cm" fo:border="none"/>
    </style:style>
    <style:style style:name="Table116.A6" style:family="table-cell">
      <style:table-cell-properties style:vertical-align="middle" fo:padding-left="0.503cm" fo:padding-right="0.265cm" fo:padding-top="0.132cm" fo:padding-bottom="0.265cm" fo:border="none"/>
    </style:style>
    <style:style style:name="Table110" style:family="table">
      <style:table-properties style:width="4.424cm" fo:margin-left="0cm" fo:margin-top="0cm" fo:margin-bottom="0cm" table:align="left" style:writing-mode="lr-tb"/>
    </style:style>
    <style:style style:name="Table110.A" style:family="table-column">
      <style:table-column-properties style:column-width="4.424cm"/>
    </style:style>
    <style:style style:name="Table110.1" style:family="table-row">
      <style:table-row-properties fo:keep-together="auto"/>
    </style:style>
    <style:style style:name="Table110.A1" style:family="table-cell">
      <style:table-cell-properties style:vertical-align="middle" fo:padding="0cm" fo:border="none"/>
    </style:style>
    <style:style style:name="Table111" style:family="table">
      <style:table-properties style:width="2.561cm" fo:margin-left="0cm" fo:margin-top="0cm" fo:margin-bottom="0cm" table:align="left" style:writing-mode="lr-tb"/>
    </style:style>
    <style:style style:name="Table111.A" style:family="table-column">
      <style:table-column-properties style:column-width="2.561cm"/>
    </style:style>
    <style:style style:name="Table111.1" style:family="table-row">
      <style:table-row-properties fo:keep-together="auto"/>
    </style:style>
    <style:style style:name="Table111.A1" style:family="table-cell">
      <style:table-cell-properties style:vertical-align="middle" fo:padding="0cm" fo:border="none"/>
    </style:style>
    <style:style style:name="Table112" style:family="table">
      <style:table-properties style:width="3.493cm" fo:margin-left="0cm" fo:margin-top="0cm" fo:margin-bottom="0cm" table:align="left" style:writing-mode="lr-tb"/>
    </style:style>
    <style:style style:name="Table112.A" style:family="table-column">
      <style:table-column-properties style:column-width="3.493cm"/>
    </style:style>
    <style:style style:name="Table112.1" style:family="table-row">
      <style:table-row-properties fo:keep-together="auto"/>
    </style:style>
    <style:style style:name="Table112.A1" style:family="table-cell">
      <style:table-cell-properties style:vertical-align="middle" fo:padding="0cm" fo:border="none"/>
    </style:style>
    <style:style style:name="Table113" style:family="table">
      <style:table-properties style:width="4.424cm" fo:margin-left="0cm" fo:margin-top="0cm" fo:margin-bottom="0cm" table:align="left" style:writing-mode="lr-tb"/>
    </style:style>
    <style:style style:name="Table113.A" style:family="table-column">
      <style:table-column-properties style:column-width="4.424cm"/>
    </style:style>
    <style:style style:name="Table113.1" style:family="table-row">
      <style:table-row-properties fo:keep-together="auto"/>
    </style:style>
    <style:style style:name="Table113.A1" style:family="table-cell">
      <style:table-cell-properties style:vertical-align="middle" fo:padding="0cm" fo:border="none"/>
    </style:style>
    <style:style style:name="Table114" style:family="table">
      <style:table-properties style:width="3.027cm" fo:margin-left="0cm" fo:margin-top="0cm" fo:margin-bottom="0cm" table:align="left" style:writing-mode="lr-tb"/>
    </style:style>
    <style:style style:name="Table114.A" style:family="table-column">
      <style:table-column-properties style:column-width="3.027cm"/>
    </style:style>
    <style:style style:name="Table114.1" style:family="table-row">
      <style:table-row-properties fo:keep-together="auto"/>
    </style:style>
    <style:style style:name="Table114.A1" style:family="table-cell">
      <style:table-cell-properties style:vertical-align="middle" fo:padding="0cm" fo:border="none"/>
    </style:style>
    <style:style style:name="Table115" style:family="table">
      <style:table-properties style:width="2.794cm" fo:margin-left="0cm" fo:margin-top="0cm" fo:margin-bottom="0cm" table:align="left" style:writing-mode="lr-tb"/>
    </style:style>
    <style:style style:name="Table115.A" style:family="table-column">
      <style:table-column-properties style:column-width="2.794cm"/>
    </style:style>
    <style:style style:name="Table115.1" style:family="table-row">
      <style:table-row-properties fo:keep-together="auto"/>
    </style:style>
    <style:style style:name="Table115.A1" style:family="table-cell">
      <style:table-cell-properties style:vertical-align="middle" fo:padding="0cm" fo:border="none"/>
    </style:style>
    <style:style style:name="Table110" style:family="table">
      <style:table-properties style:width="4.424cm" fo:margin-left="0cm" fo:margin-top="0cm" fo:margin-bottom="0cm" table:align="left" style:writing-mode="lr-tb"/>
    </style:style>
    <style:style style:name="Table110.A" style:family="table-column">
      <style:table-column-properties style:column-width="4.424cm"/>
    </style:style>
    <style:style style:name="Table110.1" style:family="table-row">
      <style:table-row-properties fo:keep-together="auto"/>
    </style:style>
    <style:style style:name="Table110.A1" style:family="table-cell">
      <style:table-cell-properties style:vertical-align="middle" fo:padding="0cm" fo:border="none"/>
    </style:style>
    <style:style style:name="Table111" style:family="table">
      <style:table-properties style:width="2.561cm" fo:margin-left="0cm" fo:margin-top="0cm" fo:margin-bottom="0cm" table:align="left" style:writing-mode="lr-tb"/>
    </style:style>
    <style:style style:name="Table111.A" style:family="table-column">
      <style:table-column-properties style:column-width="2.561cm"/>
    </style:style>
    <style:style style:name="Table111.1" style:family="table-row">
      <style:table-row-properties fo:keep-together="auto"/>
    </style:style>
    <style:style style:name="Table111.A1" style:family="table-cell">
      <style:table-cell-properties style:vertical-align="middle" fo:padding="0cm" fo:border="none"/>
    </style:style>
    <style:style style:name="Table112" style:family="table">
      <style:table-properties style:width="3.493cm" fo:margin-left="0cm" fo:margin-top="0cm" fo:margin-bottom="0cm" table:align="left" style:writing-mode="lr-tb"/>
    </style:style>
    <style:style style:name="Table112.A" style:family="table-column">
      <style:table-column-properties style:column-width="3.493cm"/>
    </style:style>
    <style:style style:name="Table112.1" style:family="table-row">
      <style:table-row-properties fo:keep-together="auto"/>
    </style:style>
    <style:style style:name="Table112.A1" style:family="table-cell">
      <style:table-cell-properties style:vertical-align="middle" fo:padding="0cm" fo:border="none"/>
    </style:style>
    <style:style style:name="Table113" style:family="table">
      <style:table-properties style:width="4.424cm" fo:margin-left="0cm" fo:margin-top="0cm" fo:margin-bottom="0cm" table:align="left" style:writing-mode="lr-tb"/>
    </style:style>
    <style:style style:name="Table113.A" style:family="table-column">
      <style:table-column-properties style:column-width="4.424cm"/>
    </style:style>
    <style:style style:name="Table113.1" style:family="table-row">
      <style:table-row-properties fo:keep-together="auto"/>
    </style:style>
    <style:style style:name="Table113.A1" style:family="table-cell">
      <style:table-cell-properties style:vertical-align="middle" fo:padding="0cm" fo:border="none"/>
    </style:style>
    <style:style style:name="Table114" style:family="table">
      <style:table-properties style:width="3.027cm" fo:margin-left="0cm" fo:margin-top="0cm" fo:margin-bottom="0cm" table:align="left" style:writing-mode="lr-tb"/>
    </style:style>
    <style:style style:name="Table114.A" style:family="table-column">
      <style:table-column-properties style:column-width="3.027cm"/>
    </style:style>
    <style:style style:name="Table114.1" style:family="table-row">
      <style:table-row-properties fo:keep-together="auto"/>
    </style:style>
    <style:style style:name="Table114.A1" style:family="table-cell">
      <style:table-cell-properties style:vertical-align="middle" fo:padding="0cm" fo:border="none"/>
    </style:style>
    <style:style style:name="Table115" style:family="table">
      <style:table-properties style:width="2.794cm" fo:margin-left="0cm" fo:margin-top="0cm" fo:margin-bottom="0cm" table:align="left" style:writing-mode="lr-tb"/>
    </style:style>
    <style:style style:name="Table115.A" style:family="table-column">
      <style:table-column-properties style:column-width="2.794cm"/>
    </style:style>
    <style:style style:name="Table115.1" style:family="table-row">
      <style:table-row-properties fo:keep-together="auto"/>
    </style:style>
    <style:style style:name="Table115.A1" style:family="table-cell">
      <style:table-cell-properties style:vertical-align="middle" fo:padding="0cm" fo:border="none"/>
    </style:style>
    <style:style style:name="Table124" style:family="table">
      <style:table-properties style:width="15.921cm" style:rel-width="100%" fo:margin-left="0cm" fo:margin-top="0cm" fo:margin-bottom="0cm" table:align="left" style:writing-mode="lr-tb"/>
    </style:style>
    <style:style style:name="Table124.A" style:family="table-column">
      <style:table-column-properties style:column-width="1.127cm" style:rel-column-width="4639*"/>
    </style:style>
    <style:style style:name="Table124.B" style:family="table-column">
      <style:table-column-properties style:column-width="14.249cm" style:rel-column-width="58654*"/>
    </style:style>
    <style:style style:name="Table124.C" style:family="table-column">
      <style:table-column-properties style:column-width="0.545cm" style:rel-column-width="2242*"/>
    </style:style>
    <style:style style:name="Table124.1" style:family="table-row">
      <style:table-row-properties fo:keep-together="auto"/>
    </style:style>
    <style:style style:name="Table124.A1" style:family="table-cell">
      <style:table-cell-properties fo:background-color="#d8e4f3" fo:padding="0.265cm" fo:border="none">
        <style:background-image/>
      </style:table-cell-properties>
    </style:style>
    <style:style style:name="Table12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24.C1" style:family="table-cell">
      <style:table-cell-properties fo:padding="0cm" fo:border="none"/>
    </style:style>
    <style:style style:name="Table124.A2" style:family="table-cell">
      <style:table-cell-properties style:vertical-align="middle" fo:padding-left="0.529cm" fo:padding-right="0.265cm" fo:padding-top="0.265cm" fo:padding-bottom="0.265cm" fo:border="none"/>
    </style:style>
    <style:style style:name="Table124.3" style:family="table-row">
      <style:table-row-properties style:row-height="0.002cm" fo:keep-together="auto"/>
    </style:style>
    <style:style style:name="Table124.A3" style:family="table-cell">
      <style:table-cell-properties style:vertical-align="middle" fo:padding-left="0.503cm" fo:padding-right="0.265cm" fo:padding-top="0.132cm" fo:padding-bottom="0.265cm" fo:border="none"/>
    </style:style>
    <style:style style:name="Table124.C4" style:family="table-cell">
      <style:table-cell-properties fo:padding="0cm" fo:border="none"/>
    </style:style>
    <style:style style:name="Table124.A5" style:family="table-cell">
      <style:table-cell-properties style:vertical-align="middle" fo:padding-left="0.529cm" fo:padding-right="0.265cm" fo:padding-top="0.265cm" fo:padding-bottom="0.265cm" fo:border="none"/>
    </style:style>
    <style:style style:name="Table124.A6" style:family="table-cell">
      <style:table-cell-properties style:vertical-align="middle" fo:padding-left="0.503cm" fo:padding-right="0.265cm" fo:padding-top="0.132cm" fo:padding-bottom="0.265cm" fo:border="none"/>
    </style:style>
    <style:style style:name="Table117" style:family="table">
      <style:table-properties style:width="3.493cm" fo:margin-left="0cm" fo:margin-top="0cm" fo:margin-bottom="0cm" table:align="left" style:writing-mode="lr-tb"/>
    </style:style>
    <style:style style:name="Table117.A" style:family="table-column">
      <style:table-column-properties style:column-width="3.493cm"/>
    </style:style>
    <style:style style:name="Table117.1" style:family="table-row">
      <style:table-row-properties fo:keep-together="auto"/>
    </style:style>
    <style:style style:name="Table117.A1" style:family="table-cell">
      <style:table-cell-properties style:vertical-align="middle" fo:padding="0cm" fo:border="none"/>
    </style:style>
    <style:style style:name="Table118" style:family="table">
      <style:table-properties style:width="3.027cm" fo:margin-left="0cm" fo:margin-top="0cm" fo:margin-bottom="0cm" table:align="left" style:writing-mode="lr-tb"/>
    </style:style>
    <style:style style:name="Table118.A" style:family="table-column">
      <style:table-column-properties style:column-width="3.027cm"/>
    </style:style>
    <style:style style:name="Table118.1" style:family="table-row">
      <style:table-row-properties fo:keep-together="auto"/>
    </style:style>
    <style:style style:name="Table118.A1" style:family="table-cell">
      <style:table-cell-properties style:vertical-align="middle" fo:padding="0cm" fo:border="none"/>
    </style:style>
    <style:style style:name="Table119" style:family="table">
      <style:table-properties style:width="2.794cm" fo:margin-left="0cm" fo:margin-top="0cm" fo:margin-bottom="0cm" table:align="left" style:writing-mode="lr-tb"/>
    </style:style>
    <style:style style:name="Table119.A" style:family="table-column">
      <style:table-column-properties style:column-width="2.794cm"/>
    </style:style>
    <style:style style:name="Table119.1" style:family="table-row">
      <style:table-row-properties fo:keep-together="auto"/>
    </style:style>
    <style:style style:name="Table119.A1" style:family="table-cell">
      <style:table-cell-properties style:vertical-align="middle" fo:padding="0cm" fo:border="none"/>
    </style:style>
    <style:style style:name="Table120" style:family="table">
      <style:table-properties style:width="4.424cm" fo:margin-left="0cm" fo:margin-top="0cm" fo:margin-bottom="0cm" table:align="left" style:writing-mode="lr-tb"/>
    </style:style>
    <style:style style:name="Table120.A" style:family="table-column">
      <style:table-column-properties style:column-width="4.424cm"/>
    </style:style>
    <style:style style:name="Table120.1" style:family="table-row">
      <style:table-row-properties fo:keep-together="auto"/>
    </style:style>
    <style:style style:name="Table120.A1" style:family="table-cell">
      <style:table-cell-properties style:vertical-align="middle" fo:padding="0cm" fo:border="none"/>
    </style:style>
    <style:style style:name="Table121" style:family="table">
      <style:table-properties style:width="3.027cm" fo:margin-left="0cm" fo:margin-top="0cm" fo:margin-bottom="0cm" table:align="left" style:writing-mode="lr-tb"/>
    </style:style>
    <style:style style:name="Table121.A" style:family="table-column">
      <style:table-column-properties style:column-width="3.027cm"/>
    </style:style>
    <style:style style:name="Table121.1" style:family="table-row">
      <style:table-row-properties fo:keep-together="auto"/>
    </style:style>
    <style:style style:name="Table121.A1" style:family="table-cell">
      <style:table-cell-properties style:vertical-align="middle" fo:padding="0cm" fo:border="none"/>
    </style:style>
    <style:style style:name="Table122" style:family="table">
      <style:table-properties style:width="4.424cm" fo:margin-left="0cm" fo:margin-top="0cm" fo:margin-bottom="0cm" table:align="left" style:writing-mode="lr-tb"/>
    </style:style>
    <style:style style:name="Table122.A" style:family="table-column">
      <style:table-column-properties style:column-width="4.424cm"/>
    </style:style>
    <style:style style:name="Table122.1" style:family="table-row">
      <style:table-row-properties fo:keep-together="auto"/>
    </style:style>
    <style:style style:name="Table122.A1" style:family="table-cell">
      <style:table-cell-properties style:vertical-align="middle" fo:padding="0cm" fo:border="none"/>
    </style:style>
    <style:style style:name="Table123" style:family="table">
      <style:table-properties style:width="2.794cm" fo:margin-left="0cm" fo:margin-top="0cm" fo:margin-bottom="0cm" table:align="left" style:writing-mode="lr-tb"/>
    </style:style>
    <style:style style:name="Table123.A" style:family="table-column">
      <style:table-column-properties style:column-width="2.794cm"/>
    </style:style>
    <style:style style:name="Table123.1" style:family="table-row">
      <style:table-row-properties fo:keep-together="auto"/>
    </style:style>
    <style:style style:name="Table123.A1" style:family="table-cell">
      <style:table-cell-properties style:vertical-align="middle" fo:padding="0cm" fo:border="none"/>
    </style:style>
    <style:style style:name="Table117" style:family="table">
      <style:table-properties style:width="3.493cm" fo:margin-left="0cm" fo:margin-top="0cm" fo:margin-bottom="0cm" table:align="left" style:writing-mode="lr-tb"/>
    </style:style>
    <style:style style:name="Table117.A" style:family="table-column">
      <style:table-column-properties style:column-width="3.493cm"/>
    </style:style>
    <style:style style:name="Table117.1" style:family="table-row">
      <style:table-row-properties fo:keep-together="auto"/>
    </style:style>
    <style:style style:name="Table117.A1" style:family="table-cell">
      <style:table-cell-properties style:vertical-align="middle" fo:padding="0cm" fo:border="none"/>
    </style:style>
    <style:style style:name="Table118" style:family="table">
      <style:table-properties style:width="3.027cm" fo:margin-left="0cm" fo:margin-top="0cm" fo:margin-bottom="0cm" table:align="left" style:writing-mode="lr-tb"/>
    </style:style>
    <style:style style:name="Table118.A" style:family="table-column">
      <style:table-column-properties style:column-width="3.027cm"/>
    </style:style>
    <style:style style:name="Table118.1" style:family="table-row">
      <style:table-row-properties fo:keep-together="auto"/>
    </style:style>
    <style:style style:name="Table118.A1" style:family="table-cell">
      <style:table-cell-properties style:vertical-align="middle" fo:padding="0cm" fo:border="none"/>
    </style:style>
    <style:style style:name="Table119" style:family="table">
      <style:table-properties style:width="2.794cm" fo:margin-left="0cm" fo:margin-top="0cm" fo:margin-bottom="0cm" table:align="left" style:writing-mode="lr-tb"/>
    </style:style>
    <style:style style:name="Table119.A" style:family="table-column">
      <style:table-column-properties style:column-width="2.794cm"/>
    </style:style>
    <style:style style:name="Table119.1" style:family="table-row">
      <style:table-row-properties fo:keep-together="auto"/>
    </style:style>
    <style:style style:name="Table119.A1" style:family="table-cell">
      <style:table-cell-properties style:vertical-align="middle" fo:padding="0cm" fo:border="none"/>
    </style:style>
    <style:style style:name="Table120" style:family="table">
      <style:table-properties style:width="4.424cm" fo:margin-left="0cm" fo:margin-top="0cm" fo:margin-bottom="0cm" table:align="left" style:writing-mode="lr-tb"/>
    </style:style>
    <style:style style:name="Table120.A" style:family="table-column">
      <style:table-column-properties style:column-width="4.424cm"/>
    </style:style>
    <style:style style:name="Table120.1" style:family="table-row">
      <style:table-row-properties fo:keep-together="auto"/>
    </style:style>
    <style:style style:name="Table120.A1" style:family="table-cell">
      <style:table-cell-properties style:vertical-align="middle" fo:padding="0cm" fo:border="none"/>
    </style:style>
    <style:style style:name="Table121" style:family="table">
      <style:table-properties style:width="3.027cm" fo:margin-left="0cm" fo:margin-top="0cm" fo:margin-bottom="0cm" table:align="left" style:writing-mode="lr-tb"/>
    </style:style>
    <style:style style:name="Table121.A" style:family="table-column">
      <style:table-column-properties style:column-width="3.027cm"/>
    </style:style>
    <style:style style:name="Table121.1" style:family="table-row">
      <style:table-row-properties fo:keep-together="auto"/>
    </style:style>
    <style:style style:name="Table121.A1" style:family="table-cell">
      <style:table-cell-properties style:vertical-align="middle" fo:padding="0cm" fo:border="none"/>
    </style:style>
    <style:style style:name="Table122" style:family="table">
      <style:table-properties style:width="4.424cm" fo:margin-left="0cm" fo:margin-top="0cm" fo:margin-bottom="0cm" table:align="left" style:writing-mode="lr-tb"/>
    </style:style>
    <style:style style:name="Table122.A" style:family="table-column">
      <style:table-column-properties style:column-width="4.424cm"/>
    </style:style>
    <style:style style:name="Table122.1" style:family="table-row">
      <style:table-row-properties fo:keep-together="auto"/>
    </style:style>
    <style:style style:name="Table122.A1" style:family="table-cell">
      <style:table-cell-properties style:vertical-align="middle" fo:padding="0cm" fo:border="none"/>
    </style:style>
    <style:style style:name="Table123" style:family="table">
      <style:table-properties style:width="2.794cm" fo:margin-left="0cm" fo:margin-top="0cm" fo:margin-bottom="0cm" table:align="left" style:writing-mode="lr-tb"/>
    </style:style>
    <style:style style:name="Table123.A" style:family="table-column">
      <style:table-column-properties style:column-width="2.794cm"/>
    </style:style>
    <style:style style:name="Table123.1" style:family="table-row">
      <style:table-row-properties fo:keep-together="auto"/>
    </style:style>
    <style:style style:name="Table123.A1" style:family="table-cell">
      <style:table-cell-properties style:vertical-align="middle" fo:padding="0cm" fo:border="none"/>
    </style:style>
    <style:style style:name="Table132" style:family="table">
      <style:table-properties style:width="15.921cm" style:rel-width="100%" fo:margin-left="0cm" fo:margin-top="0cm" fo:margin-bottom="0cm" table:align="left" style:writing-mode="lr-tb"/>
    </style:style>
    <style:style style:name="Table132.A" style:family="table-column">
      <style:table-column-properties style:column-width="1.127cm" style:rel-column-width="4639*"/>
    </style:style>
    <style:style style:name="Table132.B" style:family="table-column">
      <style:table-column-properties style:column-width="14.249cm" style:rel-column-width="58654*"/>
    </style:style>
    <style:style style:name="Table132.C" style:family="table-column">
      <style:table-column-properties style:column-width="0.545cm" style:rel-column-width="2242*"/>
    </style:style>
    <style:style style:name="Table132.1" style:family="table-row">
      <style:table-row-properties fo:keep-together="auto"/>
    </style:style>
    <style:style style:name="Table132.A1" style:family="table-cell">
      <style:table-cell-properties fo:background-color="#d8e4f3" fo:padding="0.265cm" fo:border="none">
        <style:background-image/>
      </style:table-cell-properties>
    </style:style>
    <style:style style:name="Table13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32.C1" style:family="table-cell">
      <style:table-cell-properties fo:padding="0cm" fo:border="none"/>
    </style:style>
    <style:style style:name="Table132.A2" style:family="table-cell">
      <style:table-cell-properties style:vertical-align="middle" fo:padding-left="0.529cm" fo:padding-right="0.265cm" fo:padding-top="0.265cm" fo:padding-bottom="0.265cm" fo:border="none"/>
    </style:style>
    <style:style style:name="Table132.3" style:family="table-row">
      <style:table-row-properties style:row-height="0.002cm" fo:keep-together="auto"/>
    </style:style>
    <style:style style:name="Table132.A3" style:family="table-cell">
      <style:table-cell-properties style:vertical-align="middle" fo:padding-left="0.503cm" fo:padding-right="0.265cm" fo:padding-top="0.132cm" fo:padding-bottom="0.265cm" fo:border="none"/>
    </style:style>
    <style:style style:name="Table132.C4" style:family="table-cell">
      <style:table-cell-properties fo:padding="0cm" fo:border="none"/>
    </style:style>
    <style:style style:name="Table132.A5" style:family="table-cell">
      <style:table-cell-properties style:vertical-align="middle" fo:padding-left="0.529cm" fo:padding-right="0.265cm" fo:padding-top="0.265cm" fo:padding-bottom="0.265cm" fo:border="none"/>
    </style:style>
    <style:style style:name="Table132.A6" style:family="table-cell">
      <style:table-cell-properties style:vertical-align="middle" fo:padding-left="0.503cm" fo:padding-right="0.265cm" fo:padding-top="0.132cm" fo:padding-bottom="0.265cm" fo:border="none"/>
    </style:style>
    <style:style style:name="Table125" style:family="table">
      <style:table-properties style:width="3.493cm" fo:margin-left="0cm" fo:margin-top="0cm" fo:margin-bottom="0cm" table:align="left" style:writing-mode="lr-tb"/>
    </style:style>
    <style:style style:name="Table125.A" style:family="table-column">
      <style:table-column-properties style:column-width="3.493cm"/>
    </style:style>
    <style:style style:name="Table125.1" style:family="table-row">
      <style:table-row-properties fo:keep-together="auto"/>
    </style:style>
    <style:style style:name="Table125.A1" style:family="table-cell">
      <style:table-cell-properties style:vertical-align="middle" fo:padding="0cm" fo:border="none"/>
    </style:style>
    <style:style style:name="Table126" style:family="table">
      <style:table-properties style:width="3.027cm" fo:margin-left="0cm" fo:margin-top="0cm" fo:margin-bottom="0cm" table:align="left" style:writing-mode="lr-tb"/>
    </style:style>
    <style:style style:name="Table126.A" style:family="table-column">
      <style:table-column-properties style:column-width="3.027cm"/>
    </style:style>
    <style:style style:name="Table126.1" style:family="table-row">
      <style:table-row-properties fo:keep-together="auto"/>
    </style:style>
    <style:style style:name="Table126.A1" style:family="table-cell">
      <style:table-cell-properties style:vertical-align="middle" fo:padding="0cm" fo:border="none"/>
    </style:style>
    <style:style style:name="Table127" style:family="table">
      <style:table-properties style:width="4.424cm" fo:margin-left="0cm" fo:margin-top="0cm" fo:margin-bottom="0cm" table:align="left" style:writing-mode="lr-tb"/>
    </style:style>
    <style:style style:name="Table127.A" style:family="table-column">
      <style:table-column-properties style:column-width="4.424cm"/>
    </style:style>
    <style:style style:name="Table127.1" style:family="table-row">
      <style:table-row-properties fo:keep-together="auto"/>
    </style:style>
    <style:style style:name="Table127.A1" style:family="table-cell">
      <style:table-cell-properties style:vertical-align="middle" fo:padding="0cm" fo:border="none"/>
    </style:style>
    <style:style style:name="Table128" style:family="table">
      <style:table-properties style:width="3.027cm" fo:margin-left="0cm" fo:margin-top="0cm" fo:margin-bottom="0cm" table:align="left" style:writing-mode="lr-tb"/>
    </style:style>
    <style:style style:name="Table128.A" style:family="table-column">
      <style:table-column-properties style:column-width="3.027cm"/>
    </style:style>
    <style:style style:name="Table128.1" style:family="table-row">
      <style:table-row-properties fo:keep-together="auto"/>
    </style:style>
    <style:style style:name="Table128.A1" style:family="table-cell">
      <style:table-cell-properties style:vertical-align="middle" fo:padding="0cm" fo:border="none"/>
    </style:style>
    <style:style style:name="Table129" style:family="table">
      <style:table-properties style:width="2.794cm" fo:margin-left="0cm" fo:margin-top="0cm" fo:margin-bottom="0cm" table:align="left" style:writing-mode="lr-tb"/>
    </style:style>
    <style:style style:name="Table129.A" style:family="table-column">
      <style:table-column-properties style:column-width="2.794cm"/>
    </style:style>
    <style:style style:name="Table129.1" style:family="table-row">
      <style:table-row-properties fo:keep-together="auto"/>
    </style:style>
    <style:style style:name="Table129.A1" style:family="table-cell">
      <style:table-cell-properties style:vertical-align="middle" fo:padding="0cm" fo:border="none"/>
    </style:style>
    <style:style style:name="Table130" style:family="table">
      <style:table-properties style:width="4.424cm" fo:margin-left="0cm" fo:margin-top="0cm" fo:margin-bottom="0cm" table:align="left" style:writing-mode="lr-tb"/>
    </style:style>
    <style:style style:name="Table130.A" style:family="table-column">
      <style:table-column-properties style:column-width="4.424cm"/>
    </style:style>
    <style:style style:name="Table130.1" style:family="table-row">
      <style:table-row-properties fo:keep-together="auto"/>
    </style:style>
    <style:style style:name="Table130.A1" style:family="table-cell">
      <style:table-cell-properties style:vertical-align="middle" fo:padding="0cm" fo:border="none"/>
    </style:style>
    <style:style style:name="Table131" style:family="table">
      <style:table-properties style:width="3.493cm" fo:margin-left="0cm" fo:margin-top="0cm" fo:margin-bottom="0cm" table:align="left" style:writing-mode="lr-tb"/>
    </style:style>
    <style:style style:name="Table131.A" style:family="table-column">
      <style:table-column-properties style:column-width="3.493cm"/>
    </style:style>
    <style:style style:name="Table131.1" style:family="table-row">
      <style:table-row-properties fo:keep-together="auto"/>
    </style:style>
    <style:style style:name="Table131.A1" style:family="table-cell">
      <style:table-cell-properties style:vertical-align="middle" fo:padding="0cm" fo:border="none"/>
    </style:style>
    <style:style style:name="Table125" style:family="table">
      <style:table-properties style:width="3.493cm" fo:margin-left="0cm" fo:margin-top="0cm" fo:margin-bottom="0cm" table:align="left" style:writing-mode="lr-tb"/>
    </style:style>
    <style:style style:name="Table125.A" style:family="table-column">
      <style:table-column-properties style:column-width="3.493cm"/>
    </style:style>
    <style:style style:name="Table125.1" style:family="table-row">
      <style:table-row-properties fo:keep-together="auto"/>
    </style:style>
    <style:style style:name="Table125.A1" style:family="table-cell">
      <style:table-cell-properties style:vertical-align="middle" fo:padding="0cm" fo:border="none"/>
    </style:style>
    <style:style style:name="Table126" style:family="table">
      <style:table-properties style:width="3.027cm" fo:margin-left="0cm" fo:margin-top="0cm" fo:margin-bottom="0cm" table:align="left" style:writing-mode="lr-tb"/>
    </style:style>
    <style:style style:name="Table126.A" style:family="table-column">
      <style:table-column-properties style:column-width="3.027cm"/>
    </style:style>
    <style:style style:name="Table126.1" style:family="table-row">
      <style:table-row-properties fo:keep-together="auto"/>
    </style:style>
    <style:style style:name="Table126.A1" style:family="table-cell">
      <style:table-cell-properties style:vertical-align="middle" fo:padding="0cm" fo:border="none"/>
    </style:style>
    <style:style style:name="Table127" style:family="table">
      <style:table-properties style:width="4.424cm" fo:margin-left="0cm" fo:margin-top="0cm" fo:margin-bottom="0cm" table:align="left" style:writing-mode="lr-tb"/>
    </style:style>
    <style:style style:name="Table127.A" style:family="table-column">
      <style:table-column-properties style:column-width="4.424cm"/>
    </style:style>
    <style:style style:name="Table127.1" style:family="table-row">
      <style:table-row-properties fo:keep-together="auto"/>
    </style:style>
    <style:style style:name="Table127.A1" style:family="table-cell">
      <style:table-cell-properties style:vertical-align="middle" fo:padding="0cm" fo:border="none"/>
    </style:style>
    <style:style style:name="Table128" style:family="table">
      <style:table-properties style:width="3.027cm" fo:margin-left="0cm" fo:margin-top="0cm" fo:margin-bottom="0cm" table:align="left" style:writing-mode="lr-tb"/>
    </style:style>
    <style:style style:name="Table128.A" style:family="table-column">
      <style:table-column-properties style:column-width="3.027cm"/>
    </style:style>
    <style:style style:name="Table128.1" style:family="table-row">
      <style:table-row-properties fo:keep-together="auto"/>
    </style:style>
    <style:style style:name="Table128.A1" style:family="table-cell">
      <style:table-cell-properties style:vertical-align="middle" fo:padding="0cm" fo:border="none"/>
    </style:style>
    <style:style style:name="Table129" style:family="table">
      <style:table-properties style:width="2.794cm" fo:margin-left="0cm" fo:margin-top="0cm" fo:margin-bottom="0cm" table:align="left" style:writing-mode="lr-tb"/>
    </style:style>
    <style:style style:name="Table129.A" style:family="table-column">
      <style:table-column-properties style:column-width="2.794cm"/>
    </style:style>
    <style:style style:name="Table129.1" style:family="table-row">
      <style:table-row-properties fo:keep-together="auto"/>
    </style:style>
    <style:style style:name="Table129.A1" style:family="table-cell">
      <style:table-cell-properties style:vertical-align="middle" fo:padding="0cm" fo:border="none"/>
    </style:style>
    <style:style style:name="Table130" style:family="table">
      <style:table-properties style:width="4.424cm" fo:margin-left="0cm" fo:margin-top="0cm" fo:margin-bottom="0cm" table:align="left" style:writing-mode="lr-tb"/>
    </style:style>
    <style:style style:name="Table130.A" style:family="table-column">
      <style:table-column-properties style:column-width="4.424cm"/>
    </style:style>
    <style:style style:name="Table130.1" style:family="table-row">
      <style:table-row-properties fo:keep-together="auto"/>
    </style:style>
    <style:style style:name="Table130.A1" style:family="table-cell">
      <style:table-cell-properties style:vertical-align="middle" fo:padding="0cm" fo:border="none"/>
    </style:style>
    <style:style style:name="Table131" style:family="table">
      <style:table-properties style:width="3.493cm" fo:margin-left="0cm" fo:margin-top="0cm" fo:margin-bottom="0cm" table:align="left" style:writing-mode="lr-tb"/>
    </style:style>
    <style:style style:name="Table131.A" style:family="table-column">
      <style:table-column-properties style:column-width="3.493cm"/>
    </style:style>
    <style:style style:name="Table131.1" style:family="table-row">
      <style:table-row-properties fo:keep-together="auto"/>
    </style:style>
    <style:style style:name="Table131.A1" style:family="table-cell">
      <style:table-cell-properties style:vertical-align="middle" fo:padding="0cm" fo:border="none"/>
    </style:style>
    <style:style style:name="Table140" style:family="table">
      <style:table-properties style:width="15.921cm" style:rel-width="100%" fo:margin-left="0cm" fo:margin-top="0cm" fo:margin-bottom="0cm" table:align="left" style:writing-mode="lr-tb"/>
    </style:style>
    <style:style style:name="Table140.A" style:family="table-column">
      <style:table-column-properties style:column-width="1.127cm" style:rel-column-width="4639*"/>
    </style:style>
    <style:style style:name="Table140.B" style:family="table-column">
      <style:table-column-properties style:column-width="14.249cm" style:rel-column-width="58654*"/>
    </style:style>
    <style:style style:name="Table140.C" style:family="table-column">
      <style:table-column-properties style:column-width="0.545cm" style:rel-column-width="2242*"/>
    </style:style>
    <style:style style:name="Table140.1" style:family="table-row">
      <style:table-row-properties fo:keep-together="auto"/>
    </style:style>
    <style:style style:name="Table140.A1" style:family="table-cell">
      <style:table-cell-properties fo:background-color="#d8e4f3" fo:padding="0.265cm" fo:border="none">
        <style:background-image/>
      </style:table-cell-properties>
    </style:style>
    <style:style style:name="Table14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40.C1" style:family="table-cell">
      <style:table-cell-properties fo:padding="0cm" fo:border="none"/>
    </style:style>
    <style:style style:name="Table140.A2" style:family="table-cell">
      <style:table-cell-properties style:vertical-align="middle" fo:padding-left="0.529cm" fo:padding-right="0.265cm" fo:padding-top="0.265cm" fo:padding-bottom="0.265cm" fo:border="none"/>
    </style:style>
    <style:style style:name="Table140.3" style:family="table-row">
      <style:table-row-properties style:row-height="0.002cm" fo:keep-together="auto"/>
    </style:style>
    <style:style style:name="Table140.A3" style:family="table-cell">
      <style:table-cell-properties style:vertical-align="middle" fo:padding-left="0.503cm" fo:padding-right="0.265cm" fo:padding-top="0.132cm" fo:padding-bottom="0.265cm" fo:border="none"/>
    </style:style>
    <style:style style:name="Table140.C4" style:family="table-cell">
      <style:table-cell-properties fo:padding="0cm" fo:border="none"/>
    </style:style>
    <style:style style:name="Table140.A5" style:family="table-cell">
      <style:table-cell-properties style:vertical-align="middle" fo:padding-left="0.529cm" fo:padding-right="0.265cm" fo:padding-top="0.265cm" fo:padding-bottom="0.265cm" fo:border="none"/>
    </style:style>
    <style:style style:name="Table140.A6" style:family="table-cell">
      <style:table-cell-properties style:vertical-align="middle" fo:padding-left="0.503cm" fo:padding-right="0.265cm" fo:padding-top="0.132cm" fo:padding-bottom="0.265cm" fo:border="none"/>
    </style:style>
    <style:style style:name="Table133" style:family="table">
      <style:table-properties style:width="4.424cm" fo:margin-left="0cm" fo:margin-top="0cm" fo:margin-bottom="0cm" table:align="left" style:writing-mode="lr-tb"/>
    </style:style>
    <style:style style:name="Table133.A" style:family="table-column">
      <style:table-column-properties style:column-width="4.424cm"/>
    </style:style>
    <style:style style:name="Table133.1" style:family="table-row">
      <style:table-row-properties fo:keep-together="auto"/>
    </style:style>
    <style:style style:name="Table133.A1" style:family="table-cell">
      <style:table-cell-properties style:vertical-align="middle" fo:padding="0cm" fo:border="none"/>
    </style:style>
    <style:style style:name="Table134" style:family="table">
      <style:table-properties style:width="2.794cm" fo:margin-left="0cm" fo:margin-top="0cm" fo:margin-bottom="0cm" table:align="left" style:writing-mode="lr-tb"/>
    </style:style>
    <style:style style:name="Table134.A" style:family="table-column">
      <style:table-column-properties style:column-width="2.794cm"/>
    </style:style>
    <style:style style:name="Table134.1" style:family="table-row">
      <style:table-row-properties fo:keep-together="auto"/>
    </style:style>
    <style:style style:name="Table134.A1" style:family="table-cell">
      <style:table-cell-properties style:vertical-align="middle" fo:padding="0cm" fo:border="none"/>
    </style:style>
    <style:style style:name="Table135" style:family="table">
      <style:table-properties style:width="2.794cm" fo:margin-left="0cm" fo:margin-top="0cm" fo:margin-bottom="0cm" table:align="left" style:writing-mode="lr-tb"/>
    </style:style>
    <style:style style:name="Table135.A" style:family="table-column">
      <style:table-column-properties style:column-width="2.794cm"/>
    </style:style>
    <style:style style:name="Table135.1" style:family="table-row">
      <style:table-row-properties fo:keep-together="auto"/>
    </style:style>
    <style:style style:name="Table135.A1" style:family="table-cell">
      <style:table-cell-properties style:vertical-align="middle" fo:padding="0cm" fo:border="none"/>
    </style:style>
    <style:style style:name="Table136" style:family="table">
      <style:table-properties style:width="2.794cm" fo:margin-left="0cm" fo:margin-top="0cm" fo:margin-bottom="0cm" table:align="left" style:writing-mode="lr-tb"/>
    </style:style>
    <style:style style:name="Table136.A" style:family="table-column">
      <style:table-column-properties style:column-width="2.794cm"/>
    </style:style>
    <style:style style:name="Table136.1" style:family="table-row">
      <style:table-row-properties fo:keep-together="auto"/>
    </style:style>
    <style:style style:name="Table136.A1" style:family="table-cell">
      <style:table-cell-properties style:vertical-align="middle" fo:padding="0cm" fo:border="none"/>
    </style:style>
    <style:style style:name="Table137" style:family="table">
      <style:table-properties style:width="2.794cm" fo:margin-left="0cm" fo:margin-top="0cm" fo:margin-bottom="0cm" table:align="left" style:writing-mode="lr-tb"/>
    </style:style>
    <style:style style:name="Table137.A" style:family="table-column">
      <style:table-column-properties style:column-width="2.794cm"/>
    </style:style>
    <style:style style:name="Table137.1" style:family="table-row">
      <style:table-row-properties fo:keep-together="auto"/>
    </style:style>
    <style:style style:name="Table137.A1" style:family="table-cell">
      <style:table-cell-properties style:vertical-align="middle" fo:padding="0cm" fo:border="none"/>
    </style:style>
    <style:style style:name="Table138" style:family="table">
      <style:table-properties style:width="4.424cm" fo:margin-left="0cm" fo:margin-top="0cm" fo:margin-bottom="0cm" table:align="left" style:writing-mode="lr-tb"/>
    </style:style>
    <style:style style:name="Table138.A" style:family="table-column">
      <style:table-column-properties style:column-width="4.424cm"/>
    </style:style>
    <style:style style:name="Table138.1" style:family="table-row">
      <style:table-row-properties fo:keep-together="auto"/>
    </style:style>
    <style:style style:name="Table138.A1" style:family="table-cell">
      <style:table-cell-properties style:vertical-align="middle" fo:padding="0cm" fo:border="none"/>
    </style:style>
    <style:style style:name="Table139" style:family="table">
      <style:table-properties style:width="3.493cm" fo:margin-left="0cm" fo:margin-top="0cm" fo:margin-bottom="0cm" table:align="left" style:writing-mode="lr-tb"/>
    </style:style>
    <style:style style:name="Table139.A" style:family="table-column">
      <style:table-column-properties style:column-width="3.493cm"/>
    </style:style>
    <style:style style:name="Table139.1" style:family="table-row">
      <style:table-row-properties fo:keep-together="auto"/>
    </style:style>
    <style:style style:name="Table139.A1" style:family="table-cell">
      <style:table-cell-properties style:vertical-align="middle" fo:padding="0cm" fo:border="none"/>
    </style:style>
    <style:style style:name="Table133" style:family="table">
      <style:table-properties style:width="4.424cm" fo:margin-left="0cm" fo:margin-top="0cm" fo:margin-bottom="0cm" table:align="left" style:writing-mode="lr-tb"/>
    </style:style>
    <style:style style:name="Table133.A" style:family="table-column">
      <style:table-column-properties style:column-width="4.424cm"/>
    </style:style>
    <style:style style:name="Table133.1" style:family="table-row">
      <style:table-row-properties fo:keep-together="auto"/>
    </style:style>
    <style:style style:name="Table133.A1" style:family="table-cell">
      <style:table-cell-properties style:vertical-align="middle" fo:padding="0cm" fo:border="none"/>
    </style:style>
    <style:style style:name="Table134" style:family="table">
      <style:table-properties style:width="2.794cm" fo:margin-left="0cm" fo:margin-top="0cm" fo:margin-bottom="0cm" table:align="left" style:writing-mode="lr-tb"/>
    </style:style>
    <style:style style:name="Table134.A" style:family="table-column">
      <style:table-column-properties style:column-width="2.794cm"/>
    </style:style>
    <style:style style:name="Table134.1" style:family="table-row">
      <style:table-row-properties fo:keep-together="auto"/>
    </style:style>
    <style:style style:name="Table134.A1" style:family="table-cell">
      <style:table-cell-properties style:vertical-align="middle" fo:padding="0cm" fo:border="none"/>
    </style:style>
    <style:style style:name="Table135" style:family="table">
      <style:table-properties style:width="2.794cm" fo:margin-left="0cm" fo:margin-top="0cm" fo:margin-bottom="0cm" table:align="left" style:writing-mode="lr-tb"/>
    </style:style>
    <style:style style:name="Table135.A" style:family="table-column">
      <style:table-column-properties style:column-width="2.794cm"/>
    </style:style>
    <style:style style:name="Table135.1" style:family="table-row">
      <style:table-row-properties fo:keep-together="auto"/>
    </style:style>
    <style:style style:name="Table135.A1" style:family="table-cell">
      <style:table-cell-properties style:vertical-align="middle" fo:padding="0cm" fo:border="none"/>
    </style:style>
    <style:style style:name="Table136" style:family="table">
      <style:table-properties style:width="2.794cm" fo:margin-left="0cm" fo:margin-top="0cm" fo:margin-bottom="0cm" table:align="left" style:writing-mode="lr-tb"/>
    </style:style>
    <style:style style:name="Table136.A" style:family="table-column">
      <style:table-column-properties style:column-width="2.794cm"/>
    </style:style>
    <style:style style:name="Table136.1" style:family="table-row">
      <style:table-row-properties fo:keep-together="auto"/>
    </style:style>
    <style:style style:name="Table136.A1" style:family="table-cell">
      <style:table-cell-properties style:vertical-align="middle" fo:padding="0cm" fo:border="none"/>
    </style:style>
    <style:style style:name="Table137" style:family="table">
      <style:table-properties style:width="2.794cm" fo:margin-left="0cm" fo:margin-top="0cm" fo:margin-bottom="0cm" table:align="left" style:writing-mode="lr-tb"/>
    </style:style>
    <style:style style:name="Table137.A" style:family="table-column">
      <style:table-column-properties style:column-width="2.794cm"/>
    </style:style>
    <style:style style:name="Table137.1" style:family="table-row">
      <style:table-row-properties fo:keep-together="auto"/>
    </style:style>
    <style:style style:name="Table137.A1" style:family="table-cell">
      <style:table-cell-properties style:vertical-align="middle" fo:padding="0cm" fo:border="none"/>
    </style:style>
    <style:style style:name="Table138" style:family="table">
      <style:table-properties style:width="4.424cm" fo:margin-left="0cm" fo:margin-top="0cm" fo:margin-bottom="0cm" table:align="left" style:writing-mode="lr-tb"/>
    </style:style>
    <style:style style:name="Table138.A" style:family="table-column">
      <style:table-column-properties style:column-width="4.424cm"/>
    </style:style>
    <style:style style:name="Table138.1" style:family="table-row">
      <style:table-row-properties fo:keep-together="auto"/>
    </style:style>
    <style:style style:name="Table138.A1" style:family="table-cell">
      <style:table-cell-properties style:vertical-align="middle" fo:padding="0cm" fo:border="none"/>
    </style:style>
    <style:style style:name="Table139" style:family="table">
      <style:table-properties style:width="3.493cm" fo:margin-left="0cm" fo:margin-top="0cm" fo:margin-bottom="0cm" table:align="left" style:writing-mode="lr-tb"/>
    </style:style>
    <style:style style:name="Table139.A" style:family="table-column">
      <style:table-column-properties style:column-width="3.493cm"/>
    </style:style>
    <style:style style:name="Table139.1" style:family="table-row">
      <style:table-row-properties fo:keep-together="auto"/>
    </style:style>
    <style:style style:name="Table139.A1" style:family="table-cell">
      <style:table-cell-properties style:vertical-align="middle" fo:padding="0cm" fo:border="none"/>
    </style:style>
    <style:style style:name="Table147" style:family="table">
      <style:table-properties style:width="15.921cm" style:rel-width="100%" fo:margin-left="0cm" fo:margin-top="0cm" fo:margin-bottom="0cm" table:align="left" style:writing-mode="lr-tb"/>
    </style:style>
    <style:style style:name="Table147.A" style:family="table-column">
      <style:table-column-properties style:column-width="1.127cm" style:rel-column-width="4639*"/>
    </style:style>
    <style:style style:name="Table147.B" style:family="table-column">
      <style:table-column-properties style:column-width="14.254cm" style:rel-column-width="58674*"/>
    </style:style>
    <style:style style:name="Table147.C" style:family="table-column">
      <style:table-column-properties style:column-width="0.54cm" style:rel-column-width="2222*"/>
    </style:style>
    <style:style style:name="Table147.1" style:family="table-row">
      <style:table-row-properties fo:keep-together="auto"/>
    </style:style>
    <style:style style:name="Table147.A1" style:family="table-cell">
      <style:table-cell-properties fo:background-color="#d8e4f3" fo:padding="0.265cm" fo:border="none">
        <style:background-image/>
      </style:table-cell-properties>
    </style:style>
    <style:style style:name="Table14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47.C1" style:family="table-cell">
      <style:table-cell-properties fo:padding="0cm" fo:border="none"/>
    </style:style>
    <style:style style:name="Table147.A2" style:family="table-cell">
      <style:table-cell-properties style:vertical-align="middle" fo:padding-left="0.529cm" fo:padding-right="0.265cm" fo:padding-top="0.265cm" fo:padding-bottom="0.265cm" fo:border="none"/>
    </style:style>
    <style:style style:name="Table147.3" style:family="table-row">
      <style:table-row-properties style:row-height="0.002cm" fo:keep-together="auto"/>
    </style:style>
    <style:style style:name="Table147.A3" style:family="table-cell">
      <style:table-cell-properties style:vertical-align="middle" fo:padding-left="0.503cm" fo:padding-right="0.265cm" fo:padding-top="0.132cm" fo:padding-bottom="0.265cm" fo:border="none"/>
    </style:style>
    <style:style style:name="Table147.C4" style:family="table-cell">
      <style:table-cell-properties fo:padding="0cm" fo:border="none"/>
    </style:style>
    <style:style style:name="Table147.A5" style:family="table-cell">
      <style:table-cell-properties style:vertical-align="middle" fo:padding-left="0.529cm" fo:padding-right="0.265cm" fo:padding-top="0.265cm" fo:padding-bottom="0.265cm" fo:border="none"/>
    </style:style>
    <style:style style:name="Table147.A6" style:family="table-cell">
      <style:table-cell-properties style:vertical-align="middle" fo:padding-left="0.503cm" fo:padding-right="0.265cm" fo:padding-top="0.132cm" fo:padding-bottom="0.265cm" fo:border="none"/>
    </style:style>
    <style:style style:name="Table141" style:family="table">
      <style:table-properties style:width="4.424cm" fo:margin-left="0cm" fo:margin-top="0cm" fo:margin-bottom="0cm" table:align="left" style:writing-mode="lr-tb"/>
    </style:style>
    <style:style style:name="Table141.A" style:family="table-column">
      <style:table-column-properties style:column-width="4.424cm"/>
    </style:style>
    <style:style style:name="Table141.1" style:family="table-row">
      <style:table-row-properties fo:keep-together="auto"/>
    </style:style>
    <style:style style:name="Table141.A1" style:family="table-cell">
      <style:table-cell-properties style:vertical-align="middle" fo:padding="0cm" fo:border="none"/>
    </style:style>
    <style:style style:name="Table142" style:family="table">
      <style:table-properties style:width="2.794cm" fo:margin-left="0cm" fo:margin-top="0cm" fo:margin-bottom="0cm" table:align="left" style:writing-mode="lr-tb"/>
    </style:style>
    <style:style style:name="Table142.A" style:family="table-column">
      <style:table-column-properties style:column-width="2.794cm"/>
    </style:style>
    <style:style style:name="Table142.1" style:family="table-row">
      <style:table-row-properties fo:keep-together="auto"/>
    </style:style>
    <style:style style:name="Table142.A1" style:family="table-cell">
      <style:table-cell-properties style:vertical-align="middle" fo:padding="0cm" fo:border="none"/>
    </style:style>
    <style:style style:name="Table143" style:family="table">
      <style:table-properties style:width="2.794cm" fo:margin-left="0cm" fo:margin-top="0cm" fo:margin-bottom="0cm" table:align="left" style:writing-mode="lr-tb"/>
    </style:style>
    <style:style style:name="Table143.A" style:family="table-column">
      <style:table-column-properties style:column-width="2.794cm"/>
    </style:style>
    <style:style style:name="Table143.1" style:family="table-row">
      <style:table-row-properties fo:keep-together="auto"/>
    </style:style>
    <style:style style:name="Table143.A1" style:family="table-cell">
      <style:table-cell-properties style:vertical-align="middle" fo:padding="0cm" fo:border="none"/>
    </style:style>
    <style:style style:name="Table144" style:family="table">
      <style:table-properties style:width="5.353cm" fo:margin-left="0cm" fo:margin-top="0cm" fo:margin-bottom="0cm" table:align="left" style:writing-mode="lr-tb"/>
    </style:style>
    <style:style style:name="Table144.A" style:family="table-column">
      <style:table-column-properties style:column-width="5.353cm"/>
    </style:style>
    <style:style style:name="Table144.1" style:family="table-row">
      <style:table-row-properties fo:keep-together="auto"/>
    </style:style>
    <style:style style:name="Table144.A1" style:family="table-cell">
      <style:table-cell-properties style:vertical-align="middle" fo:padding="0cm" fo:border="none"/>
    </style:style>
    <style:style style:name="Table145" style:family="table">
      <style:table-properties style:width="5.353cm" fo:margin-left="0cm" fo:margin-top="0cm" fo:margin-bottom="0cm" table:align="left" style:writing-mode="lr-tb"/>
    </style:style>
    <style:style style:name="Table145.A" style:family="table-column">
      <style:table-column-properties style:column-width="5.353cm"/>
    </style:style>
    <style:style style:name="Table145.1" style:family="table-row">
      <style:table-row-properties fo:keep-together="auto"/>
    </style:style>
    <style:style style:name="Table145.A1" style:family="table-cell">
      <style:table-cell-properties style:vertical-align="middle" fo:padding="0cm" fo:border="none"/>
    </style:style>
    <style:style style:name="Table146" style:family="table">
      <style:table-properties style:width="4.424cm" fo:margin-left="0cm" fo:margin-top="0cm" fo:margin-bottom="0cm" table:align="left" style:writing-mode="lr-tb"/>
    </style:style>
    <style:style style:name="Table146.A" style:family="table-column">
      <style:table-column-properties style:column-width="4.424cm"/>
    </style:style>
    <style:style style:name="Table146.1" style:family="table-row">
      <style:table-row-properties fo:keep-together="auto"/>
    </style:style>
    <style:style style:name="Table146.A1" style:family="table-cell">
      <style:table-cell-properties style:vertical-align="middle" fo:padding="0cm" fo:border="none"/>
    </style:style>
    <style:style style:name="Table141" style:family="table">
      <style:table-properties style:width="4.424cm" fo:margin-left="0cm" fo:margin-top="0cm" fo:margin-bottom="0cm" table:align="left" style:writing-mode="lr-tb"/>
    </style:style>
    <style:style style:name="Table141.A" style:family="table-column">
      <style:table-column-properties style:column-width="4.424cm"/>
    </style:style>
    <style:style style:name="Table141.1" style:family="table-row">
      <style:table-row-properties fo:keep-together="auto"/>
    </style:style>
    <style:style style:name="Table141.A1" style:family="table-cell">
      <style:table-cell-properties style:vertical-align="middle" fo:padding="0cm" fo:border="none"/>
    </style:style>
    <style:style style:name="Table142" style:family="table">
      <style:table-properties style:width="2.794cm" fo:margin-left="0cm" fo:margin-top="0cm" fo:margin-bottom="0cm" table:align="left" style:writing-mode="lr-tb"/>
    </style:style>
    <style:style style:name="Table142.A" style:family="table-column">
      <style:table-column-properties style:column-width="2.794cm"/>
    </style:style>
    <style:style style:name="Table142.1" style:family="table-row">
      <style:table-row-properties fo:keep-together="auto"/>
    </style:style>
    <style:style style:name="Table142.A1" style:family="table-cell">
      <style:table-cell-properties style:vertical-align="middle" fo:padding="0cm" fo:border="none"/>
    </style:style>
    <style:style style:name="Table143" style:family="table">
      <style:table-properties style:width="2.794cm" fo:margin-left="0cm" fo:margin-top="0cm" fo:margin-bottom="0cm" table:align="left" style:writing-mode="lr-tb"/>
    </style:style>
    <style:style style:name="Table143.A" style:family="table-column">
      <style:table-column-properties style:column-width="2.794cm"/>
    </style:style>
    <style:style style:name="Table143.1" style:family="table-row">
      <style:table-row-properties fo:keep-together="auto"/>
    </style:style>
    <style:style style:name="Table143.A1" style:family="table-cell">
      <style:table-cell-properties style:vertical-align="middle" fo:padding="0cm" fo:border="none"/>
    </style:style>
    <style:style style:name="Table144" style:family="table">
      <style:table-properties style:width="5.353cm" fo:margin-left="0cm" fo:margin-top="0cm" fo:margin-bottom="0cm" table:align="left" style:writing-mode="lr-tb"/>
    </style:style>
    <style:style style:name="Table144.A" style:family="table-column">
      <style:table-column-properties style:column-width="5.353cm"/>
    </style:style>
    <style:style style:name="Table144.1" style:family="table-row">
      <style:table-row-properties fo:keep-together="auto"/>
    </style:style>
    <style:style style:name="Table144.A1" style:family="table-cell">
      <style:table-cell-properties style:vertical-align="middle" fo:padding="0cm" fo:border="none"/>
    </style:style>
    <style:style style:name="Table145" style:family="table">
      <style:table-properties style:width="5.353cm" fo:margin-left="0cm" fo:margin-top="0cm" fo:margin-bottom="0cm" table:align="left" style:writing-mode="lr-tb"/>
    </style:style>
    <style:style style:name="Table145.A" style:family="table-column">
      <style:table-column-properties style:column-width="5.353cm"/>
    </style:style>
    <style:style style:name="Table145.1" style:family="table-row">
      <style:table-row-properties fo:keep-together="auto"/>
    </style:style>
    <style:style style:name="Table145.A1" style:family="table-cell">
      <style:table-cell-properties style:vertical-align="middle" fo:padding="0cm" fo:border="none"/>
    </style:style>
    <style:style style:name="Table146" style:family="table">
      <style:table-properties style:width="4.424cm" fo:margin-left="0cm" fo:margin-top="0cm" fo:margin-bottom="0cm" table:align="left" style:writing-mode="lr-tb"/>
    </style:style>
    <style:style style:name="Table146.A" style:family="table-column">
      <style:table-column-properties style:column-width="4.424cm"/>
    </style:style>
    <style:style style:name="Table146.1" style:family="table-row">
      <style:table-row-properties fo:keep-together="auto"/>
    </style:style>
    <style:style style:name="Table146.A1" style:family="table-cell">
      <style:table-cell-properties style:vertical-align="middle" fo:padding="0cm" fo:border="none"/>
    </style:style>
    <style:style style:name="Table156" style:family="table">
      <style:table-properties style:width="15.921cm" style:rel-width="100%" fo:margin-left="0cm" fo:margin-top="0cm" fo:margin-bottom="0cm" table:align="left" style:writing-mode="lr-tb"/>
    </style:style>
    <style:style style:name="Table156.A" style:family="table-column">
      <style:table-column-properties style:column-width="1.127cm" style:rel-column-width="4639*"/>
    </style:style>
    <style:style style:name="Table156.B" style:family="table-column">
      <style:table-column-properties style:column-width="14.254cm" style:rel-column-width="58674*"/>
    </style:style>
    <style:style style:name="Table156.C" style:family="table-column">
      <style:table-column-properties style:column-width="0.54cm" style:rel-column-width="2222*"/>
    </style:style>
    <style:style style:name="Table156.1" style:family="table-row">
      <style:table-row-properties fo:keep-together="auto"/>
    </style:style>
    <style:style style:name="Table156.A1" style:family="table-cell">
      <style:table-cell-properties fo:background-color="#d8e4f3" fo:padding="0.265cm" fo:border="none">
        <style:background-image/>
      </style:table-cell-properties>
    </style:style>
    <style:style style:name="Table15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56.C1" style:family="table-cell">
      <style:table-cell-properties fo:padding="0cm" fo:border="none"/>
    </style:style>
    <style:style style:name="Table156.A2" style:family="table-cell">
      <style:table-cell-properties style:vertical-align="middle" fo:padding-left="0.529cm" fo:padding-right="0.265cm" fo:padding-top="0.265cm" fo:padding-bottom="0.265cm" fo:border="none"/>
    </style:style>
    <style:style style:name="Table156.3" style:family="table-row">
      <style:table-row-properties style:row-height="0.002cm" fo:keep-together="auto"/>
    </style:style>
    <style:style style:name="Table156.A3" style:family="table-cell">
      <style:table-cell-properties style:vertical-align="middle" fo:padding-left="0.503cm" fo:padding-right="0.265cm" fo:padding-top="0.132cm" fo:padding-bottom="0.265cm" fo:border="none"/>
    </style:style>
    <style:style style:name="Table156.C4" style:family="table-cell">
      <style:table-cell-properties fo:padding="0cm" fo:border="none"/>
    </style:style>
    <style:style style:name="Table156.A5" style:family="table-cell">
      <style:table-cell-properties style:vertical-align="middle" fo:padding-left="0.529cm" fo:padding-right="0.265cm" fo:padding-top="0.265cm" fo:padding-bottom="0.265cm" fo:border="none"/>
    </style:style>
    <style:style style:name="Table156.A6" style:family="table-cell">
      <style:table-cell-properties style:vertical-align="middle" fo:padding-left="0.503cm" fo:padding-right="0.265cm" fo:padding-top="0.132cm" fo:padding-bottom="0.265cm" fo:border="none"/>
    </style:style>
    <style:style style:name="Table148" style:family="table">
      <style:table-properties style:width="4.424cm" fo:margin-left="0cm" fo:margin-top="0cm" fo:margin-bottom="0cm" table:align="left" style:writing-mode="lr-tb"/>
    </style:style>
    <style:style style:name="Table148.A" style:family="table-column">
      <style:table-column-properties style:column-width="4.424cm"/>
    </style:style>
    <style:style style:name="Table148.1" style:family="table-row">
      <style:table-row-properties fo:keep-together="auto"/>
    </style:style>
    <style:style style:name="Table148.A1" style:family="table-cell">
      <style:table-cell-properties style:vertical-align="middle" fo:padding="0cm" fo:border="none"/>
    </style:style>
    <style:style style:name="Table149" style:family="table">
      <style:table-properties style:width="5.353cm" fo:margin-left="0cm" fo:margin-top="0cm" fo:margin-bottom="0cm" table:align="left" style:writing-mode="lr-tb"/>
    </style:style>
    <style:style style:name="Table149.A" style:family="table-column">
      <style:table-column-properties style:column-width="5.353cm"/>
    </style:style>
    <style:style style:name="Table149.1" style:family="table-row">
      <style:table-row-properties fo:keep-together="auto"/>
    </style:style>
    <style:style style:name="Table149.A1" style:family="table-cell">
      <style:table-cell-properties style:vertical-align="middle" fo:padding="0cm" fo:border="none"/>
    </style:style>
    <style:style style:name="Table150" style:family="table">
      <style:table-properties style:width="3.493cm" fo:margin-left="0cm" fo:margin-top="0cm" fo:margin-bottom="0cm" table:align="left" style:writing-mode="lr-tb"/>
    </style:style>
    <style:style style:name="Table150.A" style:family="table-column">
      <style:table-column-properties style:column-width="3.493cm"/>
    </style:style>
    <style:style style:name="Table150.1" style:family="table-row">
      <style:table-row-properties fo:keep-together="auto"/>
    </style:style>
    <style:style style:name="Table150.A1" style:family="table-cell">
      <style:table-cell-properties style:vertical-align="middle" fo:padding="0cm" fo:border="none"/>
    </style:style>
    <style:style style:name="Table151" style:family="table">
      <style:table-properties style:width="5.353cm" fo:margin-left="0cm" fo:margin-top="0cm" fo:margin-bottom="0cm" table:align="left" style:writing-mode="lr-tb"/>
    </style:style>
    <style:style style:name="Table151.A" style:family="table-column">
      <style:table-column-properties style:column-width="5.353cm"/>
    </style:style>
    <style:style style:name="Table151.1" style:family="table-row">
      <style:table-row-properties fo:keep-together="auto"/>
    </style:style>
    <style:style style:name="Table151.A1" style:family="table-cell">
      <style:table-cell-properties style:vertical-align="middle" fo:padding="0cm" fo:border="none"/>
    </style:style>
    <style:style style:name="Table152" style:family="table">
      <style:table-properties style:width="3.26cm" fo:margin-left="0cm" fo:margin-top="0cm" fo:margin-bottom="0cm" table:align="left" style:writing-mode="lr-tb"/>
    </style:style>
    <style:style style:name="Table152.A" style:family="table-column">
      <style:table-column-properties style:column-width="3.26cm"/>
    </style:style>
    <style:style style:name="Table152.1" style:family="table-row">
      <style:table-row-properties fo:keep-together="auto"/>
    </style:style>
    <style:style style:name="Table152.A1" style:family="table-cell">
      <style:table-cell-properties style:vertical-align="middle" fo:padding="0cm" fo:border="none"/>
    </style:style>
    <style:style style:name="Table153" style:family="table">
      <style:table-properties style:width="4.424cm" fo:margin-left="0cm" fo:margin-top="0cm" fo:margin-bottom="0cm" table:align="left" style:writing-mode="lr-tb"/>
    </style:style>
    <style:style style:name="Table153.A" style:family="table-column">
      <style:table-column-properties style:column-width="4.424cm"/>
    </style:style>
    <style:style style:name="Table153.1" style:family="table-row">
      <style:table-row-properties fo:keep-together="auto"/>
    </style:style>
    <style:style style:name="Table153.A1" style:family="table-cell">
      <style:table-cell-properties style:vertical-align="middle" fo:padding="0cm" fo:border="none"/>
    </style:style>
    <style:style style:name="Table154" style:family="table">
      <style:table-properties style:width="5.353cm" fo:margin-left="0cm" fo:margin-top="0cm" fo:margin-bottom="0cm" table:align="left" style:writing-mode="lr-tb"/>
    </style:style>
    <style:style style:name="Table154.A" style:family="table-column">
      <style:table-column-properties style:column-width="5.353cm"/>
    </style:style>
    <style:style style:name="Table154.1" style:family="table-row">
      <style:table-row-properties fo:keep-together="auto"/>
    </style:style>
    <style:style style:name="Table154.A1" style:family="table-cell">
      <style:table-cell-properties style:vertical-align="middle" fo:padding="0cm" fo:border="none"/>
    </style:style>
    <style:style style:name="Table155" style:family="table">
      <style:table-properties style:width="5.353cm" fo:margin-left="0cm" fo:margin-top="0cm" fo:margin-bottom="0cm" table:align="left" style:writing-mode="lr-tb"/>
    </style:style>
    <style:style style:name="Table155.A" style:family="table-column">
      <style:table-column-properties style:column-width="5.353cm"/>
    </style:style>
    <style:style style:name="Table155.1" style:family="table-row">
      <style:table-row-properties fo:keep-together="auto"/>
    </style:style>
    <style:style style:name="Table155.A1" style:family="table-cell">
      <style:table-cell-properties style:vertical-align="middle" fo:padding="0cm" fo:border="none"/>
    </style:style>
    <style:style style:name="Table148" style:family="table">
      <style:table-properties style:width="4.424cm" fo:margin-left="0cm" fo:margin-top="0cm" fo:margin-bottom="0cm" table:align="left" style:writing-mode="lr-tb"/>
    </style:style>
    <style:style style:name="Table148.A" style:family="table-column">
      <style:table-column-properties style:column-width="4.424cm"/>
    </style:style>
    <style:style style:name="Table148.1" style:family="table-row">
      <style:table-row-properties fo:keep-together="auto"/>
    </style:style>
    <style:style style:name="Table148.A1" style:family="table-cell">
      <style:table-cell-properties style:vertical-align="middle" fo:padding="0cm" fo:border="none"/>
    </style:style>
    <style:style style:name="Table149" style:family="table">
      <style:table-properties style:width="5.353cm" fo:margin-left="0cm" fo:margin-top="0cm" fo:margin-bottom="0cm" table:align="left" style:writing-mode="lr-tb"/>
    </style:style>
    <style:style style:name="Table149.A" style:family="table-column">
      <style:table-column-properties style:column-width="5.353cm"/>
    </style:style>
    <style:style style:name="Table149.1" style:family="table-row">
      <style:table-row-properties fo:keep-together="auto"/>
    </style:style>
    <style:style style:name="Table149.A1" style:family="table-cell">
      <style:table-cell-properties style:vertical-align="middle" fo:padding="0cm" fo:border="none"/>
    </style:style>
    <style:style style:name="Table150" style:family="table">
      <style:table-properties style:width="3.493cm" fo:margin-left="0cm" fo:margin-top="0cm" fo:margin-bottom="0cm" table:align="left" style:writing-mode="lr-tb"/>
    </style:style>
    <style:style style:name="Table150.A" style:family="table-column">
      <style:table-column-properties style:column-width="3.493cm"/>
    </style:style>
    <style:style style:name="Table150.1" style:family="table-row">
      <style:table-row-properties fo:keep-together="auto"/>
    </style:style>
    <style:style style:name="Table150.A1" style:family="table-cell">
      <style:table-cell-properties style:vertical-align="middle" fo:padding="0cm" fo:border="none"/>
    </style:style>
    <style:style style:name="Table151" style:family="table">
      <style:table-properties style:width="5.353cm" fo:margin-left="0cm" fo:margin-top="0cm" fo:margin-bottom="0cm" table:align="left" style:writing-mode="lr-tb"/>
    </style:style>
    <style:style style:name="Table151.A" style:family="table-column">
      <style:table-column-properties style:column-width="5.353cm"/>
    </style:style>
    <style:style style:name="Table151.1" style:family="table-row">
      <style:table-row-properties fo:keep-together="auto"/>
    </style:style>
    <style:style style:name="Table151.A1" style:family="table-cell">
      <style:table-cell-properties style:vertical-align="middle" fo:padding="0cm" fo:border="none"/>
    </style:style>
    <style:style style:name="Table152" style:family="table">
      <style:table-properties style:width="3.26cm" fo:margin-left="0cm" fo:margin-top="0cm" fo:margin-bottom="0cm" table:align="left" style:writing-mode="lr-tb"/>
    </style:style>
    <style:style style:name="Table152.A" style:family="table-column">
      <style:table-column-properties style:column-width="3.26cm"/>
    </style:style>
    <style:style style:name="Table152.1" style:family="table-row">
      <style:table-row-properties fo:keep-together="auto"/>
    </style:style>
    <style:style style:name="Table152.A1" style:family="table-cell">
      <style:table-cell-properties style:vertical-align="middle" fo:padding="0cm" fo:border="none"/>
    </style:style>
    <style:style style:name="Table153" style:family="table">
      <style:table-properties style:width="4.424cm" fo:margin-left="0cm" fo:margin-top="0cm" fo:margin-bottom="0cm" table:align="left" style:writing-mode="lr-tb"/>
    </style:style>
    <style:style style:name="Table153.A" style:family="table-column">
      <style:table-column-properties style:column-width="4.424cm"/>
    </style:style>
    <style:style style:name="Table153.1" style:family="table-row">
      <style:table-row-properties fo:keep-together="auto"/>
    </style:style>
    <style:style style:name="Table153.A1" style:family="table-cell">
      <style:table-cell-properties style:vertical-align="middle" fo:padding="0cm" fo:border="none"/>
    </style:style>
    <style:style style:name="Table154" style:family="table">
      <style:table-properties style:width="5.353cm" fo:margin-left="0cm" fo:margin-top="0cm" fo:margin-bottom="0cm" table:align="left" style:writing-mode="lr-tb"/>
    </style:style>
    <style:style style:name="Table154.A" style:family="table-column">
      <style:table-column-properties style:column-width="5.353cm"/>
    </style:style>
    <style:style style:name="Table154.1" style:family="table-row">
      <style:table-row-properties fo:keep-together="auto"/>
    </style:style>
    <style:style style:name="Table154.A1" style:family="table-cell">
      <style:table-cell-properties style:vertical-align="middle" fo:padding="0cm" fo:border="none"/>
    </style:style>
    <style:style style:name="Table155" style:family="table">
      <style:table-properties style:width="5.353cm" fo:margin-left="0cm" fo:margin-top="0cm" fo:margin-bottom="0cm" table:align="left" style:writing-mode="lr-tb"/>
    </style:style>
    <style:style style:name="Table155.A" style:family="table-column">
      <style:table-column-properties style:column-width="5.353cm"/>
    </style:style>
    <style:style style:name="Table155.1" style:family="table-row">
      <style:table-row-properties fo:keep-together="auto"/>
    </style:style>
    <style:style style:name="Table155.A1" style:family="table-cell">
      <style:table-cell-properties style:vertical-align="middle" fo:padding="0cm" fo:border="none"/>
    </style:style>
    <style:style style:name="Table164" style:family="table">
      <style:table-properties style:width="15.921cm" style:rel-width="100%" fo:margin-left="0cm" fo:margin-top="0cm" fo:margin-bottom="0cm" table:align="left" style:writing-mode="lr-tb"/>
    </style:style>
    <style:style style:name="Table164.A" style:family="table-column">
      <style:table-column-properties style:column-width="1.127cm" style:rel-column-width="4639*"/>
    </style:style>
    <style:style style:name="Table164.B" style:family="table-column">
      <style:table-column-properties style:column-width="14.254cm" style:rel-column-width="58674*"/>
    </style:style>
    <style:style style:name="Table164.C" style:family="table-column">
      <style:table-column-properties style:column-width="0.54cm" style:rel-column-width="2222*"/>
    </style:style>
    <style:style style:name="Table164.1" style:family="table-row">
      <style:table-row-properties fo:keep-together="auto"/>
    </style:style>
    <style:style style:name="Table164.A1" style:family="table-cell">
      <style:table-cell-properties fo:background-color="#d8e4f3" fo:padding="0.265cm" fo:border="none">
        <style:background-image/>
      </style:table-cell-properties>
    </style:style>
    <style:style style:name="Table16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64.C1" style:family="table-cell">
      <style:table-cell-properties fo:padding="0cm" fo:border="none"/>
    </style:style>
    <style:style style:name="Table164.A2" style:family="table-cell">
      <style:table-cell-properties style:vertical-align="middle" fo:padding-left="0.529cm" fo:padding-right="0.265cm" fo:padding-top="0.265cm" fo:padding-bottom="0.265cm" fo:border="none"/>
    </style:style>
    <style:style style:name="Table164.3" style:family="table-row">
      <style:table-row-properties style:row-height="0.002cm" fo:keep-together="auto"/>
    </style:style>
    <style:style style:name="Table164.A3" style:family="table-cell">
      <style:table-cell-properties style:vertical-align="middle" fo:padding-left="0.503cm" fo:padding-right="0.265cm" fo:padding-top="0.132cm" fo:padding-bottom="0.265cm" fo:border="none"/>
    </style:style>
    <style:style style:name="Table164.C4" style:family="table-cell">
      <style:table-cell-properties fo:padding="0cm" fo:border="none"/>
    </style:style>
    <style:style style:name="Table164.A5" style:family="table-cell">
      <style:table-cell-properties style:vertical-align="middle" fo:padding-left="0.529cm" fo:padding-right="0.265cm" fo:padding-top="0.265cm" fo:padding-bottom="0.265cm" fo:border="none"/>
    </style:style>
    <style:style style:name="Table164.A6" style:family="table-cell">
      <style:table-cell-properties style:vertical-align="middle" fo:padding-left="0.503cm" fo:padding-right="0.265cm" fo:padding-top="0.132cm" fo:padding-bottom="0.265cm" fo:border="none"/>
    </style:style>
    <style:style style:name="Table157" style:family="table">
      <style:table-properties style:width="4.424cm" fo:margin-left="0cm" fo:margin-top="0cm" fo:margin-bottom="0cm" table:align="left" style:writing-mode="lr-tb"/>
    </style:style>
    <style:style style:name="Table157.A" style:family="table-column">
      <style:table-column-properties style:column-width="4.424cm"/>
    </style:style>
    <style:style style:name="Table157.1" style:family="table-row">
      <style:table-row-properties fo:keep-together="auto"/>
    </style:style>
    <style:style style:name="Table157.A1" style:family="table-cell">
      <style:table-cell-properties style:vertical-align="middle" fo:padding="0cm" fo:border="none"/>
    </style:style>
    <style:style style:name="Table158" style:family="table">
      <style:table-properties style:width="5.353cm" fo:margin-left="0cm" fo:margin-top="0cm" fo:margin-bottom="0cm" table:align="left" style:writing-mode="lr-tb"/>
    </style:style>
    <style:style style:name="Table158.A" style:family="table-column">
      <style:table-column-properties style:column-width="5.353cm"/>
    </style:style>
    <style:style style:name="Table158.1" style:family="table-row">
      <style:table-row-properties fo:keep-together="auto"/>
    </style:style>
    <style:style style:name="Table158.A1" style:family="table-cell">
      <style:table-cell-properties style:vertical-align="middle" fo:padding="0cm" fo:border="none"/>
    </style:style>
    <style:style style:name="Table159" style:family="table">
      <style:table-properties style:width="3.26cm" fo:margin-left="0cm" fo:margin-top="0cm" fo:margin-bottom="0cm" table:align="left" style:writing-mode="lr-tb"/>
    </style:style>
    <style:style style:name="Table159.A" style:family="table-column">
      <style:table-column-properties style:column-width="3.26cm"/>
    </style:style>
    <style:style style:name="Table159.1" style:family="table-row">
      <style:table-row-properties fo:keep-together="auto"/>
    </style:style>
    <style:style style:name="Table159.A1" style:family="table-cell">
      <style:table-cell-properties style:vertical-align="middle" fo:padding="0cm" fo:border="none"/>
    </style:style>
    <style:style style:name="Table160" style:family="table">
      <style:table-properties style:width="5.353cm" fo:margin-left="0cm" fo:margin-top="0cm" fo:margin-bottom="0cm" table:align="left" style:writing-mode="lr-tb"/>
    </style:style>
    <style:style style:name="Table160.A" style:family="table-column">
      <style:table-column-properties style:column-width="5.353cm"/>
    </style:style>
    <style:style style:name="Table160.1" style:family="table-row">
      <style:table-row-properties fo:keep-together="auto"/>
    </style:style>
    <style:style style:name="Table160.A1" style:family="table-cell">
      <style:table-cell-properties style:vertical-align="middle" fo:padding="0cm" fo:border="none"/>
    </style:style>
    <style:style style:name="Table161" style:family="table">
      <style:table-properties style:width="3.26cm" fo:margin-left="0cm" fo:margin-top="0cm" fo:margin-bottom="0cm" table:align="left" style:writing-mode="lr-tb"/>
    </style:style>
    <style:style style:name="Table161.A" style:family="table-column">
      <style:table-column-properties style:column-width="3.26cm"/>
    </style:style>
    <style:style style:name="Table161.1" style:family="table-row">
      <style:table-row-properties fo:keep-together="auto"/>
    </style:style>
    <style:style style:name="Table161.A1" style:family="table-cell">
      <style:table-cell-properties style:vertical-align="middle" fo:padding="0cm" fo:border="none"/>
    </style:style>
    <style:style style:name="Table162" style:family="table">
      <style:table-properties style:width="4.424cm" fo:margin-left="0cm" fo:margin-top="0cm" fo:margin-bottom="0cm" table:align="left" style:writing-mode="lr-tb"/>
    </style:style>
    <style:style style:name="Table162.A" style:family="table-column">
      <style:table-column-properties style:column-width="4.424cm"/>
    </style:style>
    <style:style style:name="Table162.1" style:family="table-row">
      <style:table-row-properties fo:keep-together="auto"/>
    </style:style>
    <style:style style:name="Table162.A1" style:family="table-cell">
      <style:table-cell-properties style:vertical-align="middle" fo:padding="0cm" fo:border="none"/>
    </style:style>
    <style:style style:name="Table163" style:family="table">
      <style:table-properties style:width="5.353cm" fo:margin-left="0cm" fo:margin-top="0cm" fo:margin-bottom="0cm" table:align="left" style:writing-mode="lr-tb"/>
    </style:style>
    <style:style style:name="Table163.A" style:family="table-column">
      <style:table-column-properties style:column-width="5.353cm"/>
    </style:style>
    <style:style style:name="Table163.1" style:family="table-row">
      <style:table-row-properties fo:keep-together="auto"/>
    </style:style>
    <style:style style:name="Table163.A1" style:family="table-cell">
      <style:table-cell-properties style:vertical-align="middle" fo:padding="0cm" fo:border="none"/>
    </style:style>
    <style:style style:name="Table157" style:family="table">
      <style:table-properties style:width="4.424cm" fo:margin-left="0cm" fo:margin-top="0cm" fo:margin-bottom="0cm" table:align="left" style:writing-mode="lr-tb"/>
    </style:style>
    <style:style style:name="Table157.A" style:family="table-column">
      <style:table-column-properties style:column-width="4.424cm"/>
    </style:style>
    <style:style style:name="Table157.1" style:family="table-row">
      <style:table-row-properties fo:keep-together="auto"/>
    </style:style>
    <style:style style:name="Table157.A1" style:family="table-cell">
      <style:table-cell-properties style:vertical-align="middle" fo:padding="0cm" fo:border="none"/>
    </style:style>
    <style:style style:name="Table158" style:family="table">
      <style:table-properties style:width="5.353cm" fo:margin-left="0cm" fo:margin-top="0cm" fo:margin-bottom="0cm" table:align="left" style:writing-mode="lr-tb"/>
    </style:style>
    <style:style style:name="Table158.A" style:family="table-column">
      <style:table-column-properties style:column-width="5.353cm"/>
    </style:style>
    <style:style style:name="Table158.1" style:family="table-row">
      <style:table-row-properties fo:keep-together="auto"/>
    </style:style>
    <style:style style:name="Table158.A1" style:family="table-cell">
      <style:table-cell-properties style:vertical-align="middle" fo:padding="0cm" fo:border="none"/>
    </style:style>
    <style:style style:name="Table159" style:family="table">
      <style:table-properties style:width="3.26cm" fo:margin-left="0cm" fo:margin-top="0cm" fo:margin-bottom="0cm" table:align="left" style:writing-mode="lr-tb"/>
    </style:style>
    <style:style style:name="Table159.A" style:family="table-column">
      <style:table-column-properties style:column-width="3.26cm"/>
    </style:style>
    <style:style style:name="Table159.1" style:family="table-row">
      <style:table-row-properties fo:keep-together="auto"/>
    </style:style>
    <style:style style:name="Table159.A1" style:family="table-cell">
      <style:table-cell-properties style:vertical-align="middle" fo:padding="0cm" fo:border="none"/>
    </style:style>
    <style:style style:name="Table160" style:family="table">
      <style:table-properties style:width="5.353cm" fo:margin-left="0cm" fo:margin-top="0cm" fo:margin-bottom="0cm" table:align="left" style:writing-mode="lr-tb"/>
    </style:style>
    <style:style style:name="Table160.A" style:family="table-column">
      <style:table-column-properties style:column-width="5.353cm"/>
    </style:style>
    <style:style style:name="Table160.1" style:family="table-row">
      <style:table-row-properties fo:keep-together="auto"/>
    </style:style>
    <style:style style:name="Table160.A1" style:family="table-cell">
      <style:table-cell-properties style:vertical-align="middle" fo:padding="0cm" fo:border="none"/>
    </style:style>
    <style:style style:name="Table161" style:family="table">
      <style:table-properties style:width="3.26cm" fo:margin-left="0cm" fo:margin-top="0cm" fo:margin-bottom="0cm" table:align="left" style:writing-mode="lr-tb"/>
    </style:style>
    <style:style style:name="Table161.A" style:family="table-column">
      <style:table-column-properties style:column-width="3.26cm"/>
    </style:style>
    <style:style style:name="Table161.1" style:family="table-row">
      <style:table-row-properties fo:keep-together="auto"/>
    </style:style>
    <style:style style:name="Table161.A1" style:family="table-cell">
      <style:table-cell-properties style:vertical-align="middle" fo:padding="0cm" fo:border="none"/>
    </style:style>
    <style:style style:name="Table162" style:family="table">
      <style:table-properties style:width="4.424cm" fo:margin-left="0cm" fo:margin-top="0cm" fo:margin-bottom="0cm" table:align="left" style:writing-mode="lr-tb"/>
    </style:style>
    <style:style style:name="Table162.A" style:family="table-column">
      <style:table-column-properties style:column-width="4.424cm"/>
    </style:style>
    <style:style style:name="Table162.1" style:family="table-row">
      <style:table-row-properties fo:keep-together="auto"/>
    </style:style>
    <style:style style:name="Table162.A1" style:family="table-cell">
      <style:table-cell-properties style:vertical-align="middle" fo:padding="0cm" fo:border="none"/>
    </style:style>
    <style:style style:name="Table163" style:family="table">
      <style:table-properties style:width="5.353cm" fo:margin-left="0cm" fo:margin-top="0cm" fo:margin-bottom="0cm" table:align="left" style:writing-mode="lr-tb"/>
    </style:style>
    <style:style style:name="Table163.A" style:family="table-column">
      <style:table-column-properties style:column-width="5.353cm"/>
    </style:style>
    <style:style style:name="Table163.1" style:family="table-row">
      <style:table-row-properties fo:keep-together="auto"/>
    </style:style>
    <style:style style:name="Table163.A1" style:family="table-cell">
      <style:table-cell-properties style:vertical-align="middle" fo:padding="0cm" fo:border="none"/>
    </style:style>
    <style:style style:name="Table172" style:family="table">
      <style:table-properties style:width="15.921cm" style:rel-width="100%" fo:margin-left="0cm" fo:margin-top="0cm" fo:margin-bottom="0cm" table:align="left" style:writing-mode="lr-tb"/>
    </style:style>
    <style:style style:name="Table172.A" style:family="table-column">
      <style:table-column-properties style:column-width="1.127cm" style:rel-column-width="4639*"/>
    </style:style>
    <style:style style:name="Table172.B" style:family="table-column">
      <style:table-column-properties style:column-width="14.254cm" style:rel-column-width="58674*"/>
    </style:style>
    <style:style style:name="Table172.C" style:family="table-column">
      <style:table-column-properties style:column-width="0.54cm" style:rel-column-width="2222*"/>
    </style:style>
    <style:style style:name="Table172.1" style:family="table-row">
      <style:table-row-properties fo:keep-together="auto"/>
    </style:style>
    <style:style style:name="Table172.A1" style:family="table-cell">
      <style:table-cell-properties fo:background-color="#d8e4f3" fo:padding="0.265cm" fo:border="none">
        <style:background-image/>
      </style:table-cell-properties>
    </style:style>
    <style:style style:name="Table17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72.C1" style:family="table-cell">
      <style:table-cell-properties fo:padding="0cm" fo:border="none"/>
    </style:style>
    <style:style style:name="Table172.A2" style:family="table-cell">
      <style:table-cell-properties style:vertical-align="middle" fo:padding-left="0.529cm" fo:padding-right="0.265cm" fo:padding-top="0.265cm" fo:padding-bottom="0.265cm" fo:border="none"/>
    </style:style>
    <style:style style:name="Table172.3" style:family="table-row">
      <style:table-row-properties style:row-height="0.002cm" fo:keep-together="auto"/>
    </style:style>
    <style:style style:name="Table172.A3" style:family="table-cell">
      <style:table-cell-properties style:vertical-align="middle" fo:padding-left="0.503cm" fo:padding-right="0.265cm" fo:padding-top="0.132cm" fo:padding-bottom="0.265cm" fo:border="none"/>
    </style:style>
    <style:style style:name="Table172.C4" style:family="table-cell">
      <style:table-cell-properties fo:padding="0cm" fo:border="none"/>
    </style:style>
    <style:style style:name="Table172.A5" style:family="table-cell">
      <style:table-cell-properties style:vertical-align="middle" fo:padding-left="0.529cm" fo:padding-right="0.265cm" fo:padding-top="0.265cm" fo:padding-bottom="0.265cm" fo:border="none"/>
    </style:style>
    <style:style style:name="Table172.A6" style:family="table-cell">
      <style:table-cell-properties style:vertical-align="middle" fo:padding-left="0.503cm" fo:padding-right="0.265cm" fo:padding-top="0.132cm" fo:padding-bottom="0.265cm" fo:border="none"/>
    </style:style>
    <style:style style:name="Table165" style:family="table">
      <style:table-properties style:width="5.353cm" fo:margin-left="0cm" fo:margin-top="0cm" fo:margin-bottom="0cm" table:align="left" style:writing-mode="lr-tb"/>
    </style:style>
    <style:style style:name="Table165.A" style:family="table-column">
      <style:table-column-properties style:column-width="5.353cm"/>
    </style:style>
    <style:style style:name="Table165.1" style:family="table-row">
      <style:table-row-properties fo:keep-together="auto"/>
    </style:style>
    <style:style style:name="Table165.A1" style:family="table-cell">
      <style:table-cell-properties style:vertical-align="middle" fo:padding="0cm" fo:border="none"/>
    </style:style>
    <style:style style:name="Table166" style:family="table">
      <style:table-properties style:width="3.26cm" fo:margin-left="0cm" fo:margin-top="0cm" fo:margin-bottom="0cm" table:align="left" style:writing-mode="lr-tb"/>
    </style:style>
    <style:style style:name="Table166.A" style:family="table-column">
      <style:table-column-properties style:column-width="3.26cm"/>
    </style:style>
    <style:style style:name="Table166.1" style:family="table-row">
      <style:table-row-properties fo:keep-together="auto"/>
    </style:style>
    <style:style style:name="Table166.A1" style:family="table-cell">
      <style:table-cell-properties style:vertical-align="middle" fo:padding="0cm" fo:border="none"/>
    </style:style>
    <style:style style:name="Table167" style:family="table">
      <style:table-properties style:width="4.424cm" fo:margin-left="0cm" fo:margin-top="0cm" fo:margin-bottom="0cm" table:align="left" style:writing-mode="lr-tb"/>
    </style:style>
    <style:style style:name="Table167.A" style:family="table-column">
      <style:table-column-properties style:column-width="4.424cm"/>
    </style:style>
    <style:style style:name="Table167.1" style:family="table-row">
      <style:table-row-properties fo:keep-together="auto"/>
    </style:style>
    <style:style style:name="Table167.A1" style:family="table-cell">
      <style:table-cell-properties style:vertical-align="middle" fo:padding="0cm" fo:border="none"/>
    </style:style>
    <style:style style:name="Table168" style:family="table">
      <style:table-properties style:width="5.121cm" fo:margin-left="0cm" fo:margin-top="0cm" fo:margin-bottom="0cm" table:align="left" style:writing-mode="lr-tb"/>
    </style:style>
    <style:style style:name="Table168.A" style:family="table-column">
      <style:table-column-properties style:column-width="5.121cm"/>
    </style:style>
    <style:style style:name="Table168.1" style:family="table-row">
      <style:table-row-properties fo:keep-together="auto"/>
    </style:style>
    <style:style style:name="Table168.A1" style:family="table-cell">
      <style:table-cell-properties style:vertical-align="middle" fo:padding="0cm" fo:border="none"/>
    </style:style>
    <style:style style:name="Table169" style:family="table">
      <style:table-properties style:width="3.26cm" fo:margin-left="0cm" fo:margin-top="0cm" fo:margin-bottom="0cm" table:align="left" style:writing-mode="lr-tb"/>
    </style:style>
    <style:style style:name="Table169.A" style:family="table-column">
      <style:table-column-properties style:column-width="3.26cm"/>
    </style:style>
    <style:style style:name="Table169.1" style:family="table-row">
      <style:table-row-properties fo:keep-together="auto"/>
    </style:style>
    <style:style style:name="Table169.A1" style:family="table-cell">
      <style:table-cell-properties style:vertical-align="middle" fo:padding="0cm" fo:border="none"/>
    </style:style>
    <style:style style:name="Table170" style:family="table">
      <style:table-properties style:width="5.353cm" fo:margin-left="0cm" fo:margin-top="0cm" fo:margin-bottom="0cm" table:align="left" style:writing-mode="lr-tb"/>
    </style:style>
    <style:style style:name="Table170.A" style:family="table-column">
      <style:table-column-properties style:column-width="5.353cm"/>
    </style:style>
    <style:style style:name="Table170.1" style:family="table-row">
      <style:table-row-properties fo:keep-together="auto"/>
    </style:style>
    <style:style style:name="Table170.A1" style:family="table-cell">
      <style:table-cell-properties style:vertical-align="middle" fo:padding="0cm" fo:border="none"/>
    </style:style>
    <style:style style:name="Table171" style:family="table">
      <style:table-properties style:width="5.353cm" fo:margin-left="0cm" fo:margin-top="0cm" fo:margin-bottom="0cm" table:align="left" style:writing-mode="lr-tb"/>
    </style:style>
    <style:style style:name="Table171.A" style:family="table-column">
      <style:table-column-properties style:column-width="5.353cm"/>
    </style:style>
    <style:style style:name="Table171.1" style:family="table-row">
      <style:table-row-properties fo:keep-together="auto"/>
    </style:style>
    <style:style style:name="Table171.A1" style:family="table-cell">
      <style:table-cell-properties style:vertical-align="middle" fo:padding="0cm" fo:border="none"/>
    </style:style>
    <style:style style:name="Table165" style:family="table">
      <style:table-properties style:width="5.353cm" fo:margin-left="0cm" fo:margin-top="0cm" fo:margin-bottom="0cm" table:align="left" style:writing-mode="lr-tb"/>
    </style:style>
    <style:style style:name="Table165.A" style:family="table-column">
      <style:table-column-properties style:column-width="5.353cm"/>
    </style:style>
    <style:style style:name="Table165.1" style:family="table-row">
      <style:table-row-properties fo:keep-together="auto"/>
    </style:style>
    <style:style style:name="Table165.A1" style:family="table-cell">
      <style:table-cell-properties style:vertical-align="middle" fo:padding="0cm" fo:border="none"/>
    </style:style>
    <style:style style:name="Table166" style:family="table">
      <style:table-properties style:width="3.26cm" fo:margin-left="0cm" fo:margin-top="0cm" fo:margin-bottom="0cm" table:align="left" style:writing-mode="lr-tb"/>
    </style:style>
    <style:style style:name="Table166.A" style:family="table-column">
      <style:table-column-properties style:column-width="3.26cm"/>
    </style:style>
    <style:style style:name="Table166.1" style:family="table-row">
      <style:table-row-properties fo:keep-together="auto"/>
    </style:style>
    <style:style style:name="Table166.A1" style:family="table-cell">
      <style:table-cell-properties style:vertical-align="middle" fo:padding="0cm" fo:border="none"/>
    </style:style>
    <style:style style:name="Table167" style:family="table">
      <style:table-properties style:width="4.424cm" fo:margin-left="0cm" fo:margin-top="0cm" fo:margin-bottom="0cm" table:align="left" style:writing-mode="lr-tb"/>
    </style:style>
    <style:style style:name="Table167.A" style:family="table-column">
      <style:table-column-properties style:column-width="4.424cm"/>
    </style:style>
    <style:style style:name="Table167.1" style:family="table-row">
      <style:table-row-properties fo:keep-together="auto"/>
    </style:style>
    <style:style style:name="Table167.A1" style:family="table-cell">
      <style:table-cell-properties style:vertical-align="middle" fo:padding="0cm" fo:border="none"/>
    </style:style>
    <style:style style:name="Table168" style:family="table">
      <style:table-properties style:width="5.121cm" fo:margin-left="0cm" fo:margin-top="0cm" fo:margin-bottom="0cm" table:align="left" style:writing-mode="lr-tb"/>
    </style:style>
    <style:style style:name="Table168.A" style:family="table-column">
      <style:table-column-properties style:column-width="5.121cm"/>
    </style:style>
    <style:style style:name="Table168.1" style:family="table-row">
      <style:table-row-properties fo:keep-together="auto"/>
    </style:style>
    <style:style style:name="Table168.A1" style:family="table-cell">
      <style:table-cell-properties style:vertical-align="middle" fo:padding="0cm" fo:border="none"/>
    </style:style>
    <style:style style:name="Table169" style:family="table">
      <style:table-properties style:width="3.26cm" fo:margin-left="0cm" fo:margin-top="0cm" fo:margin-bottom="0cm" table:align="left" style:writing-mode="lr-tb"/>
    </style:style>
    <style:style style:name="Table169.A" style:family="table-column">
      <style:table-column-properties style:column-width="3.26cm"/>
    </style:style>
    <style:style style:name="Table169.1" style:family="table-row">
      <style:table-row-properties fo:keep-together="auto"/>
    </style:style>
    <style:style style:name="Table169.A1" style:family="table-cell">
      <style:table-cell-properties style:vertical-align="middle" fo:padding="0cm" fo:border="none"/>
    </style:style>
    <style:style style:name="Table170" style:family="table">
      <style:table-properties style:width="5.353cm" fo:margin-left="0cm" fo:margin-top="0cm" fo:margin-bottom="0cm" table:align="left" style:writing-mode="lr-tb"/>
    </style:style>
    <style:style style:name="Table170.A" style:family="table-column">
      <style:table-column-properties style:column-width="5.353cm"/>
    </style:style>
    <style:style style:name="Table170.1" style:family="table-row">
      <style:table-row-properties fo:keep-together="auto"/>
    </style:style>
    <style:style style:name="Table170.A1" style:family="table-cell">
      <style:table-cell-properties style:vertical-align="middle" fo:padding="0cm" fo:border="none"/>
    </style:style>
    <style:style style:name="Table171" style:family="table">
      <style:table-properties style:width="5.353cm" fo:margin-left="0cm" fo:margin-top="0cm" fo:margin-bottom="0cm" table:align="left" style:writing-mode="lr-tb"/>
    </style:style>
    <style:style style:name="Table171.A" style:family="table-column">
      <style:table-column-properties style:column-width="5.353cm"/>
    </style:style>
    <style:style style:name="Table171.1" style:family="table-row">
      <style:table-row-properties fo:keep-together="auto"/>
    </style:style>
    <style:style style:name="Table171.A1" style:family="table-cell">
      <style:table-cell-properties style:vertical-align="middle" fo:padding="0cm" fo:border="none"/>
    </style:style>
    <style:style style:name="Table179" style:family="table">
      <style:table-properties style:width="15.921cm" style:rel-width="100%" fo:margin-left="0cm" fo:margin-top="0cm" fo:margin-bottom="0cm" table:align="left" style:writing-mode="lr-tb"/>
    </style:style>
    <style:style style:name="Table179.A" style:family="table-column">
      <style:table-column-properties style:column-width="1.124cm" style:rel-column-width="4626*"/>
    </style:style>
    <style:style style:name="Table179.B" style:family="table-column">
      <style:table-column-properties style:column-width="14.275cm" style:rel-column-width="58759*"/>
    </style:style>
    <style:style style:name="Table179.C" style:family="table-column">
      <style:table-column-properties style:column-width="0.522cm" style:rel-column-width="2150*"/>
    </style:style>
    <style:style style:name="Table179.1" style:family="table-row">
      <style:table-row-properties fo:keep-together="auto"/>
    </style:style>
    <style:style style:name="Table179.A1" style:family="table-cell">
      <style:table-cell-properties fo:background-color="#d8e4f3" fo:padding="0.265cm" fo:border="none">
        <style:background-image/>
      </style:table-cell-properties>
    </style:style>
    <style:style style:name="Table17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79.C1" style:family="table-cell">
      <style:table-cell-properties fo:padding="0cm" fo:border="none"/>
    </style:style>
    <style:style style:name="Table179.A2" style:family="table-cell">
      <style:table-cell-properties style:vertical-align="middle" fo:padding-left="0.529cm" fo:padding-right="0.265cm" fo:padding-top="0.265cm" fo:padding-bottom="0.265cm" fo:border="none"/>
    </style:style>
    <style:style style:name="Table179.3" style:family="table-row">
      <style:table-row-properties style:row-height="0.002cm" fo:keep-together="auto"/>
    </style:style>
    <style:style style:name="Table179.A3" style:family="table-cell">
      <style:table-cell-properties style:vertical-align="middle" fo:padding-left="0.503cm" fo:padding-right="0.265cm" fo:padding-top="0.132cm" fo:padding-bottom="0.265cm" fo:border="none"/>
    </style:style>
    <style:style style:name="Table179.C4" style:family="table-cell">
      <style:table-cell-properties fo:padding="0cm" fo:border="none"/>
    </style:style>
    <style:style style:name="Table179.A5" style:family="table-cell">
      <style:table-cell-properties style:vertical-align="middle" fo:padding-left="0.529cm" fo:padding-right="0.265cm" fo:padding-top="0.265cm" fo:padding-bottom="0.265cm" fo:border="none"/>
    </style:style>
    <style:style style:name="Table179.A6" style:family="table-cell">
      <style:table-cell-properties style:vertical-align="middle" fo:padding-left="0.503cm" fo:padding-right="0.265cm" fo:padding-top="0.132cm" fo:padding-bottom="0.265cm" fo:border="none"/>
    </style:style>
    <style:style style:name="Table173" style:family="table">
      <style:table-properties style:width="4.424cm" fo:margin-left="0cm" fo:margin-top="0cm" fo:margin-bottom="0cm" table:align="left" style:writing-mode="lr-tb"/>
    </style:style>
    <style:style style:name="Table173.A" style:family="table-column">
      <style:table-column-properties style:column-width="4.424cm"/>
    </style:style>
    <style:style style:name="Table173.1" style:family="table-row">
      <style:table-row-properties fo:keep-together="auto"/>
    </style:style>
    <style:style style:name="Table173.A1" style:family="table-cell">
      <style:table-cell-properties style:vertical-align="middle" fo:padding="0cm" fo:border="none"/>
    </style:style>
    <style:style style:name="Table174" style:family="table">
      <style:table-properties style:width="2.328cm" fo:margin-left="0cm" fo:margin-top="0cm" fo:margin-bottom="0cm" table:align="left" style:writing-mode="lr-tb"/>
    </style:style>
    <style:style style:name="Table174.A" style:family="table-column">
      <style:table-column-properties style:column-width="2.328cm"/>
    </style:style>
    <style:style style:name="Table174.1" style:family="table-row">
      <style:table-row-properties fo:keep-together="auto"/>
    </style:style>
    <style:style style:name="Table174.A1" style:family="table-cell">
      <style:table-cell-properties style:vertical-align="middle" fo:padding="0cm" fo:border="none"/>
    </style:style>
    <style:style style:name="Table175" style:family="table">
      <style:table-properties style:width="2.328cm" fo:margin-left="0cm" fo:margin-top="0cm" fo:margin-bottom="0cm" table:align="left" style:writing-mode="lr-tb"/>
    </style:style>
    <style:style style:name="Table175.A" style:family="table-column">
      <style:table-column-properties style:column-width="2.328cm"/>
    </style:style>
    <style:style style:name="Table175.1" style:family="table-row">
      <style:table-row-properties fo:keep-together="auto"/>
    </style:style>
    <style:style style:name="Table175.A1" style:family="table-cell">
      <style:table-cell-properties style:vertical-align="middle" fo:padding="0cm" fo:border="none"/>
    </style:style>
    <style:style style:name="Table176" style:family="table">
      <style:table-properties style:width="2.328cm" fo:margin-left="0cm" fo:margin-top="0cm" fo:margin-bottom="0cm" table:align="left" style:writing-mode="lr-tb"/>
    </style:style>
    <style:style style:name="Table176.A" style:family="table-column">
      <style:table-column-properties style:column-width="2.328cm"/>
    </style:style>
    <style:style style:name="Table176.1" style:family="table-row">
      <style:table-row-properties fo:keep-together="auto"/>
    </style:style>
    <style:style style:name="Table176.A1" style:family="table-cell">
      <style:table-cell-properties style:vertical-align="middle" fo:padding="0cm" fo:border="none"/>
    </style:style>
    <style:style style:name="Table177" style:family="table">
      <style:table-properties style:width="2.328cm" fo:margin-left="0cm" fo:margin-top="0cm" fo:margin-bottom="0cm" table:align="left" style:writing-mode="lr-tb"/>
    </style:style>
    <style:style style:name="Table177.A" style:family="table-column">
      <style:table-column-properties style:column-width="2.328cm"/>
    </style:style>
    <style:style style:name="Table177.1" style:family="table-row">
      <style:table-row-properties fo:keep-together="auto"/>
    </style:style>
    <style:style style:name="Table177.A1" style:family="table-cell">
      <style:table-cell-properties style:vertical-align="middle" fo:padding="0cm" fo:border="none"/>
    </style:style>
    <style:style style:name="Table178" style:family="table">
      <style:table-properties style:width="2.328cm" fo:margin-left="0cm" fo:margin-top="0cm" fo:margin-bottom="0cm" table:align="left" style:writing-mode="lr-tb"/>
    </style:style>
    <style:style style:name="Table178.A" style:family="table-column">
      <style:table-column-properties style:column-width="2.328cm"/>
    </style:style>
    <style:style style:name="Table178.1" style:family="table-row">
      <style:table-row-properties fo:keep-together="auto"/>
    </style:style>
    <style:style style:name="Table178.A1" style:family="table-cell">
      <style:table-cell-properties style:vertical-align="middle" fo:padding="0cm" fo:border="none"/>
    </style:style>
    <style:style style:name="Table173" style:family="table">
      <style:table-properties style:width="4.424cm" fo:margin-left="0cm" fo:margin-top="0cm" fo:margin-bottom="0cm" table:align="left" style:writing-mode="lr-tb"/>
    </style:style>
    <style:style style:name="Table173.A" style:family="table-column">
      <style:table-column-properties style:column-width="4.424cm"/>
    </style:style>
    <style:style style:name="Table173.1" style:family="table-row">
      <style:table-row-properties fo:keep-together="auto"/>
    </style:style>
    <style:style style:name="Table173.A1" style:family="table-cell">
      <style:table-cell-properties style:vertical-align="middle" fo:padding="0cm" fo:border="none"/>
    </style:style>
    <style:style style:name="Table174" style:family="table">
      <style:table-properties style:width="2.328cm" fo:margin-left="0cm" fo:margin-top="0cm" fo:margin-bottom="0cm" table:align="left" style:writing-mode="lr-tb"/>
    </style:style>
    <style:style style:name="Table174.A" style:family="table-column">
      <style:table-column-properties style:column-width="2.328cm"/>
    </style:style>
    <style:style style:name="Table174.1" style:family="table-row">
      <style:table-row-properties fo:keep-together="auto"/>
    </style:style>
    <style:style style:name="Table174.A1" style:family="table-cell">
      <style:table-cell-properties style:vertical-align="middle" fo:padding="0cm" fo:border="none"/>
    </style:style>
    <style:style style:name="Table175" style:family="table">
      <style:table-properties style:width="2.328cm" fo:margin-left="0cm" fo:margin-top="0cm" fo:margin-bottom="0cm" table:align="left" style:writing-mode="lr-tb"/>
    </style:style>
    <style:style style:name="Table175.A" style:family="table-column">
      <style:table-column-properties style:column-width="2.328cm"/>
    </style:style>
    <style:style style:name="Table175.1" style:family="table-row">
      <style:table-row-properties fo:keep-together="auto"/>
    </style:style>
    <style:style style:name="Table175.A1" style:family="table-cell">
      <style:table-cell-properties style:vertical-align="middle" fo:padding="0cm" fo:border="none"/>
    </style:style>
    <style:style style:name="Table176" style:family="table">
      <style:table-properties style:width="2.328cm" fo:margin-left="0cm" fo:margin-top="0cm" fo:margin-bottom="0cm" table:align="left" style:writing-mode="lr-tb"/>
    </style:style>
    <style:style style:name="Table176.A" style:family="table-column">
      <style:table-column-properties style:column-width="2.328cm"/>
    </style:style>
    <style:style style:name="Table176.1" style:family="table-row">
      <style:table-row-properties fo:keep-together="auto"/>
    </style:style>
    <style:style style:name="Table176.A1" style:family="table-cell">
      <style:table-cell-properties style:vertical-align="middle" fo:padding="0cm" fo:border="none"/>
    </style:style>
    <style:style style:name="Table177" style:family="table">
      <style:table-properties style:width="2.328cm" fo:margin-left="0cm" fo:margin-top="0cm" fo:margin-bottom="0cm" table:align="left" style:writing-mode="lr-tb"/>
    </style:style>
    <style:style style:name="Table177.A" style:family="table-column">
      <style:table-column-properties style:column-width="2.328cm"/>
    </style:style>
    <style:style style:name="Table177.1" style:family="table-row">
      <style:table-row-properties fo:keep-together="auto"/>
    </style:style>
    <style:style style:name="Table177.A1" style:family="table-cell">
      <style:table-cell-properties style:vertical-align="middle" fo:padding="0cm" fo:border="none"/>
    </style:style>
    <style:style style:name="Table178" style:family="table">
      <style:table-properties style:width="2.328cm" fo:margin-left="0cm" fo:margin-top="0cm" fo:margin-bottom="0cm" table:align="left" style:writing-mode="lr-tb"/>
    </style:style>
    <style:style style:name="Table178.A" style:family="table-column">
      <style:table-column-properties style:column-width="2.328cm"/>
    </style:style>
    <style:style style:name="Table178.1" style:family="table-row">
      <style:table-row-properties fo:keep-together="auto"/>
    </style:style>
    <style:style style:name="Table178.A1" style:family="table-cell">
      <style:table-cell-properties style:vertical-align="middle" fo:padding="0cm" fo:border="none"/>
    </style:style>
    <style:style style:name="Table186" style:family="table">
      <style:table-properties style:width="15.921cm" style:rel-width="100%" fo:margin-left="0cm" fo:margin-top="0cm" fo:margin-bottom="0cm" table:align="left" style:writing-mode="lr-tb"/>
    </style:style>
    <style:style style:name="Table186.A" style:family="table-column">
      <style:table-column-properties style:column-width="1.124cm" style:rel-column-width="4626*"/>
    </style:style>
    <style:style style:name="Table186.B" style:family="table-column">
      <style:table-column-properties style:column-width="14.275cm" style:rel-column-width="58759*"/>
    </style:style>
    <style:style style:name="Table186.C" style:family="table-column">
      <style:table-column-properties style:column-width="0.522cm" style:rel-column-width="2150*"/>
    </style:style>
    <style:style style:name="Table186.1" style:family="table-row">
      <style:table-row-properties fo:keep-together="auto"/>
    </style:style>
    <style:style style:name="Table186.A1" style:family="table-cell">
      <style:table-cell-properties fo:background-color="#d8e4f3" fo:padding="0.265cm" fo:border="none">
        <style:background-image/>
      </style:table-cell-properties>
    </style:style>
    <style:style style:name="Table18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86.C1" style:family="table-cell">
      <style:table-cell-properties fo:padding="0cm" fo:border="none"/>
    </style:style>
    <style:style style:name="Table186.A2" style:family="table-cell">
      <style:table-cell-properties style:vertical-align="middle" fo:padding-left="0.529cm" fo:padding-right="0.265cm" fo:padding-top="0.265cm" fo:padding-bottom="0.265cm" fo:border="none"/>
    </style:style>
    <style:style style:name="Table186.3" style:family="table-row">
      <style:table-row-properties style:row-height="0.002cm" fo:keep-together="auto"/>
    </style:style>
    <style:style style:name="Table186.A3" style:family="table-cell">
      <style:table-cell-properties style:vertical-align="middle" fo:padding-left="0.503cm" fo:padding-right="0.265cm" fo:padding-top="0.132cm" fo:padding-bottom="0.265cm" fo:border="none"/>
    </style:style>
    <style:style style:name="Table186.C4" style:family="table-cell">
      <style:table-cell-properties fo:padding="0cm" fo:border="none"/>
    </style:style>
    <style:style style:name="Table186.A5" style:family="table-cell">
      <style:table-cell-properties style:vertical-align="middle" fo:padding-left="0.529cm" fo:padding-right="0.265cm" fo:padding-top="0.265cm" fo:padding-bottom="0.265cm" fo:border="none"/>
    </style:style>
    <style:style style:name="Table186.A6" style:family="table-cell">
      <style:table-cell-properties style:vertical-align="middle" fo:padding-left="0.503cm" fo:padding-right="0.265cm" fo:padding-top="0.132cm" fo:padding-bottom="0.265cm" fo:border="none"/>
    </style:style>
    <style:style style:name="Table180" style:family="table">
      <style:table-properties style:width="4.424cm" fo:margin-left="0cm" fo:margin-top="0cm" fo:margin-bottom="0cm" table:align="left" style:writing-mode="lr-tb"/>
    </style:style>
    <style:style style:name="Table180.A" style:family="table-column">
      <style:table-column-properties style:column-width="4.424cm"/>
    </style:style>
    <style:style style:name="Table180.1" style:family="table-row">
      <style:table-row-properties fo:keep-together="auto"/>
    </style:style>
    <style:style style:name="Table180.A1" style:family="table-cell">
      <style:table-cell-properties style:vertical-align="middle" fo:padding="0cm" fo:border="none"/>
    </style:style>
    <style:style style:name="Table181" style:family="table">
      <style:table-properties style:width="2.328cm" fo:margin-left="0cm" fo:margin-top="0cm" fo:margin-bottom="0cm" table:align="left" style:writing-mode="lr-tb"/>
    </style:style>
    <style:style style:name="Table181.A" style:family="table-column">
      <style:table-column-properties style:column-width="2.328cm"/>
    </style:style>
    <style:style style:name="Table181.1" style:family="table-row">
      <style:table-row-properties fo:keep-together="auto"/>
    </style:style>
    <style:style style:name="Table181.A1" style:family="table-cell">
      <style:table-cell-properties style:vertical-align="middle" fo:padding="0cm" fo:border="none"/>
    </style:style>
    <style:style style:name="Table182" style:family="table">
      <style:table-properties style:width="2.328cm" fo:margin-left="0cm" fo:margin-top="0cm" fo:margin-bottom="0cm" table:align="left" style:writing-mode="lr-tb"/>
    </style:style>
    <style:style style:name="Table182.A" style:family="table-column">
      <style:table-column-properties style:column-width="2.328cm"/>
    </style:style>
    <style:style style:name="Table182.1" style:family="table-row">
      <style:table-row-properties fo:keep-together="auto"/>
    </style:style>
    <style:style style:name="Table182.A1" style:family="table-cell">
      <style:table-cell-properties style:vertical-align="middle" fo:padding="0cm" fo:border="none"/>
    </style:style>
    <style:style style:name="Table183" style:family="table">
      <style:table-properties style:width="2.328cm" fo:margin-left="0cm" fo:margin-top="0cm" fo:margin-bottom="0cm" table:align="left" style:writing-mode="lr-tb"/>
    </style:style>
    <style:style style:name="Table183.A" style:family="table-column">
      <style:table-column-properties style:column-width="2.328cm"/>
    </style:style>
    <style:style style:name="Table183.1" style:family="table-row">
      <style:table-row-properties fo:keep-together="auto"/>
    </style:style>
    <style:style style:name="Table183.A1" style:family="table-cell">
      <style:table-cell-properties style:vertical-align="middle" fo:padding="0cm" fo:border="none"/>
    </style:style>
    <style:style style:name="Table184" style:family="table">
      <style:table-properties style:width="4.424cm" fo:margin-left="0cm" fo:margin-top="0cm" fo:margin-bottom="0cm" table:align="left" style:writing-mode="lr-tb"/>
    </style:style>
    <style:style style:name="Table184.A" style:family="table-column">
      <style:table-column-properties style:column-width="4.424cm"/>
    </style:style>
    <style:style style:name="Table184.1" style:family="table-row">
      <style:table-row-properties fo:keep-together="auto"/>
    </style:style>
    <style:style style:name="Table184.A1" style:family="table-cell">
      <style:table-cell-properties style:vertical-align="middle" fo:padding="0cm" fo:border="none"/>
    </style:style>
    <style:style style:name="Table185" style:family="table">
      <style:table-properties style:width="2.328cm" fo:margin-left="0cm" fo:margin-top="0cm" fo:margin-bottom="0cm" table:align="left" style:writing-mode="lr-tb"/>
    </style:style>
    <style:style style:name="Table185.A" style:family="table-column">
      <style:table-column-properties style:column-width="2.328cm"/>
    </style:style>
    <style:style style:name="Table185.1" style:family="table-row">
      <style:table-row-properties fo:keep-together="auto"/>
    </style:style>
    <style:style style:name="Table185.A1" style:family="table-cell">
      <style:table-cell-properties style:vertical-align="middle" fo:padding="0cm" fo:border="none"/>
    </style:style>
    <style:style style:name="Table180" style:family="table">
      <style:table-properties style:width="4.424cm" fo:margin-left="0cm" fo:margin-top="0cm" fo:margin-bottom="0cm" table:align="left" style:writing-mode="lr-tb"/>
    </style:style>
    <style:style style:name="Table180.A" style:family="table-column">
      <style:table-column-properties style:column-width="4.424cm"/>
    </style:style>
    <style:style style:name="Table180.1" style:family="table-row">
      <style:table-row-properties fo:keep-together="auto"/>
    </style:style>
    <style:style style:name="Table180.A1" style:family="table-cell">
      <style:table-cell-properties style:vertical-align="middle" fo:padding="0cm" fo:border="none"/>
    </style:style>
    <style:style style:name="Table181" style:family="table">
      <style:table-properties style:width="2.328cm" fo:margin-left="0cm" fo:margin-top="0cm" fo:margin-bottom="0cm" table:align="left" style:writing-mode="lr-tb"/>
    </style:style>
    <style:style style:name="Table181.A" style:family="table-column">
      <style:table-column-properties style:column-width="2.328cm"/>
    </style:style>
    <style:style style:name="Table181.1" style:family="table-row">
      <style:table-row-properties fo:keep-together="auto"/>
    </style:style>
    <style:style style:name="Table181.A1" style:family="table-cell">
      <style:table-cell-properties style:vertical-align="middle" fo:padding="0cm" fo:border="none"/>
    </style:style>
    <style:style style:name="Table182" style:family="table">
      <style:table-properties style:width="2.328cm" fo:margin-left="0cm" fo:margin-top="0cm" fo:margin-bottom="0cm" table:align="left" style:writing-mode="lr-tb"/>
    </style:style>
    <style:style style:name="Table182.A" style:family="table-column">
      <style:table-column-properties style:column-width="2.328cm"/>
    </style:style>
    <style:style style:name="Table182.1" style:family="table-row">
      <style:table-row-properties fo:keep-together="auto"/>
    </style:style>
    <style:style style:name="Table182.A1" style:family="table-cell">
      <style:table-cell-properties style:vertical-align="middle" fo:padding="0cm" fo:border="none"/>
    </style:style>
    <style:style style:name="Table183" style:family="table">
      <style:table-properties style:width="2.328cm" fo:margin-left="0cm" fo:margin-top="0cm" fo:margin-bottom="0cm" table:align="left" style:writing-mode="lr-tb"/>
    </style:style>
    <style:style style:name="Table183.A" style:family="table-column">
      <style:table-column-properties style:column-width="2.328cm"/>
    </style:style>
    <style:style style:name="Table183.1" style:family="table-row">
      <style:table-row-properties fo:keep-together="auto"/>
    </style:style>
    <style:style style:name="Table183.A1" style:family="table-cell">
      <style:table-cell-properties style:vertical-align="middle" fo:padding="0cm" fo:border="none"/>
    </style:style>
    <style:style style:name="Table184" style:family="table">
      <style:table-properties style:width="4.424cm" fo:margin-left="0cm" fo:margin-top="0cm" fo:margin-bottom="0cm" table:align="left" style:writing-mode="lr-tb"/>
    </style:style>
    <style:style style:name="Table184.A" style:family="table-column">
      <style:table-column-properties style:column-width="4.424cm"/>
    </style:style>
    <style:style style:name="Table184.1" style:family="table-row">
      <style:table-row-properties fo:keep-together="auto"/>
    </style:style>
    <style:style style:name="Table184.A1" style:family="table-cell">
      <style:table-cell-properties style:vertical-align="middle" fo:padding="0cm" fo:border="none"/>
    </style:style>
    <style:style style:name="Table185" style:family="table">
      <style:table-properties style:width="2.328cm" fo:margin-left="0cm" fo:margin-top="0cm" fo:margin-bottom="0cm" table:align="left" style:writing-mode="lr-tb"/>
    </style:style>
    <style:style style:name="Table185.A" style:family="table-column">
      <style:table-column-properties style:column-width="2.328cm"/>
    </style:style>
    <style:style style:name="Table185.1" style:family="table-row">
      <style:table-row-properties fo:keep-together="auto"/>
    </style:style>
    <style:style style:name="Table185.A1" style:family="table-cell">
      <style:table-cell-properties style:vertical-align="middle" fo:padding="0cm" fo:border="none"/>
    </style:style>
    <style:style style:name="Table193" style:family="table">
      <style:table-properties style:width="15.921cm" style:rel-width="100%" fo:margin-left="0cm" fo:margin-top="0cm" fo:margin-bottom="0cm" table:align="left" style:writing-mode="lr-tb"/>
    </style:style>
    <style:style style:name="Table193.A" style:family="table-column">
      <style:table-column-properties style:column-width="1.127cm" style:rel-column-width="4639*"/>
    </style:style>
    <style:style style:name="Table193.B" style:family="table-column">
      <style:table-column-properties style:column-width="14.249cm" style:rel-column-width="58654*"/>
    </style:style>
    <style:style style:name="Table193.C" style:family="table-column">
      <style:table-column-properties style:column-width="0.545cm" style:rel-column-width="2242*"/>
    </style:style>
    <style:style style:name="Table193.1" style:family="table-row">
      <style:table-row-properties fo:keep-together="auto"/>
    </style:style>
    <style:style style:name="Table193.A1" style:family="table-cell">
      <style:table-cell-properties fo:background-color="#d8e4f3" fo:padding="0.265cm" fo:border="none">
        <style:background-image/>
      </style:table-cell-properties>
    </style:style>
    <style:style style:name="Table19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93.C1" style:family="table-cell">
      <style:table-cell-properties fo:padding="0cm" fo:border="none"/>
    </style:style>
    <style:style style:name="Table193.A2" style:family="table-cell">
      <style:table-cell-properties style:vertical-align="middle" fo:padding-left="0.529cm" fo:padding-right="0.265cm" fo:padding-top="0.265cm" fo:padding-bottom="0.265cm" fo:border="none"/>
    </style:style>
    <style:style style:name="Table193.3" style:family="table-row">
      <style:table-row-properties style:row-height="0.002cm" fo:keep-together="auto"/>
    </style:style>
    <style:style style:name="Table193.A3" style:family="table-cell">
      <style:table-cell-properties style:vertical-align="middle" fo:padding-left="0.503cm" fo:padding-right="0.265cm" fo:padding-top="0.132cm" fo:padding-bottom="0.265cm" fo:border="none"/>
    </style:style>
    <style:style style:name="Table193.C4" style:family="table-cell">
      <style:table-cell-properties fo:padding="0cm" fo:border="none"/>
    </style:style>
    <style:style style:name="Table193.A5" style:family="table-cell">
      <style:table-cell-properties style:vertical-align="middle" fo:padding-left="0.529cm" fo:padding-right="0.265cm" fo:padding-top="0.265cm" fo:padding-bottom="0.265cm" fo:border="none"/>
    </style:style>
    <style:style style:name="Table193.A6" style:family="table-cell">
      <style:table-cell-properties style:vertical-align="middle" fo:padding-left="0.503cm" fo:padding-right="0.265cm" fo:padding-top="0.132cm" fo:padding-bottom="0.265cm" fo:border="none"/>
    </style:style>
    <style:style style:name="Table187" style:family="table">
      <style:table-properties style:width="2.794cm" fo:margin-left="0cm" fo:margin-top="0cm" fo:margin-bottom="0cm" table:align="left" style:writing-mode="lr-tb"/>
    </style:style>
    <style:style style:name="Table187.A" style:family="table-column">
      <style:table-column-properties style:column-width="2.794cm"/>
    </style:style>
    <style:style style:name="Table187.1" style:family="table-row">
      <style:table-row-properties fo:keep-together="auto"/>
    </style:style>
    <style:style style:name="Table187.A1" style:family="table-cell">
      <style:table-cell-properties style:vertical-align="middle" fo:padding="0cm" fo:border="none"/>
    </style:style>
    <style:style style:name="Table188" style:family="table">
      <style:table-properties style:width="4.424cm" fo:margin-left="0cm" fo:margin-top="0cm" fo:margin-bottom="0cm" table:align="left" style:writing-mode="lr-tb"/>
    </style:style>
    <style:style style:name="Table188.A" style:family="table-column">
      <style:table-column-properties style:column-width="4.424cm"/>
    </style:style>
    <style:style style:name="Table188.1" style:family="table-row">
      <style:table-row-properties fo:keep-together="auto"/>
    </style:style>
    <style:style style:name="Table188.A1" style:family="table-cell">
      <style:table-cell-properties style:vertical-align="middle" fo:padding="0cm" fo:border="none"/>
    </style:style>
    <style:style style:name="Table189" style:family="table">
      <style:table-properties style:width="2.794cm" fo:margin-left="0cm" fo:margin-top="0cm" fo:margin-bottom="0cm" table:align="left" style:writing-mode="lr-tb"/>
    </style:style>
    <style:style style:name="Table189.A" style:family="table-column">
      <style:table-column-properties style:column-width="2.794cm"/>
    </style:style>
    <style:style style:name="Table189.1" style:family="table-row">
      <style:table-row-properties fo:keep-together="auto"/>
    </style:style>
    <style:style style:name="Table189.A1" style:family="table-cell">
      <style:table-cell-properties style:vertical-align="middle" fo:padding="0cm" fo:border="none"/>
    </style:style>
    <style:style style:name="Table190" style:family="table">
      <style:table-properties style:width="2.794cm" fo:margin-left="0cm" fo:margin-top="0cm" fo:margin-bottom="0cm" table:align="left" style:writing-mode="lr-tb"/>
    </style:style>
    <style:style style:name="Table190.A" style:family="table-column">
      <style:table-column-properties style:column-width="2.794cm"/>
    </style:style>
    <style:style style:name="Table190.1" style:family="table-row">
      <style:table-row-properties fo:keep-together="auto"/>
    </style:style>
    <style:style style:name="Table190.A1" style:family="table-cell">
      <style:table-cell-properties style:vertical-align="middle" fo:padding="0cm" fo:border="none"/>
    </style:style>
    <style:style style:name="Table191" style:family="table">
      <style:table-properties style:width="4.424cm" fo:margin-left="0cm" fo:margin-top="0cm" fo:margin-bottom="0cm" table:align="left" style:writing-mode="lr-tb"/>
    </style:style>
    <style:style style:name="Table191.A" style:family="table-column">
      <style:table-column-properties style:column-width="4.424cm"/>
    </style:style>
    <style:style style:name="Table191.1" style:family="table-row">
      <style:table-row-properties fo:keep-together="auto"/>
    </style:style>
    <style:style style:name="Table191.A1" style:family="table-cell">
      <style:table-cell-properties style:vertical-align="middle" fo:padding="0cm" fo:border="none"/>
    </style:style>
    <style:style style:name="Table192" style:family="table">
      <style:table-properties style:width="2.561cm" fo:margin-left="0cm" fo:margin-top="0cm" fo:margin-bottom="0cm" table:align="left" style:writing-mode="lr-tb"/>
    </style:style>
    <style:style style:name="Table192.A" style:family="table-column">
      <style:table-column-properties style:column-width="2.561cm"/>
    </style:style>
    <style:style style:name="Table192.1" style:family="table-row">
      <style:table-row-properties fo:keep-together="auto"/>
    </style:style>
    <style:style style:name="Table192.A1" style:family="table-cell">
      <style:table-cell-properties style:vertical-align="middle" fo:padding="0cm" fo:border="none"/>
    </style:style>
    <style:style style:name="Table187" style:family="table">
      <style:table-properties style:width="2.794cm" fo:margin-left="0cm" fo:margin-top="0cm" fo:margin-bottom="0cm" table:align="left" style:writing-mode="lr-tb"/>
    </style:style>
    <style:style style:name="Table187.A" style:family="table-column">
      <style:table-column-properties style:column-width="2.794cm"/>
    </style:style>
    <style:style style:name="Table187.1" style:family="table-row">
      <style:table-row-properties fo:keep-together="auto"/>
    </style:style>
    <style:style style:name="Table187.A1" style:family="table-cell">
      <style:table-cell-properties style:vertical-align="middle" fo:padding="0cm" fo:border="none"/>
    </style:style>
    <style:style style:name="Table188" style:family="table">
      <style:table-properties style:width="4.424cm" fo:margin-left="0cm" fo:margin-top="0cm" fo:margin-bottom="0cm" table:align="left" style:writing-mode="lr-tb"/>
    </style:style>
    <style:style style:name="Table188.A" style:family="table-column">
      <style:table-column-properties style:column-width="4.424cm"/>
    </style:style>
    <style:style style:name="Table188.1" style:family="table-row">
      <style:table-row-properties fo:keep-together="auto"/>
    </style:style>
    <style:style style:name="Table188.A1" style:family="table-cell">
      <style:table-cell-properties style:vertical-align="middle" fo:padding="0cm" fo:border="none"/>
    </style:style>
    <style:style style:name="Table189" style:family="table">
      <style:table-properties style:width="2.794cm" fo:margin-left="0cm" fo:margin-top="0cm" fo:margin-bottom="0cm" table:align="left" style:writing-mode="lr-tb"/>
    </style:style>
    <style:style style:name="Table189.A" style:family="table-column">
      <style:table-column-properties style:column-width="2.794cm"/>
    </style:style>
    <style:style style:name="Table189.1" style:family="table-row">
      <style:table-row-properties fo:keep-together="auto"/>
    </style:style>
    <style:style style:name="Table189.A1" style:family="table-cell">
      <style:table-cell-properties style:vertical-align="middle" fo:padding="0cm" fo:border="none"/>
    </style:style>
    <style:style style:name="Table190" style:family="table">
      <style:table-properties style:width="2.794cm" fo:margin-left="0cm" fo:margin-top="0cm" fo:margin-bottom="0cm" table:align="left" style:writing-mode="lr-tb"/>
    </style:style>
    <style:style style:name="Table190.A" style:family="table-column">
      <style:table-column-properties style:column-width="2.794cm"/>
    </style:style>
    <style:style style:name="Table190.1" style:family="table-row">
      <style:table-row-properties fo:keep-together="auto"/>
    </style:style>
    <style:style style:name="Table190.A1" style:family="table-cell">
      <style:table-cell-properties style:vertical-align="middle" fo:padding="0cm" fo:border="none"/>
    </style:style>
    <style:style style:name="Table191" style:family="table">
      <style:table-properties style:width="4.424cm" fo:margin-left="0cm" fo:margin-top="0cm" fo:margin-bottom="0cm" table:align="left" style:writing-mode="lr-tb"/>
    </style:style>
    <style:style style:name="Table191.A" style:family="table-column">
      <style:table-column-properties style:column-width="4.424cm"/>
    </style:style>
    <style:style style:name="Table191.1" style:family="table-row">
      <style:table-row-properties fo:keep-together="auto"/>
    </style:style>
    <style:style style:name="Table191.A1" style:family="table-cell">
      <style:table-cell-properties style:vertical-align="middle" fo:padding="0cm" fo:border="none"/>
    </style:style>
    <style:style style:name="Table192" style:family="table">
      <style:table-properties style:width="2.561cm" fo:margin-left="0cm" fo:margin-top="0cm" fo:margin-bottom="0cm" table:align="left" style:writing-mode="lr-tb"/>
    </style:style>
    <style:style style:name="Table192.A" style:family="table-column">
      <style:table-column-properties style:column-width="2.561cm"/>
    </style:style>
    <style:style style:name="Table192.1" style:family="table-row">
      <style:table-row-properties fo:keep-together="auto"/>
    </style:style>
    <style:style style:name="Table192.A1" style:family="table-cell">
      <style:table-cell-properties style:vertical-align="middle" fo:padding="0cm" fo:border="none"/>
    </style:style>
    <style:style style:name="Table200" style:family="table">
      <style:table-properties style:width="15.921cm" style:rel-width="100%" fo:margin-left="0cm" fo:margin-top="0cm" fo:margin-bottom="0cm" table:align="left" style:writing-mode="lr-tb"/>
    </style:style>
    <style:style style:name="Table200.A" style:family="table-column">
      <style:table-column-properties style:column-width="1.127cm" style:rel-column-width="4639*"/>
    </style:style>
    <style:style style:name="Table200.B" style:family="table-column">
      <style:table-column-properties style:column-width="14.249cm" style:rel-column-width="58654*"/>
    </style:style>
    <style:style style:name="Table200.C" style:family="table-column">
      <style:table-column-properties style:column-width="0.545cm" style:rel-column-width="2242*"/>
    </style:style>
    <style:style style:name="Table200.1" style:family="table-row">
      <style:table-row-properties fo:keep-together="auto"/>
    </style:style>
    <style:style style:name="Table200.A1" style:family="table-cell">
      <style:table-cell-properties fo:background-color="#d8e4f3" fo:padding="0.265cm" fo:border="none">
        <style:background-image/>
      </style:table-cell-properties>
    </style:style>
    <style:style style:name="Table20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00.C1" style:family="table-cell">
      <style:table-cell-properties fo:padding="0cm" fo:border="none"/>
    </style:style>
    <style:style style:name="Table200.A2" style:family="table-cell">
      <style:table-cell-properties style:vertical-align="middle" fo:padding-left="0.529cm" fo:padding-right="0.265cm" fo:padding-top="0.265cm" fo:padding-bottom="0.265cm" fo:border="none"/>
    </style:style>
    <style:style style:name="Table200.3" style:family="table-row">
      <style:table-row-properties style:row-height="0.002cm" fo:keep-together="auto"/>
    </style:style>
    <style:style style:name="Table200.A3" style:family="table-cell">
      <style:table-cell-properties style:vertical-align="middle" fo:padding-left="0.503cm" fo:padding-right="0.265cm" fo:padding-top="0.132cm" fo:padding-bottom="0.265cm" fo:border="none"/>
    </style:style>
    <style:style style:name="Table200.C4" style:family="table-cell">
      <style:table-cell-properties fo:padding="0cm" fo:border="none"/>
    </style:style>
    <style:style style:name="Table200.A5" style:family="table-cell">
      <style:table-cell-properties style:vertical-align="middle" fo:padding-left="0.529cm" fo:padding-right="0.265cm" fo:padding-top="0.265cm" fo:padding-bottom="0.265cm" fo:border="none"/>
    </style:style>
    <style:style style:name="Table200.A6" style:family="table-cell">
      <style:table-cell-properties style:vertical-align="middle" fo:padding-left="0.503cm" fo:padding-right="0.265cm" fo:padding-top="0.132cm" fo:padding-bottom="0.265cm" fo:border="none"/>
    </style:style>
    <style:style style:name="Table194" style:family="table">
      <style:table-properties style:width="2.794cm" fo:margin-left="0cm" fo:margin-top="0cm" fo:margin-bottom="0cm" table:align="left" style:writing-mode="lr-tb"/>
    </style:style>
    <style:style style:name="Table194.A" style:family="table-column">
      <style:table-column-properties style:column-width="2.794cm"/>
    </style:style>
    <style:style style:name="Table194.1" style:family="table-row">
      <style:table-row-properties fo:keep-together="auto"/>
    </style:style>
    <style:style style:name="Table194.A1" style:family="table-cell">
      <style:table-cell-properties style:vertical-align="middle" fo:padding="0cm" fo:border="none"/>
    </style:style>
    <style:style style:name="Table195" style:family="table">
      <style:table-properties style:width="2.328cm" fo:margin-left="0cm" fo:margin-top="0cm" fo:margin-bottom="0cm" table:align="left" style:writing-mode="lr-tb"/>
    </style:style>
    <style:style style:name="Table195.A" style:family="table-column">
      <style:table-column-properties style:column-width="2.328cm"/>
    </style:style>
    <style:style style:name="Table195.1" style:family="table-row">
      <style:table-row-properties fo:keep-together="auto"/>
    </style:style>
    <style:style style:name="Table195.A1" style:family="table-cell">
      <style:table-cell-properties style:vertical-align="middle" fo:padding="0cm" fo:border="none"/>
    </style:style>
    <style:style style:name="Table196" style:family="table">
      <style:table-properties style:width="3.26cm" fo:margin-left="0cm" fo:margin-top="0cm" fo:margin-bottom="0cm" table:align="left" style:writing-mode="lr-tb"/>
    </style:style>
    <style:style style:name="Table196.A" style:family="table-column">
      <style:table-column-properties style:column-width="3.26cm"/>
    </style:style>
    <style:style style:name="Table196.1" style:family="table-row">
      <style:table-row-properties fo:keep-together="auto"/>
    </style:style>
    <style:style style:name="Table196.A1" style:family="table-cell">
      <style:table-cell-properties style:vertical-align="middle" fo:padding="0cm" fo:border="none"/>
    </style:style>
    <style:style style:name="Table197" style:family="table">
      <style:table-properties style:width="2.794cm" fo:margin-left="0cm" fo:margin-top="0cm" fo:margin-bottom="0cm" table:align="left" style:writing-mode="lr-tb"/>
    </style:style>
    <style:style style:name="Table197.A" style:family="table-column">
      <style:table-column-properties style:column-width="2.794cm"/>
    </style:style>
    <style:style style:name="Table197.1" style:family="table-row">
      <style:table-row-properties fo:keep-together="auto"/>
    </style:style>
    <style:style style:name="Table197.A1" style:family="table-cell">
      <style:table-cell-properties style:vertical-align="middle" fo:padding="0cm" fo:border="none"/>
    </style:style>
    <style:style style:name="Table198" style:family="table">
      <style:table-properties style:width="2.794cm" fo:margin-left="0cm" fo:margin-top="0cm" fo:margin-bottom="0cm" table:align="left" style:writing-mode="lr-tb"/>
    </style:style>
    <style:style style:name="Table198.A" style:family="table-column">
      <style:table-column-properties style:column-width="2.794cm"/>
    </style:style>
    <style:style style:name="Table198.1" style:family="table-row">
      <style:table-row-properties fo:keep-together="auto"/>
    </style:style>
    <style:style style:name="Table198.A1" style:family="table-cell">
      <style:table-cell-properties style:vertical-align="middle" fo:padding="0cm" fo:border="none"/>
    </style:style>
    <style:style style:name="Table199" style:family="table">
      <style:table-properties style:width="3.26cm" fo:margin-left="0cm" fo:margin-top="0cm" fo:margin-bottom="0cm" table:align="left" style:writing-mode="lr-tb"/>
    </style:style>
    <style:style style:name="Table199.A" style:family="table-column">
      <style:table-column-properties style:column-width="3.26cm"/>
    </style:style>
    <style:style style:name="Table199.1" style:family="table-row">
      <style:table-row-properties fo:keep-together="auto"/>
    </style:style>
    <style:style style:name="Table199.A1" style:family="table-cell">
      <style:table-cell-properties style:vertical-align="middle" fo:padding="0cm" fo:border="none"/>
    </style:style>
    <style:style style:name="Table194" style:family="table">
      <style:table-properties style:width="2.794cm" fo:margin-left="0cm" fo:margin-top="0cm" fo:margin-bottom="0cm" table:align="left" style:writing-mode="lr-tb"/>
    </style:style>
    <style:style style:name="Table194.A" style:family="table-column">
      <style:table-column-properties style:column-width="2.794cm"/>
    </style:style>
    <style:style style:name="Table194.1" style:family="table-row">
      <style:table-row-properties fo:keep-together="auto"/>
    </style:style>
    <style:style style:name="Table194.A1" style:family="table-cell">
      <style:table-cell-properties style:vertical-align="middle" fo:padding="0cm" fo:border="none"/>
    </style:style>
    <style:style style:name="Table195" style:family="table">
      <style:table-properties style:width="2.328cm" fo:margin-left="0cm" fo:margin-top="0cm" fo:margin-bottom="0cm" table:align="left" style:writing-mode="lr-tb"/>
    </style:style>
    <style:style style:name="Table195.A" style:family="table-column">
      <style:table-column-properties style:column-width="2.328cm"/>
    </style:style>
    <style:style style:name="Table195.1" style:family="table-row">
      <style:table-row-properties fo:keep-together="auto"/>
    </style:style>
    <style:style style:name="Table195.A1" style:family="table-cell">
      <style:table-cell-properties style:vertical-align="middle" fo:padding="0cm" fo:border="none"/>
    </style:style>
    <style:style style:name="Table196" style:family="table">
      <style:table-properties style:width="3.26cm" fo:margin-left="0cm" fo:margin-top="0cm" fo:margin-bottom="0cm" table:align="left" style:writing-mode="lr-tb"/>
    </style:style>
    <style:style style:name="Table196.A" style:family="table-column">
      <style:table-column-properties style:column-width="3.26cm"/>
    </style:style>
    <style:style style:name="Table196.1" style:family="table-row">
      <style:table-row-properties fo:keep-together="auto"/>
    </style:style>
    <style:style style:name="Table196.A1" style:family="table-cell">
      <style:table-cell-properties style:vertical-align="middle" fo:padding="0cm" fo:border="none"/>
    </style:style>
    <style:style style:name="Table197" style:family="table">
      <style:table-properties style:width="2.794cm" fo:margin-left="0cm" fo:margin-top="0cm" fo:margin-bottom="0cm" table:align="left" style:writing-mode="lr-tb"/>
    </style:style>
    <style:style style:name="Table197.A" style:family="table-column">
      <style:table-column-properties style:column-width="2.794cm"/>
    </style:style>
    <style:style style:name="Table197.1" style:family="table-row">
      <style:table-row-properties fo:keep-together="auto"/>
    </style:style>
    <style:style style:name="Table197.A1" style:family="table-cell">
      <style:table-cell-properties style:vertical-align="middle" fo:padding="0cm" fo:border="none"/>
    </style:style>
    <style:style style:name="Table198" style:family="table">
      <style:table-properties style:width="2.794cm" fo:margin-left="0cm" fo:margin-top="0cm" fo:margin-bottom="0cm" table:align="left" style:writing-mode="lr-tb"/>
    </style:style>
    <style:style style:name="Table198.A" style:family="table-column">
      <style:table-column-properties style:column-width="2.794cm"/>
    </style:style>
    <style:style style:name="Table198.1" style:family="table-row">
      <style:table-row-properties fo:keep-together="auto"/>
    </style:style>
    <style:style style:name="Table198.A1" style:family="table-cell">
      <style:table-cell-properties style:vertical-align="middle" fo:padding="0cm" fo:border="none"/>
    </style:style>
    <style:style style:name="Table199" style:family="table">
      <style:table-properties style:width="3.26cm" fo:margin-left="0cm" fo:margin-top="0cm" fo:margin-bottom="0cm" table:align="left" style:writing-mode="lr-tb"/>
    </style:style>
    <style:style style:name="Table199.A" style:family="table-column">
      <style:table-column-properties style:column-width="3.26cm"/>
    </style:style>
    <style:style style:name="Table199.1" style:family="table-row">
      <style:table-row-properties fo:keep-together="auto"/>
    </style:style>
    <style:style style:name="Table199.A1" style:family="table-cell">
      <style:table-cell-properties style:vertical-align="middle" fo:padding="0cm" fo:border="none"/>
    </style:style>
    <style:style style:name="Table207" style:family="table">
      <style:table-properties style:width="15.921cm" style:rel-width="100%" fo:margin-left="0cm" fo:margin-top="0cm" fo:margin-bottom="0cm" table:align="left" style:writing-mode="lr-tb"/>
    </style:style>
    <style:style style:name="Table207.A" style:family="table-column">
      <style:table-column-properties style:column-width="1.127cm" style:rel-column-width="4639*"/>
    </style:style>
    <style:style style:name="Table207.B" style:family="table-column">
      <style:table-column-properties style:column-width="14.249cm" style:rel-column-width="58654*"/>
    </style:style>
    <style:style style:name="Table207.C" style:family="table-column">
      <style:table-column-properties style:column-width="0.545cm" style:rel-column-width="2242*"/>
    </style:style>
    <style:style style:name="Table207.1" style:family="table-row">
      <style:table-row-properties fo:keep-together="auto"/>
    </style:style>
    <style:style style:name="Table207.A1" style:family="table-cell">
      <style:table-cell-properties fo:background-color="#d8e4f3" fo:padding="0.265cm" fo:border="none">
        <style:background-image/>
      </style:table-cell-properties>
    </style:style>
    <style:style style:name="Table20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07.C1" style:family="table-cell">
      <style:table-cell-properties fo:padding="0cm" fo:border="none"/>
    </style:style>
    <style:style style:name="Table207.A2" style:family="table-cell">
      <style:table-cell-properties style:vertical-align="middle" fo:padding-left="0.529cm" fo:padding-right="0.265cm" fo:padding-top="0.265cm" fo:padding-bottom="0.265cm" fo:border="none"/>
    </style:style>
    <style:style style:name="Table207.3" style:family="table-row">
      <style:table-row-properties style:row-height="0.002cm" fo:keep-together="auto"/>
    </style:style>
    <style:style style:name="Table207.A3" style:family="table-cell">
      <style:table-cell-properties style:vertical-align="middle" fo:padding-left="0.503cm" fo:padding-right="0.265cm" fo:padding-top="0.132cm" fo:padding-bottom="0.265cm" fo:border="none"/>
    </style:style>
    <style:style style:name="Table207.C4" style:family="table-cell">
      <style:table-cell-properties fo:padding="0cm" fo:border="none"/>
    </style:style>
    <style:style style:name="Table207.A5" style:family="table-cell">
      <style:table-cell-properties style:vertical-align="middle" fo:padding-left="0.529cm" fo:padding-right="0.265cm" fo:padding-top="0.265cm" fo:padding-bottom="0.265cm" fo:border="none"/>
    </style:style>
    <style:style style:name="Table207.A6" style:family="table-cell">
      <style:table-cell-properties style:vertical-align="middle" fo:padding-left="0.503cm" fo:padding-right="0.265cm" fo:padding-top="0.132cm" fo:padding-bottom="0.265cm" fo:border="none"/>
    </style:style>
    <style:style style:name="Table201" style:family="table">
      <style:table-properties style:width="3.26cm" fo:margin-left="0cm" fo:margin-top="0cm" fo:margin-bottom="0cm" table:align="left" style:writing-mode="lr-tb"/>
    </style:style>
    <style:style style:name="Table201.A" style:family="table-column">
      <style:table-column-properties style:column-width="3.26cm"/>
    </style:style>
    <style:style style:name="Table201.1" style:family="table-row">
      <style:table-row-properties fo:keep-together="auto"/>
    </style:style>
    <style:style style:name="Table201.A1" style:family="table-cell">
      <style:table-cell-properties style:vertical-align="middle" fo:padding="0cm" fo:border="none"/>
    </style:style>
    <style:style style:name="Table202" style:family="table">
      <style:table-properties style:width="2.794cm" fo:margin-left="0cm" fo:margin-top="0cm" fo:margin-bottom="0cm" table:align="left" style:writing-mode="lr-tb"/>
    </style:style>
    <style:style style:name="Table202.A" style:family="table-column">
      <style:table-column-properties style:column-width="2.794cm"/>
    </style:style>
    <style:style style:name="Table202.1" style:family="table-row">
      <style:table-row-properties fo:keep-together="auto"/>
    </style:style>
    <style:style style:name="Table202.A1" style:family="table-cell">
      <style:table-cell-properties style:vertical-align="middle" fo:padding="0cm" fo:border="none"/>
    </style:style>
    <style:style style:name="Table203" style:family="table">
      <style:table-properties style:width="2.794cm" fo:margin-left="0cm" fo:margin-top="0cm" fo:margin-bottom="0cm" table:align="left" style:writing-mode="lr-tb"/>
    </style:style>
    <style:style style:name="Table203.A" style:family="table-column">
      <style:table-column-properties style:column-width="2.794cm"/>
    </style:style>
    <style:style style:name="Table203.1" style:family="table-row">
      <style:table-row-properties fo:keep-together="auto"/>
    </style:style>
    <style:style style:name="Table203.A1" style:family="table-cell">
      <style:table-cell-properties style:vertical-align="middle" fo:padding="0cm" fo:border="none"/>
    </style:style>
    <style:style style:name="Table204" style:family="table">
      <style:table-properties style:width="3.26cm" fo:margin-left="0cm" fo:margin-top="0cm" fo:margin-bottom="0cm" table:align="left" style:writing-mode="lr-tb"/>
    </style:style>
    <style:style style:name="Table204.A" style:family="table-column">
      <style:table-column-properties style:column-width="3.26cm"/>
    </style:style>
    <style:style style:name="Table204.1" style:family="table-row">
      <style:table-row-properties fo:keep-together="auto"/>
    </style:style>
    <style:style style:name="Table204.A1" style:family="table-cell">
      <style:table-cell-properties style:vertical-align="middle" fo:padding="0cm" fo:border="none"/>
    </style:style>
    <style:style style:name="Table205" style:family="table">
      <style:table-properties style:width="2.561cm" fo:margin-left="0cm" fo:margin-top="0cm" fo:margin-bottom="0cm" table:align="left" style:writing-mode="lr-tb"/>
    </style:style>
    <style:style style:name="Table205.A" style:family="table-column">
      <style:table-column-properties style:column-width="2.561cm"/>
    </style:style>
    <style:style style:name="Table205.1" style:family="table-row">
      <style:table-row-properties fo:keep-together="auto"/>
    </style:style>
    <style:style style:name="Table205.A1" style:family="table-cell">
      <style:table-cell-properties style:vertical-align="middle" fo:padding="0cm" fo:border="none"/>
    </style:style>
    <style:style style:name="Table206" style:family="table">
      <style:table-properties style:width="4.424cm" fo:margin-left="0cm" fo:margin-top="0cm" fo:margin-bottom="0cm" table:align="left" style:writing-mode="lr-tb"/>
    </style:style>
    <style:style style:name="Table206.A" style:family="table-column">
      <style:table-column-properties style:column-width="4.424cm"/>
    </style:style>
    <style:style style:name="Table206.1" style:family="table-row">
      <style:table-row-properties fo:keep-together="auto"/>
    </style:style>
    <style:style style:name="Table206.A1" style:family="table-cell">
      <style:table-cell-properties style:vertical-align="middle" fo:padding="0cm" fo:border="none"/>
    </style:style>
    <style:style style:name="Table201" style:family="table">
      <style:table-properties style:width="3.26cm" fo:margin-left="0cm" fo:margin-top="0cm" fo:margin-bottom="0cm" table:align="left" style:writing-mode="lr-tb"/>
    </style:style>
    <style:style style:name="Table201.A" style:family="table-column">
      <style:table-column-properties style:column-width="3.26cm"/>
    </style:style>
    <style:style style:name="Table201.1" style:family="table-row">
      <style:table-row-properties fo:keep-together="auto"/>
    </style:style>
    <style:style style:name="Table201.A1" style:family="table-cell">
      <style:table-cell-properties style:vertical-align="middle" fo:padding="0cm" fo:border="none"/>
    </style:style>
    <style:style style:name="Table202" style:family="table">
      <style:table-properties style:width="2.794cm" fo:margin-left="0cm" fo:margin-top="0cm" fo:margin-bottom="0cm" table:align="left" style:writing-mode="lr-tb"/>
    </style:style>
    <style:style style:name="Table202.A" style:family="table-column">
      <style:table-column-properties style:column-width="2.794cm"/>
    </style:style>
    <style:style style:name="Table202.1" style:family="table-row">
      <style:table-row-properties fo:keep-together="auto"/>
    </style:style>
    <style:style style:name="Table202.A1" style:family="table-cell">
      <style:table-cell-properties style:vertical-align="middle" fo:padding="0cm" fo:border="none"/>
    </style:style>
    <style:style style:name="Table203" style:family="table">
      <style:table-properties style:width="2.794cm" fo:margin-left="0cm" fo:margin-top="0cm" fo:margin-bottom="0cm" table:align="left" style:writing-mode="lr-tb"/>
    </style:style>
    <style:style style:name="Table203.A" style:family="table-column">
      <style:table-column-properties style:column-width="2.794cm"/>
    </style:style>
    <style:style style:name="Table203.1" style:family="table-row">
      <style:table-row-properties fo:keep-together="auto"/>
    </style:style>
    <style:style style:name="Table203.A1" style:family="table-cell">
      <style:table-cell-properties style:vertical-align="middle" fo:padding="0cm" fo:border="none"/>
    </style:style>
    <style:style style:name="Table204" style:family="table">
      <style:table-properties style:width="3.26cm" fo:margin-left="0cm" fo:margin-top="0cm" fo:margin-bottom="0cm" table:align="left" style:writing-mode="lr-tb"/>
    </style:style>
    <style:style style:name="Table204.A" style:family="table-column">
      <style:table-column-properties style:column-width="3.26cm"/>
    </style:style>
    <style:style style:name="Table204.1" style:family="table-row">
      <style:table-row-properties fo:keep-together="auto"/>
    </style:style>
    <style:style style:name="Table204.A1" style:family="table-cell">
      <style:table-cell-properties style:vertical-align="middle" fo:padding="0cm" fo:border="none"/>
    </style:style>
    <style:style style:name="Table205" style:family="table">
      <style:table-properties style:width="2.561cm" fo:margin-left="0cm" fo:margin-top="0cm" fo:margin-bottom="0cm" table:align="left" style:writing-mode="lr-tb"/>
    </style:style>
    <style:style style:name="Table205.A" style:family="table-column">
      <style:table-column-properties style:column-width="2.561cm"/>
    </style:style>
    <style:style style:name="Table205.1" style:family="table-row">
      <style:table-row-properties fo:keep-together="auto"/>
    </style:style>
    <style:style style:name="Table205.A1" style:family="table-cell">
      <style:table-cell-properties style:vertical-align="middle" fo:padding="0cm" fo:border="none"/>
    </style:style>
    <style:style style:name="Table206" style:family="table">
      <style:table-properties style:width="4.424cm" fo:margin-left="0cm" fo:margin-top="0cm" fo:margin-bottom="0cm" table:align="left" style:writing-mode="lr-tb"/>
    </style:style>
    <style:style style:name="Table206.A" style:family="table-column">
      <style:table-column-properties style:column-width="4.424cm"/>
    </style:style>
    <style:style style:name="Table206.1" style:family="table-row">
      <style:table-row-properties fo:keep-together="auto"/>
    </style:style>
    <style:style style:name="Table206.A1" style:family="table-cell">
      <style:table-cell-properties style:vertical-align="middle" fo:padding="0cm" fo:border="none"/>
    </style:style>
    <style:style style:name="Table215" style:family="table">
      <style:table-properties style:width="15.921cm" style:rel-width="100%" fo:margin-left="0cm" fo:margin-top="0cm" fo:margin-bottom="0cm" table:align="left" style:writing-mode="lr-tb"/>
    </style:style>
    <style:style style:name="Table215.A" style:family="table-column">
      <style:table-column-properties style:column-width="1.127cm" style:rel-column-width="4639*"/>
    </style:style>
    <style:style style:name="Table215.B" style:family="table-column">
      <style:table-column-properties style:column-width="14.249cm" style:rel-column-width="58654*"/>
    </style:style>
    <style:style style:name="Table215.C" style:family="table-column">
      <style:table-column-properties style:column-width="0.545cm" style:rel-column-width="2242*"/>
    </style:style>
    <style:style style:name="Table215.1" style:family="table-row">
      <style:table-row-properties fo:keep-together="auto"/>
    </style:style>
    <style:style style:name="Table215.A1" style:family="table-cell">
      <style:table-cell-properties fo:background-color="#d8e4f3" fo:padding="0.265cm" fo:border="none">
        <style:background-image/>
      </style:table-cell-properties>
    </style:style>
    <style:style style:name="Table21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15.C1" style:family="table-cell">
      <style:table-cell-properties fo:padding="0cm" fo:border="none"/>
    </style:style>
    <style:style style:name="Table215.A2" style:family="table-cell">
      <style:table-cell-properties style:vertical-align="middle" fo:padding-left="0.529cm" fo:padding-right="0.265cm" fo:padding-top="0.265cm" fo:padding-bottom="0.265cm" fo:border="none"/>
    </style:style>
    <style:style style:name="Table215.3" style:family="table-row">
      <style:table-row-properties style:row-height="0.002cm" fo:keep-together="auto"/>
    </style:style>
    <style:style style:name="Table215.A3" style:family="table-cell">
      <style:table-cell-properties style:vertical-align="middle" fo:padding-left="0.503cm" fo:padding-right="0.265cm" fo:padding-top="0.132cm" fo:padding-bottom="0.265cm" fo:border="none"/>
    </style:style>
    <style:style style:name="Table215.C4" style:family="table-cell">
      <style:table-cell-properties fo:padding="0cm" fo:border="none"/>
    </style:style>
    <style:style style:name="Table215.A5" style:family="table-cell">
      <style:table-cell-properties style:vertical-align="middle" fo:padding-left="0.529cm" fo:padding-right="0.265cm" fo:padding-top="0.265cm" fo:padding-bottom="0.265cm" fo:border="none"/>
    </style:style>
    <style:style style:name="Table215.A6" style:family="table-cell">
      <style:table-cell-properties style:vertical-align="middle" fo:padding-left="0.503cm" fo:padding-right="0.265cm" fo:padding-top="0.132cm" fo:padding-bottom="0.265cm" fo:border="none"/>
    </style:style>
    <style:style style:name="Table208" style:family="table">
      <style:table-properties style:width="2.794cm" fo:margin-left="0cm" fo:margin-top="0cm" fo:margin-bottom="0cm" table:align="left" style:writing-mode="lr-tb"/>
    </style:style>
    <style:style style:name="Table208.A" style:family="table-column">
      <style:table-column-properties style:column-width="2.794cm"/>
    </style:style>
    <style:style style:name="Table208.1" style:family="table-row">
      <style:table-row-properties fo:keep-together="auto"/>
    </style:style>
    <style:style style:name="Table208.A1" style:family="table-cell">
      <style:table-cell-properties style:vertical-align="middle" fo:padding="0cm" fo:border="none"/>
    </style:style>
    <style:style style:name="Table209" style:family="table">
      <style:table-properties style:width="3.26cm" fo:margin-left="0cm" fo:margin-top="0cm" fo:margin-bottom="0cm" table:align="left" style:writing-mode="lr-tb"/>
    </style:style>
    <style:style style:name="Table209.A" style:family="table-column">
      <style:table-column-properties style:column-width="3.26cm"/>
    </style:style>
    <style:style style:name="Table209.1" style:family="table-row">
      <style:table-row-properties fo:keep-together="auto"/>
    </style:style>
    <style:style style:name="Table209.A1" style:family="table-cell">
      <style:table-cell-properties style:vertical-align="middle" fo:padding="0cm" fo:border="none"/>
    </style:style>
    <style:style style:name="Table210" style:family="table">
      <style:table-properties style:width="2.794cm" fo:margin-left="0cm" fo:margin-top="0cm" fo:margin-bottom="0cm" table:align="left" style:writing-mode="lr-tb"/>
    </style:style>
    <style:style style:name="Table210.A" style:family="table-column">
      <style:table-column-properties style:column-width="2.794cm"/>
    </style:style>
    <style:style style:name="Table210.1" style:family="table-row">
      <style:table-row-properties fo:keep-together="auto"/>
    </style:style>
    <style:style style:name="Table210.A1" style:family="table-cell">
      <style:table-cell-properties style:vertical-align="middle" fo:padding="0cm" fo:border="none"/>
    </style:style>
    <style:style style:name="Table211" style:family="table">
      <style:table-properties style:width="4.424cm" fo:margin-left="0cm" fo:margin-top="0cm" fo:margin-bottom="0cm" table:align="left" style:writing-mode="lr-tb"/>
    </style:style>
    <style:style style:name="Table211.A" style:family="table-column">
      <style:table-column-properties style:column-width="4.424cm"/>
    </style:style>
    <style:style style:name="Table211.1" style:family="table-row">
      <style:table-row-properties fo:keep-together="auto"/>
    </style:style>
    <style:style style:name="Table211.A1" style:family="table-cell">
      <style:table-cell-properties style:vertical-align="middle" fo:padding="0cm" fo:border="none"/>
    </style:style>
    <style:style style:name="Table212" style:family="table">
      <style:table-properties style:width="2.794cm" fo:margin-left="0cm" fo:margin-top="0cm" fo:margin-bottom="0cm" table:align="left" style:writing-mode="lr-tb"/>
    </style:style>
    <style:style style:name="Table212.A" style:family="table-column">
      <style:table-column-properties style:column-width="2.794cm"/>
    </style:style>
    <style:style style:name="Table212.1" style:family="table-row">
      <style:table-row-properties fo:keep-together="auto"/>
    </style:style>
    <style:style style:name="Table212.A1" style:family="table-cell">
      <style:table-cell-properties style:vertical-align="middle" fo:padding="0cm" fo:border="none"/>
    </style:style>
    <style:style style:name="Table213" style:family="table">
      <style:table-properties style:width="3.26cm" fo:margin-left="0cm" fo:margin-top="0cm" fo:margin-bottom="0cm" table:align="left" style:writing-mode="lr-tb"/>
    </style:style>
    <style:style style:name="Table213.A" style:family="table-column">
      <style:table-column-properties style:column-width="3.26cm"/>
    </style:style>
    <style:style style:name="Table213.1" style:family="table-row">
      <style:table-row-properties fo:keep-together="auto"/>
    </style:style>
    <style:style style:name="Table213.A1" style:family="table-cell">
      <style:table-cell-properties style:vertical-align="middle" fo:padding="0cm" fo:border="none"/>
    </style:style>
    <style:style style:name="Table214" style:family="table">
      <style:table-properties style:width="2.794cm" fo:margin-left="0cm" fo:margin-top="0cm" fo:margin-bottom="0cm" table:align="left" style:writing-mode="lr-tb"/>
    </style:style>
    <style:style style:name="Table214.A" style:family="table-column">
      <style:table-column-properties style:column-width="2.794cm"/>
    </style:style>
    <style:style style:name="Table214.1" style:family="table-row">
      <style:table-row-properties fo:keep-together="auto"/>
    </style:style>
    <style:style style:name="Table214.A1" style:family="table-cell">
      <style:table-cell-properties style:vertical-align="middle" fo:padding="0cm" fo:border="none"/>
    </style:style>
    <style:style style:name="Table208" style:family="table">
      <style:table-properties style:width="2.794cm" fo:margin-left="0cm" fo:margin-top="0cm" fo:margin-bottom="0cm" table:align="left" style:writing-mode="lr-tb"/>
    </style:style>
    <style:style style:name="Table208.A" style:family="table-column">
      <style:table-column-properties style:column-width="2.794cm"/>
    </style:style>
    <style:style style:name="Table208.1" style:family="table-row">
      <style:table-row-properties fo:keep-together="auto"/>
    </style:style>
    <style:style style:name="Table208.A1" style:family="table-cell">
      <style:table-cell-properties style:vertical-align="middle" fo:padding="0cm" fo:border="none"/>
    </style:style>
    <style:style style:name="Table209" style:family="table">
      <style:table-properties style:width="3.26cm" fo:margin-left="0cm" fo:margin-top="0cm" fo:margin-bottom="0cm" table:align="left" style:writing-mode="lr-tb"/>
    </style:style>
    <style:style style:name="Table209.A" style:family="table-column">
      <style:table-column-properties style:column-width="3.26cm"/>
    </style:style>
    <style:style style:name="Table209.1" style:family="table-row">
      <style:table-row-properties fo:keep-together="auto"/>
    </style:style>
    <style:style style:name="Table209.A1" style:family="table-cell">
      <style:table-cell-properties style:vertical-align="middle" fo:padding="0cm" fo:border="none"/>
    </style:style>
    <style:style style:name="Table210" style:family="table">
      <style:table-properties style:width="2.794cm" fo:margin-left="0cm" fo:margin-top="0cm" fo:margin-bottom="0cm" table:align="left" style:writing-mode="lr-tb"/>
    </style:style>
    <style:style style:name="Table210.A" style:family="table-column">
      <style:table-column-properties style:column-width="2.794cm"/>
    </style:style>
    <style:style style:name="Table210.1" style:family="table-row">
      <style:table-row-properties fo:keep-together="auto"/>
    </style:style>
    <style:style style:name="Table210.A1" style:family="table-cell">
      <style:table-cell-properties style:vertical-align="middle" fo:padding="0cm" fo:border="none"/>
    </style:style>
    <style:style style:name="Table211" style:family="table">
      <style:table-properties style:width="4.424cm" fo:margin-left="0cm" fo:margin-top="0cm" fo:margin-bottom="0cm" table:align="left" style:writing-mode="lr-tb"/>
    </style:style>
    <style:style style:name="Table211.A" style:family="table-column">
      <style:table-column-properties style:column-width="4.424cm"/>
    </style:style>
    <style:style style:name="Table211.1" style:family="table-row">
      <style:table-row-properties fo:keep-together="auto"/>
    </style:style>
    <style:style style:name="Table211.A1" style:family="table-cell">
      <style:table-cell-properties style:vertical-align="middle" fo:padding="0cm" fo:border="none"/>
    </style:style>
    <style:style style:name="Table212" style:family="table">
      <style:table-properties style:width="2.794cm" fo:margin-left="0cm" fo:margin-top="0cm" fo:margin-bottom="0cm" table:align="left" style:writing-mode="lr-tb"/>
    </style:style>
    <style:style style:name="Table212.A" style:family="table-column">
      <style:table-column-properties style:column-width="2.794cm"/>
    </style:style>
    <style:style style:name="Table212.1" style:family="table-row">
      <style:table-row-properties fo:keep-together="auto"/>
    </style:style>
    <style:style style:name="Table212.A1" style:family="table-cell">
      <style:table-cell-properties style:vertical-align="middle" fo:padding="0cm" fo:border="none"/>
    </style:style>
    <style:style style:name="Table213" style:family="table">
      <style:table-properties style:width="3.26cm" fo:margin-left="0cm" fo:margin-top="0cm" fo:margin-bottom="0cm" table:align="left" style:writing-mode="lr-tb"/>
    </style:style>
    <style:style style:name="Table213.A" style:family="table-column">
      <style:table-column-properties style:column-width="3.26cm"/>
    </style:style>
    <style:style style:name="Table213.1" style:family="table-row">
      <style:table-row-properties fo:keep-together="auto"/>
    </style:style>
    <style:style style:name="Table213.A1" style:family="table-cell">
      <style:table-cell-properties style:vertical-align="middle" fo:padding="0cm" fo:border="none"/>
    </style:style>
    <style:style style:name="Table214" style:family="table">
      <style:table-properties style:width="2.794cm" fo:margin-left="0cm" fo:margin-top="0cm" fo:margin-bottom="0cm" table:align="left" style:writing-mode="lr-tb"/>
    </style:style>
    <style:style style:name="Table214.A" style:family="table-column">
      <style:table-column-properties style:column-width="2.794cm"/>
    </style:style>
    <style:style style:name="Table214.1" style:family="table-row">
      <style:table-row-properties fo:keep-together="auto"/>
    </style:style>
    <style:style style:name="Table214.A1" style:family="table-cell">
      <style:table-cell-properties style:vertical-align="middle" fo:padding="0cm" fo:border="none"/>
    </style:style>
    <style:style style:name="Table223" style:family="table">
      <style:table-properties style:width="15.921cm" style:rel-width="100%" fo:margin-left="0cm" fo:margin-top="0cm" fo:margin-bottom="0cm" table:align="left" style:writing-mode="lr-tb"/>
    </style:style>
    <style:style style:name="Table223.A" style:family="table-column">
      <style:table-column-properties style:column-width="1.127cm" style:rel-column-width="4639*"/>
    </style:style>
    <style:style style:name="Table223.B" style:family="table-column">
      <style:table-column-properties style:column-width="14.249cm" style:rel-column-width="58654*"/>
    </style:style>
    <style:style style:name="Table223.C" style:family="table-column">
      <style:table-column-properties style:column-width="0.545cm" style:rel-column-width="2242*"/>
    </style:style>
    <style:style style:name="Table223.1" style:family="table-row">
      <style:table-row-properties fo:keep-together="auto"/>
    </style:style>
    <style:style style:name="Table223.A1" style:family="table-cell">
      <style:table-cell-properties fo:background-color="#d8e4f3" fo:padding="0.265cm" fo:border="none">
        <style:background-image/>
      </style:table-cell-properties>
    </style:style>
    <style:style style:name="Table22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23.C1" style:family="table-cell">
      <style:table-cell-properties fo:padding="0cm" fo:border="none"/>
    </style:style>
    <style:style style:name="Table223.A2" style:family="table-cell">
      <style:table-cell-properties style:vertical-align="middle" fo:padding-left="0.529cm" fo:padding-right="0.265cm" fo:padding-top="0.265cm" fo:padding-bottom="0.265cm" fo:border="none"/>
    </style:style>
    <style:style style:name="Table223.3" style:family="table-row">
      <style:table-row-properties style:row-height="0.002cm" fo:keep-together="auto"/>
    </style:style>
    <style:style style:name="Table223.A3" style:family="table-cell">
      <style:table-cell-properties style:vertical-align="middle" fo:padding-left="0.503cm" fo:padding-right="0.265cm" fo:padding-top="0.132cm" fo:padding-bottom="0.265cm" fo:border="none"/>
    </style:style>
    <style:style style:name="Table223.C4" style:family="table-cell">
      <style:table-cell-properties fo:padding="0cm" fo:border="none"/>
    </style:style>
    <style:style style:name="Table223.A5" style:family="table-cell">
      <style:table-cell-properties style:vertical-align="middle" fo:padding-left="0.529cm" fo:padding-right="0.265cm" fo:padding-top="0.265cm" fo:padding-bottom="0.265cm" fo:border="none"/>
    </style:style>
    <style:style style:name="Table223.A6" style:family="table-cell">
      <style:table-cell-properties style:vertical-align="middle" fo:padding-left="0.503cm" fo:padding-right="0.265cm" fo:padding-top="0.132cm" fo:padding-bottom="0.265cm" fo:border="none"/>
    </style:style>
    <style:style style:name="Table216" style:family="table">
      <style:table-properties style:width="3.26cm" fo:margin-left="0cm" fo:margin-top="0cm" fo:margin-bottom="0cm" table:align="left" style:writing-mode="lr-tb"/>
    </style:style>
    <style:style style:name="Table216.A" style:family="table-column">
      <style:table-column-properties style:column-width="3.26cm"/>
    </style:style>
    <style:style style:name="Table216.1" style:family="table-row">
      <style:table-row-properties fo:keep-together="auto"/>
    </style:style>
    <style:style style:name="Table216.A1" style:family="table-cell">
      <style:table-cell-properties style:vertical-align="middle" fo:padding="0cm" fo:border="none"/>
    </style:style>
    <style:style style:name="Table217" style:family="table">
      <style:table-properties style:width="2.794cm" fo:margin-left="0cm" fo:margin-top="0cm" fo:margin-bottom="0cm" table:align="left" style:writing-mode="lr-tb"/>
    </style:style>
    <style:style style:name="Table217.A" style:family="table-column">
      <style:table-column-properties style:column-width="2.794cm"/>
    </style:style>
    <style:style style:name="Table217.1" style:family="table-row">
      <style:table-row-properties fo:keep-together="auto"/>
    </style:style>
    <style:style style:name="Table217.A1" style:family="table-cell">
      <style:table-cell-properties style:vertical-align="middle" fo:padding="0cm" fo:border="none"/>
    </style:style>
    <style:style style:name="Table218" style:family="table">
      <style:table-properties style:width="4.424cm" fo:margin-left="0cm" fo:margin-top="0cm" fo:margin-bottom="0cm" table:align="left" style:writing-mode="lr-tb"/>
    </style:style>
    <style:style style:name="Table218.A" style:family="table-column">
      <style:table-column-properties style:column-width="4.424cm"/>
    </style:style>
    <style:style style:name="Table218.1" style:family="table-row">
      <style:table-row-properties fo:keep-together="auto"/>
    </style:style>
    <style:style style:name="Table218.A1" style:family="table-cell">
      <style:table-cell-properties style:vertical-align="middle" fo:padding="0cm" fo:border="none"/>
    </style:style>
    <style:style style:name="Table219" style:family="table">
      <style:table-properties style:width="2.794cm" fo:margin-left="0cm" fo:margin-top="0cm" fo:margin-bottom="0cm" table:align="left" style:writing-mode="lr-tb"/>
    </style:style>
    <style:style style:name="Table219.A" style:family="table-column">
      <style:table-column-properties style:column-width="2.794cm"/>
    </style:style>
    <style:style style:name="Table219.1" style:family="table-row">
      <style:table-row-properties fo:keep-together="auto"/>
    </style:style>
    <style:style style:name="Table219.A1" style:family="table-cell">
      <style:table-cell-properties style:vertical-align="middle" fo:padding="0cm" fo:border="none"/>
    </style:style>
    <style:style style:name="Table220" style:family="table">
      <style:table-properties style:width="3.26cm" fo:margin-left="0cm" fo:margin-top="0cm" fo:margin-bottom="0cm" table:align="left" style:writing-mode="lr-tb"/>
    </style:style>
    <style:style style:name="Table220.A" style:family="table-column">
      <style:table-column-properties style:column-width="3.26cm"/>
    </style:style>
    <style:style style:name="Table220.1" style:family="table-row">
      <style:table-row-properties fo:keep-together="auto"/>
    </style:style>
    <style:style style:name="Table220.A1" style:family="table-cell">
      <style:table-cell-properties style:vertical-align="middle" fo:padding="0cm" fo:border="none"/>
    </style:style>
    <style:style style:name="Table221" style:family="table">
      <style:table-properties style:width="2.794cm" fo:margin-left="0cm" fo:margin-top="0cm" fo:margin-bottom="0cm" table:align="left" style:writing-mode="lr-tb"/>
    </style:style>
    <style:style style:name="Table221.A" style:family="table-column">
      <style:table-column-properties style:column-width="2.794cm"/>
    </style:style>
    <style:style style:name="Table221.1" style:family="table-row">
      <style:table-row-properties fo:keep-together="auto"/>
    </style:style>
    <style:style style:name="Table221.A1" style:family="table-cell">
      <style:table-cell-properties style:vertical-align="middle" fo:padding="0cm" fo:border="none"/>
    </style:style>
    <style:style style:name="Table222" style:family="table">
      <style:table-properties style:width="2.794cm" fo:margin-left="0cm" fo:margin-top="0cm" fo:margin-bottom="0cm" table:align="left" style:writing-mode="lr-tb"/>
    </style:style>
    <style:style style:name="Table222.A" style:family="table-column">
      <style:table-column-properties style:column-width="2.794cm"/>
    </style:style>
    <style:style style:name="Table222.1" style:family="table-row">
      <style:table-row-properties fo:keep-together="auto"/>
    </style:style>
    <style:style style:name="Table222.A1" style:family="table-cell">
      <style:table-cell-properties style:vertical-align="middle" fo:padding="0cm" fo:border="none"/>
    </style:style>
    <style:style style:name="Table216" style:family="table">
      <style:table-properties style:width="3.26cm" fo:margin-left="0cm" fo:margin-top="0cm" fo:margin-bottom="0cm" table:align="left" style:writing-mode="lr-tb"/>
    </style:style>
    <style:style style:name="Table216.A" style:family="table-column">
      <style:table-column-properties style:column-width="3.26cm"/>
    </style:style>
    <style:style style:name="Table216.1" style:family="table-row">
      <style:table-row-properties fo:keep-together="auto"/>
    </style:style>
    <style:style style:name="Table216.A1" style:family="table-cell">
      <style:table-cell-properties style:vertical-align="middle" fo:padding="0cm" fo:border="none"/>
    </style:style>
    <style:style style:name="Table217" style:family="table">
      <style:table-properties style:width="2.794cm" fo:margin-left="0cm" fo:margin-top="0cm" fo:margin-bottom="0cm" table:align="left" style:writing-mode="lr-tb"/>
    </style:style>
    <style:style style:name="Table217.A" style:family="table-column">
      <style:table-column-properties style:column-width="2.794cm"/>
    </style:style>
    <style:style style:name="Table217.1" style:family="table-row">
      <style:table-row-properties fo:keep-together="auto"/>
    </style:style>
    <style:style style:name="Table217.A1" style:family="table-cell">
      <style:table-cell-properties style:vertical-align="middle" fo:padding="0cm" fo:border="none"/>
    </style:style>
    <style:style style:name="Table218" style:family="table">
      <style:table-properties style:width="4.424cm" fo:margin-left="0cm" fo:margin-top="0cm" fo:margin-bottom="0cm" table:align="left" style:writing-mode="lr-tb"/>
    </style:style>
    <style:style style:name="Table218.A" style:family="table-column">
      <style:table-column-properties style:column-width="4.424cm"/>
    </style:style>
    <style:style style:name="Table218.1" style:family="table-row">
      <style:table-row-properties fo:keep-together="auto"/>
    </style:style>
    <style:style style:name="Table218.A1" style:family="table-cell">
      <style:table-cell-properties style:vertical-align="middle" fo:padding="0cm" fo:border="none"/>
    </style:style>
    <style:style style:name="Table219" style:family="table">
      <style:table-properties style:width="2.794cm" fo:margin-left="0cm" fo:margin-top="0cm" fo:margin-bottom="0cm" table:align="left" style:writing-mode="lr-tb"/>
    </style:style>
    <style:style style:name="Table219.A" style:family="table-column">
      <style:table-column-properties style:column-width="2.794cm"/>
    </style:style>
    <style:style style:name="Table219.1" style:family="table-row">
      <style:table-row-properties fo:keep-together="auto"/>
    </style:style>
    <style:style style:name="Table219.A1" style:family="table-cell">
      <style:table-cell-properties style:vertical-align="middle" fo:padding="0cm" fo:border="none"/>
    </style:style>
    <style:style style:name="Table220" style:family="table">
      <style:table-properties style:width="3.26cm" fo:margin-left="0cm" fo:margin-top="0cm" fo:margin-bottom="0cm" table:align="left" style:writing-mode="lr-tb"/>
    </style:style>
    <style:style style:name="Table220.A" style:family="table-column">
      <style:table-column-properties style:column-width="3.26cm"/>
    </style:style>
    <style:style style:name="Table220.1" style:family="table-row">
      <style:table-row-properties fo:keep-together="auto"/>
    </style:style>
    <style:style style:name="Table220.A1" style:family="table-cell">
      <style:table-cell-properties style:vertical-align="middle" fo:padding="0cm" fo:border="none"/>
    </style:style>
    <style:style style:name="Table221" style:family="table">
      <style:table-properties style:width="2.794cm" fo:margin-left="0cm" fo:margin-top="0cm" fo:margin-bottom="0cm" table:align="left" style:writing-mode="lr-tb"/>
    </style:style>
    <style:style style:name="Table221.A" style:family="table-column">
      <style:table-column-properties style:column-width="2.794cm"/>
    </style:style>
    <style:style style:name="Table221.1" style:family="table-row">
      <style:table-row-properties fo:keep-together="auto"/>
    </style:style>
    <style:style style:name="Table221.A1" style:family="table-cell">
      <style:table-cell-properties style:vertical-align="middle" fo:padding="0cm" fo:border="none"/>
    </style:style>
    <style:style style:name="Table222" style:family="table">
      <style:table-properties style:width="2.794cm" fo:margin-left="0cm" fo:margin-top="0cm" fo:margin-bottom="0cm" table:align="left" style:writing-mode="lr-tb"/>
    </style:style>
    <style:style style:name="Table222.A" style:family="table-column">
      <style:table-column-properties style:column-width="2.794cm"/>
    </style:style>
    <style:style style:name="Table222.1" style:family="table-row">
      <style:table-row-properties fo:keep-together="auto"/>
    </style:style>
    <style:style style:name="Table222.A1" style:family="table-cell">
      <style:table-cell-properties style:vertical-align="middle" fo:padding="0cm" fo:border="none"/>
    </style:style>
    <style:style style:name="Table232" style:family="table">
      <style:table-properties style:width="15.921cm" style:rel-width="100%" fo:margin-left="0cm" fo:margin-top="0cm" fo:margin-bottom="0cm" table:align="left" style:writing-mode="lr-tb"/>
    </style:style>
    <style:style style:name="Table232.A" style:family="table-column">
      <style:table-column-properties style:column-width="1.127cm" style:rel-column-width="4639*"/>
    </style:style>
    <style:style style:name="Table232.B" style:family="table-column">
      <style:table-column-properties style:column-width="14.249cm" style:rel-column-width="58654*"/>
    </style:style>
    <style:style style:name="Table232.C" style:family="table-column">
      <style:table-column-properties style:column-width="0.545cm" style:rel-column-width="2242*"/>
    </style:style>
    <style:style style:name="Table232.1" style:family="table-row">
      <style:table-row-properties fo:keep-together="auto"/>
    </style:style>
    <style:style style:name="Table232.A1" style:family="table-cell">
      <style:table-cell-properties fo:background-color="#d8e4f3" fo:padding="0.265cm" fo:border="none">
        <style:background-image/>
      </style:table-cell-properties>
    </style:style>
    <style:style style:name="Table23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32.C1" style:family="table-cell">
      <style:table-cell-properties fo:padding="0cm" fo:border="none"/>
    </style:style>
    <style:style style:name="Table232.A2" style:family="table-cell">
      <style:table-cell-properties style:vertical-align="middle" fo:padding-left="0.529cm" fo:padding-right="0.265cm" fo:padding-top="0.265cm" fo:padding-bottom="0.265cm" fo:border="none"/>
    </style:style>
    <style:style style:name="Table232.3" style:family="table-row">
      <style:table-row-properties style:row-height="0.002cm" fo:keep-together="auto"/>
    </style:style>
    <style:style style:name="Table232.A3" style:family="table-cell">
      <style:table-cell-properties style:vertical-align="middle" fo:padding-left="0.503cm" fo:padding-right="0.265cm" fo:padding-top="0.132cm" fo:padding-bottom="0.265cm" fo:border="none"/>
    </style:style>
    <style:style style:name="Table232.C4" style:family="table-cell">
      <style:table-cell-properties fo:padding="0cm" fo:border="none"/>
    </style:style>
    <style:style style:name="Table232.A5" style:family="table-cell">
      <style:table-cell-properties style:vertical-align="middle" fo:padding-left="0.529cm" fo:padding-right="0.265cm" fo:padding-top="0.265cm" fo:padding-bottom="0.265cm" fo:border="none"/>
    </style:style>
    <style:style style:name="Table232.A6" style:family="table-cell">
      <style:table-cell-properties style:vertical-align="middle" fo:padding-left="0.503cm" fo:padding-right="0.265cm" fo:padding-top="0.132cm" fo:padding-bottom="0.265cm" fo:border="none"/>
    </style:style>
    <style:style style:name="Table224" style:family="table">
      <style:table-properties style:width="2.794cm" fo:margin-left="0cm" fo:margin-top="0cm" fo:margin-bottom="0cm" table:align="left" style:writing-mode="lr-tb"/>
    </style:style>
    <style:style style:name="Table224.A" style:family="table-column">
      <style:table-column-properties style:column-width="2.794cm"/>
    </style:style>
    <style:style style:name="Table224.1" style:family="table-row">
      <style:table-row-properties fo:keep-together="auto"/>
    </style:style>
    <style:style style:name="Table224.A1" style:family="table-cell">
      <style:table-cell-properties style:vertical-align="middle" fo:padding="0cm" fo:border="none"/>
    </style:style>
    <style:style style:name="Table225" style:family="table">
      <style:table-properties style:width="2.794cm" fo:margin-left="0cm" fo:margin-top="0cm" fo:margin-bottom="0cm" table:align="left" style:writing-mode="lr-tb"/>
    </style:style>
    <style:style style:name="Table225.A" style:family="table-column">
      <style:table-column-properties style:column-width="2.794cm"/>
    </style:style>
    <style:style style:name="Table225.1" style:family="table-row">
      <style:table-row-properties fo:keep-together="auto"/>
    </style:style>
    <style:style style:name="Table225.A1" style:family="table-cell">
      <style:table-cell-properties style:vertical-align="middle" fo:padding="0cm" fo:border="none"/>
    </style:style>
    <style:style style:name="Table226" style:family="table">
      <style:table-properties style:width="3.26cm" fo:margin-left="0cm" fo:margin-top="0cm" fo:margin-bottom="0cm" table:align="left" style:writing-mode="lr-tb"/>
    </style:style>
    <style:style style:name="Table226.A" style:family="table-column">
      <style:table-column-properties style:column-width="3.26cm"/>
    </style:style>
    <style:style style:name="Table226.1" style:family="table-row">
      <style:table-row-properties fo:keep-together="auto"/>
    </style:style>
    <style:style style:name="Table226.A1" style:family="table-cell">
      <style:table-cell-properties style:vertical-align="middle" fo:padding="0cm" fo:border="none"/>
    </style:style>
    <style:style style:name="Table227" style:family="table">
      <style:table-properties style:width="4.424cm" fo:margin-left="0cm" fo:margin-top="0cm" fo:margin-bottom="0cm" table:align="left" style:writing-mode="lr-tb"/>
    </style:style>
    <style:style style:name="Table227.A" style:family="table-column">
      <style:table-column-properties style:column-width="4.424cm"/>
    </style:style>
    <style:style style:name="Table227.1" style:family="table-row">
      <style:table-row-properties fo:keep-together="auto"/>
    </style:style>
    <style:style style:name="Table227.A1" style:family="table-cell">
      <style:table-cell-properties style:vertical-align="middle" fo:padding="0cm" fo:border="none"/>
    </style:style>
    <style:style style:name="Table228" style:family="table">
      <style:table-properties style:width="3.26cm" fo:margin-left="0cm" fo:margin-top="0cm" fo:margin-bottom="0cm" table:align="left" style:writing-mode="lr-tb"/>
    </style:style>
    <style:style style:name="Table228.A" style:family="table-column">
      <style:table-column-properties style:column-width="3.26cm"/>
    </style:style>
    <style:style style:name="Table228.1" style:family="table-row">
      <style:table-row-properties fo:keep-together="auto"/>
    </style:style>
    <style:style style:name="Table228.A1" style:family="table-cell">
      <style:table-cell-properties style:vertical-align="middle" fo:padding="0cm" fo:border="none"/>
    </style:style>
    <style:style style:name="Table229" style:family="table">
      <style:table-properties style:width="4.424cm" fo:margin-left="0cm" fo:margin-top="0cm" fo:margin-bottom="0cm" table:align="left" style:writing-mode="lr-tb"/>
    </style:style>
    <style:style style:name="Table229.A" style:family="table-column">
      <style:table-column-properties style:column-width="4.424cm"/>
    </style:style>
    <style:style style:name="Table229.1" style:family="table-row">
      <style:table-row-properties fo:keep-together="auto"/>
    </style:style>
    <style:style style:name="Table229.A1" style:family="table-cell">
      <style:table-cell-properties style:vertical-align="middle" fo:padding="0cm" fo:border="none"/>
    </style:style>
    <style:style style:name="Table230" style:family="table">
      <style:table-properties style:width="2.794cm" fo:margin-left="0cm" fo:margin-top="0cm" fo:margin-bottom="0cm" table:align="left" style:writing-mode="lr-tb"/>
    </style:style>
    <style:style style:name="Table230.A" style:family="table-column">
      <style:table-column-properties style:column-width="2.794cm"/>
    </style:style>
    <style:style style:name="Table230.1" style:family="table-row">
      <style:table-row-properties fo:keep-together="auto"/>
    </style:style>
    <style:style style:name="Table230.A1" style:family="table-cell">
      <style:table-cell-properties style:vertical-align="middle" fo:padding="0cm" fo:border="none"/>
    </style:style>
    <style:style style:name="Table231" style:family="table">
      <style:table-properties style:width="2.794cm" fo:margin-left="0cm" fo:margin-top="0cm" fo:margin-bottom="0cm" table:align="left" style:writing-mode="lr-tb"/>
    </style:style>
    <style:style style:name="Table231.A" style:family="table-column">
      <style:table-column-properties style:column-width="2.794cm"/>
    </style:style>
    <style:style style:name="Table231.1" style:family="table-row">
      <style:table-row-properties fo:keep-together="auto"/>
    </style:style>
    <style:style style:name="Table231.A1" style:family="table-cell">
      <style:table-cell-properties style:vertical-align="middle" fo:padding="0cm" fo:border="none"/>
    </style:style>
    <style:style style:name="Table224" style:family="table">
      <style:table-properties style:width="2.794cm" fo:margin-left="0cm" fo:margin-top="0cm" fo:margin-bottom="0cm" table:align="left" style:writing-mode="lr-tb"/>
    </style:style>
    <style:style style:name="Table224.A" style:family="table-column">
      <style:table-column-properties style:column-width="2.794cm"/>
    </style:style>
    <style:style style:name="Table224.1" style:family="table-row">
      <style:table-row-properties fo:keep-together="auto"/>
    </style:style>
    <style:style style:name="Table224.A1" style:family="table-cell">
      <style:table-cell-properties style:vertical-align="middle" fo:padding="0cm" fo:border="none"/>
    </style:style>
    <style:style style:name="Table225" style:family="table">
      <style:table-properties style:width="2.794cm" fo:margin-left="0cm" fo:margin-top="0cm" fo:margin-bottom="0cm" table:align="left" style:writing-mode="lr-tb"/>
    </style:style>
    <style:style style:name="Table225.A" style:family="table-column">
      <style:table-column-properties style:column-width="2.794cm"/>
    </style:style>
    <style:style style:name="Table225.1" style:family="table-row">
      <style:table-row-properties fo:keep-together="auto"/>
    </style:style>
    <style:style style:name="Table225.A1" style:family="table-cell">
      <style:table-cell-properties style:vertical-align="middle" fo:padding="0cm" fo:border="none"/>
    </style:style>
    <style:style style:name="Table226" style:family="table">
      <style:table-properties style:width="3.26cm" fo:margin-left="0cm" fo:margin-top="0cm" fo:margin-bottom="0cm" table:align="left" style:writing-mode="lr-tb"/>
    </style:style>
    <style:style style:name="Table226.A" style:family="table-column">
      <style:table-column-properties style:column-width="3.26cm"/>
    </style:style>
    <style:style style:name="Table226.1" style:family="table-row">
      <style:table-row-properties fo:keep-together="auto"/>
    </style:style>
    <style:style style:name="Table226.A1" style:family="table-cell">
      <style:table-cell-properties style:vertical-align="middle" fo:padding="0cm" fo:border="none"/>
    </style:style>
    <style:style style:name="Table227" style:family="table">
      <style:table-properties style:width="4.424cm" fo:margin-left="0cm" fo:margin-top="0cm" fo:margin-bottom="0cm" table:align="left" style:writing-mode="lr-tb"/>
    </style:style>
    <style:style style:name="Table227.A" style:family="table-column">
      <style:table-column-properties style:column-width="4.424cm"/>
    </style:style>
    <style:style style:name="Table227.1" style:family="table-row">
      <style:table-row-properties fo:keep-together="auto"/>
    </style:style>
    <style:style style:name="Table227.A1" style:family="table-cell">
      <style:table-cell-properties style:vertical-align="middle" fo:padding="0cm" fo:border="none"/>
    </style:style>
    <style:style style:name="Table228" style:family="table">
      <style:table-properties style:width="3.26cm" fo:margin-left="0cm" fo:margin-top="0cm" fo:margin-bottom="0cm" table:align="left" style:writing-mode="lr-tb"/>
    </style:style>
    <style:style style:name="Table228.A" style:family="table-column">
      <style:table-column-properties style:column-width="3.26cm"/>
    </style:style>
    <style:style style:name="Table228.1" style:family="table-row">
      <style:table-row-properties fo:keep-together="auto"/>
    </style:style>
    <style:style style:name="Table228.A1" style:family="table-cell">
      <style:table-cell-properties style:vertical-align="middle" fo:padding="0cm" fo:border="none"/>
    </style:style>
    <style:style style:name="Table229" style:family="table">
      <style:table-properties style:width="4.424cm" fo:margin-left="0cm" fo:margin-top="0cm" fo:margin-bottom="0cm" table:align="left" style:writing-mode="lr-tb"/>
    </style:style>
    <style:style style:name="Table229.A" style:family="table-column">
      <style:table-column-properties style:column-width="4.424cm"/>
    </style:style>
    <style:style style:name="Table229.1" style:family="table-row">
      <style:table-row-properties fo:keep-together="auto"/>
    </style:style>
    <style:style style:name="Table229.A1" style:family="table-cell">
      <style:table-cell-properties style:vertical-align="middle" fo:padding="0cm" fo:border="none"/>
    </style:style>
    <style:style style:name="Table230" style:family="table">
      <style:table-properties style:width="2.794cm" fo:margin-left="0cm" fo:margin-top="0cm" fo:margin-bottom="0cm" table:align="left" style:writing-mode="lr-tb"/>
    </style:style>
    <style:style style:name="Table230.A" style:family="table-column">
      <style:table-column-properties style:column-width="2.794cm"/>
    </style:style>
    <style:style style:name="Table230.1" style:family="table-row">
      <style:table-row-properties fo:keep-together="auto"/>
    </style:style>
    <style:style style:name="Table230.A1" style:family="table-cell">
      <style:table-cell-properties style:vertical-align="middle" fo:padding="0cm" fo:border="none"/>
    </style:style>
    <style:style style:name="Table231" style:family="table">
      <style:table-properties style:width="2.794cm" fo:margin-left="0cm" fo:margin-top="0cm" fo:margin-bottom="0cm" table:align="left" style:writing-mode="lr-tb"/>
    </style:style>
    <style:style style:name="Table231.A" style:family="table-column">
      <style:table-column-properties style:column-width="2.794cm"/>
    </style:style>
    <style:style style:name="Table231.1" style:family="table-row">
      <style:table-row-properties fo:keep-together="auto"/>
    </style:style>
    <style:style style:name="Table231.A1" style:family="table-cell">
      <style:table-cell-properties style:vertical-align="middle" fo:padding="0cm" fo:border="none"/>
    </style:style>
    <style:style style:name="Table240" style:family="table">
      <style:table-properties style:width="15.921cm" style:rel-width="100%" fo:margin-left="0cm" fo:margin-top="0cm" fo:margin-bottom="0cm" table:align="left" style:writing-mode="lr-tb"/>
    </style:style>
    <style:style style:name="Table240.A" style:family="table-column">
      <style:table-column-properties style:column-width="1.127cm" style:rel-column-width="4639*"/>
    </style:style>
    <style:style style:name="Table240.B" style:family="table-column">
      <style:table-column-properties style:column-width="14.254cm" style:rel-column-width="58674*"/>
    </style:style>
    <style:style style:name="Table240.C" style:family="table-column">
      <style:table-column-properties style:column-width="0.54cm" style:rel-column-width="2222*"/>
    </style:style>
    <style:style style:name="Table240.1" style:family="table-row">
      <style:table-row-properties fo:keep-together="auto"/>
    </style:style>
    <style:style style:name="Table240.A1" style:family="table-cell">
      <style:table-cell-properties fo:background-color="#d8e4f3" fo:padding="0.265cm" fo:border="none">
        <style:background-image/>
      </style:table-cell-properties>
    </style:style>
    <style:style style:name="Table24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40.C1" style:family="table-cell">
      <style:table-cell-properties fo:padding="0cm" fo:border="none"/>
    </style:style>
    <style:style style:name="Table240.A2" style:family="table-cell">
      <style:table-cell-properties style:vertical-align="middle" fo:padding-left="0.529cm" fo:padding-right="0.265cm" fo:padding-top="0.265cm" fo:padding-bottom="0.265cm" fo:border="none"/>
    </style:style>
    <style:style style:name="Table240.3" style:family="table-row">
      <style:table-row-properties style:row-height="0.002cm" fo:keep-together="auto"/>
    </style:style>
    <style:style style:name="Table240.A3" style:family="table-cell">
      <style:table-cell-properties style:vertical-align="middle" fo:padding-left="0.503cm" fo:padding-right="0.265cm" fo:padding-top="0.132cm" fo:padding-bottom="0.265cm" fo:border="none"/>
    </style:style>
    <style:style style:name="Table240.C4" style:family="table-cell">
      <style:table-cell-properties fo:padding="0cm" fo:border="none"/>
    </style:style>
    <style:style style:name="Table240.A5" style:family="table-cell">
      <style:table-cell-properties style:vertical-align="middle" fo:padding-left="0.529cm" fo:padding-right="0.265cm" fo:padding-top="0.265cm" fo:padding-bottom="0.265cm" fo:border="none"/>
    </style:style>
    <style:style style:name="Table240.A6" style:family="table-cell">
      <style:table-cell-properties style:vertical-align="middle" fo:padding-left="0.503cm" fo:padding-right="0.265cm" fo:padding-top="0.132cm" fo:padding-bottom="0.265cm" fo:border="none"/>
    </style:style>
    <style:style style:name="Table233" style:family="table">
      <style:table-properties style:width="5.353cm" fo:margin-left="0cm" fo:margin-top="0cm" fo:margin-bottom="0cm" table:align="left" style:writing-mode="lr-tb"/>
    </style:style>
    <style:style style:name="Table233.A" style:family="table-column">
      <style:table-column-properties style:column-width="5.353cm"/>
    </style:style>
    <style:style style:name="Table233.1" style:family="table-row">
      <style:table-row-properties fo:keep-together="auto"/>
    </style:style>
    <style:style style:name="Table233.A1" style:family="table-cell">
      <style:table-cell-properties style:vertical-align="middle" fo:padding="0cm" fo:border="none"/>
    </style:style>
    <style:style style:name="Table234" style:family="table">
      <style:table-properties style:width="3.26cm" fo:margin-left="0cm" fo:margin-top="0cm" fo:margin-bottom="0cm" table:align="left" style:writing-mode="lr-tb"/>
    </style:style>
    <style:style style:name="Table234.A" style:family="table-column">
      <style:table-column-properties style:column-width="3.26cm"/>
    </style:style>
    <style:style style:name="Table234.1" style:family="table-row">
      <style:table-row-properties fo:keep-together="auto"/>
    </style:style>
    <style:style style:name="Table234.A1" style:family="table-cell">
      <style:table-cell-properties style:vertical-align="middle" fo:padding="0cm" fo:border="none"/>
    </style:style>
    <style:style style:name="Table235" style:family="table">
      <style:table-properties style:width="5.353cm" fo:margin-left="0cm" fo:margin-top="0cm" fo:margin-bottom="0cm" table:align="left" style:writing-mode="lr-tb"/>
    </style:style>
    <style:style style:name="Table235.A" style:family="table-column">
      <style:table-column-properties style:column-width="5.353cm"/>
    </style:style>
    <style:style style:name="Table235.1" style:family="table-row">
      <style:table-row-properties fo:keep-together="auto"/>
    </style:style>
    <style:style style:name="Table235.A1" style:family="table-cell">
      <style:table-cell-properties style:vertical-align="middle" fo:padding="0cm" fo:border="none"/>
    </style:style>
    <style:style style:name="Table236" style:family="table">
      <style:table-properties style:width="4.424cm" fo:margin-left="0cm" fo:margin-top="0cm" fo:margin-bottom="0cm" table:align="left" style:writing-mode="lr-tb"/>
    </style:style>
    <style:style style:name="Table236.A" style:family="table-column">
      <style:table-column-properties style:column-width="4.424cm"/>
    </style:style>
    <style:style style:name="Table236.1" style:family="table-row">
      <style:table-row-properties fo:keep-together="auto"/>
    </style:style>
    <style:style style:name="Table236.A1" style:family="table-cell">
      <style:table-cell-properties style:vertical-align="middle" fo:padding="0cm" fo:border="none"/>
    </style:style>
    <style:style style:name="Table237" style:family="table">
      <style:table-properties style:width="4.424cm" fo:margin-left="0cm" fo:margin-top="0cm" fo:margin-bottom="0cm" table:align="left" style:writing-mode="lr-tb"/>
    </style:style>
    <style:style style:name="Table237.A" style:family="table-column">
      <style:table-column-properties style:column-width="4.424cm"/>
    </style:style>
    <style:style style:name="Table237.1" style:family="table-row">
      <style:table-row-properties fo:keep-together="auto"/>
    </style:style>
    <style:style style:name="Table237.A1" style:family="table-cell">
      <style:table-cell-properties style:vertical-align="middle" fo:padding="0cm" fo:border="none"/>
    </style:style>
    <style:style style:name="Table238" style:family="table">
      <style:table-properties style:width="5.353cm" fo:margin-left="0cm" fo:margin-top="0cm" fo:margin-bottom="0cm" table:align="left" style:writing-mode="lr-tb"/>
    </style:style>
    <style:style style:name="Table238.A" style:family="table-column">
      <style:table-column-properties style:column-width="5.353cm"/>
    </style:style>
    <style:style style:name="Table238.1" style:family="table-row">
      <style:table-row-properties fo:keep-together="auto"/>
    </style:style>
    <style:style style:name="Table238.A1" style:family="table-cell">
      <style:table-cell-properties style:vertical-align="middle" fo:padding="0cm" fo:border="none"/>
    </style:style>
    <style:style style:name="Table239" style:family="table">
      <style:table-properties style:width="5.353cm" fo:margin-left="0cm" fo:margin-top="0cm" fo:margin-bottom="0cm" table:align="left" style:writing-mode="lr-tb"/>
    </style:style>
    <style:style style:name="Table239.A" style:family="table-column">
      <style:table-column-properties style:column-width="5.353cm"/>
    </style:style>
    <style:style style:name="Table239.1" style:family="table-row">
      <style:table-row-properties fo:keep-together="auto"/>
    </style:style>
    <style:style style:name="Table239.A1" style:family="table-cell">
      <style:table-cell-properties style:vertical-align="middle" fo:padding="0cm" fo:border="none"/>
    </style:style>
    <style:style style:name="Table233" style:family="table">
      <style:table-properties style:width="5.353cm" fo:margin-left="0cm" fo:margin-top="0cm" fo:margin-bottom="0cm" table:align="left" style:writing-mode="lr-tb"/>
    </style:style>
    <style:style style:name="Table233.A" style:family="table-column">
      <style:table-column-properties style:column-width="5.353cm"/>
    </style:style>
    <style:style style:name="Table233.1" style:family="table-row">
      <style:table-row-properties fo:keep-together="auto"/>
    </style:style>
    <style:style style:name="Table233.A1" style:family="table-cell">
      <style:table-cell-properties style:vertical-align="middle" fo:padding="0cm" fo:border="none"/>
    </style:style>
    <style:style style:name="Table234" style:family="table">
      <style:table-properties style:width="3.26cm" fo:margin-left="0cm" fo:margin-top="0cm" fo:margin-bottom="0cm" table:align="left" style:writing-mode="lr-tb"/>
    </style:style>
    <style:style style:name="Table234.A" style:family="table-column">
      <style:table-column-properties style:column-width="3.26cm"/>
    </style:style>
    <style:style style:name="Table234.1" style:family="table-row">
      <style:table-row-properties fo:keep-together="auto"/>
    </style:style>
    <style:style style:name="Table234.A1" style:family="table-cell">
      <style:table-cell-properties style:vertical-align="middle" fo:padding="0cm" fo:border="none"/>
    </style:style>
    <style:style style:name="Table235" style:family="table">
      <style:table-properties style:width="5.353cm" fo:margin-left="0cm" fo:margin-top="0cm" fo:margin-bottom="0cm" table:align="left" style:writing-mode="lr-tb"/>
    </style:style>
    <style:style style:name="Table235.A" style:family="table-column">
      <style:table-column-properties style:column-width="5.353cm"/>
    </style:style>
    <style:style style:name="Table235.1" style:family="table-row">
      <style:table-row-properties fo:keep-together="auto"/>
    </style:style>
    <style:style style:name="Table235.A1" style:family="table-cell">
      <style:table-cell-properties style:vertical-align="middle" fo:padding="0cm" fo:border="none"/>
    </style:style>
    <style:style style:name="Table236" style:family="table">
      <style:table-properties style:width="4.424cm" fo:margin-left="0cm" fo:margin-top="0cm" fo:margin-bottom="0cm" table:align="left" style:writing-mode="lr-tb"/>
    </style:style>
    <style:style style:name="Table236.A" style:family="table-column">
      <style:table-column-properties style:column-width="4.424cm"/>
    </style:style>
    <style:style style:name="Table236.1" style:family="table-row">
      <style:table-row-properties fo:keep-together="auto"/>
    </style:style>
    <style:style style:name="Table236.A1" style:family="table-cell">
      <style:table-cell-properties style:vertical-align="middle" fo:padding="0cm" fo:border="none"/>
    </style:style>
    <style:style style:name="Table237" style:family="table">
      <style:table-properties style:width="4.424cm" fo:margin-left="0cm" fo:margin-top="0cm" fo:margin-bottom="0cm" table:align="left" style:writing-mode="lr-tb"/>
    </style:style>
    <style:style style:name="Table237.A" style:family="table-column">
      <style:table-column-properties style:column-width="4.424cm"/>
    </style:style>
    <style:style style:name="Table237.1" style:family="table-row">
      <style:table-row-properties fo:keep-together="auto"/>
    </style:style>
    <style:style style:name="Table237.A1" style:family="table-cell">
      <style:table-cell-properties style:vertical-align="middle" fo:padding="0cm" fo:border="none"/>
    </style:style>
    <style:style style:name="Table238" style:family="table">
      <style:table-properties style:width="5.353cm" fo:margin-left="0cm" fo:margin-top="0cm" fo:margin-bottom="0cm" table:align="left" style:writing-mode="lr-tb"/>
    </style:style>
    <style:style style:name="Table238.A" style:family="table-column">
      <style:table-column-properties style:column-width="5.353cm"/>
    </style:style>
    <style:style style:name="Table238.1" style:family="table-row">
      <style:table-row-properties fo:keep-together="auto"/>
    </style:style>
    <style:style style:name="Table238.A1" style:family="table-cell">
      <style:table-cell-properties style:vertical-align="middle" fo:padding="0cm" fo:border="none"/>
    </style:style>
    <style:style style:name="Table239" style:family="table">
      <style:table-properties style:width="5.353cm" fo:margin-left="0cm" fo:margin-top="0cm" fo:margin-bottom="0cm" table:align="left" style:writing-mode="lr-tb"/>
    </style:style>
    <style:style style:name="Table239.A" style:family="table-column">
      <style:table-column-properties style:column-width="5.353cm"/>
    </style:style>
    <style:style style:name="Table239.1" style:family="table-row">
      <style:table-row-properties fo:keep-together="auto"/>
    </style:style>
    <style:style style:name="Table239.A1" style:family="table-cell">
      <style:table-cell-properties style:vertical-align="middle" fo:padding="0cm" fo:border="none"/>
    </style:style>
    <style:style style:name="Table248" style:family="table">
      <style:table-properties style:width="15.921cm" style:rel-width="100%" fo:margin-left="0cm" fo:margin-top="0cm" fo:margin-bottom="0cm" table:align="left" style:writing-mode="lr-tb"/>
    </style:style>
    <style:style style:name="Table248.A" style:family="table-column">
      <style:table-column-properties style:column-width="1.127cm" style:rel-column-width="4639*"/>
    </style:style>
    <style:style style:name="Table248.B" style:family="table-column">
      <style:table-column-properties style:column-width="14.254cm" style:rel-column-width="58674*"/>
    </style:style>
    <style:style style:name="Table248.C" style:family="table-column">
      <style:table-column-properties style:column-width="0.54cm" style:rel-column-width="2222*"/>
    </style:style>
    <style:style style:name="Table248.1" style:family="table-row">
      <style:table-row-properties fo:keep-together="auto"/>
    </style:style>
    <style:style style:name="Table248.A1" style:family="table-cell">
      <style:table-cell-properties fo:background-color="#d8e4f3" fo:padding="0.265cm" fo:border="none">
        <style:background-image/>
      </style:table-cell-properties>
    </style:style>
    <style:style style:name="Table24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48.C1" style:family="table-cell">
      <style:table-cell-properties fo:padding="0cm" fo:border="none"/>
    </style:style>
    <style:style style:name="Table248.A2" style:family="table-cell">
      <style:table-cell-properties style:vertical-align="middle" fo:padding-left="0.529cm" fo:padding-right="0.265cm" fo:padding-top="0.265cm" fo:padding-bottom="0.265cm" fo:border="none"/>
    </style:style>
    <style:style style:name="Table248.3" style:family="table-row">
      <style:table-row-properties style:row-height="0.002cm" fo:keep-together="auto"/>
    </style:style>
    <style:style style:name="Table248.A3" style:family="table-cell">
      <style:table-cell-properties style:vertical-align="middle" fo:padding-left="0.503cm" fo:padding-right="0.265cm" fo:padding-top="0.132cm" fo:padding-bottom="0.265cm" fo:border="none"/>
    </style:style>
    <style:style style:name="Table248.C4" style:family="table-cell">
      <style:table-cell-properties fo:padding="0cm" fo:border="none"/>
    </style:style>
    <style:style style:name="Table248.A5" style:family="table-cell">
      <style:table-cell-properties style:vertical-align="middle" fo:padding-left="0.529cm" fo:padding-right="0.265cm" fo:padding-top="0.265cm" fo:padding-bottom="0.265cm" fo:border="none"/>
    </style:style>
    <style:style style:name="Table248.A6" style:family="table-cell">
      <style:table-cell-properties style:vertical-align="middle" fo:padding-left="0.503cm" fo:padding-right="0.265cm" fo:padding-top="0.132cm" fo:padding-bottom="0.265cm" fo:border="none"/>
    </style:style>
    <style:style style:name="Table241" style:family="table">
      <style:table-properties style:width="5.353cm" fo:margin-left="0cm" fo:margin-top="0cm" fo:margin-bottom="0cm" table:align="left" style:writing-mode="lr-tb"/>
    </style:style>
    <style:style style:name="Table241.A" style:family="table-column">
      <style:table-column-properties style:column-width="5.353cm"/>
    </style:style>
    <style:style style:name="Table241.1" style:family="table-row">
      <style:table-row-properties fo:keep-together="auto"/>
    </style:style>
    <style:style style:name="Table241.A1" style:family="table-cell">
      <style:table-cell-properties style:vertical-align="middle" fo:padding="0cm" fo:border="none"/>
    </style:style>
    <style:style style:name="Table242" style:family="table">
      <style:table-properties style:width="5.353cm" fo:margin-left="0cm" fo:margin-top="0cm" fo:margin-bottom="0cm" table:align="left" style:writing-mode="lr-tb"/>
    </style:style>
    <style:style style:name="Table242.A" style:family="table-column">
      <style:table-column-properties style:column-width="5.353cm"/>
    </style:style>
    <style:style style:name="Table242.1" style:family="table-row">
      <style:table-row-properties fo:keep-together="auto"/>
    </style:style>
    <style:style style:name="Table242.A1" style:family="table-cell">
      <style:table-cell-properties style:vertical-align="middle" fo:padding="0cm" fo:border="none"/>
    </style:style>
    <style:style style:name="Table243" style:family="table">
      <style:table-properties style:width="5.353cm" fo:margin-left="0cm" fo:margin-top="0cm" fo:margin-bottom="0cm" table:align="left" style:writing-mode="lr-tb"/>
    </style:style>
    <style:style style:name="Table243.A" style:family="table-column">
      <style:table-column-properties style:column-width="5.353cm"/>
    </style:style>
    <style:style style:name="Table243.1" style:family="table-row">
      <style:table-row-properties fo:keep-together="auto"/>
    </style:style>
    <style:style style:name="Table243.A1" style:family="table-cell">
      <style:table-cell-properties style:vertical-align="middle" fo:padding="0cm" fo:border="none"/>
    </style:style>
    <style:style style:name="Table244" style:family="table">
      <style:table-properties style:width="3.26cm" fo:margin-left="0cm" fo:margin-top="0cm" fo:margin-bottom="0cm" table:align="left" style:writing-mode="lr-tb"/>
    </style:style>
    <style:style style:name="Table244.A" style:family="table-column">
      <style:table-column-properties style:column-width="3.26cm"/>
    </style:style>
    <style:style style:name="Table244.1" style:family="table-row">
      <style:table-row-properties fo:keep-together="auto"/>
    </style:style>
    <style:style style:name="Table244.A1" style:family="table-cell">
      <style:table-cell-properties style:vertical-align="middle" fo:padding="0cm" fo:border="none"/>
    </style:style>
    <style:style style:name="Table245" style:family="table">
      <style:table-properties style:width="3.26cm" fo:margin-left="0cm" fo:margin-top="0cm" fo:margin-bottom="0cm" table:align="left" style:writing-mode="lr-tb"/>
    </style:style>
    <style:style style:name="Table245.A" style:family="table-column">
      <style:table-column-properties style:column-width="3.26cm"/>
    </style:style>
    <style:style style:name="Table245.1" style:family="table-row">
      <style:table-row-properties fo:keep-together="auto"/>
    </style:style>
    <style:style style:name="Table245.A1" style:family="table-cell">
      <style:table-cell-properties style:vertical-align="middle" fo:padding="0cm" fo:border="none"/>
    </style:style>
    <style:style style:name="Table246" style:family="table">
      <style:table-properties style:width="4.424cm" fo:margin-left="0cm" fo:margin-top="0cm" fo:margin-bottom="0cm" table:align="left" style:writing-mode="lr-tb"/>
    </style:style>
    <style:style style:name="Table246.A" style:family="table-column">
      <style:table-column-properties style:column-width="4.424cm"/>
    </style:style>
    <style:style style:name="Table246.1" style:family="table-row">
      <style:table-row-properties fo:keep-together="auto"/>
    </style:style>
    <style:style style:name="Table246.A1" style:family="table-cell">
      <style:table-cell-properties style:vertical-align="middle" fo:padding="0cm" fo:border="none"/>
    </style:style>
    <style:style style:name="Table247" style:family="table">
      <style:table-properties style:width="5.353cm" fo:margin-left="0cm" fo:margin-top="0cm" fo:margin-bottom="0cm" table:align="left" style:writing-mode="lr-tb"/>
    </style:style>
    <style:style style:name="Table247.A" style:family="table-column">
      <style:table-column-properties style:column-width="5.353cm"/>
    </style:style>
    <style:style style:name="Table247.1" style:family="table-row">
      <style:table-row-properties fo:keep-together="auto"/>
    </style:style>
    <style:style style:name="Table247.A1" style:family="table-cell">
      <style:table-cell-properties style:vertical-align="middle" fo:padding="0cm" fo:border="none"/>
    </style:style>
    <style:style style:name="Table241" style:family="table">
      <style:table-properties style:width="5.353cm" fo:margin-left="0cm" fo:margin-top="0cm" fo:margin-bottom="0cm" table:align="left" style:writing-mode="lr-tb"/>
    </style:style>
    <style:style style:name="Table241.A" style:family="table-column">
      <style:table-column-properties style:column-width="5.353cm"/>
    </style:style>
    <style:style style:name="Table241.1" style:family="table-row">
      <style:table-row-properties fo:keep-together="auto"/>
    </style:style>
    <style:style style:name="Table241.A1" style:family="table-cell">
      <style:table-cell-properties style:vertical-align="middle" fo:padding="0cm" fo:border="none"/>
    </style:style>
    <style:style style:name="Table242" style:family="table">
      <style:table-properties style:width="5.353cm" fo:margin-left="0cm" fo:margin-top="0cm" fo:margin-bottom="0cm" table:align="left" style:writing-mode="lr-tb"/>
    </style:style>
    <style:style style:name="Table242.A" style:family="table-column">
      <style:table-column-properties style:column-width="5.353cm"/>
    </style:style>
    <style:style style:name="Table242.1" style:family="table-row">
      <style:table-row-properties fo:keep-together="auto"/>
    </style:style>
    <style:style style:name="Table242.A1" style:family="table-cell">
      <style:table-cell-properties style:vertical-align="middle" fo:padding="0cm" fo:border="none"/>
    </style:style>
    <style:style style:name="Table243" style:family="table">
      <style:table-properties style:width="5.353cm" fo:margin-left="0cm" fo:margin-top="0cm" fo:margin-bottom="0cm" table:align="left" style:writing-mode="lr-tb"/>
    </style:style>
    <style:style style:name="Table243.A" style:family="table-column">
      <style:table-column-properties style:column-width="5.353cm"/>
    </style:style>
    <style:style style:name="Table243.1" style:family="table-row">
      <style:table-row-properties fo:keep-together="auto"/>
    </style:style>
    <style:style style:name="Table243.A1" style:family="table-cell">
      <style:table-cell-properties style:vertical-align="middle" fo:padding="0cm" fo:border="none"/>
    </style:style>
    <style:style style:name="Table244" style:family="table">
      <style:table-properties style:width="3.26cm" fo:margin-left="0cm" fo:margin-top="0cm" fo:margin-bottom="0cm" table:align="left" style:writing-mode="lr-tb"/>
    </style:style>
    <style:style style:name="Table244.A" style:family="table-column">
      <style:table-column-properties style:column-width="3.26cm"/>
    </style:style>
    <style:style style:name="Table244.1" style:family="table-row">
      <style:table-row-properties fo:keep-together="auto"/>
    </style:style>
    <style:style style:name="Table244.A1" style:family="table-cell">
      <style:table-cell-properties style:vertical-align="middle" fo:padding="0cm" fo:border="none"/>
    </style:style>
    <style:style style:name="Table245" style:family="table">
      <style:table-properties style:width="3.26cm" fo:margin-left="0cm" fo:margin-top="0cm" fo:margin-bottom="0cm" table:align="left" style:writing-mode="lr-tb"/>
    </style:style>
    <style:style style:name="Table245.A" style:family="table-column">
      <style:table-column-properties style:column-width="3.26cm"/>
    </style:style>
    <style:style style:name="Table245.1" style:family="table-row">
      <style:table-row-properties fo:keep-together="auto"/>
    </style:style>
    <style:style style:name="Table245.A1" style:family="table-cell">
      <style:table-cell-properties style:vertical-align="middle" fo:padding="0cm" fo:border="none"/>
    </style:style>
    <style:style style:name="Table246" style:family="table">
      <style:table-properties style:width="4.424cm" fo:margin-left="0cm" fo:margin-top="0cm" fo:margin-bottom="0cm" table:align="left" style:writing-mode="lr-tb"/>
    </style:style>
    <style:style style:name="Table246.A" style:family="table-column">
      <style:table-column-properties style:column-width="4.424cm"/>
    </style:style>
    <style:style style:name="Table246.1" style:family="table-row">
      <style:table-row-properties fo:keep-together="auto"/>
    </style:style>
    <style:style style:name="Table246.A1" style:family="table-cell">
      <style:table-cell-properties style:vertical-align="middle" fo:padding="0cm" fo:border="none"/>
    </style:style>
    <style:style style:name="Table247" style:family="table">
      <style:table-properties style:width="5.353cm" fo:margin-left="0cm" fo:margin-top="0cm" fo:margin-bottom="0cm" table:align="left" style:writing-mode="lr-tb"/>
    </style:style>
    <style:style style:name="Table247.A" style:family="table-column">
      <style:table-column-properties style:column-width="5.353cm"/>
    </style:style>
    <style:style style:name="Table247.1" style:family="table-row">
      <style:table-row-properties fo:keep-together="auto"/>
    </style:style>
    <style:style style:name="Table247.A1" style:family="table-cell">
      <style:table-cell-properties style:vertical-align="middle" fo:padding="0cm" fo:border="none"/>
    </style:style>
    <style:style style:name="Table256" style:family="table">
      <style:table-properties style:width="15.921cm" style:rel-width="100%" fo:margin-left="0cm" fo:margin-top="0cm" fo:margin-bottom="0cm" table:align="left" style:writing-mode="lr-tb"/>
    </style:style>
    <style:style style:name="Table256.A" style:family="table-column">
      <style:table-column-properties style:column-width="1.127cm" style:rel-column-width="4639*"/>
    </style:style>
    <style:style style:name="Table256.B" style:family="table-column">
      <style:table-column-properties style:column-width="14.254cm" style:rel-column-width="58674*"/>
    </style:style>
    <style:style style:name="Table256.C" style:family="table-column">
      <style:table-column-properties style:column-width="0.54cm" style:rel-column-width="2222*"/>
    </style:style>
    <style:style style:name="Table256.1" style:family="table-row">
      <style:table-row-properties fo:keep-together="auto"/>
    </style:style>
    <style:style style:name="Table256.A1" style:family="table-cell">
      <style:table-cell-properties fo:background-color="#d8e4f3" fo:padding="0.265cm" fo:border="none">
        <style:background-image/>
      </style:table-cell-properties>
    </style:style>
    <style:style style:name="Table25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56.C1" style:family="table-cell">
      <style:table-cell-properties fo:padding="0cm" fo:border="none"/>
    </style:style>
    <style:style style:name="Table256.A2" style:family="table-cell">
      <style:table-cell-properties style:vertical-align="middle" fo:padding-left="0.529cm" fo:padding-right="0.265cm" fo:padding-top="0.265cm" fo:padding-bottom="0.265cm" fo:border="none"/>
    </style:style>
    <style:style style:name="Table256.3" style:family="table-row">
      <style:table-row-properties style:row-height="0.002cm" fo:keep-together="auto"/>
    </style:style>
    <style:style style:name="Table256.A3" style:family="table-cell">
      <style:table-cell-properties style:vertical-align="middle" fo:padding-left="0.503cm" fo:padding-right="0.265cm" fo:padding-top="0.132cm" fo:padding-bottom="0.265cm" fo:border="none"/>
    </style:style>
    <style:style style:name="Table256.C4" style:family="table-cell">
      <style:table-cell-properties fo:padding="0cm" fo:border="none"/>
    </style:style>
    <style:style style:name="Table256.A5" style:family="table-cell">
      <style:table-cell-properties style:vertical-align="middle" fo:padding-left="0.529cm" fo:padding-right="0.265cm" fo:padding-top="0.265cm" fo:padding-bottom="0.265cm" fo:border="none"/>
    </style:style>
    <style:style style:name="Table256.A6" style:family="table-cell">
      <style:table-cell-properties style:vertical-align="middle" fo:padding-left="0.503cm" fo:padding-right="0.265cm" fo:padding-top="0.132cm" fo:padding-bottom="0.265cm" fo:border="none"/>
    </style:style>
    <style:style style:name="Table249" style:family="table">
      <style:table-properties style:width="4.424cm" fo:margin-left="0cm" fo:margin-top="0cm" fo:margin-bottom="0cm" table:align="left" style:writing-mode="lr-tb"/>
    </style:style>
    <style:style style:name="Table249.A" style:family="table-column">
      <style:table-column-properties style:column-width="4.424cm"/>
    </style:style>
    <style:style style:name="Table249.1" style:family="table-row">
      <style:table-row-properties fo:keep-together="auto"/>
    </style:style>
    <style:style style:name="Table249.A1" style:family="table-cell">
      <style:table-cell-properties style:vertical-align="middle" fo:padding="0cm" fo:border="none"/>
    </style:style>
    <style:style style:name="Table250" style:family="table">
      <style:table-properties style:width="3.26cm" fo:margin-left="0cm" fo:margin-top="0cm" fo:margin-bottom="0cm" table:align="left" style:writing-mode="lr-tb"/>
    </style:style>
    <style:style style:name="Table250.A" style:family="table-column">
      <style:table-column-properties style:column-width="3.26cm"/>
    </style:style>
    <style:style style:name="Table250.1" style:family="table-row">
      <style:table-row-properties fo:keep-together="auto"/>
    </style:style>
    <style:style style:name="Table250.A1" style:family="table-cell">
      <style:table-cell-properties style:vertical-align="middle" fo:padding="0cm" fo:border="none"/>
    </style:style>
    <style:style style:name="Table251" style:family="table">
      <style:table-properties style:width="5.353cm" fo:margin-left="0cm" fo:margin-top="0cm" fo:margin-bottom="0cm" table:align="left" style:writing-mode="lr-tb"/>
    </style:style>
    <style:style style:name="Table251.A" style:family="table-column">
      <style:table-column-properties style:column-width="5.353cm"/>
    </style:style>
    <style:style style:name="Table251.1" style:family="table-row">
      <style:table-row-properties fo:keep-together="auto"/>
    </style:style>
    <style:style style:name="Table251.A1" style:family="table-cell">
      <style:table-cell-properties style:vertical-align="middle" fo:padding="0cm" fo:border="none"/>
    </style:style>
    <style:style style:name="Table252" style:family="table">
      <style:table-properties style:width="5.353cm" fo:margin-left="0cm" fo:margin-top="0cm" fo:margin-bottom="0cm" table:align="left" style:writing-mode="lr-tb"/>
    </style:style>
    <style:style style:name="Table252.A" style:family="table-column">
      <style:table-column-properties style:column-width="5.353cm"/>
    </style:style>
    <style:style style:name="Table252.1" style:family="table-row">
      <style:table-row-properties fo:keep-together="auto"/>
    </style:style>
    <style:style style:name="Table252.A1" style:family="table-cell">
      <style:table-cell-properties style:vertical-align="middle" fo:padding="0cm" fo:border="none"/>
    </style:style>
    <style:style style:name="Table253" style:family="table">
      <style:table-properties style:width="3.26cm" fo:margin-left="0cm" fo:margin-top="0cm" fo:margin-bottom="0cm" table:align="left" style:writing-mode="lr-tb"/>
    </style:style>
    <style:style style:name="Table253.A" style:family="table-column">
      <style:table-column-properties style:column-width="3.26cm"/>
    </style:style>
    <style:style style:name="Table253.1" style:family="table-row">
      <style:table-row-properties fo:keep-together="auto"/>
    </style:style>
    <style:style style:name="Table253.A1" style:family="table-cell">
      <style:table-cell-properties style:vertical-align="middle" fo:padding="0cm" fo:border="none"/>
    </style:style>
    <style:style style:name="Table254" style:family="table">
      <style:table-properties style:width="5.353cm" fo:margin-left="0cm" fo:margin-top="0cm" fo:margin-bottom="0cm" table:align="left" style:writing-mode="lr-tb"/>
    </style:style>
    <style:style style:name="Table254.A" style:family="table-column">
      <style:table-column-properties style:column-width="5.353cm"/>
    </style:style>
    <style:style style:name="Table254.1" style:family="table-row">
      <style:table-row-properties fo:keep-together="auto"/>
    </style:style>
    <style:style style:name="Table254.A1" style:family="table-cell">
      <style:table-cell-properties style:vertical-align="middle" fo:padding="0cm" fo:border="none"/>
    </style:style>
    <style:style style:name="Table255" style:family="table">
      <style:table-properties style:width="5.353cm" fo:margin-left="0cm" fo:margin-top="0cm" fo:margin-bottom="0cm" table:align="left" style:writing-mode="lr-tb"/>
    </style:style>
    <style:style style:name="Table255.A" style:family="table-column">
      <style:table-column-properties style:column-width="5.353cm"/>
    </style:style>
    <style:style style:name="Table255.1" style:family="table-row">
      <style:table-row-properties fo:keep-together="auto"/>
    </style:style>
    <style:style style:name="Table255.A1" style:family="table-cell">
      <style:table-cell-properties style:vertical-align="middle" fo:padding="0cm" fo:border="none"/>
    </style:style>
    <style:style style:name="Table249" style:family="table">
      <style:table-properties style:width="4.424cm" fo:margin-left="0cm" fo:margin-top="0cm" fo:margin-bottom="0cm" table:align="left" style:writing-mode="lr-tb"/>
    </style:style>
    <style:style style:name="Table249.A" style:family="table-column">
      <style:table-column-properties style:column-width="4.424cm"/>
    </style:style>
    <style:style style:name="Table249.1" style:family="table-row">
      <style:table-row-properties fo:keep-together="auto"/>
    </style:style>
    <style:style style:name="Table249.A1" style:family="table-cell">
      <style:table-cell-properties style:vertical-align="middle" fo:padding="0cm" fo:border="none"/>
    </style:style>
    <style:style style:name="Table250" style:family="table">
      <style:table-properties style:width="3.26cm" fo:margin-left="0cm" fo:margin-top="0cm" fo:margin-bottom="0cm" table:align="left" style:writing-mode="lr-tb"/>
    </style:style>
    <style:style style:name="Table250.A" style:family="table-column">
      <style:table-column-properties style:column-width="3.26cm"/>
    </style:style>
    <style:style style:name="Table250.1" style:family="table-row">
      <style:table-row-properties fo:keep-together="auto"/>
    </style:style>
    <style:style style:name="Table250.A1" style:family="table-cell">
      <style:table-cell-properties style:vertical-align="middle" fo:padding="0cm" fo:border="none"/>
    </style:style>
    <style:style style:name="Table251" style:family="table">
      <style:table-properties style:width="5.353cm" fo:margin-left="0cm" fo:margin-top="0cm" fo:margin-bottom="0cm" table:align="left" style:writing-mode="lr-tb"/>
    </style:style>
    <style:style style:name="Table251.A" style:family="table-column">
      <style:table-column-properties style:column-width="5.353cm"/>
    </style:style>
    <style:style style:name="Table251.1" style:family="table-row">
      <style:table-row-properties fo:keep-together="auto"/>
    </style:style>
    <style:style style:name="Table251.A1" style:family="table-cell">
      <style:table-cell-properties style:vertical-align="middle" fo:padding="0cm" fo:border="none"/>
    </style:style>
    <style:style style:name="Table252" style:family="table">
      <style:table-properties style:width="5.353cm" fo:margin-left="0cm" fo:margin-top="0cm" fo:margin-bottom="0cm" table:align="left" style:writing-mode="lr-tb"/>
    </style:style>
    <style:style style:name="Table252.A" style:family="table-column">
      <style:table-column-properties style:column-width="5.353cm"/>
    </style:style>
    <style:style style:name="Table252.1" style:family="table-row">
      <style:table-row-properties fo:keep-together="auto"/>
    </style:style>
    <style:style style:name="Table252.A1" style:family="table-cell">
      <style:table-cell-properties style:vertical-align="middle" fo:padding="0cm" fo:border="none"/>
    </style:style>
    <style:style style:name="Table253" style:family="table">
      <style:table-properties style:width="3.26cm" fo:margin-left="0cm" fo:margin-top="0cm" fo:margin-bottom="0cm" table:align="left" style:writing-mode="lr-tb"/>
    </style:style>
    <style:style style:name="Table253.A" style:family="table-column">
      <style:table-column-properties style:column-width="3.26cm"/>
    </style:style>
    <style:style style:name="Table253.1" style:family="table-row">
      <style:table-row-properties fo:keep-together="auto"/>
    </style:style>
    <style:style style:name="Table253.A1" style:family="table-cell">
      <style:table-cell-properties style:vertical-align="middle" fo:padding="0cm" fo:border="none"/>
    </style:style>
    <style:style style:name="Table254" style:family="table">
      <style:table-properties style:width="5.353cm" fo:margin-left="0cm" fo:margin-top="0cm" fo:margin-bottom="0cm" table:align="left" style:writing-mode="lr-tb"/>
    </style:style>
    <style:style style:name="Table254.A" style:family="table-column">
      <style:table-column-properties style:column-width="5.353cm"/>
    </style:style>
    <style:style style:name="Table254.1" style:family="table-row">
      <style:table-row-properties fo:keep-together="auto"/>
    </style:style>
    <style:style style:name="Table254.A1" style:family="table-cell">
      <style:table-cell-properties style:vertical-align="middle" fo:padding="0cm" fo:border="none"/>
    </style:style>
    <style:style style:name="Table255" style:family="table">
      <style:table-properties style:width="5.353cm" fo:margin-left="0cm" fo:margin-top="0cm" fo:margin-bottom="0cm" table:align="left" style:writing-mode="lr-tb"/>
    </style:style>
    <style:style style:name="Table255.A" style:family="table-column">
      <style:table-column-properties style:column-width="5.353cm"/>
    </style:style>
    <style:style style:name="Table255.1" style:family="table-row">
      <style:table-row-properties fo:keep-together="auto"/>
    </style:style>
    <style:style style:name="Table255.A1" style:family="table-cell">
      <style:table-cell-properties style:vertical-align="middle" fo:padding="0cm" fo:border="none"/>
    </style:style>
    <style:style style:name="Table264" style:family="table">
      <style:table-properties style:width="15.921cm" style:rel-width="100%" fo:margin-left="0cm" fo:margin-top="0cm" fo:margin-bottom="0cm" table:align="left" style:writing-mode="lr-tb"/>
    </style:style>
    <style:style style:name="Table264.A" style:family="table-column">
      <style:table-column-properties style:column-width="1.127cm" style:rel-column-width="4639*"/>
    </style:style>
    <style:style style:name="Table264.B" style:family="table-column">
      <style:table-column-properties style:column-width="14.249cm" style:rel-column-width="58654*"/>
    </style:style>
    <style:style style:name="Table264.C" style:family="table-column">
      <style:table-column-properties style:column-width="0.545cm" style:rel-column-width="2242*"/>
    </style:style>
    <style:style style:name="Table264.1" style:family="table-row">
      <style:table-row-properties fo:keep-together="auto"/>
    </style:style>
    <style:style style:name="Table264.A1" style:family="table-cell">
      <style:table-cell-properties fo:background-color="#d8e4f3" fo:padding="0.265cm" fo:border="none">
        <style:background-image/>
      </style:table-cell-properties>
    </style:style>
    <style:style style:name="Table26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64.C1" style:family="table-cell">
      <style:table-cell-properties fo:padding="0cm" fo:border="none"/>
    </style:style>
    <style:style style:name="Table264.A2" style:family="table-cell">
      <style:table-cell-properties style:vertical-align="middle" fo:padding-left="0.529cm" fo:padding-right="0.265cm" fo:padding-top="0.265cm" fo:padding-bottom="0.265cm" fo:border="none"/>
    </style:style>
    <style:style style:name="Table264.3" style:family="table-row">
      <style:table-row-properties style:row-height="0.002cm" fo:keep-together="auto"/>
    </style:style>
    <style:style style:name="Table264.A3" style:family="table-cell">
      <style:table-cell-properties style:vertical-align="middle" fo:padding-left="0.503cm" fo:padding-right="0.265cm" fo:padding-top="0.132cm" fo:padding-bottom="0.265cm" fo:border="none"/>
    </style:style>
    <style:style style:name="Table264.C4" style:family="table-cell">
      <style:table-cell-properties fo:padding="0cm" fo:border="none"/>
    </style:style>
    <style:style style:name="Table264.A5" style:family="table-cell">
      <style:table-cell-properties style:vertical-align="middle" fo:padding-left="0.529cm" fo:padding-right="0.265cm" fo:padding-top="0.265cm" fo:padding-bottom="0.265cm" fo:border="none"/>
    </style:style>
    <style:style style:name="Table264.A6" style:family="table-cell">
      <style:table-cell-properties style:vertical-align="middle" fo:padding-left="0.503cm" fo:padding-right="0.265cm" fo:padding-top="0.132cm" fo:padding-bottom="0.265cm" fo:border="none"/>
    </style:style>
    <style:style style:name="Table257" style:family="table">
      <style:table-properties style:width="4.424cm" fo:margin-left="0cm" fo:margin-top="0cm" fo:margin-bottom="0cm" table:align="left" style:writing-mode="lr-tb"/>
    </style:style>
    <style:style style:name="Table257.A" style:family="table-column">
      <style:table-column-properties style:column-width="4.424cm"/>
    </style:style>
    <style:style style:name="Table257.1" style:family="table-row">
      <style:table-row-properties fo:keep-together="auto"/>
    </style:style>
    <style:style style:name="Table257.A1" style:family="table-cell">
      <style:table-cell-properties style:vertical-align="middle" fo:padding="0cm" fo:border="none"/>
    </style:style>
    <style:style style:name="Table258" style:family="table">
      <style:table-properties style:width="2.794cm" fo:margin-left="0cm" fo:margin-top="0cm" fo:margin-bottom="0cm" table:align="left" style:writing-mode="lr-tb"/>
    </style:style>
    <style:style style:name="Table258.A" style:family="table-column">
      <style:table-column-properties style:column-width="2.794cm"/>
    </style:style>
    <style:style style:name="Table258.1" style:family="table-row">
      <style:table-row-properties fo:keep-together="auto"/>
    </style:style>
    <style:style style:name="Table258.A1" style:family="table-cell">
      <style:table-cell-properties style:vertical-align="middle" fo:padding="0cm" fo:border="none"/>
    </style:style>
    <style:style style:name="Table259" style:family="table">
      <style:table-properties style:width="2.794cm" fo:margin-left="0cm" fo:margin-top="0cm" fo:margin-bottom="0cm" table:align="left" style:writing-mode="lr-tb"/>
    </style:style>
    <style:style style:name="Table259.A" style:family="table-column">
      <style:table-column-properties style:column-width="2.794cm"/>
    </style:style>
    <style:style style:name="Table259.1" style:family="table-row">
      <style:table-row-properties fo:keep-together="auto"/>
    </style:style>
    <style:style style:name="Table259.A1" style:family="table-cell">
      <style:table-cell-properties style:vertical-align="middle" fo:padding="0cm" fo:border="none"/>
    </style:style>
    <style:style style:name="Table260" style:family="table">
      <style:table-properties style:width="3.26cm" fo:margin-left="0cm" fo:margin-top="0cm" fo:margin-bottom="0cm" table:align="left" style:writing-mode="lr-tb"/>
    </style:style>
    <style:style style:name="Table260.A" style:family="table-column">
      <style:table-column-properties style:column-width="3.26cm"/>
    </style:style>
    <style:style style:name="Table260.1" style:family="table-row">
      <style:table-row-properties fo:keep-together="auto"/>
    </style:style>
    <style:style style:name="Table260.A1" style:family="table-cell">
      <style:table-cell-properties style:vertical-align="middle" fo:padding="0cm" fo:border="none"/>
    </style:style>
    <style:style style:name="Table261" style:family="table">
      <style:table-properties style:width="3.027cm" fo:margin-left="0cm" fo:margin-top="0cm" fo:margin-bottom="0cm" table:align="left" style:writing-mode="lr-tb"/>
    </style:style>
    <style:style style:name="Table261.A" style:family="table-column">
      <style:table-column-properties style:column-width="3.027cm"/>
    </style:style>
    <style:style style:name="Table261.1" style:family="table-row">
      <style:table-row-properties fo:keep-together="auto"/>
    </style:style>
    <style:style style:name="Table261.A1" style:family="table-cell">
      <style:table-cell-properties style:vertical-align="middle" fo:padding="0cm" fo:border="none"/>
    </style:style>
    <style:style style:name="Table262" style:family="table">
      <style:table-properties style:width="2.794cm" fo:margin-left="0cm" fo:margin-top="0cm" fo:margin-bottom="0cm" table:align="left" style:writing-mode="lr-tb"/>
    </style:style>
    <style:style style:name="Table262.A" style:family="table-column">
      <style:table-column-properties style:column-width="2.794cm"/>
    </style:style>
    <style:style style:name="Table262.1" style:family="table-row">
      <style:table-row-properties fo:keep-together="auto"/>
    </style:style>
    <style:style style:name="Table262.A1" style:family="table-cell">
      <style:table-cell-properties style:vertical-align="middle" fo:padding="0cm" fo:border="none"/>
    </style:style>
    <style:style style:name="Table263" style:family="table">
      <style:table-properties style:width="3.027cm" fo:margin-left="0cm" fo:margin-top="0cm" fo:margin-bottom="0cm" table:align="left" style:writing-mode="lr-tb"/>
    </style:style>
    <style:style style:name="Table263.A" style:family="table-column">
      <style:table-column-properties style:column-width="3.027cm"/>
    </style:style>
    <style:style style:name="Table263.1" style:family="table-row">
      <style:table-row-properties fo:keep-together="auto"/>
    </style:style>
    <style:style style:name="Table263.A1" style:family="table-cell">
      <style:table-cell-properties style:vertical-align="middle" fo:padding="0cm" fo:border="none"/>
    </style:style>
    <style:style style:name="Table257" style:family="table">
      <style:table-properties style:width="4.424cm" fo:margin-left="0cm" fo:margin-top="0cm" fo:margin-bottom="0cm" table:align="left" style:writing-mode="lr-tb"/>
    </style:style>
    <style:style style:name="Table257.A" style:family="table-column">
      <style:table-column-properties style:column-width="4.424cm"/>
    </style:style>
    <style:style style:name="Table257.1" style:family="table-row">
      <style:table-row-properties fo:keep-together="auto"/>
    </style:style>
    <style:style style:name="Table257.A1" style:family="table-cell">
      <style:table-cell-properties style:vertical-align="middle" fo:padding="0cm" fo:border="none"/>
    </style:style>
    <style:style style:name="Table258" style:family="table">
      <style:table-properties style:width="2.794cm" fo:margin-left="0cm" fo:margin-top="0cm" fo:margin-bottom="0cm" table:align="left" style:writing-mode="lr-tb"/>
    </style:style>
    <style:style style:name="Table258.A" style:family="table-column">
      <style:table-column-properties style:column-width="2.794cm"/>
    </style:style>
    <style:style style:name="Table258.1" style:family="table-row">
      <style:table-row-properties fo:keep-together="auto"/>
    </style:style>
    <style:style style:name="Table258.A1" style:family="table-cell">
      <style:table-cell-properties style:vertical-align="middle" fo:padding="0cm" fo:border="none"/>
    </style:style>
    <style:style style:name="Table259" style:family="table">
      <style:table-properties style:width="2.794cm" fo:margin-left="0cm" fo:margin-top="0cm" fo:margin-bottom="0cm" table:align="left" style:writing-mode="lr-tb"/>
    </style:style>
    <style:style style:name="Table259.A" style:family="table-column">
      <style:table-column-properties style:column-width="2.794cm"/>
    </style:style>
    <style:style style:name="Table259.1" style:family="table-row">
      <style:table-row-properties fo:keep-together="auto"/>
    </style:style>
    <style:style style:name="Table259.A1" style:family="table-cell">
      <style:table-cell-properties style:vertical-align="middle" fo:padding="0cm" fo:border="none"/>
    </style:style>
    <style:style style:name="Table260" style:family="table">
      <style:table-properties style:width="3.26cm" fo:margin-left="0cm" fo:margin-top="0cm" fo:margin-bottom="0cm" table:align="left" style:writing-mode="lr-tb"/>
    </style:style>
    <style:style style:name="Table260.A" style:family="table-column">
      <style:table-column-properties style:column-width="3.26cm"/>
    </style:style>
    <style:style style:name="Table260.1" style:family="table-row">
      <style:table-row-properties fo:keep-together="auto"/>
    </style:style>
    <style:style style:name="Table260.A1" style:family="table-cell">
      <style:table-cell-properties style:vertical-align="middle" fo:padding="0cm" fo:border="none"/>
    </style:style>
    <style:style style:name="Table261" style:family="table">
      <style:table-properties style:width="3.027cm" fo:margin-left="0cm" fo:margin-top="0cm" fo:margin-bottom="0cm" table:align="left" style:writing-mode="lr-tb"/>
    </style:style>
    <style:style style:name="Table261.A" style:family="table-column">
      <style:table-column-properties style:column-width="3.027cm"/>
    </style:style>
    <style:style style:name="Table261.1" style:family="table-row">
      <style:table-row-properties fo:keep-together="auto"/>
    </style:style>
    <style:style style:name="Table261.A1" style:family="table-cell">
      <style:table-cell-properties style:vertical-align="middle" fo:padding="0cm" fo:border="none"/>
    </style:style>
    <style:style style:name="Table262" style:family="table">
      <style:table-properties style:width="2.794cm" fo:margin-left="0cm" fo:margin-top="0cm" fo:margin-bottom="0cm" table:align="left" style:writing-mode="lr-tb"/>
    </style:style>
    <style:style style:name="Table262.A" style:family="table-column">
      <style:table-column-properties style:column-width="2.794cm"/>
    </style:style>
    <style:style style:name="Table262.1" style:family="table-row">
      <style:table-row-properties fo:keep-together="auto"/>
    </style:style>
    <style:style style:name="Table262.A1" style:family="table-cell">
      <style:table-cell-properties style:vertical-align="middle" fo:padding="0cm" fo:border="none"/>
    </style:style>
    <style:style style:name="Table263" style:family="table">
      <style:table-properties style:width="3.027cm" fo:margin-left="0cm" fo:margin-top="0cm" fo:margin-bottom="0cm" table:align="left" style:writing-mode="lr-tb"/>
    </style:style>
    <style:style style:name="Table263.A" style:family="table-column">
      <style:table-column-properties style:column-width="3.027cm"/>
    </style:style>
    <style:style style:name="Table263.1" style:family="table-row">
      <style:table-row-properties fo:keep-together="auto"/>
    </style:style>
    <style:style style:name="Table263.A1" style:family="table-cell">
      <style:table-cell-properties style:vertical-align="middle" fo:padding="0cm" fo:border="none"/>
    </style:style>
    <style:style style:name="Table271" style:family="table">
      <style:table-properties style:width="15.921cm" style:rel-width="100%" fo:margin-left="0cm" fo:margin-top="0cm" fo:margin-bottom="0cm" table:align="left" style:writing-mode="lr-tb"/>
    </style:style>
    <style:style style:name="Table271.A" style:family="table-column">
      <style:table-column-properties style:column-width="1.127cm" style:rel-column-width="4639*"/>
    </style:style>
    <style:style style:name="Table271.B" style:family="table-column">
      <style:table-column-properties style:column-width="14.249cm" style:rel-column-width="58654*"/>
    </style:style>
    <style:style style:name="Table271.C" style:family="table-column">
      <style:table-column-properties style:column-width="0.545cm" style:rel-column-width="2242*"/>
    </style:style>
    <style:style style:name="Table271.1" style:family="table-row">
      <style:table-row-properties fo:keep-together="auto"/>
    </style:style>
    <style:style style:name="Table271.A1" style:family="table-cell">
      <style:table-cell-properties fo:background-color="#d8e4f3" fo:padding="0.265cm" fo:border="none">
        <style:background-image/>
      </style:table-cell-properties>
    </style:style>
    <style:style style:name="Table27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71.C1" style:family="table-cell">
      <style:table-cell-properties fo:padding="0cm" fo:border="none"/>
    </style:style>
    <style:style style:name="Table271.A2" style:family="table-cell">
      <style:table-cell-properties style:vertical-align="middle" fo:padding-left="0.529cm" fo:padding-right="0.265cm" fo:padding-top="0.265cm" fo:padding-bottom="0.265cm" fo:border="none"/>
    </style:style>
    <style:style style:name="Table271.3" style:family="table-row">
      <style:table-row-properties style:row-height="0.002cm" fo:keep-together="auto"/>
    </style:style>
    <style:style style:name="Table271.A3" style:family="table-cell">
      <style:table-cell-properties style:vertical-align="middle" fo:padding-left="0.503cm" fo:padding-right="0.265cm" fo:padding-top="0.132cm" fo:padding-bottom="0.265cm" fo:border="none"/>
    </style:style>
    <style:style style:name="Table271.C4" style:family="table-cell">
      <style:table-cell-properties fo:padding="0cm" fo:border="none"/>
    </style:style>
    <style:style style:name="Table271.A5" style:family="table-cell">
      <style:table-cell-properties style:vertical-align="middle" fo:padding-left="0.529cm" fo:padding-right="0.265cm" fo:padding-top="0.265cm" fo:padding-bottom="0.265cm" fo:border="none"/>
    </style:style>
    <style:style style:name="Table271.A6" style:family="table-cell">
      <style:table-cell-properties style:vertical-align="middle" fo:padding-left="0.503cm" fo:padding-right="0.265cm" fo:padding-top="0.132cm" fo:padding-bottom="0.265cm" fo:border="none"/>
    </style:style>
    <style:style style:name="Table265" style:family="table">
      <style:table-properties style:width="3.027cm" fo:margin-left="0cm" fo:margin-top="0cm" fo:margin-bottom="0cm" table:align="left" style:writing-mode="lr-tb"/>
    </style:style>
    <style:style style:name="Table265.A" style:family="table-column">
      <style:table-column-properties style:column-width="3.027cm"/>
    </style:style>
    <style:style style:name="Table265.1" style:family="table-row">
      <style:table-row-properties fo:keep-together="auto"/>
    </style:style>
    <style:style style:name="Table265.A1" style:family="table-cell">
      <style:table-cell-properties style:vertical-align="middle" fo:padding="0cm" fo:border="none"/>
    </style:style>
    <style:style style:name="Table266" style:family="table">
      <style:table-properties style:width="2.794cm" fo:margin-left="0cm" fo:margin-top="0cm" fo:margin-bottom="0cm" table:align="left" style:writing-mode="lr-tb"/>
    </style:style>
    <style:style style:name="Table266.A" style:family="table-column">
      <style:table-column-properties style:column-width="2.794cm"/>
    </style:style>
    <style:style style:name="Table266.1" style:family="table-row">
      <style:table-row-properties fo:keep-together="auto"/>
    </style:style>
    <style:style style:name="Table266.A1" style:family="table-cell">
      <style:table-cell-properties style:vertical-align="middle" fo:padding="0cm" fo:border="none"/>
    </style:style>
    <style:style style:name="Table267" style:family="table">
      <style:table-properties style:width="4.424cm" fo:margin-left="0cm" fo:margin-top="0cm" fo:margin-bottom="0cm" table:align="left" style:writing-mode="lr-tb"/>
    </style:style>
    <style:style style:name="Table267.A" style:family="table-column">
      <style:table-column-properties style:column-width="4.424cm"/>
    </style:style>
    <style:style style:name="Table267.1" style:family="table-row">
      <style:table-row-properties fo:keep-together="auto"/>
    </style:style>
    <style:style style:name="Table267.A1" style:family="table-cell">
      <style:table-cell-properties style:vertical-align="middle" fo:padding="0cm" fo:border="none"/>
    </style:style>
    <style:style style:name="Table268" style:family="table">
      <style:table-properties style:width="4.424cm" fo:margin-left="0cm" fo:margin-top="0cm" fo:margin-bottom="0cm" table:align="left" style:writing-mode="lr-tb"/>
    </style:style>
    <style:style style:name="Table268.A" style:family="table-column">
      <style:table-column-properties style:column-width="4.424cm"/>
    </style:style>
    <style:style style:name="Table268.1" style:family="table-row">
      <style:table-row-properties fo:keep-together="auto"/>
    </style:style>
    <style:style style:name="Table268.A1" style:family="table-cell">
      <style:table-cell-properties style:vertical-align="middle" fo:padding="0cm" fo:border="none"/>
    </style:style>
    <style:style style:name="Table269" style:family="table">
      <style:table-properties style:width="3.493cm" fo:margin-left="0cm" fo:margin-top="0cm" fo:margin-bottom="0cm" table:align="left" style:writing-mode="lr-tb"/>
    </style:style>
    <style:style style:name="Table269.A" style:family="table-column">
      <style:table-column-properties style:column-width="3.493cm"/>
    </style:style>
    <style:style style:name="Table269.1" style:family="table-row">
      <style:table-row-properties fo:keep-together="auto"/>
    </style:style>
    <style:style style:name="Table269.A1" style:family="table-cell">
      <style:table-cell-properties style:vertical-align="middle" fo:padding="0cm" fo:border="none"/>
    </style:style>
    <style:style style:name="Table270" style:family="table">
      <style:table-properties style:width="3.027cm" fo:margin-left="0cm" fo:margin-top="0cm" fo:margin-bottom="0cm" table:align="left" style:writing-mode="lr-tb"/>
    </style:style>
    <style:style style:name="Table270.A" style:family="table-column">
      <style:table-column-properties style:column-width="3.027cm"/>
    </style:style>
    <style:style style:name="Table270.1" style:family="table-row">
      <style:table-row-properties fo:keep-together="auto"/>
    </style:style>
    <style:style style:name="Table270.A1" style:family="table-cell">
      <style:table-cell-properties style:vertical-align="middle" fo:padding="0cm" fo:border="none"/>
    </style:style>
    <style:style style:name="Table265" style:family="table">
      <style:table-properties style:width="3.027cm" fo:margin-left="0cm" fo:margin-top="0cm" fo:margin-bottom="0cm" table:align="left" style:writing-mode="lr-tb"/>
    </style:style>
    <style:style style:name="Table265.A" style:family="table-column">
      <style:table-column-properties style:column-width="3.027cm"/>
    </style:style>
    <style:style style:name="Table265.1" style:family="table-row">
      <style:table-row-properties fo:keep-together="auto"/>
    </style:style>
    <style:style style:name="Table265.A1" style:family="table-cell">
      <style:table-cell-properties style:vertical-align="middle" fo:padding="0cm" fo:border="none"/>
    </style:style>
    <style:style style:name="Table266" style:family="table">
      <style:table-properties style:width="2.794cm" fo:margin-left="0cm" fo:margin-top="0cm" fo:margin-bottom="0cm" table:align="left" style:writing-mode="lr-tb"/>
    </style:style>
    <style:style style:name="Table266.A" style:family="table-column">
      <style:table-column-properties style:column-width="2.794cm"/>
    </style:style>
    <style:style style:name="Table266.1" style:family="table-row">
      <style:table-row-properties fo:keep-together="auto"/>
    </style:style>
    <style:style style:name="Table266.A1" style:family="table-cell">
      <style:table-cell-properties style:vertical-align="middle" fo:padding="0cm" fo:border="none"/>
    </style:style>
    <style:style style:name="Table267" style:family="table">
      <style:table-properties style:width="4.424cm" fo:margin-left="0cm" fo:margin-top="0cm" fo:margin-bottom="0cm" table:align="left" style:writing-mode="lr-tb"/>
    </style:style>
    <style:style style:name="Table267.A" style:family="table-column">
      <style:table-column-properties style:column-width="4.424cm"/>
    </style:style>
    <style:style style:name="Table267.1" style:family="table-row">
      <style:table-row-properties fo:keep-together="auto"/>
    </style:style>
    <style:style style:name="Table267.A1" style:family="table-cell">
      <style:table-cell-properties style:vertical-align="middle" fo:padding="0cm" fo:border="none"/>
    </style:style>
    <style:style style:name="Table268" style:family="table">
      <style:table-properties style:width="4.424cm" fo:margin-left="0cm" fo:margin-top="0cm" fo:margin-bottom="0cm" table:align="left" style:writing-mode="lr-tb"/>
    </style:style>
    <style:style style:name="Table268.A" style:family="table-column">
      <style:table-column-properties style:column-width="4.424cm"/>
    </style:style>
    <style:style style:name="Table268.1" style:family="table-row">
      <style:table-row-properties fo:keep-together="auto"/>
    </style:style>
    <style:style style:name="Table268.A1" style:family="table-cell">
      <style:table-cell-properties style:vertical-align="middle" fo:padding="0cm" fo:border="none"/>
    </style:style>
    <style:style style:name="Table269" style:family="table">
      <style:table-properties style:width="3.493cm" fo:margin-left="0cm" fo:margin-top="0cm" fo:margin-bottom="0cm" table:align="left" style:writing-mode="lr-tb"/>
    </style:style>
    <style:style style:name="Table269.A" style:family="table-column">
      <style:table-column-properties style:column-width="3.493cm"/>
    </style:style>
    <style:style style:name="Table269.1" style:family="table-row">
      <style:table-row-properties fo:keep-together="auto"/>
    </style:style>
    <style:style style:name="Table269.A1" style:family="table-cell">
      <style:table-cell-properties style:vertical-align="middle" fo:padding="0cm" fo:border="none"/>
    </style:style>
    <style:style style:name="Table270" style:family="table">
      <style:table-properties style:width="3.027cm" fo:margin-left="0cm" fo:margin-top="0cm" fo:margin-bottom="0cm" table:align="left" style:writing-mode="lr-tb"/>
    </style:style>
    <style:style style:name="Table270.A" style:family="table-column">
      <style:table-column-properties style:column-width="3.027cm"/>
    </style:style>
    <style:style style:name="Table270.1" style:family="table-row">
      <style:table-row-properties fo:keep-together="auto"/>
    </style:style>
    <style:style style:name="Table270.A1" style:family="table-cell">
      <style:table-cell-properties style:vertical-align="middle" fo:padding="0cm" fo:border="none"/>
    </style:style>
    <style:style style:name="P1" style:family="paragraph" style:parent-style-name="HTML_20_Preformatted">
      <style:text-properties fo:color="#212529" style:font-name="Consolas" fo:font-size="12pt" style:font-size-asian="12pt" style:font-size-complex="12pt"/>
    </style:style>
    <style:style style:name="P2" style:family="paragraph" style:parent-style-name="Standard">
      <style:text-properties fo:color="#666666"/>
    </style:style>
    <style:style style:name="P3" style:family="paragraph" style:parent-style-name="Standard">
      <style:text-properties fo:color="#666666" text:display="none"/>
    </style:style>
    <style:style style:name="P4" style:family="paragraph" style:parent-style-name="Standard">
      <style:text-properties fo:color="#666666" style:font-name="Times New Roman" fo:font-size="12pt" style:font-size-asian="12pt" style:font-size-complex="12pt"/>
    </style:style>
    <style:style style:name="P5" style:family="paragraph" style:parent-style-name="Standard">
      <style:text-properties fo:color="#008000" fo:font-size="12pt" style:font-size-asian="12pt" style:font-size-complex="12pt"/>
    </style:style>
    <style:style style:name="P6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7" style:family="paragraph" style:parent-style-name="Standard">
      <style:text-properties officeooo:paragraph-rsid="002e62e3"/>
    </style:style>
    <style:style style:name="P8" style:family="paragraph" style:parent-style-name="Footer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P9" style:family="paragraph" style:parent-style-name="HTML_20_Preformatted">
      <style:text-properties fo:color="#212529" style:font-name="Consolas" fo:font-size="12pt" style:font-size-asian="12pt" style:font-size-complex="12pt"/>
    </style:style>
    <style:style style:name="P10" style:family="paragraph" style:parent-style-name="Header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Standard">
      <style:text-properties fo:color="#666666" fo:font-weight="bold" style:font-weight-asian="bold" style:font-weight-complex="bold"/>
    </style:style>
    <style:style style:name="P13" style:family="paragraph" style:parent-style-name="Standard">
      <style:text-properties fo:color="#212529" style:font-name="Consolas"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color="#212529" style:font-name="Consolas" fo:font-size="12pt" style:font-size-asian="12pt" style:font-size-complex="12pt"/>
    </style:style>
    <style:style style:name="T2" style:family="text">
      <style:text-properties fo:text-transform="uppercase" fo:color="#666666"/>
    </style:style>
    <style:style style:name="T3" style:family="text">
      <style:text-properties fo:text-transform="uppercase" fo:color="#212529" style:font-name="Consolas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_GoBack"/></text:p>
      <text:p text:style-name="Standard"/>
      <text:p text:style-name="HTML_20_Top_20_of_20_Form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1.</text:p>
          </table:table-cell>
          <table:table-cell table:style-name="Table7.B1" office:value-type="string">
            <text:p text:style-name="P1">class A 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1; i &lt;= 5; i++)</text:p>
            <text:p text:style-name="P1">{</text:p>
            <text:p text:style-name="P1">System.out.println("loop body:" + i);</text:p>
            <text:p text:style-name="P1">}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7.C1" office:value-type="string">
            <text:p text:style-name="Standard"/>
          </table:table-cell>
        </table:table-row>
        <table:table-row table:style-name="Table7.1">
          <table:table-cell table:style-name="Table7.A2" table:number-columns-spanned="3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"><text:s text:c="57"/></text:p>
                  <text:p text:style-name="P1"><text:s text:c="34"/></text:p>
                </table:table-cell>
              </table:table-row>
            </table:table>
            <text:p text:style-name="P3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Standard"><text:span text:style-name="pd-r10"><text:span text:style-name="T2">B.</text:span></text:span></text:p>
                  <text:p text:style-name="P1">main begin</text:p>
                  <text:p text:style-name="P1">loop body:1</text:p>
                  <text:p text:style-name="P1">loop body:2</text:p>
                  <text:p text:style-name="P1">loop body:3</text:p>
                  <text:p text:style-name="P1">loop body:4</text:p>
                  <text:p text:style-name="P1">loop body:5</text:p>
                  <text:p text:style-name="P1">main end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"><text:s text:c="26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7.3">
          <table:table-cell table:style-name="Table7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2">2.</text:p>
          </table:table-cell>
          <table:table-cell table:style-name="Table7.B1" office:value-type="string">
            <text:p text:style-name="P1">class B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10; i &lt;= 5; i++)</text:p>
            <text:p text:style-name="P1">{</text:p>
            <text:p text:style-name="P1">System.out.println("loop body:" + i);</text:p>
            <text:p text:style-name="P1"><text:soft-page-break/>}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7.C4" office:value-type="string">
            <text:p text:style-name="Standard"/>
          </table:table-cell>
        </table:table-row>
        <table:table-row table:style-name="Table7.1">
          <table:table-cell table:style-name="Table7.A5" table:number-columns-spanned="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Standard"><text:span text:style-name="pd-r10"><text:span text:style-name="T2">A.</text:span></text:span></text:p>
                  <text:p text:style-name="P1">main begin</text:p>
                  <text:p text:style-name="P1">main end</text:p>
                  <text:p text:style-name="P1"/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1"><text:s text:c="30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1"><text:s text:c="59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7.3">
          <table:table-cell table:style-name="Table7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2">3.</text:p>
          </table:table-cell>
          <table:table-cell table:style-name="Table13.B1" office:value-type="string">
            <text:p text:style-name="P1">class C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1; i &lt;= 5; i++)</text:p>
            <text:p text:style-name="P1">{</text:p>
            <text:p text:style-name="P1">System.out.println("loop body:" + i);</text:p>
            <text:p text:style-name="P1">System.out.println("loop body:" + i);</text:p>
            <text:p text:style-name="P1">int j = 20;</text:p>
            <text:p text:style-name="P1">j++;</text:p>
            <text:p text:style-name="P1">j += 20;</text:p>
            <text:p text:style-name="P1">System.out.println("--------------:" + j);</text:p>
            <text:p text:style-name="P1">}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13.C1" office:value-type="string">
            <text:p text:style-name="Standard"/>
          </table:table-cell>
        </table:table-row>
        <table:table-row table:style-name="Table13.1">
          <table:table-cell table:style-name="Table13.A2" table:number-columns-spanned="3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1"><text:s text:c="29"/></text:p>
                  <text:p text:style-name="P1"><text:s text:c="80"/></text:p>
                </table:table-cell>
              </table:table-row>
            </table:table>
            <text:p text:style-name="P3"/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1"><text:s text:c="59"/></text:p>
                  <text:p text:style-name="P1"><text:s text:c="34"/></text:p>
                </table:table-cell>
              </table:table-row>
            </table:table>
            <text:p text:style-name="P3"/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Standard"><text:span text:style-name="pd-r10"><text:span text:style-name="T2">C.</text:span></text:span></text:p>
                  <text:p text:style-name="P1">main begin</text:p>
                  <text:p text:style-name="P1">loop body:1</text:p>
                  <text:p text:style-name="P1">loop body:1</text:p>
                  <text:p text:style-name="P1"><text:soft-page-break/>--------------:41</text:p>
                  <text:p text:style-name="P1">loop body:2</text:p>
                  <text:p text:style-name="P1">loop body:2</text:p>
                  <text:p text:style-name="P1">--------------:41</text:p>
                  <text:p text:style-name="P1">loop body:3</text:p>
                  <text:p text:style-name="P1">loop body:3</text:p>
                  <text:p text:style-name="P1">--------------:41</text:p>
                  <text:p text:style-name="P1">loop body:4</text:p>
                  <text:p text:style-name="P1">loop body:4</text:p>
                  <text:p text:style-name="P1">--------------:41</text:p>
                  <text:p text:style-name="P1">loop body:5</text:p>
                  <text:p text:style-name="P1">loop body:5</text:p>
                  <text:p text:style-name="P1">--------------:41</text:p>
                  <text:p text:style-name="P1">main end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3.3">
          <table:table-cell table:style-name="Table13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12">4.</text:p>
          </table:table-cell>
          <table:table-cell table:style-name="Table13.B1" office:value-type="string">
            <text:p text:style-name="P1">class D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1; i &lt;= 5; i++)</text:p>
            <text:p text:style-name="P1">{</text:p>
            <text:p text:style-name="P1">System.out.println("loop body:" + i);</text:p>
            <text:p text:style-name="P1">}</text:p>
            <text:p text:style-name="P1">System.out.println("main end:" + i);</text:p>
            <text:p text:style-name="P1">}</text:p>
            <text:p text:style-name="P1">}</text:p>
            <text:p text:style-name="P2"/>
          </table:table-cell>
          <table:table-cell table:style-name="Table13.C4" office:value-type="string">
            <text:p text:style-name="Standard"/>
          </table:table-cell>
        </table:table-row>
        <table:table-row table:style-name="Table13.1">
          <table:table-cell table:style-name="Table13.A5" table:number-columns-spanned="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1"><text:s text:c="28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Standard"><text:span text:style-name="pd-r10"><text:span text:style-name="T2">B.</text:span></text:span><draw:frame text:anchor-type="as-char" draw:z-index="0" draw:name="Shape1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3.3">
          <table:table-cell table:style-name="Table13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9" table:style-name="Table19">
        <table:table-column table:style-name="Table19.A"/>
        <table:table-column table:style-name="Table19.B"/>
        <table:table-column table:style-name="Table19.C"/>
        <text:soft-page-break/>
        <table:table-row table:style-name="Table19.1">
          <table:table-cell table:style-name="Table19.A1" office:value-type="string">
            <text:p text:style-name="P12">5.</text:p>
          </table:table-cell>
          <table:table-cell table:style-name="Table19.B1" office:value-type="string">
            <text:p text:style-name="P1">class E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1; i &lt;= 10; i = i + 2)</text:p>
            <text:p text:style-name="P1">{</text:p>
            <text:p text:style-name="P1">System.out.println("loop body:" + i);</text:p>
            <text:p text:style-name="P1">}</text:p>
            <text:p text:style-name="P1">System.out.println("main end:");</text:p>
            <text:p text:style-name="P1">}</text:p>
            <text:p text:style-name="P1">}</text:p>
            <text:p text:style-name="P2"/>
          </table:table-cell>
          <table:table-cell table:style-name="Table19.C1" office:value-type="string">
            <text:p text:style-name="Standard"/>
          </table:table-cell>
        </table:table-row>
        <table:table-row table:style-name="Table19.1">
          <table:table-cell table:style-name="Table19.A2" table:number-columns-spanned="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1"><text:s text:c="28"/></text:p>
                </table:table-cell>
              </table:table-row>
            </table:table>
            <text:p text:style-name="P3"/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Standard"><text:span text:style-name="pd-r10"><text:span text:style-name="T2">B.</text:span></text:span></text:p>
                  <text:p text:style-name="P1">main begin</text:p>
                  <text:p text:style-name="P1">loop body:1</text:p>
                  <text:p text:style-name="P1">loop body:3</text:p>
                  <text:p text:style-name="P1">loop body:5</text:p>
                  <text:p text:style-name="P1">loop body:7</text:p>
                  <text:p text:style-name="P1">loop body:9</text:p>
                  <text:p text:style-name="P1">main end:</text:p>
                  <text:p text:style-name="P1"/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9.3">
          <table:table-cell table:style-name="Table1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9.1">
          <table:table-cell table:style-name="Table19.A1" office:value-type="string">
            <text:p text:style-name="P12">6.</text:p>
          </table:table-cell>
          <table:table-cell table:style-name="Table19.B1" office:value-type="string">
            <text:p text:style-name="P1">class G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10; i &gt;= 1; i--)</text:p>
            <text:p text:style-name="P1">{</text:p>
            <text:p text:style-name="P1">System.out.println("loop body:" + i);</text:p>
            <text:p text:style-name="P1">}</text:p>
            <text:p text:style-name="P1">System.out.println("main end:");</text:p>
            <text:p text:style-name="P1">}</text:p>
            <text:p text:style-name="P1">}</text:p>
            <text:p text:style-name="P2"/>
          </table:table-cell>
          <table:table-cell table:style-name="Table19.C4" office:value-type="string">
            <text:p text:style-name="Standard"/>
          </table:table-cell>
        </table:table-row>
        <table:table-row table:style-name="Table19.1">
          <table:table-cell table:style-name="Table19.A5" table:number-columns-spanned="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Standard"><text:span text:style-name="pd-r10"><text:span text:style-name="T3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><text:soft-page-break/></text:p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1"><text:s text:c="59"/></text:p>
                  <text:p text:style-name="P1"><text:s text:c="34"/></text:p>
                </table:table-cell>
              </table:table-row>
            </table:table>
            <text:p text:style-name="P3"/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Standard"><text:span text:style-name="pd-r10"><text:span text:style-name="T2">C.</text:span></text:span></text:p>
                  <text:p text:style-name="P1">main begin</text:p>
                  <text:p text:style-name="P1">loop body:10</text:p>
                  <text:p text:style-name="P1">loop body:9</text:p>
                  <text:p text:style-name="P1">loop body:8</text:p>
                  <text:p text:style-name="P1">loop body:7</text:p>
                  <text:p text:style-name="P1">loop body:6</text:p>
                  <text:p text:style-name="P1">loop body:5</text:p>
                  <text:p text:style-name="P1">loop body:4</text:p>
                  <text:p text:style-name="P1">loop body:3</text:p>
                  <text:p text:style-name="P1">loop body:2</text:p>
                  <text:p text:style-name="P1">loop body:1</text:p>
                  <text:p text:style-name="P1">main end: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9.3">
          <table:table-cell table:style-name="Table1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2">7.</text:p>
          </table:table-cell>
          <table:table-cell table:style-name="Table26.B1" office:value-type="string">
            <text:p text:style-name="P1">class H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10; i &gt;= 1; i = i - 3)</text:p>
            <text:p text:style-name="P1">{</text:p>
            <text:p text:style-name="P1">System.out.println("loop body:" + i);</text:p>
            <text:p text:style-name="P1">}</text:p>
            <text:p text:style-name="P1">System.out.println("main end:");</text:p>
            <text:p text:style-name="P1">}</text:p>
            <text:p text:style-name="P1">}</text:p>
            <text:p text:style-name="P2"/>
          </table:table-cell>
          <table:table-cell table:style-name="Table26.C1" office:value-type="string">
            <text:p text:style-name="Standard"/>
          </table:table-cell>
        </table:table-row>
        <table:table-row table:style-name="Table26.1">
          <table:table-cell table:style-name="Table26.A2" table:number-columns-spanned="3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1"><text:s text:c="54"/></text:p>
                  <text:p text:style-name="P1"><text:s text:c="34"/></text:p>
                </table:table-cell>
              </table:table-row>
            </table:table>
            <text:p text:style-name="P3"/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Standard"><text:span text:style-name="pd-r10"><text:span text:style-name="T2">B.</text:span></text:span></text:p>
                  <text:p text:style-name="P1"><text:soft-page-break/>main begin</text:p>
                  <text:p text:style-name="P1">loop body:10</text:p>
                  <text:p text:style-name="P1">loop body:7</text:p>
                  <text:p text:style-name="P1">loop body:4</text:p>
                  <text:p text:style-name="P1">loop body:1</text:p>
                  <text:p text:style-name="P1">main end: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1"><text:s text:c="56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6.3">
          <table:table-cell table:style-name="Table26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6.1">
          <table:table-cell table:style-name="Table26.A1" office:value-type="string">
            <text:p text:style-name="P12">8.</text:p>
          </table:table-cell>
          <table:table-cell table:style-name="Table26.B1" office:value-type="string">
            <text:p text:style-name="P1">class I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10; i &gt;= 1; i -= 3)</text:p>
            <text:p text:style-name="P1">{</text:p>
            <text:p text:style-name="P1">System.out.println("loop body:" + i);</text:p>
            <text:p text:style-name="P1">}</text:p>
            <text:p text:style-name="P1">System.out.println("main end:");</text:p>
            <text:p text:style-name="P1">}</text:p>
            <text:p text:style-name="P1">}</text:p>
            <text:p text:style-name="P2"/>
          </table:table-cell>
          <table:table-cell table:style-name="Table26.C4" office:value-type="string">
            <text:p text:style-name="Standard"/>
          </table:table-cell>
        </table:table-row>
        <table:table-row table:style-name="Table26.1">
          <table:table-cell table:style-name="Table26.A5" table:number-columns-spanned="3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Standard"><text:span text:style-name="pd-r10"><text:span text:style-name="T2">A.</text:span></text:span></text:p>
                  <text:p text:style-name="P1">main begin</text:p>
                  <text:p text:style-name="P1">loop body:10</text:p>
                  <text:p text:style-name="P1">loop body:7</text:p>
                  <text:p text:style-name="P1">loop body:4</text:p>
                  <text:p text:style-name="P1">loop body:1</text:p>
                  <text:p text:style-name="P1">main end:</text:p>
                  <text:p text:style-name="P1"/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P1"><text:s text:c="29"/></text:p>
                  <text:p text:style-name="P1"><text:s text:c="64"/></text:p>
                  <text:p text:style-name="P1"><text:soft-page-break/><text:s text:c="34"/></text:p>
                </table:table-cell>
              </table:table-row>
            </table:table>
            <text:p text:style-name="P3"/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Standard"><text:span text:style-name="pd-r10"><text:span text:style-name="T3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6.3">
          <table:table-cell table:style-name="Table2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33.1">
          <table:table-cell table:style-name="Table33.A1" office:value-type="string">
            <text:p text:style-name="P12">9.</text:p>
          </table:table-cell>
          <table:table-cell table:style-name="Table33.B1" table:number-columns-spanned="2" office:value-type="string">
            <text:p text:style-name="P1">class J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1; i &lt;= 50; i = i * 5)</text:p>
            <text:p text:style-name="P1">{</text:p>
            <text:p text:style-name="P1">System.out.println("loop body:" + i);</text:p>
            <text:p text:style-name="P1">}</text:p>
            <text:p text:style-name="P1">System.out.println("main end:");</text:p>
            <text:p text:style-name="P1">}</text:p>
            <text:p text:style-name="P1">}</text:p>
            <text:p text:style-name="P2"/>
          </table:table-cell>
          <table:covered-table-cell/>
          <table:table-cell table:style-name="Table33.D1" office:value-type="string">
            <text:p text:style-name="Standard"/>
          </table:table-cell>
        </table:table-row>
        <table:table-row table:style-name="Table33.1">
          <table:table-cell table:style-name="Table33.A2" table:number-columns-spanned="4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Standard"><text:span text:style-name="pd-r10"><text:span text:style-name="T2">A.</text:span></text:span></text:p>
                  <text:p text:style-name="P1">main begin</text:p>
                  <text:p text:style-name="P1">loop body:1</text:p>
                  <text:p text:style-name="P1">loop body:5</text:p>
                  <text:p text:style-name="P1">loop body:25</text:p>
                  <text:p text:style-name="P1">main end: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1"><text:s text:c="27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1"><text:s text:c="29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</table:table-row>
        <table:table-row table:style-name="Table33.3">
          <table:table-cell table:style-name="Table33.A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33.1">
          <table:table-cell table:style-name="Table33.A1" table:number-columns-spanned="2" office:value-type="string">
            <text:p text:style-name="P12">10.</text:p>
          </table:table-cell>
          <table:covered-table-cell/>
          <table:table-cell table:style-name="Table33.B1" office:value-type="string">
            <text:p text:style-name="P1">class K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1; i &lt;= 500; i *= 3)</text:p>
            <text:p text:style-name="P1">{</text:p>
            <text:p text:style-name="P1"><text:soft-page-break/>System.out.println("loop body:" + i);</text:p>
            <text:p text:style-name="P1">}</text:p>
            <text:p text:style-name="P1">System.out.println("main end:");</text:p>
            <text:p text:style-name="P1">}</text:p>
            <text:p text:style-name="P1">}</text:p>
            <text:p text:style-name="P2"/>
          </table:table-cell>
          <table:table-cell table:style-name="Table33.D4" office:value-type="string">
            <text:p text:style-name="Standard"/>
          </table:table-cell>
        </table:table-row>
        <table:table-row table:style-name="Table33.1">
          <table:table-cell table:style-name="Table33.A5" table:number-columns-spanned="4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Standard"><text:span text:style-name="pd-r10"><text:span text:style-name="T2">A.</text:span></text:span><draw:frame text:anchor-type="as-char" draw:z-index="1" draw:name="Shape2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ody:1</text:p>
                  <text:p text:style-name="P1">loop body:3</text:p>
                  <text:p text:style-name="P1">loop body:9</text:p>
                  <text:p text:style-name="P1">loop body:27</text:p>
                  <text:p text:style-name="P1">loop body:81</text:p>
                  <text:p text:style-name="P1">loop body:243</text:p>
                  <text:p text:style-name="P1">main end:</text:p>
                  <text:p text:style-name="P1"/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1"><text:s text:c="26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1"><text:s text:c="27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</table:table-row>
        <table:table-row table:style-name="Table33.3">
          <table:table-cell table:style-name="Table33.A6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</table:table>
      <text:p text:style-name="P6"/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2">11.</text:p>
          </table:table-cell>
          <table:table-cell table:style-name="Table41.B1" office:value-type="string">
            <text:p text:style-name="P1">class L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5000; i &gt; 0; i = i / 10)</text:p>
            <text:p text:style-name="P1">{</text:p>
            <text:p text:style-name="P1">System.out.println("loop body:" + i);</text:p>
            <text:p text:style-name="P1">}</text:p>
            <text:p text:style-name="P1">System.out.println("main end:");</text:p>
            <text:p text:style-name="P1">}</text:p>
            <text:p text:style-name="P1">}</text:p>
            <text:p text:style-name="P2"/>
          </table:table-cell>
          <table:table-cell table:style-name="Table41.C1" office:value-type="string">
            <text:p text:style-name="Standard"/>
          </table:table-cell>
        </table:table-row>
        <table:table-row table:style-name="Table41.1">
          <table:table-cell table:style-name="Table41.A2" table:number-columns-spanned="3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1"><text:s text:c="60"/></text:p>
                  <text:p text:style-name="P1"><text:s text:c="34"/></text:p>
                </table:table-cell>
              </table:table-row>
            </table:table>
            <text:p text:style-name="P3"/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Standard"><text:soft-page-break/><text:span text:style-name="pd-r10"><text:span text:style-name="T2">B.</text:span></text:span><draw:frame text:anchor-type="as-char" draw:z-index="2" draw:name="Shape3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ody:5000</text:p>
                  <text:p text:style-name="P1">loop body:500</text:p>
                  <text:p text:style-name="P1">loop body:50</text:p>
                  <text:p text:style-name="P1">loop body:5</text:p>
                  <text:p text:style-name="P1">main end:</text:p>
                  <text:p text:style-name="P1"/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1"><text:s text:c="25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1.3">
          <table:table-cell table:style-name="Table41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41.1">
          <table:table-cell table:style-name="Table41.A1" office:value-type="string">
            <text:p text:style-name="P12">12.</text:p>
          </table:table-cell>
          <table:table-cell table:style-name="Table41.B1" office:value-type="string">
            <text:p text:style-name="P1">class M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5000; i &gt; 0; i /= 10)</text:p>
            <text:p text:style-name="P1">{</text:p>
            <text:p text:style-name="P1">System.out.println("loop body:" + i);</text:p>
            <text:p text:style-name="P1">}</text:p>
            <text:p text:style-name="P1">System.out.println("main end:");</text:p>
            <text:p text:style-name="P1">}</text:p>
            <text:p text:style-name="P1">}</text:p>
            <text:p text:style-name="P2"/>
          </table:table-cell>
          <table:table-cell table:style-name="Table41.C4" office:value-type="string">
            <text:p text:style-name="Standard"/>
          </table:table-cell>
        </table:table-row>
        <table:table-row table:style-name="Table41.1">
          <table:table-cell table:style-name="Table41.A5" table:number-columns-spanned="3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Standard"><text:span text:style-name="pd-r10"><text:span text:style-name="T2">A.</text:span></text:span><draw:frame text:anchor-type="as-char" draw:z-index="3" draw:name="Shape4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ody:5000</text:p>
                  <text:p text:style-name="P1">loop body:500</text:p>
                  <text:p text:style-name="P1">loop body:50</text:p>
                  <text:p text:style-name="P1">loop body:5</text:p>
                  <text:p text:style-name="P1">main end:</text:p>
                  <text:p text:style-name="P1"/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P1"><text:s text:c="57"/></text:p>
                  <text:p text:style-name="P1"><text:soft-page-break/><text:s text:c="34"/></text:p>
                </table:table-cell>
              </table:table-row>
            </table:table>
            <text:p text:style-name="P3"/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1"><text:s text:c="30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1"><text:s text:c="57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1.3">
          <table:table-cell table:style-name="Table41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2">13.</text:p>
          </table:table-cell>
          <table:table-cell table:style-name="Table48.B1" office:value-type="string">
            <text:p text:style-name="P1">class N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;</text:p>
            <text:p text:style-name="P1">for(i = 1; i &lt;= 5; i++)</text:p>
            <text:p text:style-name="P1">{</text:p>
            <text:p text:style-name="P1">System.out.println("loop body:" + i);</text:p>
            <text:p text:style-name="P1">}</text:p>
            <text:p text:style-name="P1">System.out.println("main end:" + i);</text:p>
            <text:p text:style-name="P1">}</text:p>
            <text:p text:style-name="P1">}</text:p>
            <text:p text:style-name="P2"/>
          </table:table-cell>
          <table:table-cell table:style-name="Table48.C1" office:value-type="string">
            <text:p text:style-name="Standard"/>
          </table:table-cell>
        </table:table-row>
        <table:table-row table:style-name="Table48.1">
          <table:table-cell table:style-name="Table48.A2" table:number-columns-spanned="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Standard"><text:span text:style-name="pd-r10"><text:span text:style-name="T2">A.</text:span></text:span><draw:frame text:anchor-type="as-char" draw:z-index="4" draw:name="Shape5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ody:1</text:p>
                  <text:p text:style-name="P1">loop body:2</text:p>
                  <text:p text:style-name="P1">loop body:3</text:p>
                  <text:p text:style-name="P1">loop body:4</text:p>
                  <text:p text:style-name="P1">loop body:5</text:p>
                  <text:p text:style-name="P1"/>
                  <text:p text:style-name="P1">main end:6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1"><text:s text:c="27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1"><text:s text:c="26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8.3">
          <table:table-cell table:style-name="Table48.A3" table:number-columns-spanned="3" office:value-type="string">
            <text:p text:style-name="P5"/>
          </table:table-cell>
          <table:covered-table-cell/>
          <table:covered-table-cell/>
        </table:table-row>
        <text:soft-page-break/>
        <table:table-row table:style-name="Table48.1">
          <table:table-cell table:style-name="Table48.A1" office:value-type="string">
            <text:p text:style-name="P12">14.</text:p>
          </table:table-cell>
          <table:table-cell table:style-name="Table48.B1" office:value-type="string">
            <text:p text:style-name="P1">class O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 = 10;</text:p>
            <text:p text:style-name="P1">for(i = 1; i &lt;= 5; i++)</text:p>
            <text:p text:style-name="P1">{</text:p>
            <text:p text:style-name="P1">System.out.println("loop body:" + i);</text:p>
            <text:p text:style-name="P1">}</text:p>
            <text:p text:style-name="P1">System.out.println("main end:" + i);</text:p>
            <text:p text:style-name="P1">}</text:p>
            <text:p text:style-name="P1">}</text:p>
            <text:p text:style-name="P2"/>
          </table:table-cell>
          <table:table-cell table:style-name="Table48.C4" office:value-type="string">
            <text:p text:style-name="Standard"/>
          </table:table-cell>
        </table:table-row>
        <table:table-row table:style-name="Table48.1">
          <table:table-cell table:style-name="Table48.A5" table:number-columns-spanned="3" office:value-type="string"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Standard"><text:span text:style-name="pd-r10"><text:span text:style-name="T2">A.</text:span></text:span><draw:frame text:anchor-type="as-char" draw:z-index="5" draw:name="Shape6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ody:1</text:p>
                  <text:p text:style-name="P1">loop body:2</text:p>
                  <text:p text:style-name="P1">loop body:3</text:p>
                  <text:p text:style-name="P1">loop body:4</text:p>
                  <text:p text:style-name="P1">loop body:5</text:p>
                  <text:p text:style-name="P1">main end:6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1"><text:s text:c="56"/></text:p>
                  <text:p text:style-name="P1"><text:s text:c="34"/></text:p>
                </table:table-cell>
              </table:table-row>
            </table:table>
            <text:p text:style-name="P3"/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1"><text:s text:c="27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8.3">
          <table:table-cell table:style-name="Table48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2">15.</text:p>
          </table:table-cell>
          <table:table-cell table:style-name="Table55.B1" office:value-type="string">
            <text:p text:style-name="P1">class P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 = 10;</text:p>
            <text:p text:style-name="P1">for( ; i &lt;= 5; i++)</text:p>
            <text:p text:style-name="P1">{</text:p>
            <text:p text:style-name="P1">System.out.println("loop body:" + i);</text:p>
            <text:p text:style-name="P1">}</text:p>
            <text:p text:style-name="P1"><text:soft-page-break/>System.out.println("main end:" + i);</text:p>
            <text:p text:style-name="P1">}</text:p>
            <text:p text:style-name="P1">}</text:p>
            <text:p text:style-name="P2"/>
          </table:table-cell>
          <table:table-cell table:style-name="Table55.C1" office:value-type="string">
            <text:p text:style-name="Standard"/>
          </table:table-cell>
        </table:table-row>
        <table:table-row table:style-name="Table55.1">
          <table:table-cell table:style-name="Table55.A2" table:number-columns-spanned="3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1"><text:s text:c="58"/></text:p>
                  <text:p text:style-name="P1"><text:s text:c="34"/></text:p>
                </table:table-cell>
              </table:table-row>
            </table:table>
            <text:p text:style-name="P3"/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1"><text:s text:c="2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Standard"><text:span text:style-name="pd-r10"><text:span text:style-name="T2">C.</text:span></text:span><draw:frame text:anchor-type="as-char" draw:z-index="6" draw:name="Shape7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 </text:p>
                  <text:p text:style-name="P1">main end:10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5.3">
          <table:table-cell table:style-name="Table5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55.1">
          <table:table-cell table:style-name="Table55.A1" office:value-type="string">
            <text:p text:style-name="P12">16.</text:p>
          </table:table-cell>
          <table:table-cell table:style-name="Table55.B1" office:value-type="string">
            <text:p text:style-name="P1">class Q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 = 4;</text:p>
            <text:p text:style-name="P1">for( ; i &lt;= 5; i++)</text:p>
            <text:p text:style-name="P1">{</text:p>
            <text:p text:style-name="P1">System.out.println("loop body:" + i);</text:p>
            <text:p text:style-name="P1">}</text:p>
            <text:p text:style-name="P1">System.out.println("main end:" + i);</text:p>
            <text:p text:style-name="P1">}</text:p>
            <text:p text:style-name="P1">}</text:p>
            <text:p text:style-name="P2"/>
          </table:table-cell>
          <table:table-cell table:style-name="Table55.C4" office:value-type="string">
            <text:p text:style-name="Standard"/>
          </table:table-cell>
        </table:table-row>
        <table:table-row table:style-name="Table55.1">
          <table:table-cell table:style-name="Table55.A5" table:number-columns-spanned="3" office:value-type="string"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P1"><text:s text:c="58"/></text:p>
                  <text:p text:style-name="P1"><text:s text:c="34"/></text:p>
                </table:table-cell>
              </table:table-row>
            </table:table>
            <text:p text:style-name="P3"/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Standard"><text:span text:style-name="pd-r10"><text:span text:style-name="T2">B.</text:span></text:span><draw:frame text:anchor-type="as-char" draw:z-index="7" draw:name="Shape8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ody:4</text:p>
                  <text:p text:style-name="P1">loop body:5</text:p>
                  <text:p text:style-name="P1">main end:6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1"><text:soft-page-break/><text:s text:c="27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5.3">
          <table:table-cell table:style-name="Table5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2">17.</text:p>
          </table:table-cell>
          <table:table-cell table:style-name="Table62.B1" office:value-type="string">
            <text:p text:style-name="P1">class R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 = 1;</text:p>
            <text:p text:style-name="P1">for( ; i &lt;= 5; )</text:p>
            <text:p text:style-name="P1">{</text:p>
            <text:p text:style-name="P1">System.out.println("loop body:" + i ++);</text:p>
            <text:p text:style-name="P1">}</text:p>
            <text:p text:style-name="P1">System.out.println("main end:" + i);</text:p>
            <text:p text:style-name="P1">}</text:p>
            <text:p text:style-name="P1">}</text:p>
            <text:p text:style-name="P2"/>
          </table:table-cell>
          <table:table-cell table:style-name="Table62.C1" office:value-type="string">
            <text:p text:style-name="Standard"/>
          </table:table-cell>
        </table:table-row>
        <table:table-row table:style-name="Table62.1">
          <table:table-cell table:style-name="Table62.A2" table:number-columns-spanned="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1"><text:s text:c="29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1"><text:s text:c="26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Standard"><text:span text:style-name="pd-r10"><text:span text:style-name="T2">C.</text:span></text:span><draw:frame text:anchor-type="as-char" draw:z-index="8" draw:name="Shape9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ody:1</text:p>
                  <text:p text:style-name="P1">loop body:2</text:p>
                  <text:p text:style-name="P1">loop body:3</text:p>
                  <text:p text:style-name="P1">loop body:4</text:p>
                  <text:p text:style-name="P1">loop body:5</text:p>
                  <text:p text:style-name="P1">main end:6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2.3">
          <table:table-cell table:style-name="Table6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62.1">
          <table:table-cell table:style-name="Table62.A1" office:value-type="string">
            <text:p text:style-name="P12">18.</text:p>
          </table:table-cell>
          <table:table-cell table:style-name="Table62.B1" office:value-type="string">
            <text:p text:style-name="P1">class S</text:p>
            <text:p text:style-name="P1">{</text:p>
            <text:p text:style-name="P1">public static void main(String[] args) </text:p>
            <text:p text:style-name="P1">{</text:p>
            <text:p text:style-name="P1"><text:soft-page-break/>System.out.println("main begin");</text:p>
            <text:p text:style-name="P1">int i = 1;</text:p>
            <text:p text:style-name="P1">for( ; i &lt;= 5; )</text:p>
            <text:p text:style-name="P1">{</text:p>
            <text:p text:style-name="P1">System.out.println("loop body:" + i);</text:p>
            <text:p text:style-name="P1">i++;</text:p>
            <text:p text:style-name="P1">}</text:p>
            <text:p text:style-name="P1">System.out.println("main end:" + i);</text:p>
            <text:p text:style-name="P1">}</text:p>
            <text:p text:style-name="P1">}</text:p>
            <text:p text:style-name="P2"/>
          </table:table-cell>
          <table:table-cell table:style-name="Table62.C4" office:value-type="string">
            <text:p text:style-name="Standard"/>
          </table:table-cell>
        </table:table-row>
        <table:table-row table:style-name="Table62.1">
          <table:table-cell table:style-name="Table62.A5" table:number-columns-spanned="3" office:value-type="string"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Standard"><text:span text:style-name="pd-r10"><text:span text:style-name="T2">A.</text:span></text:span><draw:frame text:anchor-type="as-char" draw:z-index="9" draw:name="Shape10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ody:1</text:p>
                  <text:p text:style-name="P1">loop body:2</text:p>
                  <text:p text:style-name="P1">loop body:3</text:p>
                  <text:p text:style-name="P1">loop body:4</text:p>
                  <text:p text:style-name="P1">loop body:5</text:p>
                  <text:p text:style-name="P1">main end:6</text:p>
                  <text:p text:style-name="P1"/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1"><text:s text:c="28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1"><text:s text:c="2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2.3">
          <table:table-cell table:style-name="Table6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2">19.</text:p>
          </table:table-cell>
          <table:table-cell table:style-name="Table70.B1" office:value-type="string">
            <text:p text:style-name="P1">class T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 = 1;</text:p>
            <text:p text:style-name="P1">for( ; ; )</text:p>
            <text:p text:style-name="P1">{</text:p>
            <text:p text:style-name="P1">System.out.println("loop body:" + i);</text:p>
            <text:p text:style-name="P1">i++;</text:p>
            <text:p text:style-name="P1">}</text:p>
            <text:p text:style-name="P1"><text:soft-page-break/>System.out.println("main end:" + i);</text:p>
            <text:p text:style-name="P1">}</text:p>
            <text:p text:style-name="P1">}</text:p>
            <text:p text:style-name="P2"/>
          </table:table-cell>
          <table:table-cell table:style-name="Table70.C1" office:value-type="string">
            <text:p text:style-name="Standard"/>
          </table:table-cell>
        </table:table-row>
        <table:table-row table:style-name="Table70.1">
          <table:table-cell table:style-name="Table70.A2" table:number-columns-spanned="3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1"><text:s text:c="29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1"><text:s text:c="28"/></text:p>
                </table:table-cell>
              </table:table-row>
            </table:table>
            <text:p text:style-name="P3"/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Standard"><text:span text:style-name="pd-r10"><text:span text:style-name="T2">C.</text:span></text:span><draw:frame text:anchor-type="as-char" draw:z-index="10" draw:name="Shape11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time 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70.3">
          <table:table-cell table:style-name="Table7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70.1">
          <table:table-cell table:style-name="Table70.A1" office:value-type="string">
            <text:p text:style-name="P12">20.</text:p>
          </table:table-cell>
          <table:table-cell table:style-name="Table70.B1" office:value-type="string">
            <text:p text:style-name="P1">class U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 = 1;</text:p>
            <text:p text:style-name="P1">for( ; ; )</text:p>
            <text:p text:style-name="P1">{</text:p>
            <text:p text:style-name="P1">System.out.println("loop body:" + i);</text:p>
            <text:p text:style-name="P1">i++;</text:p>
            <text:p text:style-name="P1">}</text:p>
            <text:p text:style-name="P1">}</text:p>
            <text:p text:style-name="P1">}</text:p>
            <text:p text:style-name="P2"/>
          </table:table-cell>
          <table:table-cell table:style-name="Table70.C4" office:value-type="string">
            <text:p text:style-name="Standard"/>
          </table:table-cell>
        </table:table-row>
        <table:table-row table:style-name="Table70.1">
          <table:table-cell table:style-name="Table70.A5" table:number-columns-spanned="3" office:value-type="string"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P1"><text:s text:c="27"/></text:p>
                </table:table-cell>
              </table:table-row>
            </table:table>
            <text:p text:style-name="P3"/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Standard"><text:span text:style-name="pd-r10"><text:span text:style-name="T2">B.</text:span></text:span><draw:frame text:anchor-type="as-char" draw:z-index="11" draw:name="Shape12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infinite loop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1"><text:s text:c="58"/></text:p>
                  <text:p text:style-name="P1"><text:s text:c="34"/></text:p>
                </table:table-cell>
              </table:table-row>
            </table:table>
            <text:p text:style-name="P3"/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1"><text:s text:c="58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70.3">
          <table:table-cell table:style-name="Table7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79" table:style-name="Table79">
        <table:table-column table:style-name="Table79.A"/>
        <table:table-column table:style-name="Table79.B"/>
        <table:table-column table:style-name="Table79.C"/>
        <table:table-row table:style-name="Table79.1">
          <table:table-cell table:style-name="Table79.A1" office:value-type="string">
            <text:p text:style-name="P12">21.</text:p>
          </table:table-cell>
          <table:table-cell table:style-name="Table79.B1" office:value-type="string">
            <text:p text:style-name="P1">class V</text:p>
            <text:p text:style-name="P1">{</text:p>
            <text:p text:style-name="P1"><text:soft-page-break/>public static void main(String[] args) </text:p>
            <text:p text:style-name="P1">{</text:p>
            <text:p text:style-name="P1">System.out.println("main begin");</text:p>
            <text:p text:style-name="P1">for(int i = 1, j = 20 ; i &lt;= 10; i++, j += 3)</text:p>
            <text:p text:style-name="P1">{</text:p>
            <text:p text:style-name="P1">System.out.println("loop body:" + i + ", " + j);</text:p>
            <text:p text:style-name="P1">}</text:p>
            <text:p text:style-name="P1">}</text:p>
            <text:p text:style-name="P1">}</text:p>
            <text:p text:style-name="P2"/>
          </table:table-cell>
          <table:table-cell table:style-name="Table79.C1" office:value-type="string">
            <text:p text:style-name="Standard"/>
          </table:table-cell>
        </table:table-row>
        <table:table-row table:style-name="Table79.1">
          <table:table-cell table:style-name="Table79.A2" table:number-columns-spanned="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1"><text:s text:c="28"/></text:p>
                </table:table-cell>
              </table:table-row>
            </table:table>
            <text:p text:style-name="P3"/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Standard"><text:span text:style-name="pd-r10"><text:span text:style-name="T2">B.</text:span></text:span><draw:frame text:anchor-type="as-char" draw:z-index="12" draw:name="Shape13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ody:1, 20</text:p>
                  <text:p text:style-name="P1">loop body:2, 23</text:p>
                  <text:p text:style-name="P1">loop body:3, 26</text:p>
                  <text:p text:style-name="P1">loop body:4, 29</text:p>
                  <text:p text:style-name="P1">loop body:5, 32</text:p>
                  <text:p text:style-name="P1">loop body:6, 35</text:p>
                  <text:p text:style-name="P1">loop body:7, 38</text:p>
                  <text:p text:style-name="P1">loop body:8, 41</text:p>
                  <text:p text:style-name="P1">loop body:9, 44</text:p>
                  <text:p text:style-name="P1">loop body:10, 47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P1"><text:s text:c="56"/></text:p>
                  <text:p text:style-name="P1"><text:s text:c="34"/></text:p>
                </table:table-cell>
              </table:table-row>
            </table:table>
            <text:p text:style-name="P3"/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1"><text:s text:c="58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79.3">
          <table:table-cell table:style-name="Table7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79.1">
          <table:table-cell table:style-name="Table79.A1" office:value-type="string">
            <text:p text:style-name="P12">22.</text:p>
          </table:table-cell>
          <table:table-cell table:style-name="Table79.B1" office:value-type="string">
            <text:p text:style-name="P1">class W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1, j = 20 ; j &lt;= 60; i++, j += 3)</text:p>
            <text:p text:style-name="P1">{</text:p>
            <text:p text:style-name="P1">System.out.println("loop body:" + i + ", " + j);</text:p>
            <text:p text:style-name="P1">}</text:p>
            <text:p text:style-name="P1">}</text:p>
            <text:p text:style-name="P1">}</text:p>
            <text:p text:style-name="P2"/>
          </table:table-cell>
          <table:table-cell table:style-name="Table79.C4" office:value-type="string">
            <text:p text:style-name="Standard"/>
          </table:table-cell>
        </table:table-row>
        <table:table-row table:style-name="Table79.1">
          <table:table-cell table:style-name="Table79.A5" table:number-columns-spanned="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Standard"><text:span text:style-name="pd-r10"><text:span text:style-name="T2">A.</text:span></text:span><draw:frame text:anchor-type="as-char" draw:z-index="13" draw:name="Shape14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ody:1, 20</text:p>
                  <text:p text:style-name="P1">loop body:2, 23</text:p>
                  <text:p text:style-name="P1">loop body:3, 26</text:p>
                  <text:p text:style-name="P1">loop body:4, 29</text:p>
                  <text:p text:style-name="P1">loop body:5, 32</text:p>
                  <text:p text:style-name="P1">loop body:6, 35</text:p>
                  <text:p text:style-name="P1">loop body:7, 38</text:p>
                  <text:p text:style-name="P1">loop body:8, 41</text:p>
                  <text:p text:style-name="P1">loop body:9, 44</text:p>
                  <text:p text:style-name="HTML_20_Preformatted"><text:span text:style-name="T1">loop body:10, 47</text:span></text:p>
                  <text:p text:style-name="P1">loop body:11, 50</text:p>
                  <text:p text:style-name="P1">loop body:12, 53</text:p>
                  <text:p text:style-name="P1">loop body:13, 56</text:p>
                  <text:p text:style-name="P1">loop body:14, 59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><text:soft-page-break/></text:p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1"><text:s text:c="26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1"><text:s text:c="55"/></text:p>
                  <text:p text:style-name="P1"><text:s text:c="34"/></text:p>
                </table:table-cell>
              </table:table-row>
            </table:table>
            <text:p text:style-name="P3"/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1"><text:s text:c="55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79.3">
          <table:table-cell table:style-name="Table7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86" table:style-name="Table86">
        <table:table-column table:style-name="Table86.A"/>
        <table:table-column table:style-name="Table86.B"/>
        <table:table-column table:style-name="Table86.C"/>
        <table:table-row table:style-name="Table86.1">
          <table:table-cell table:style-name="Table86.A1" office:value-type="string">
            <text:p text:style-name="P12">23.</text:p>
          </table:table-cell>
          <table:table-cell table:style-name="Table86.B1" office:value-type="string">
            <text:p text:style-name="P1">class X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1, j = 20 ; i &lt;= 20 || j &lt;= 60; i++, j += 3)</text:p>
            <text:p text:style-name="P1">{</text:p>
            <text:p text:style-name="P1">System.out.println("loop body:" + i + ", " + j);</text:p>
            <text:p text:style-name="P1">}</text:p>
            <text:p text:style-name="P1">}</text:p>
            <text:p text:style-name="P1">}</text:p>
            <text:p text:style-name="P2"/>
          </table:table-cell>
          <table:table-cell table:style-name="Table86.C1" office:value-type="string">
            <text:p text:style-name="Standard"/>
          </table:table-cell>
        </table:table-row>
        <table:table-row table:style-name="Table86.1">
          <table:table-cell table:style-name="Table86.A2" table:number-columns-spanned="3" office:value-type="string">
            <table:table table:name="Table80" table:style-name="Table80">
              <table:table-column table:style-name="Table80.A"/>
              <table:table-row table:style-name="Table80.1">
                <table:table-cell table:style-name="Table80.A1" office:value-type="string">
                  <text:p text:style-name="Standard"><text:span text:style-name="pd-r10"><text:span text:style-name="T2">A.</text:span></text:span><draw:frame text:anchor-type="as-char" draw:z-index="14" draw:name="Shape15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ody:1, 20</text:p>
                  <text:p text:style-name="P1">loop body:2, 23</text:p>
                  <text:p text:style-name="P1">loop body:3, 26</text:p>
                  <text:p text:style-name="P1">loop body:4, 29</text:p>
                  <text:p text:style-name="P1">loop body:5, 32</text:p>
                  <text:p text:style-name="P1">loop body:6, 35</text:p>
                  <text:p text:style-name="P1">loop body:7, 38</text:p>
                  <text:p text:style-name="P1">loop body:8, 41</text:p>
                  <text:p text:style-name="P1">loop body:9, 44</text:p>
                  <text:p text:style-name="P1">loop body:10, 47</text:p>
                  <text:p text:style-name="HTML_20_Preformatted"><text:span text:style-name="T1">loop body:11, 50</text:span></text:p>
                  <text:p text:style-name="P1">loop body:12, 53</text:p>
                  <text:p text:style-name="P1">loop body:13, 56</text:p>
                  <text:p text:style-name="P1">loop body:14, 59</text:p>
                  <text:p text:style-name="P1">loop body:15, 62</text:p>
                  <text:p text:style-name="P1">loop body:16, 65</text:p>
                  <text:p text:style-name="P1"><text:soft-page-break/>loop body:17, 68</text:p>
                  <text:p text:style-name="P1">loop body:18, 71</text:p>
                  <text:p text:style-name="P1">loop body:19, 74</text:p>
                  <text:p text:style-name="P1">loop body:20, 77</text:p>
                  <text:p text:style-name="P1"><text:s text:c="33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1"><text:s text:c="50"/></text:p>
                  <text:p text:style-name="P1"><text:s text:c="34"/></text:p>
                </table:table-cell>
              </table:table-row>
            </table:table>
            <text:p text:style-name="P3"/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Standard"><text:span text:style-name="pd-r10"><text:span text:style-name="T3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86.3">
          <table:table-cell table:style-name="Table86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86.1">
          <table:table-cell table:style-name="Table86.A1" office:value-type="string">
            <text:p text:style-name="P12">24.</text:p>
          </table:table-cell>
          <table:table-cell table:style-name="Table86.B1" office:value-type="string">
            <text:p text:style-name="P1">class Y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1, j = 20 ; i &lt;= 20 &amp;&amp; j &lt;= 60; i++, j += 3)</text:p>
            <text:p text:style-name="P1">{</text:p>
            <text:p text:style-name="P1">System.out.println("loop body:" + i + ", " + j);</text:p>
            <text:p text:style-name="P1">}</text:p>
            <text:p text:style-name="P1">}</text:p>
            <text:p text:style-name="P1">}</text:p>
            <text:p text:style-name="P2"/>
          </table:table-cell>
          <table:table-cell table:style-name="Table86.C4" office:value-type="string">
            <text:p text:style-name="Standard"/>
          </table:table-cell>
        </table:table-row>
        <table:table-row table:style-name="Table86.1">
          <table:table-cell table:style-name="Table86.A5" table:number-columns-spanned="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1"><text:s text:c="58"/></text:p>
                  <text:p text:style-name="P1"><text:s text:c="34"/></text:p>
                </table:table-cell>
              </table:table-row>
            </table:table>
            <text:p text:style-name="P3"/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Standard"><text:span text:style-name="pd-r10"><text:span text:style-name="T3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Standard"><text:span text:style-name="pd-r10"><text:span text:style-name="T2">C.</text:span></text:span></text:p>
                  <text:p text:style-name="P1">main begin</text:p>
                  <text:p text:style-name="P1">loop body:1, 20</text:p>
                  <text:p text:style-name="P1">loop body:2, 23</text:p>
                  <text:p text:style-name="P1">loop body:3, 26</text:p>
                  <text:p text:style-name="P1">loop body:4, 29</text:p>
                  <text:p text:style-name="P1">loop body:5, 32</text:p>
                  <text:p text:style-name="P1">loop body:6, 35</text:p>
                  <text:p text:style-name="P1"><text:soft-page-break/>loop body:7, 38</text:p>
                  <text:p text:style-name="P1">loop body:8, 41</text:p>
                  <text:p text:style-name="P1">loop body:9, 44</text:p>
                  <text:p text:style-name="P1">loop body:10, 47</text:p>
                  <text:p text:style-name="P1">loop body:11, 50</text:p>
                  <text:p text:style-name="P1">loop body:12, 53</text:p>
                  <text:p text:style-name="P1">loop body:13, 56</text:p>
                  <text:p text:style-name="P1">loop body:14, 59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86.3">
          <table:table-cell table:style-name="Table8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93" table:style-name="Table93">
        <table:table-column table:style-name="Table93.A"/>
        <table:table-column table:style-name="Table93.B"/>
        <table:table-column table:style-name="Table93.C"/>
        <table:table-row table:style-name="Table93.1">
          <table:table-cell table:style-name="Table93.A1" office:value-type="string">
            <text:p text:style-name="P12">25.</text:p>
          </table:table-cell>
          <table:table-cell table:style-name="Table93.B1" office:value-type="string">
            <text:p text:style-name="P1">class Z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;</text:p>
            <text:p text:style-name="P1">for(i = 1, System.out.println("init"); </text:p>
            <text:p text:style-name="P1">test(i); </text:p>
            <text:p text:style-name="P1">System.out.println("before change:" + i), i++, System.out.println("after change:" + i))</text:p>
            <text:p text:style-name="P1">{</text:p>
            <text:p text:style-name="P1">System.out.println("loop body:" + i);</text:p>
            <text:p text:style-name="P1">}</text:p>
            <text:p text:style-name="P1">System.out.println("main end");</text:p>
            <text:p text:style-name="P1">}</text:p>
            <text:p text:style-name="P1">static boolean test(int i)</text:p>
            <text:p text:style-name="P1">{</text:p>
            <text:p text:style-name="P1">boolean flag = (i &lt;= 5);</text:p>
            <text:p text:style-name="P1">System.out.println("boolean status for " + i + " is " + flag);</text:p>
            <text:p text:style-name="P1">return flag;</text:p>
            <text:p text:style-name="P1">}</text:p>
            <text:p text:style-name="P1">}</text:p>
            <text:p text:style-name="P2"/>
          </table:table-cell>
          <table:table-cell table:style-name="Table93.C1" office:value-type="string">
            <text:p text:style-name="Standard"/>
          </table:table-cell>
        </table:table-row>
        <table:table-row table:style-name="Table93.1">
          <table:table-cell table:style-name="Table93.A2" table:number-columns-spanned="3" office:value-type="string">
            <table:table table:name="Table87" table:style-name="Table87">
              <table:table-column table:style-name="Table87.A"/>
              <table:table-row table:style-name="Table87.1">
                <table:table-cell table:style-name="Table87.A1" office:value-type="string">
                  <text:p text:style-name="P1"><text:s text:c="27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8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"><text:s text:c="2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89" table:style-name="Table89">
              <table:table-column table:style-name="Table89.A"/>
              <table:table-row table:style-name="Table89.1">
                <table:table-cell table:style-name="Table89.A1" office:value-type="string">
                  <text:p text:style-name="Standard"><text:soft-page-break/><text:span text:style-name="pd-r10"><text:span text:style-name="T2">C.</text:span></text:span><draw:frame text:anchor-type="as-char" draw:z-index="15" draw:name="Shape16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init</text:p>
                  <text:p text:style-name="P1">boolean status for 1 is true</text:p>
                  <text:p text:style-name="P1">loop body:1</text:p>
                  <text:p text:style-name="P1">before change:1</text:p>
                  <text:p text:style-name="P1">after change:2</text:p>
                  <text:p text:style-name="P1">boolean status for 2 is true</text:p>
                  <text:p text:style-name="P1">loop body:2</text:p>
                  <text:p text:style-name="P1">before change:2</text:p>
                  <text:p text:style-name="P1">after change:3</text:p>
                  <text:p text:style-name="P1">boolean status for 3 is true</text:p>
                  <text:p text:style-name="P1">loop body:3</text:p>
                  <text:p text:style-name="P1">before change:3</text:p>
                  <text:p text:style-name="P1">after change:4</text:p>
                  <text:p text:style-name="P1">boolean status for 4 is true</text:p>
                  <text:p text:style-name="P1">loop body:4</text:p>
                  <text:p text:style-name="P1">before change:4</text:p>
                  <text:p text:style-name="P1">after change:5</text:p>
                  <text:p text:style-name="P1">boolean status for 5 is true</text:p>
                  <text:p text:style-name="P1">loop body:5</text:p>
                  <text:p text:style-name="P1">before change:5</text:p>
                  <text:p text:style-name="P1">after change:6</text:p>
                  <text:p text:style-name="P1">boolean status for 6 is false</text:p>
                  <text:p text:style-name="P1">main end</text:p>
                  <text:p text:style-name="P1"/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90" table:style-name="Table90">
              <table:table-column table:style-name="Table90.A"/>
              <table:table-row table:style-name="Table90.1">
                <table:table-cell table:style-name="Table90.A1" office:value-type="string">
                  <text:p text:style-name="P1"><text:s text:c="30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93.3">
          <table:table-cell table:style-name="Table93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93.1">
          <table:table-cell table:style-name="Table93.A1" office:value-type="string">
            <text:p text:style-name="P12">26.</text:p>
          </table:table-cell>
          <table:table-cell table:style-name="Table93.B1" office:value-type="string">
            <text:p text:style-name="P1">class Z1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//int m = 1, n = 10, o, p = 30, q, r = 40;</text:p>
            <text:p text:style-name="P1">for(int i = 1, System.out.println("init"); </text:p>
            <text:p text:style-name="P1">test(i); </text:p>
            <text:p text:style-name="P1"><text:soft-page-break/>System.out.println("before change:" + i), i++, System.out.println("after change:" + i))</text:p>
            <text:p text:style-name="P1">{</text:p>
            <text:p text:style-name="P1">System.out.println("loop body:" + i);</text:p>
            <text:p text:style-name="P1">}</text:p>
            <text:p text:style-name="P1">System.out.println("main end");</text:p>
            <text:p text:style-name="P1">}</text:p>
            <text:p text:style-name="P1">static boolean test(int i)</text:p>
            <text:p text:style-name="P1">{</text:p>
            <text:p text:style-name="P1">boolean flag = (i &lt;= 5);</text:p>
            <text:p text:style-name="P1">System.out.println("boolean status for " + i + " is " + flag);</text:p>
            <text:p text:style-name="P1">return flag;</text:p>
            <text:p text:style-name="P1">}</text:p>
            <text:p text:style-name="P1">}</text:p>
            <text:p text:style-name="P2"/>
          </table:table-cell>
          <table:table-cell table:style-name="Table93.C4" office:value-type="string">
            <text:p text:style-name="Standard"/>
          </table:table-cell>
        </table:table-row>
        <table:table-row table:style-name="Table93.1">
          <table:table-cell table:style-name="Table93.A5" table:number-columns-spanned="3" office:value-type="string">
            <table:table table:name="Table91" table:style-name="Table91">
              <table:table-column table:style-name="Table91.A"/>
              <table:table-row table:style-name="Table91.1">
                <table:table-cell table:style-name="Table91.A1" office:value-type="string">
                  <text:p text:style-name="Standard"><text:span text:style-name="pd-r10"><text:span text:style-name="T2">A.</text:span></text:span><draw:frame text:anchor-type="as-char" draw:z-index="16" draw:name="Shape17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92" table:style-name="Table92">
              <table:table-column table:style-name="Table92.A"/>
              <table:table-row table:style-name="Table92.1">
                <table:table-cell table:style-name="Table92.A1" office:value-type="string">
                  <text:p text:style-name="Standard"><text:span text:style-name="pd-r10"><text:span text:style-name="T2">B.</text:span></text:span><draw:frame text:anchor-type="as-char" draw:z-index="17" draw:name="Shape18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run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93.3">
          <table:table-cell table:style-name="Table93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02" table:style-name="Table102">
        <table:table-column table:style-name="Table102.A"/>
        <table:table-column table:style-name="Table102.B"/>
        <table:table-column table:style-name="Table102.C"/>
        <table:table-row table:style-name="Table102.1">
          <table:table-cell table:style-name="Table102.A1" office:value-type="string">
            <text:p text:style-name="P12">27.</text:p>
          </table:table-cell>
          <table:table-cell table:style-name="Table102.B1" office:value-type="string">
            <text:p text:style-name="P1">class Z2 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0; i &lt;= 5; i++)</text:p>
            <text:p text:style-name="P1">System.out.println("loop body:" + i);</text:p>
            <text:p text:style-name="P1">System.out.println("loop body:" + i);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102.C1" office:value-type="string">
            <text:p text:style-name="Standard"/>
          </table:table-cell>
        </table:table-row>
        <table:table-row table:style-name="Table102.1">
          <table:table-cell table:style-name="Table102.A2" table:number-columns-spanned="3" office:value-type="string">
            <table:table table:name="Table94" table:style-name="Table94">
              <table:table-column table:style-name="Table94.A"/>
              <table:table-row table:style-name="Table94.1">
                <table:table-cell table:style-name="Table94.A1" office:value-type="string">
                  <text:p text:style-name="P1"><text:s text:c="28"/></text:p>
                  <text:p text:style-name="P1"><text:s text:c="64"/></text:p>
                  <text:p text:style-name="P1"><text:soft-page-break/><text:s text:c="34"/></text:p>
                </table:table-cell>
              </table:table-row>
            </table:table>
            <text:p text:style-name="P3"/>
            <table:table table:name="Table95" table:style-name="Table95">
              <table:table-column table:style-name="Table95.A"/>
              <table:table-row table:style-name="Table95.1">
                <table:table-cell table:style-name="Table95.A1" office:value-type="string">
                  <text:p text:style-name="Standard"><text:span text:style-name="pd-r10"><text:span text:style-name="T2">B.</text:span></text:span><draw:frame text:anchor-type="as-char" draw:z-index="18" draw:name="Shape19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96" table:style-name="Table96">
              <table:table-column table:style-name="Table96.A"/>
              <table:table-row table:style-name="Table96.1">
                <table:table-cell table:style-name="Table96.A1" office:value-type="string">
                  <text:p text:style-name="P1"><text:s text:c="123"/></text:p>
                </table:table-cell>
              </table:table-row>
            </table:table>
            <text:p text:style-name="P3"/>
            <table:table table:name="Table97" table:style-name="Table97">
              <table:table-column table:style-name="Table97.A"/>
              <table:table-row table:style-name="Table97.1">
                <table:table-cell table:style-name="Table97.A1" office:value-type="string">
                  <text:p text:style-name="P1"><text:s text:c="92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02.3">
          <table:table-cell table:style-name="Table10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02.1">
          <table:table-cell table:style-name="Table102.A1" office:value-type="string">
            <text:p text:style-name="P12">28.</text:p>
          </table:table-cell>
          <table:table-cell table:style-name="Table102.B1" office:value-type="string">
            <text:p text:style-name="P1">class Z3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;</text:p>
            <text:p text:style-name="P1">for(i = 0; i &lt;= 5; i++)</text:p>
            <text:p text:style-name="P1">System.out.println("loop body stmt1:" + i);</text:p>
            <text:p text:style-name="P1">System.out.println("loop body stmt2:" + i);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102.C4" office:value-type="string">
            <text:p text:style-name="Standard"/>
          </table:table-cell>
        </table:table-row>
        <table:table-row table:style-name="Table102.1">
          <table:table-cell table:style-name="Table102.A5" table:number-columns-spanned="3" office:value-type="string">
            <table:table table:name="Table98" table:style-name="Table98">
              <table:table-column table:style-name="Table98.A"/>
              <table:table-row table:style-name="Table98.1">
                <table:table-cell table:style-name="Table98.A1" office:value-type="string">
                  <text:p text:style-name="Standard"><text:span text:style-name="pd-r10"><text:span text:style-name="T2">A.</text:span></text:span><draw:frame text:anchor-type="as-char" draw:z-index="19" draw:name="Shape20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ody stmt1:0</text:p>
                  <text:p text:style-name="P1">loop body stmt1:1</text:p>
                  <text:p text:style-name="P1">loop body stmt1:2</text:p>
                  <text:p text:style-name="P1">loop body stmt1:3</text:p>
                  <text:p text:style-name="P1">loop body stmt1:4</text:p>
                  <text:p text:style-name="P1">loop body stmt1:5</text:p>
                  <text:p text:style-name="P1">loop body stmt2:6</text:p>
                  <text:p text:style-name="P1">main end</text:p>
                  <text:p text:style-name="P1"/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99" table:style-name="Table99">
              <table:table-column table:style-name="Table99.A"/>
              <table:table-row table:style-name="Table99.1">
                <table:table-cell table:style-name="Table99.A1" office:value-type="string">
                  <text:p text:style-name="P1"><text:soft-page-break/><text:s text:c="56"/></text:p>
                  <text:p text:style-name="P1"><text:s text:c="34"/></text:p>
                </table:table-cell>
              </table:table-row>
            </table:table>
            <text:p text:style-name="P3"/>
            <table:table table:name="Table100" table:style-name="Table100">
              <table:table-column table:style-name="Table100.A"/>
              <table:table-row table:style-name="Table100.1">
                <table:table-cell table:style-name="Table100.A1" office:value-type="string">
                  <text:p text:style-name="P1"><text:s text:c="30"/></text:p>
                </table:table-cell>
              </table:table-row>
            </table:table>
            <text:p text:style-name="P3"/>
            <table:table table:name="Table101" table:style-name="Table101">
              <table:table-column table:style-name="Table101.A"/>
              <table:table-row table:style-name="Table101.1">
                <table:table-cell table:style-name="Table101.A1" office:value-type="string">
                  <text:p text:style-name="P1"><text:s text:c="25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02.3">
          <table:table-cell table:style-name="Table10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09" table:style-name="Table109">
        <table:table-column table:style-name="Table109.A"/>
        <table:table-column table:style-name="Table109.B"/>
        <table:table-column table:style-name="Table109.C"/>
        <table:table-row table:style-name="Table109.1">
          <table:table-cell table:style-name="Table109.A1" office:value-type="string">
            <text:p text:style-name="P12">29.</text:p>
          </table:table-cell>
          <table:table-cell table:style-name="Table109.B1" office:value-type="string">
            <text:p text:style-name="P1">class Z4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;</text:p>
            <text:p text:style-name="P1">for(i = 0; i &lt;= 5; i++);</text:p>
            <text:p text:style-name="P1">System.out.println("loop body stmt1:" + i);</text:p>
            <text:p text:style-name="P1">System.out.println("loop body stmt2:" + i);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109.C1" office:value-type="string">
            <text:p text:style-name="Standard"/>
          </table:table-cell>
        </table:table-row>
        <table:table-row table:style-name="Table109.1">
          <table:table-cell table:style-name="Table109.A2" table:number-columns-spanned="3" office:value-type="string">
            <table:table table:name="Table103" table:style-name="Table103">
              <table:table-column table:style-name="Table103.A"/>
              <table:table-row table:style-name="Table103.1">
                <table:table-cell table:style-name="Table103.A1" office:value-type="string">
                  <text:p text:style-name="P1"><text:s text:c="61"/></text:p>
                  <text:p text:style-name="P1"><text:s text:c="34"/></text:p>
                </table:table-cell>
              </table:table-row>
            </table:table>
            <text:p text:style-name="P3"/>
            <table:table table:name="Table104" table:style-name="Table104">
              <table:table-column table:style-name="Table104.A"/>
              <table:table-row table:style-name="Table104.1">
                <table:table-cell table:style-name="Table104.A1" office:value-type="string">
                  <text:p text:style-name="P1"><text:s text:c="30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05" table:style-name="Table105">
              <table:table-column table:style-name="Table105.A"/>
              <table:table-row table:style-name="Table105.1">
                <table:table-cell table:style-name="Table105.A1" office:value-type="string">
                  <text:p text:style-name="P1"><text:s text:c="29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06" table:style-name="Table106">
              <table:table-column table:style-name="Table106.A"/>
              <table:table-row table:style-name="Table106.1">
                <table:table-cell table:style-name="Table106.A1" office:value-type="string">
                  <text:p text:style-name="Standard"><text:span text:style-name="pd-r10"><text:span text:style-name="T2">D.</text:span></text:span></text:p>
                  <text:p text:style-name="P1">mainbegin</text:p>
                  <text:p text:style-name="P1">loop body stmt1:6</text:p>
                  <text:p text:style-name="P1">loop body stmt2:6</text:p>
                  <text:p text:style-name="P1">main end</text:p>
                  <text:p text:style-name="P1"/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09.3">
          <table:table-cell table:style-name="Table10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09.1">
          <table:table-cell table:style-name="Table109.A1" office:value-type="string">
            <text:p text:style-name="P12">30.</text:p>
          </table:table-cell>
          <table:table-cell table:style-name="Table109.B1" office:value-type="string">
            <text:p text:style-name="P1">class Z5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0; i &lt;= 5; i++);</text:p>
            <text:p text:style-name="P1"><text:soft-page-break/>System.out.println("loop body stmt1:" + i);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109.C4" office:value-type="string">
            <text:p text:style-name="Standard"/>
          </table:table-cell>
        </table:table-row>
        <table:table-row table:style-name="Table109.1">
          <table:table-cell table:style-name="Table109.A5" table:number-columns-spanned="3" office:value-type="string">
            <table:table table:name="Table107" table:style-name="Table107">
              <table:table-column table:style-name="Table107.A"/>
              <table:table-row table:style-name="Table107.1">
                <table:table-cell table:style-name="Table107.A1" office:value-type="string">
                  <text:p text:style-name="P1"><text:s text:c="55"/></text:p>
                  <text:p text:style-name="P1"><text:s text:c="34"/></text:p>
                </table:table-cell>
              </table:table-row>
            </table:table>
            <text:p text:style-name="P3"/>
            <table:table table:name="Table108" table:style-name="Table108">
              <table:table-column table:style-name="Table108.A"/>
              <table:table-row table:style-name="Table108.1">
                <table:table-cell table:style-name="Table108.A1" office:value-type="string">
                  <text:p text:style-name="Standard"><text:span text:style-name="pd-r10"><text:span text:style-name="T2">B.</text:span></text:span></text:p>
                  <text:p text:style-name="P1">compile time 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09.3">
          <table:table-cell table:style-name="Table10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16" table:style-name="Table116">
        <table:table-column table:style-name="Table116.A"/>
        <table:table-column table:style-name="Table116.B"/>
        <table:table-column table:style-name="Table116.C"/>
        <table:table-row table:style-name="Table116.1">
          <table:table-cell table:style-name="Table116.A1" office:value-type="string">
            <text:p text:style-name="P12">31.</text:p>
          </table:table-cell>
          <table:table-cell table:style-name="Table116.B1" office:value-type="string">
            <text:p text:style-name="P1">class Z6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0; i &lt;= 5; i++);</text:p>
            <text:p text:style-name="P1">{</text:p>
            <text:p text:style-name="P1">System.out.println("loop body stmt1:" + i);</text:p>
            <text:p text:style-name="P1">}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116.C1" office:value-type="string">
            <text:p text:style-name="Standard"/>
          </table:table-cell>
        </table:table-row>
        <table:table-row table:style-name="Table116.1">
          <table:table-cell table:style-name="Table116.A2" table:number-columns-spanned="3" office:value-type="string">
            <table:table table:name="Table110" table:style-name="Table110">
              <table:table-column table:style-name="Table110.A"/>
              <table:table-row table:style-name="Table110.1">
                <table:table-cell table:style-name="Table110.A1" office:value-type="string">
                  <text:p text:style-name="Standard"><text:span text:style-name="pd-r10"><text:span text:style-name="T2">A.</text:span></text:span><draw:frame text:anchor-type="as-char" draw:z-index="20" draw:name="Shape21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11" table:style-name="Table111">
              <table:table-column table:style-name="Table111.A"/>
              <table:table-row table:style-name="Table111.1">
                <table:table-cell table:style-name="Table111.A1" office:value-type="string">
                  <text:p text:style-name="P1"><text:s text:c="60"/></text:p>
                  <text:p text:style-name="P1"><text:s text:c="34"/></text:p>
                </table:table-cell>
              </table:table-row>
            </table:table>
            <text:p text:style-name="P3"/>
            <table:table table:name="Table112" table:style-name="Table112">
              <table:table-column table:style-name="Table112.A"/>
              <table:table-row table:style-name="Table112.1">
                <table:table-cell table:style-name="Table112.A1" office:value-type="string">
                  <text:p text:style-name="P1"><text:s text:c="57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16.3">
          <table:table-cell table:style-name="Table116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16.1">
          <table:table-cell table:style-name="Table116.A1" office:value-type="string">
            <text:p text:style-name="P12">32.</text:p>
          </table:table-cell>
          <table:table-cell table:style-name="Table116.B1" office:value-type="string">
            <text:p text:style-name="P1">class A 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<text:soft-page-break/>for(int i = 1; i &lt;= 10; i++)</text:p>
            <text:p text:style-name="P1">{</text:p>
            <text:p text:style-name="P1">System.out.println("loop begin:" + i);</text:p>
            <text:p text:style-name="P1">System.out.println("loop end:" + i);</text:p>
            <text:p text:style-name="P1">}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116.C4" office:value-type="string">
            <text:p text:style-name="Standard"/>
          </table:table-cell>
        </table:table-row>
        <table:table-row table:style-name="Table116.1">
          <table:table-cell table:style-name="Table116.A5" table:number-columns-spanned="3" office:value-type="string">
            <table:table table:name="Table113" table:style-name="Table113">
              <table:table-column table:style-name="Table113.A"/>
              <table:table-row table:style-name="Table113.1">
                <table:table-cell table:style-name="Table113.A1" office:value-type="string">
                  <text:p text:style-name="P1"><text:s text:c="26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14" table:style-name="Table114">
              <table:table-column table:style-name="Table114.A"/>
              <table:table-row table:style-name="Table114.1">
                <table:table-cell table:style-name="Table114.A1" office:value-type="string">
                  <text:p text:style-name="Standard"><text:span text:style-name="pd-r10"><text:span text:style-name="T2">B.</text:span></text:span><draw:frame text:anchor-type="as-char" draw:z-index="21" draw:name="Shape22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egin:1</text:p>
                  <text:p text:style-name="P1">loop end:1</text:p>
                  <text:p text:style-name="P1">loop begin:2</text:p>
                  <text:p text:style-name="P1">loop end:2</text:p>
                  <text:p text:style-name="P1">loop begin:3</text:p>
                  <text:p text:style-name="P1">loop end:3</text:p>
                  <text:p text:style-name="P1">loop begin:4</text:p>
                  <text:p text:style-name="P1">loop end:4</text:p>
                  <text:p text:style-name="P1">loop begin:5</text:p>
                  <text:p text:style-name="P1">loop end:5</text:p>
                  <text:p text:style-name="P1">loop begin:6</text:p>
                  <text:p text:style-name="P1">loop end:6</text:p>
                  <text:p text:style-name="P1">loop begin:7</text:p>
                  <text:p text:style-name="P1">loop end:7</text:p>
                  <text:p text:style-name="P1">loop begin:8</text:p>
                  <text:p text:style-name="P1">loop end:8</text:p>
                  <text:p text:style-name="P1">loop begin:9</text:p>
                  <text:p text:style-name="P1">loop end:9</text:p>
                  <text:p text:style-name="P1">loop begin:10</text:p>
                  <text:p text:style-name="P1">loop end:10</text:p>
                  <text:p text:style-name="P1">main end</text:p>
                  <text:p text:style-name="P1"><text:s text:c="34"/></text:p>
                  <text:p text:style-name="P1"><text:soft-page-break/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15" table:style-name="Table115">
              <table:table-column table:style-name="Table115.A"/>
              <table:table-row table:style-name="Table115.1">
                <table:table-cell table:style-name="Table115.A1" office:value-type="string">
                  <text:p text:style-name="P13"><text:s text:c="22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16.3">
          <table:table-cell table:style-name="Table11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24" table:style-name="Table124">
        <table:table-column table:style-name="Table124.A"/>
        <table:table-column table:style-name="Table124.B"/>
        <table:table-column table:style-name="Table124.C"/>
        <table:table-row table:style-name="Table124.1">
          <table:table-cell table:style-name="Table124.A1" office:value-type="string">
            <text:p text:style-name="P12">33.</text:p>
          </table:table-cell>
          <table:table-cell table:style-name="Table124.B1" office:value-type="string">
            <text:p text:style-name="P1">class B 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1; i &lt;= 10; i++)</text:p>
            <text:p text:style-name="P1">{</text:p>
            <text:p text:style-name="P1">System.out.println("loop begin:" + i);</text:p>
            <text:p text:style-name="P1">if(i == 7)</text:p>
            <text:p text:style-name="P1">{</text:p>
            <text:p text:style-name="P1">continue;</text:p>
            <text:p text:style-name="P1">}</text:p>
            <text:p text:style-name="P1">System.out.println("loop end:" + i);</text:p>
            <text:p text:style-name="P1">}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124.C1" office:value-type="string">
            <text:p text:style-name="Standard"/>
          </table:table-cell>
        </table:table-row>
        <table:table-row table:style-name="Table124.1">
          <table:table-cell table:style-name="Table124.A2" table:number-columns-spanned="3" office:value-type="string">
            <table:table table:name="Table117" table:style-name="Table117">
              <table:table-column table:style-name="Table117.A"/>
              <table:table-row table:style-name="Table117.1">
                <table:table-cell table:style-name="Table117.A1" office:value-type="string">
                  <text:p text:style-name="P1"><text:s text:c="55"/></text:p>
                  <text:p text:style-name="P1"><text:s text:c="34"/></text:p>
                </table:table-cell>
              </table:table-row>
            </table:table>
            <text:p text:style-name="P3"/>
            <table:table table:name="Table118" table:style-name="Table118">
              <table:table-column table:style-name="Table118.A"/>
              <table:table-row table:style-name="Table118.1">
                <table:table-cell table:style-name="Table118.A1" office:value-type="string">
                  <text:p text:style-name="Standard"><text:span text:style-name="pd-r10"><text:span text:style-name="T2">B.</text:span></text:span><draw:frame text:anchor-type="as-char" draw:z-index="22" draw:name="Shape23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 </text:p>
                  <text:p text:style-name="P1">loop begin:1 </text:p>
                  <text:p text:style-name="P1">loop end:1 </text:p>
                  <text:p text:style-name="P1">loop begin:2 </text:p>
                  <text:p text:style-name="P1">loop end:2 </text:p>
                  <text:p text:style-name="P1">loop begin:3 </text:p>
                  <text:p text:style-name="P1">loop end:3 </text:p>
                  <text:p text:style-name="P1">loop begin:4 </text:p>
                  <text:p text:style-name="P1">loop end:4 </text:p>
                  <text:p text:style-name="P1">loop begin:5 </text:p>
                  <text:p text:style-name="P1">loop end:5 </text:p>
                  <text:p text:style-name="P1">loop begin:6 </text:p>
                  <text:p text:style-name="P1">loop end:6 </text:p>
                  <text:p text:style-name="P1">loop <text:soft-page-break/>begin:7 </text:p>
                  <text:p text:style-name="P1">loop begin:8 </text:p>
                  <text:p text:style-name="P1">loop end:8 </text:p>
                  <text:p text:style-name="P1">loop begin:9 </text:p>
                  <text:p text:style-name="P1">loop end:9 </text:p>
                  <text:p text:style-name="P1">loop begin:10 </text:p>
                  <text:p text:style-name="P1">loop end:10 </text:p>
                  <text:p text:style-name="P1">main end </text:p>
                  <text:p text:style-name="P1"/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19" table:style-name="Table119">
              <table:table-column table:style-name="Table119.A"/>
              <table:table-row table:style-name="Table119.1">
                <table:table-cell table:style-name="Table119.A1" office:value-type="string">
                  <text:p text:style-name="P1"><text:s text:c="18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20" table:style-name="Table120">
              <table:table-column table:style-name="Table120.A"/>
              <table:table-row table:style-name="Table120.1">
                <table:table-cell table:style-name="Table120.A1" office:value-type="string">
                  <text:p text:style-name="Standard"><text:span text:style-name="pd-r10"><text:span text:style-name="T3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24.3">
          <table:table-cell table:style-name="Table124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24.1">
          <table:table-cell table:style-name="Table124.A1" office:value-type="string">
            <text:p text:style-name="P12">34.</text:p>
          </table:table-cell>
          <table:table-cell table:style-name="Table124.B1" office:value-type="string">
            <text:p text:style-name="P1">class C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1; i &lt;= 10; i++)</text:p>
            <text:p text:style-name="P1">{</text:p>
            <text:p text:style-name="P1">System.out.println("loop begin:" + i);</text:p>
            <text:p text:style-name="P1">if(i &lt;= 4)</text:p>
            <text:p text:style-name="P1">{</text:p>
            <text:p text:style-name="P1">continue;</text:p>
            <text:p text:style-name="P1">}</text:p>
            <text:p text:style-name="P1">System.out.println("loop end:" + i);</text:p>
            <text:p text:style-name="P1">}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124.C4" office:value-type="string">
            <text:p text:style-name="Standard"/>
          </table:table-cell>
        </table:table-row>
        <table:table-row table:style-name="Table124.1">
          <table:table-cell table:style-name="Table124.A5" table:number-columns-spanned="3" office:value-type="string">
            <table:table table:name="Table121" table:style-name="Table121">
              <table:table-column table:style-name="Table121.A"/>
              <table:table-row table:style-name="Table121.1">
                <table:table-cell table:style-name="Table121.A1" office:value-type="string">
                  <text:p text:style-name="Standard"><text:span text:style-name="pd-r10"><text:span text:style-name="T2">A.</text:span></text:span><draw:frame text:anchor-type="as-char" draw:z-index="23" draw:name="Shape24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egin:1</text:p>
                  <text:p text:style-name="P1"><text:soft-page-break/>loop begin:2</text:p>
                  <text:p text:style-name="P1">loop begin:3</text:p>
                  <text:p text:style-name="P1">loop begin:4</text:p>
                  <text:p text:style-name="P1">loop begin:5</text:p>
                  <text:p text:style-name="P1">loop end:5</text:p>
                  <text:p text:style-name="P1">loop begin:6</text:p>
                  <text:p text:style-name="P1">loop end:6</text:p>
                  <text:p text:style-name="P1">loop begin:7</text:p>
                  <text:p text:style-name="P1">loop end:7</text:p>
                  <text:p text:style-name="P1">loop begin:8</text:p>
                  <text:p text:style-name="P1">loop end:8</text:p>
                  <text:p text:style-name="P1">loop begin:9</text:p>
                  <text:p text:style-name="P1">loop end:9</text:p>
                  <text:p text:style-name="P1">loop begin:10</text:p>
                  <text:p text:style-name="P1">loop end:10</text:p>
                  <text:p text:style-name="P1">main end</text:p>
                  <text:p text:style-name="P1"/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22" table:style-name="Table122">
              <table:table-column table:style-name="Table122.A"/>
              <table:table-row table:style-name="Table122.1">
                <table:table-cell table:style-name="Table122.A1" office:value-type="string">
                  <text:p text:style-name="P1"><text:s text:c="57"/></text:p>
                  <text:p text:style-name="P1"><text:s text:c="34"/></text:p>
                </table:table-cell>
              </table:table-row>
            </table:table>
            <text:p text:style-name="P3"/>
            <table:table table:name="Table123" table:style-name="Table123">
              <table:table-column table:style-name="Table123.A"/>
              <table:table-row table:style-name="Table123.1">
                <table:table-cell table:style-name="Table123.A1" office:value-type="string">
                  <text:p text:style-name="P13"><text:s text:c="29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24.3">
          <table:table-cell table:style-name="Table124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32" table:style-name="Table132">
        <table:table-column table:style-name="Table132.A"/>
        <table:table-column table:style-name="Table132.B"/>
        <table:table-column table:style-name="Table132.C"/>
        <table:table-row table:style-name="Table132.1">
          <table:table-cell table:style-name="Table132.A1" office:value-type="string">
            <text:p text:style-name="P12">35.</text:p>
          </table:table-cell>
          <table:table-cell table:style-name="Table132.B1" office:value-type="string">
            <text:p text:style-name="P1">class D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1; i &lt;= 10; i++)</text:p>
            <text:p text:style-name="P1">{</text:p>
            <text:p text:style-name="P1">System.out.println("loop begin:" + i);</text:p>
            <text:p text:style-name="P1">if(i &lt;= 4)</text:p>
            <text:p text:style-name="P1">{</text:p>
            <text:p text:style-name="P1">continue;</text:p>
            <text:p text:style-name="P1">System.out.println("if end");</text:p>
            <text:p text:style-name="P1">}</text:p>
            <text:p text:style-name="P1">System.out.println("loop end:" + i);</text:p>
            <text:p text:style-name="P1">}</text:p>
            <text:p text:style-name="P1"><text:soft-page-break/>System.out.println("main end");</text:p>
            <text:p text:style-name="P1">}</text:p>
            <text:p text:style-name="P1">}</text:p>
            <text:p text:style-name="P2"/>
          </table:table-cell>
          <table:table-cell table:style-name="Table132.C1" office:value-type="string">
            <text:p text:style-name="Standard"/>
          </table:table-cell>
        </table:table-row>
        <table:table-row table:style-name="Table132.1">
          <table:table-cell table:style-name="Table132.A2" table:number-columns-spanned="3" office:value-type="string">
            <table:table table:name="Table125" table:style-name="Table125">
              <table:table-column table:style-name="Table125.A"/>
              <table:table-row table:style-name="Table125.1">
                <table:table-cell table:style-name="Table125.A1" office:value-type="string">
                  <text:p text:style-name="P1"><text:s text:c="23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26" table:style-name="Table126">
              <table:table-column table:style-name="Table126.A"/>
              <table:table-row table:style-name="Table126.1">
                <table:table-cell table:style-name="Table126.A1" office:value-type="string">
                  <text:p text:style-name="Standard"><text:span text:style-name="pd-r10"><text:span text:style-name="T3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27" table:style-name="Table127">
              <table:table-column table:style-name="Table127.A"/>
              <table:table-row table:style-name="Table127.1">
                <table:table-cell table:style-name="Table127.A1" office:value-type="string">
                  <text:p text:style-name="Standard"><text:span text:style-name="pd-r10"><text:span text:style-name="T2">C.</text:span></text:span><draw:frame text:anchor-type="as-char" draw:z-index="24" draw:name="Shape25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32.3">
          <table:table-cell table:style-name="Table13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32.1">
          <table:table-cell table:style-name="Table132.A1" office:value-type="string">
            <text:p text:style-name="P12">36.</text:p>
          </table:table-cell>
          <table:table-cell table:style-name="Table132.B1" office:value-type="string">
            <text:p text:style-name="P1">class E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1; i &lt;= 10; i++)</text:p>
            <text:p text:style-name="P1">{</text:p>
            <text:p text:style-name="P1">System.out.println("loop begin:" + i);</text:p>
            <text:p text:style-name="P1">if(i &lt;= 4)</text:p>
            <text:p text:style-name="P1">{ </text:p>
            <text:p text:style-name="P1">System.out.println("if begin");</text:p>
            <text:p text:style-name="P1">continue;</text:p>
            <text:p text:style-name="P1">}</text:p>
            <text:p text:style-name="P1">System.out.println("loop end:" + i);</text:p>
            <text:p text:style-name="P1">}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132.C4" office:value-type="string">
            <text:p text:style-name="Standard"/>
          </table:table-cell>
        </table:table-row>
        <table:table-row table:style-name="Table132.1">
          <table:table-cell table:style-name="Table132.A5" table:number-columns-spanned="3" office:value-type="string">
            <table:table table:name="Table128" table:style-name="Table128">
              <table:table-column table:style-name="Table128.A"/>
              <table:table-row table:style-name="Table128.1">
                <table:table-cell table:style-name="Table128.A1" office:value-type="string">
                  <text:p text:style-name="Standard"><text:span text:style-name="pd-r10"><text:span text:style-name="T2">A.</text:span></text:span><draw:frame text:anchor-type="as-char" draw:z-index="25" draw:name="Shape26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egin:1</text:p>
                  <text:p text:style-name="P1">if begin</text:p>
                  <text:p text:style-name="P1"><text:soft-page-break/>loop begin:2</text:p>
                  <text:p text:style-name="P1">if begin</text:p>
                  <text:p text:style-name="P1">loop begin:3</text:p>
                  <text:p text:style-name="P1">if begin</text:p>
                  <text:p text:style-name="P1">loop begin:4</text:p>
                  <text:p text:style-name="P1">if begin</text:p>
                  <text:p text:style-name="P1">loop begin:5</text:p>
                  <text:p text:style-name="P1">loop end:5</text:p>
                  <text:p text:style-name="P1">loop begin:6</text:p>
                  <text:p text:style-name="P1">loop end:6</text:p>
                  <text:p text:style-name="P1">loop begin:7</text:p>
                  <text:p text:style-name="P1">loop end:7</text:p>
                  <text:p text:style-name="P1">loop begin:8</text:p>
                  <text:p text:style-name="P1">loop end:8</text:p>
                  <text:p text:style-name="P1">loop begin:9</text:p>
                  <text:p text:style-name="P1">loop end:9</text:p>
                  <text:p text:style-name="P1">loop begin:10</text:p>
                  <text:p text:style-name="P1">loop end:10</text:p>
                  <text:p text:style-name="P1">main end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29" table:style-name="Table129">
              <table:table-column table:style-name="Table129.A"/>
              <table:table-row table:style-name="Table129.1">
                <table:table-cell table:style-name="Table129.A1" office:value-type="string">
                  <text:p text:style-name="P13"><text:span text:style-name="pd-r10"><text:span text:style-name="T2"/></text:span></text:p>
                  <text:p text:style-name="P1"><text:s text:c="55"/></text:p>
                  <text:p text:style-name="P1"><text:s text:c="34"/></text:p>
                </table:table-cell>
              </table:table-row>
            </table:table>
            <text:p text:style-name="P3"/>
            <table:table table:name="Table130" table:style-name="Table130">
              <table:table-column table:style-name="Table130.A"/>
              <table:table-row table:style-name="Table130.1">
                <table:table-cell table:style-name="Table130.A1" office:value-type="string">
                  <text:p text:style-name="HTML_20_Preformatted"><text:span text:style-name="T1"><text:s text:c="26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31" table:style-name="Table131">
              <table:table-column table:style-name="Table131.A"/>
              <table:table-row table:style-name="Table131.1">
                <table:table-cell table:style-name="Table131.A1" office:value-type="string">
                  <text:p text:style-name="HTML_20_Preformatted"><text:span text:style-name="T1"><text:s text:c="25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32.3">
          <table:table-cell table:style-name="Table13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40" table:style-name="Table140">
        <table:table-column table:style-name="Table140.A"/>
        <table:table-column table:style-name="Table140.B"/>
        <table:table-column table:style-name="Table140.C"/>
        <table:table-row table:style-name="Table140.1">
          <table:table-cell table:style-name="Table140.A1" office:value-type="string">
            <text:p text:style-name="P12">37.</text:p>
          </table:table-cell>
          <table:table-cell table:style-name="Table140.B1" office:value-type="string">
            <text:p text:style-name="P1">class F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1; i &lt;= 10; i++)</text:p>
            <text:p text:style-name="P1">{</text:p>
            <text:p text:style-name="P1"><text:soft-page-break/>System.out.println("loop begin:" + i);</text:p>
            <text:p text:style-name="P1">if(i == 4)</text:p>
            <text:p text:style-name="P1">{ </text:p>
            <text:p text:style-name="P1">System.out.println("if begin");</text:p>
            <text:p text:style-name="P1">break;</text:p>
            <text:p text:style-name="P1">}</text:p>
            <text:p text:style-name="P1">System.out.println("loop end:" + i);</text:p>
            <text:p text:style-name="P1">}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140.C1" office:value-type="string">
            <text:p text:style-name="Standard"/>
          </table:table-cell>
        </table:table-row>
        <table:table-row table:style-name="Table140.1">
          <table:table-cell table:style-name="Table140.A2" table:number-columns-spanned="3" office:value-type="string">
            <table:table table:name="Table133" table:style-name="Table133">
              <table:table-column table:style-name="Table133.A"/>
              <table:table-row table:style-name="Table133.1">
                <table:table-cell table:style-name="Table133.A1" office:value-type="string">
                  <text:p text:style-name="HTML_20_Preformatted"><text:span text:style-name="T1"><text:s text:c="23"/></text:span></text:p>
                </table:table-cell>
              </table:table-row>
            </table:table>
            <text:p text:style-name="P3"/>
            <table:table table:name="Table134" table:style-name="Table134">
              <table:table-column table:style-name="Table134.A"/>
              <table:table-row table:style-name="Table134.1">
                <table:table-cell table:style-name="Table134.A1" office:value-type="string">
                  <text:p text:style-name="Standard"><text:span text:style-name="pd-r10"><text:span text:style-name="T2">B.</text:span></text:span><draw:frame text:anchor-type="as-char" draw:z-index="26" draw:name="Shape31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egin:1</text:p>
                  <text:p text:style-name="P1">loop end:1</text:p>
                  <text:p text:style-name="P1">loop begin:2</text:p>
                  <text:p text:style-name="P1">loop end:2</text:p>
                  <text:p text:style-name="P1">loop begin:3</text:p>
                  <text:p text:style-name="P1">loop end:3</text:p>
                  <text:p text:style-name="P1">loop begin:4</text:p>
                  <text:p text:style-name="P1">if begin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35" table:style-name="Table135">
              <table:table-column table:style-name="Table135.A"/>
              <table:table-row table:style-name="Table135.1">
                <table:table-cell table:style-name="Table135.A1" office:value-type="string">
                  <text:p text:style-name="P13"><text:span text:style-name="pd-r10"><text:span text:style-name="T2"/></text:span></text:p>
                  <text:p text:style-name="P1"><text:s text:c="57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40.3">
          <table:table-cell table:style-name="Table14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40.1">
          <table:table-cell table:style-name="Table140.A1" office:value-type="string">
            <text:p text:style-name="P12">38.</text:p>
          </table:table-cell>
          <table:table-cell table:style-name="Table140.B1" office:value-type="string">
            <text:p text:style-name="P1">class G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1; i &lt;= 10; i++)</text:p>
            <text:p text:style-name="P1">{</text:p>
            <text:p text:style-name="P1">System.out.println("loop begin:" + i);</text:p>
            <text:p text:style-name="P1">if(i == 4)</text:p>
            <text:p text:style-name="P1">{ </text:p>
            <text:p text:style-name="P1"><text:soft-page-break/>System.out.println("if begin");</text:p>
            <text:p text:style-name="P1">break;</text:p>
            <text:p text:style-name="P1">i++;</text:p>
            <text:p text:style-name="P1">}</text:p>
            <text:p text:style-name="P1">System.out.println("loop end:" + i);</text:p>
            <text:p text:style-name="P1">}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140.C4" office:value-type="string">
            <text:p text:style-name="Standard"/>
          </table:table-cell>
        </table:table-row>
        <table:table-row table:style-name="Table140.1">
          <table:table-cell table:style-name="Table140.A5" table:number-columns-spanned="3" office:value-type="string">
            <table:table table:name="Table136" table:style-name="Table136">
              <table:table-column table:style-name="Table136.A"/>
              <table:table-row table:style-name="Table136.1">
                <table:table-cell table:style-name="Table136.A1" office:value-type="string">
                  <text:p text:style-name="Standard"><text:span text:style-name="pd-r10"><text:span text:style-name="T2">A.</text:span></text:span><draw:frame text:anchor-type="as-char" draw:z-index="27" draw:name="Shape33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egin:1</text:p>
                  <text:p text:style-name="P1">loop end:1</text:p>
                  <text:p text:style-name="P1">loop begin:2</text:p>
                  <text:p text:style-name="P1">loop end:2</text:p>
                  <text:p text:style-name="P1">loop begin:3</text:p>
                  <text:p text:style-name="P1">loop end:3</text:p>
                  <text:p text:style-name="P1">loop begin:4</text:p>
                  <text:p text:style-name="P1">if begin</text:p>
                  <text:p text:style-name="P1">main end</text:p>
                  <text:p text:style-name="P1">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37" table:style-name="Table137">
              <table:table-column table:style-name="Table137.A"/>
              <table:table-row table:style-name="Table137.1">
                <table:table-cell table:style-name="Table137.A1" office:value-type="string">
                  <text:p text:style-name="Standard"><text:span text:style-name="pd-r10"><text:span text:style-name="T2">B.</text:span></text:span><draw:frame text:anchor-type="as-char" draw:z-index="28" draw:name="Shape34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egin:1</text:p>
                  <text:p text:style-name="P1">loop end:1</text:p>
                  <text:p text:style-name="P1">loop begin:2</text:p>
                  <text:p text:style-name="P1">loop end:2</text:p>
                  <text:p text:style-name="P1">loop begin:3</text:p>
                  <text:p text:style-name="P1">loop end:3</text:p>
                  <text:p text:style-name="P1">loop begin:4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oft-page-break/><text:s text:c="34"/></text:p>
                </table:table-cell>
              </table:table-row>
            </table:table>
            <text:p text:style-name="P3"/>
            <table:table table:name="Table138" table:style-name="Table138">
              <table:table-column table:style-name="Table138.A"/>
              <table:table-row table:style-name="Table138.1">
                <table:table-cell table:style-name="Table138.A1" office:value-type="string">
                  <text:p text:style-name="Standard"><text:span text:style-name="pd-r10"><text:span text:style-name="T2">C.</text:span></text:span><draw:frame text:anchor-type="as-char" draw:z-index="29" draw:name="Shape35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39" table:style-name="Table139">
              <table:table-column table:style-name="Table139.A"/>
              <table:table-row table:style-name="Table139.1">
                <table:table-cell table:style-name="Table139.A1" office:value-type="string">
                  <text:p text:style-name="Standard"><text:span text:style-name="pd-r10"><text:span text:style-name="T2">D.</text:span></text:span><draw:frame text:anchor-type="as-char" draw:z-index="30" draw:name="Shape36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run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40.3">
          <table:table-cell table:style-name="Table14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47" table:style-name="Table147">
        <table:table-column table:style-name="Table147.A"/>
        <table:table-column table:style-name="Table147.B"/>
        <table:table-column table:style-name="Table147.C"/>
        <table:table-row table:style-name="Table147.1">
          <table:table-cell table:style-name="Table147.A1" office:value-type="string">
            <text:p text:style-name="P12">39.</text:p>
          </table:table-cell>
          <table:table-cell table:style-name="Table147.B1" office:value-type="string">
            <text:p text:style-name="P1">class H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1; i &lt;= 10; i++)</text:p>
            <text:p text:style-name="P1">{</text:p>
            <text:p text:style-name="P1">System.out.println("loop begin:" + i);</text:p>
            <text:p text:style-name="P1">if(i == 4)</text:p>
            <text:p text:style-name="P1">{ </text:p>
            <text:p text:style-name="P1">System.out.println("if begin");</text:p>
            <text:p text:style-name="P1">break;continue; </text:p>
            <text:p text:style-name="P1">}</text:p>
            <text:p text:style-name="P1">System.out.println("loop end:" + i);</text:p>
            <text:p text:style-name="P1">}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147.C1" office:value-type="string">
            <text:p text:style-name="Standard"/>
          </table:table-cell>
        </table:table-row>
        <table:table-row table:style-name="Table147.1">
          <table:table-cell table:style-name="Table147.A2" table:number-columns-spanned="3" office:value-type="string">
            <table:table table:name="Table141" table:style-name="Table141">
              <table:table-column table:style-name="Table141.A"/>
              <table:table-row table:style-name="Table141.1">
                <table:table-cell table:style-name="Table141.A1" office:value-type="string">
                  <text:p text:style-name="Standard"><text:span text:style-name="pd-r10"><text:span text:style-name="T2">A.</text:span></text:span><draw:frame text:anchor-type="as-char" draw:z-index="31" draw:name="Shape37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42" table:style-name="Table142">
              <table:table-column table:style-name="Table142.A"/>
              <table:table-row table:style-name="Table142.1">
                <table:table-cell table:style-name="Table142.A1" office:value-type="string">
                  <text:p text:style-name="Standard"><text:span text:style-name="pd-r10"><text:span text:style-name="T2">B.</text:span></text:span><draw:frame text:anchor-type="as-char" draw:z-index="32" draw:name="Shape38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 </text:p>
                  <text:p text:style-name="P1">loop <text:soft-page-break/>begin:1 </text:p>
                  <text:p text:style-name="P1">loop end:1 </text:p>
                  <text:p text:style-name="P1">loop begin:2 </text:p>
                  <text:p text:style-name="P1">loop end:2 </text:p>
                  <text:p text:style-name="P1">loop begin:3 </text:p>
                  <text:p text:style-name="P1">loop end:3 </text:p>
                  <text:p text:style-name="P1">loop begin:4 </text:p>
                  <text:p text:style-name="P1">if begin 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43" table:style-name="Table143">
              <table:table-column table:style-name="Table143.A"/>
              <table:table-row table:style-name="Table143.1">
                <table:table-cell table:style-name="Table143.A1" office:value-type="string">
                  <text:p text:style-name="Standard"><text:span text:style-name="pd-r10"><text:span text:style-name="T2">C.</text:span></text:span><draw:frame text:anchor-type="as-char" draw:z-index="33" draw:name="Shape39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egin:1</text:p>
                  <text:p text:style-name="P1">loop end:1</text:p>
                  <text:p text:style-name="P1">loop begin:2</text:p>
                  <text:p text:style-name="P1">loop end:2</text:p>
                  <text:p text:style-name="P1">loop begin:3</text:p>
                  <text:p text:style-name="P1">loop end:3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47.3">
          <table:table-cell table:style-name="Table147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47.1">
          <table:table-cell table:style-name="Table147.A1" office:value-type="string">
            <text:p text:style-name="P12">40.</text:p>
          </table:table-cell>
          <table:table-cell table:style-name="Table147.B1" office:value-type="string">
            <text:p text:style-name="P1">class I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1; i &lt;= 10; i++)</text:p>
            <text:p text:style-name="P1">{</text:p>
            <text:p text:style-name="P1">System.out.println("outer loop begin:" + i);</text:p>
            <text:p text:style-name="P1">for(int j = 101; j &lt;= 105; j++)</text:p>
            <text:p text:style-name="P1">{</text:p>
            <text:p text:style-name="P1">System.out.println("inner loop begin:" + i + "," + j);</text:p>
            <text:p text:style-name="P1">}</text:p>
            <text:p text:style-name="P1">System.out.println("outer loop end:" + i);</text:p>
            <text:p text:style-name="P1">}</text:p>
            <text:p text:style-name="P1">System.out.println("main end");</text:p>
            <text:p text:style-name="P1"><text:soft-page-break/>}</text:p>
            <text:p text:style-name="P1">}</text:p>
            <text:p text:style-name="P2"/>
          </table:table-cell>
          <table:table-cell table:style-name="Table147.C4" office:value-type="string">
            <text:p text:style-name="Standard"/>
          </table:table-cell>
        </table:table-row>
        <table:table-row table:style-name="Table147.1">
          <table:table-cell table:style-name="Table147.A5" table:number-columns-spanned="3" office:value-type="string">
            <table:table table:name="Table144" table:style-name="Table144">
              <table:table-column table:style-name="Table144.A"/>
              <table:table-row table:style-name="Table144.1">
                <table:table-cell table:style-name="Table144.A1" office:value-type="string">
                  <text:p text:style-name="Standard"><text:span text:style-name="pd-r10"><text:span text:style-name="T2">A.</text:span></text:span><draw:frame text:anchor-type="as-char" draw:z-index="34" draw:name="Shape40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outer loop begin:1</text:p>
                  <text:p text:style-name="P1">inner loop begin:1,101</text:p>
                  <text:p text:style-name="P1">inner loop begin:1,102</text:p>
                  <text:p text:style-name="P1">inner loop begin:1,103</text:p>
                  <text:p text:style-name="P1">inner loop begin:1,104</text:p>
                  <text:p text:style-name="P1">inner loop begin:1,105</text:p>
                  <text:p text:style-name="P1">outer loop end:1</text:p>
                  <text:p text:style-name="P1">outer loop begin:2</text:p>
                  <text:p text:style-name="P1">inner loop begin:2,101</text:p>
                  <text:p text:style-name="P1">inner loop begin:2,102</text:p>
                  <text:p text:style-name="P1">inner loop begin:2,103</text:p>
                  <text:p text:style-name="P1">inner loop begin:2,104</text:p>
                  <text:p text:style-name="P1">inner loop begin:2,105</text:p>
                  <text:p text:style-name="P1">outer loop end:2</text:p>
                  <text:p text:style-name="P1">outer loop begin:3</text:p>
                  <text:p text:style-name="P1">inner loop begin:3,101</text:p>
                  <text:p text:style-name="P1">inner loop begin:3,102</text:p>
                  <text:p text:style-name="P1">inner loop begin:3,103</text:p>
                  <text:p text:style-name="P1">inner loop begin:3,104</text:p>
                  <text:p text:style-name="P1">inner loop begin:3,105</text:p>
                  <text:p text:style-name="P1">outer loop end:3</text:p>
                  <text:p text:style-name="P1">outer loop begin:4</text:p>
                  <text:p text:style-name="P1">inner loop begin:4,101</text:p>
                  <text:p text:style-name="P1">inner loop begin:4,102</text:p>
                  <text:p text:style-name="P1"><text:soft-page-break/>inner loop begin:4,103</text:p>
                  <text:p text:style-name="P1">inner loop begin:4,104</text:p>
                  <text:p text:style-name="P1">inner loop begin:4,105</text:p>
                  <text:p text:style-name="P1">outer loop end:4</text:p>
                  <text:p text:style-name="P1">outer loop begin:5</text:p>
                  <text:p text:style-name="P1">inner loop begin:5,101</text:p>
                  <text:p text:style-name="P1">inner loop begin:5,102</text:p>
                  <text:p text:style-name="P1">inner loop begin:5,103</text:p>
                  <text:p text:style-name="P1">inner loop begin:5,104</text:p>
                  <text:p text:style-name="P1">inner loop begin:5,105</text:p>
                  <text:p text:style-name="P1">outer loop end:5</text:p>
                  <text:p text:style-name="P1">outer loop begin:6</text:p>
                  <text:p text:style-name="P1">inner loop begin:6,101</text:p>
                  <text:p text:style-name="P1">inner loop begin:6,102</text:p>
                  <text:p text:style-name="P1">inner loop begin:6,103</text:p>
                  <text:p text:style-name="P1">inner loop begin:6,104</text:p>
                  <text:p text:style-name="P1">inner loop begin:6,105</text:p>
                  <text:p text:style-name="P1">outer loop end:6</text:p>
                  <text:p text:style-name="P1">outer loop begin:7</text:p>
                  <text:p text:style-name="P1">inner loop begin:7,101</text:p>
                  <text:p text:style-name="P1">inner loop begin:7,102</text:p>
                  <text:p text:style-name="P1">inner loop begin:7,103</text:p>
                  <text:p text:style-name="P1">inner loop begin:7,104</text:p>
                  <text:p text:style-name="P1">inner loop begin:7,105</text:p>
                  <text:p text:style-name="P1">outer loop end:7</text:p>
                  <text:p text:style-name="P1">outer loop begin:8</text:p>
                  <text:p text:style-name="P1">inner loop begin:8,101</text:p>
                  <text:p text:style-name="P1">inner loop begin:8,102</text:p>
                  <text:p text:style-name="P1"><text:soft-page-break/>inner loop begin:8,103</text:p>
                  <text:p text:style-name="P1">inner loop begin:8,104</text:p>
                  <text:p text:style-name="P1">inner loop begin:8,105</text:p>
                  <text:p text:style-name="P1">outer loop end:8</text:p>
                  <text:p text:style-name="P1">outer loop begin:9</text:p>
                  <text:p text:style-name="P1">inner loop begin:9,101</text:p>
                  <text:p text:style-name="P1">inner loop begin:9,102</text:p>
                  <text:p text:style-name="P1">inner loop begin:9,103</text:p>
                  <text:p text:style-name="P1">inner loop begin:9,104</text:p>
                  <text:p text:style-name="P1">inner loop begin:9,105</text:p>
                  <text:p text:style-name="P1">outer loop end:9</text:p>
                  <text:p text:style-name="P1">outer loop begin:10</text:p>
                  <text:p text:style-name="P1">inner loop begin:10,101</text:p>
                  <text:p text:style-name="P1">inner loop begin:10,102</text:p>
                  <text:p text:style-name="P1">inner loop begin:10,103</text:p>
                  <text:p text:style-name="P1">inner loop begin:10,104</text:p>
                  <text:p text:style-name="P1">inner loop begin:10,105</text:p>
                  <text:p text:style-name="P1">outer loop end:10</text:p>
                  <text:p text:style-name="P1">main end</text:p>
                  <text:p text:style-name="P1">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45" table:style-name="Table145">
              <table:table-column table:style-name="Table145.A"/>
              <table:table-row table:style-name="Table145.1">
                <table:table-cell table:style-name="Table145.A1" office:value-type="string">
                  <text:p text:style-name="Standard"><text:span text:style-name="pd-r10"><text:span text:style-name="T2">B.</text:span></text:span><draw:frame text:anchor-type="as-char" draw:z-index="35" draw:name="Shape41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outer loop begin:1</text:p>
                  <text:p text:style-name="P1">inner loop begin:1,101</text:p>
                  <text:p text:style-name="P1">inner loop begin:1,102</text:p>
                  <text:p text:style-name="P1">inner loop begin:1,103</text:p>
                  <text:p text:style-name="P1">inner loop begin:1,104</text:p>
                  <text:p text:style-name="P1"><text:soft-page-break/>inner loop begin:1,105</text:p>
                  <text:p text:style-name="P1">outer loop end:1</text:p>
                  <text:p text:style-name="P1">outer loop begin:2</text:p>
                  <text:p text:style-name="P1">inner loop begin:2,101</text:p>
                  <text:p text:style-name="P1">inner loop begin:2,102</text:p>
                  <text:p text:style-name="P1">inner loop begin:2,103</text:p>
                  <text:p text:style-name="P1">inner loop begin:2,104</text:p>
                  <text:p text:style-name="P1">inner loop begin:2,105</text:p>
                  <text:p text:style-name="P1">outer loop end:2</text:p>
                  <text:p text:style-name="P1">outer loop begin:3</text:p>
                  <text:p text:style-name="P1">inner loop begin:3,101</text:p>
                  <text:p text:style-name="P1">inner loop begin:3,102</text:p>
                  <text:p text:style-name="P1">inner loop begin:3,103</text:p>
                  <text:p text:style-name="P1">inner loop begin:3,104</text:p>
                  <text:p text:style-name="P1">inner loop begin:3,105</text:p>
                  <text:p text:style-name="P1">outer loop end:3</text:p>
                  <text:p text:style-name="P1">outer loop begin:4</text:p>
                  <text:p text:style-name="P1">inner loop begin:4,101</text:p>
                  <text:p text:style-name="P1">inner loop begin:4,102</text:p>
                  <text:p text:style-name="P1">inner loop begin:4,103</text:p>
                  <text:p text:style-name="P1">inner loop begin:4,104</text:p>
                  <text:p text:style-name="P1">inner loop begin:4,105</text:p>
                  <text:p text:style-name="P1">outer loop end:4</text:p>
                  <text:p text:style-name="P1">outer loop begin:5</text:p>
                  <text:p text:style-name="P1">inner loop begin:5,101</text:p>
                  <text:p text:style-name="P1">inner loop begin:5,102</text:p>
                  <text:p text:style-name="P1">inner loop begin:5,103</text:p>
                  <text:p text:style-name="P1">inner loop begin:5,104</text:p>
                  <text:p text:style-name="P1"><text:soft-page-break/>inner loop begin:5,105</text:p>
                  <text:p text:style-name="P1">outer loop end:5</text:p>
                  <text:p text:style-name="P1">outer loop begin:6</text:p>
                  <text:p text:style-name="P1">inner loop begin:6,101</text:p>
                  <text:p text:style-name="P1">inner loop begin:6,102</text:p>
                  <text:p text:style-name="P1">inner loop begin:6,103</text:p>
                  <text:p text:style-name="P1">inner loop begin:6,104</text:p>
                  <text:p text:style-name="P1">inner loop begin:6,105</text:p>
                  <text:p text:style-name="P1">outer loop end:6</text:p>
                  <text:p text:style-name="P1">outer loop begin:7</text:p>
                  <text:p text:style-name="P1">inner loop begin:7,101</text:p>
                  <text:p text:style-name="P1">inner loop begin:7,102</text:p>
                  <text:p text:style-name="P1">inner loop begin:7,103</text:p>
                  <text:p text:style-name="P1">inner loop begin:7,104</text:p>
                  <text:p text:style-name="P1">inner loop begin:7,105</text:p>
                  <text:p text:style-name="P1">outer loop end:7</text:p>
                  <text:p text:style-name="P1">outer loop begin:8</text:p>
                  <text:p text:style-name="P1">inner loop begin:8,101</text:p>
                  <text:p text:style-name="P1">inner loop begin:8,102</text:p>
                  <text:p text:style-name="P1">inner loop begin:8,103</text:p>
                  <text:p text:style-name="P1">inner loop begin:8,104</text:p>
                  <text:p text:style-name="P1">inner loop begin:8,105</text:p>
                  <text:p text:style-name="P1">outer loop end:8</text:p>
                  <text:p text:style-name="P1">outer loop begin:9</text:p>
                  <text:p text:style-name="P1">inner loop begin:9,101</text:p>
                  <text:p text:style-name="P1">inner loop begin:9,102</text:p>
                  <text:p text:style-name="P1">inner loop begin:9,103</text:p>
                  <text:p text:style-name="P1">inner loop begin:9,104</text:p>
                  <text:p text:style-name="P1"><text:soft-page-break/>inner loop begin:9,105</text:p>
                  <text:p text:style-name="P1">outer loop end:9</text:p>
                  <text:p text:style-name="P1">outer loop begin:10</text:p>
                  <text:p text:style-name="P1">inner loop begin:10,101</text:p>
                  <text:p text:style-name="P1">inner loop begin:10,102</text:p>
                  <text:p text:style-name="P1">inner loop begin:10,103</text:p>
                  <text:p text:style-name="P1">inner loop begin:10,104</text:p>
                  <text:p text:style-name="P1">outer loop end:10</text:p>
                  <text:p text:style-name="P1">main end</text:p>
                  <text:p text:style-name="P1">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46" table:style-name="Table146">
              <table:table-column table:style-name="Table146.A"/>
              <table:table-row table:style-name="Table146.1">
                <table:table-cell table:style-name="Table146.A1" office:value-type="string">
                  <text:p text:style-name="Standard"><text:span text:style-name="pd-r10"><text:span text:style-name="T2">C.</text:span></text:span><draw:frame text:anchor-type="as-char" draw:z-index="36" draw:name="Shape42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47.3">
          <table:table-cell table:style-name="Table147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56" table:style-name="Table156">
        <table:table-column table:style-name="Table156.A"/>
        <table:table-column table:style-name="Table156.B"/>
        <table:table-column table:style-name="Table156.C"/>
        <table:table-row table:style-name="Table156.1">
          <table:table-cell table:style-name="Table156.A1" office:value-type="string">
            <text:p text:style-name="P12">41.</text:p>
          </table:table-cell>
          <table:table-cell table:style-name="Table156.B1" office:value-type="string">
            <text:p text:style-name="P1">class J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1; i &lt;= 10; i++)</text:p>
            <text:p text:style-name="P1">{</text:p>
            <text:p text:style-name="P1">System.out.println("outer loop begin:" + i);</text:p>
            <text:p text:style-name="P1">for(int j = 101; j &lt;= 105; j++)</text:p>
            <text:p text:style-name="P1">{</text:p>
            <text:p text:style-name="P1">System.out.println("inner loop begin:" + i + "," + j);</text:p>
            <text:p text:style-name="P1">System.out.println("inner loop end:" + i + "," + j);</text:p>
            <text:p text:style-name="P1">}</text:p>
            <text:p text:style-name="P1">System.out.println("outer loop end:" + i);</text:p>
            <text:p text:style-name="P1">}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156.C1" office:value-type="string">
            <text:p text:style-name="Standard"/>
          </table:table-cell>
        </table:table-row>
        <table:table-row table:style-name="Table156.1">
          <table:table-cell table:style-name="Table156.A2" table:number-columns-spanned="3" office:value-type="string">
            <table:table table:name="Table148" table:style-name="Table148">
              <table:table-column table:style-name="Table148.A"/>
              <table:table-row table:style-name="Table148.1">
                <table:table-cell table:style-name="Table148.A1" office:value-type="string">
                  <text:p text:style-name="Standard"><text:soft-page-break/><text:span text:style-name="pd-r10"><text:span text:style-name="T2">A.</text:span></text:span><draw:frame text:anchor-type="as-char" draw:z-index="37" draw:name="Shape43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49" table:style-name="Table149">
              <table:table-column table:style-name="Table149.A"/>
              <table:table-row table:style-name="Table149.1">
                <table:table-cell table:style-name="Table149.A1" office:value-type="string">
                  <text:p text:style-name="Standard"><text:span text:style-name="pd-r10"><text:span text:style-name="T2">B.</text:span></text:span><draw:frame text:anchor-type="as-char" draw:z-index="38" draw:name="Shape44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outer loop begin:1</text:p>
                  <text:p text:style-name="P1">inner loop begin:1,101</text:p>
                  <text:p text:style-name="P1">inner loop end:1,101</text:p>
                  <text:p text:style-name="P1">inner loop begin:1,102</text:p>
                  <text:p text:style-name="P1">inner loop end:1,102</text:p>
                  <text:p text:style-name="P1">inner loop begin:1,103</text:p>
                  <text:p text:style-name="P1">inner loop end:1,103</text:p>
                  <text:p text:style-name="P1">inner loop begin:1,104</text:p>
                  <text:p text:style-name="P1">inner loop end:1,104</text:p>
                  <text:p text:style-name="P1">inner loop begin:1,105</text:p>
                  <text:p text:style-name="P1">inner loop end:1,105</text:p>
                  <text:p text:style-name="P1">outer loop end:1</text:p>
                  <text:p text:style-name="P1">outer loop begin:2</text:p>
                  <text:p text:style-name="P1">inner loop begin:2,101</text:p>
                  <text:p text:style-name="P1">inner loop end:2,101</text:p>
                  <text:p text:style-name="P1">inner loop begin:2,102</text:p>
                  <text:p text:style-name="P1">inner loop end:2,102</text:p>
                  <text:p text:style-name="P1">inner loop begin:2,103</text:p>
                  <text:p text:style-name="P1">inner loop end:2,103</text:p>
                  <text:p text:style-name="P1">inner loop begin:2,104</text:p>
                  <text:p text:style-name="P1">inner loop end:2,104</text:p>
                  <text:p text:style-name="P1">inner loop begin:2,105</text:p>
                  <text:p text:style-name="P1">inner loop end:2,105</text:p>
                  <text:p text:style-name="P1">outer loop end:2</text:p>
                  <text:p text:style-name="P1">outer loop begin:3</text:p>
                  <text:p text:style-name="P1">inner loop begin:3,101</text:p>
                  <text:p text:style-name="P1">inner loop end:3,101</text:p>
                  <text:p text:style-name="P1"><text:soft-page-break/>inner loop begin:3,102</text:p>
                  <text:p text:style-name="P1">inner loop end:3,102</text:p>
                  <text:p text:style-name="P1">inner loop begin:3,103</text:p>
                  <text:p text:style-name="P1">inner loop end:3,103</text:p>
                  <text:p text:style-name="P1">inner loop begin:3,104</text:p>
                  <text:p text:style-name="P1">inner loop end:3,104</text:p>
                  <text:p text:style-name="P1">inner loop begin:3,105</text:p>
                  <text:p text:style-name="P1">inner loop end:3,105</text:p>
                  <text:p text:style-name="P1">outer loop end:3</text:p>
                  <text:p text:style-name="P1">outer loop begin:4</text:p>
                  <text:p text:style-name="P1">inner loop begin:4,101</text:p>
                  <text:p text:style-name="P1">inner loop end:4,101</text:p>
                  <text:p text:style-name="P1">inner loop begin:4,102</text:p>
                  <text:p text:style-name="P1">inner loop end:4,102</text:p>
                  <text:p text:style-name="P1">inner loop begin:4,103</text:p>
                  <text:p text:style-name="P1">inner loop end:4,103</text:p>
                  <text:p text:style-name="P1">inner loop begin:4,104</text:p>
                  <text:p text:style-name="P1">inner loop end:4,104</text:p>
                  <text:p text:style-name="P1">inner loop begin:4,105</text:p>
                  <text:p text:style-name="P1">inner loop end:4,105</text:p>
                  <text:p text:style-name="P1">outer loop end:4</text:p>
                  <text:p text:style-name="P1">outer loop begin:5</text:p>
                  <text:p text:style-name="P1">inner loop begin:5,101</text:p>
                  <text:p text:style-name="P1">inner loop end:5,101</text:p>
                  <text:p text:style-name="P1">inner loop begin:5,102</text:p>
                  <text:p text:style-name="P1">inner loop end:5,102</text:p>
                  <text:p text:style-name="P1">inner loop begin:5,103</text:p>
                  <text:p text:style-name="P1">inner loop end:5,103</text:p>
                  <text:p text:style-name="P1">inner loop begin:5,104</text:p>
                  <text:p text:style-name="P1">inner loop end:5,104</text:p>
                  <text:p text:style-name="P1">inner loop begin:5,105</text:p>
                  <text:p text:style-name="P1">inner loop end:5,105</text:p>
                  <text:p text:style-name="P1">outer loop end:5</text:p>
                  <text:p text:style-name="P1">outer loop begin:6</text:p>
                  <text:p text:style-name="P1">inner loop begin:6,101</text:p>
                  <text:p text:style-name="P1">inner loop end:6,101</text:p>
                  <text:p text:style-name="P1">inner loop begin:6,102</text:p>
                  <text:p text:style-name="P1">inner loop end:6,102</text:p>
                  <text:p text:style-name="P1">inner loop begin:6,103</text:p>
                  <text:p text:style-name="P1">inner loop end:6,103</text:p>
                  <text:p text:style-name="P1">inner loop begin:6,104</text:p>
                  <text:p text:style-name="P1">inner loop end:6,104</text:p>
                  <text:p text:style-name="P1">inner loop begin:6,105</text:p>
                  <text:p text:style-name="P1">inner loop end:6,105</text:p>
                  <text:p text:style-name="P1">outer loop end:6</text:p>
                  <text:p text:style-name="P1">outer loop begin:7</text:p>
                  <text:p text:style-name="P1">inner loop begin:7,101</text:p>
                  <text:p text:style-name="P1">inner loop end:7,101</text:p>
                  <text:p text:style-name="P1">inner loop begin:7,102</text:p>
                  <text:p text:style-name="P1">inner loop end:7,102</text:p>
                  <text:p text:style-name="P1">inner loop begin:7,103</text:p>
                  <text:p text:style-name="P1">inner loop end:7,103</text:p>
                  <text:p text:style-name="P1">inner loop begin:7,104</text:p>
                  <text:p text:style-name="P1">inner loop end:7,104</text:p>
                  <text:p text:style-name="P1">inner loop begin:7,105</text:p>
                  <text:p text:style-name="P1">inner loop end:7,105</text:p>
                  <text:p text:style-name="P1">outer loop end:7</text:p>
                  <text:p text:style-name="P1">outer loop begin:8</text:p>
                  <text:p text:style-name="P1">inner loop begin:8,101</text:p>
                  <text:p text:style-name="P1">inner loop end:8,101</text:p>
                  <text:p text:style-name="P1">inner loop begin:8,102</text:p>
                  <text:p text:style-name="P1">inner loop end:8,102</text:p>
                  <text:p text:style-name="P1">inner loop begin:8,103</text:p>
                  <text:p text:style-name="P1">inner loop end:8,103</text:p>
                  <text:p text:style-name="P1">inner loop begin:8,104</text:p>
                  <text:p text:style-name="P1">inner loop end:8,104</text:p>
                  <text:p text:style-name="P1">inner loop begin:8,105</text:p>
                  <text:p text:style-name="P1">inner loop end:8,105</text:p>
                  <text:p text:style-name="P1">outer loop end:8</text:p>
                  <text:p text:style-name="P1">outer loop begin:9</text:p>
                  <text:p text:style-name="P1">inner loop begin:9,101</text:p>
                  <text:p text:style-name="P1">inner loop end:9,101</text:p>
                  <text:p text:style-name="P1">inner loop begin:9,102</text:p>
                  <text:p text:style-name="P1">inner loop end:9,102</text:p>
                  <text:p text:style-name="P1">inner loop begin:9,103</text:p>
                  <text:p text:style-name="P1">inner loop end:9,103</text:p>
                  <text:p text:style-name="P1">inner loop begin:9,104</text:p>
                  <text:p text:style-name="P1">inner loop end:9,104</text:p>
                  <text:p text:style-name="P1">inner loop begin:9,105</text:p>
                  <text:p text:style-name="P1">inner loop end:9,105</text:p>
                  <text:p text:style-name="P1">outer loop end:9</text:p>
                  <text:p text:style-name="P1">outer loop begin:10</text:p>
                  <text:p text:style-name="P1">inner loop begin:10,101</text:p>
                  <text:p text:style-name="P1">inner loop end:10,101</text:p>
                  <text:p text:style-name="P1">inner loop begin:10,102</text:p>
                  <text:p text:style-name="P1">inner loop end:10,102</text:p>
                  <text:p text:style-name="P1">inner loop begin:10,103</text:p>
                  <text:p text:style-name="P1">inner loop end:10,103</text:p>
                  <text:p text:style-name="P1">inner loop begin:10,104</text:p>
                  <text:p text:style-name="P1">inner loop end:10,104</text:p>
                  <text:p text:style-name="P1">inner loop begin:10,105</text:p>
                  <text:p text:style-name="P1">inner loop end:10,105</text:p>
                  <text:p text:style-name="P1">outer loop end:10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><text:soft-page-break/></text:p>
            <table:table table:name="Table150" table:style-name="Table150">
              <table:table-column table:style-name="Table150.A"/>
              <table:table-row table:style-name="Table150.1">
                <table:table-cell table:style-name="Table150.A1" office:value-type="string">
                  <text:p text:style-name="Standard"><text:span text:style-name="pd-r10"><text:span text:style-name="T2">C.</text:span></text:span><draw:frame text:anchor-type="as-char" draw:z-index="39" draw:name="Shape45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run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51" table:style-name="Table151">
              <table:table-column table:style-name="Table151.A"/>
              <table:table-row table:style-name="Table151.1">
                <table:table-cell table:style-name="Table151.A1" office:value-type="string">
                  <text:p text:style-name="Standard"><text:span text:style-name="pd-r10"><text:span text:style-name="T2">D.</text:span></text:span><draw:frame text:anchor-type="as-char" draw:z-index="40" draw:name="Shape46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outer loop begin:1</text:p>
                  <text:p text:style-name="P1">inner loop begin:1,101</text:p>
                  <text:p text:style-name="P1">inner loop end:1,101</text:p>
                  <text:p text:style-name="P1">inner loop begin:1,102</text:p>
                  <text:p text:style-name="P1">inner loop end:1,102</text:p>
                  <text:p text:style-name="P1">inner loop begin:1,103</text:p>
                  <text:p text:style-name="P1">inner loop end:1,103</text:p>
                  <text:p text:style-name="P1">inner loop begin:1,104</text:p>
                  <text:p text:style-name="P1">inner loop end:1,104</text:p>
                  <text:p text:style-name="P1">inner loop begin:1,105</text:p>
                  <text:p text:style-name="P1">inner loop end:1,105</text:p>
                  <text:p text:style-name="P1">outer loop end:1</text:p>
                  <text:p text:style-name="P1">outer loop begin:2</text:p>
                  <text:p text:style-name="P1">inner loop begin:2,101</text:p>
                  <text:p text:style-name="P1">inner loop end:2,101</text:p>
                  <text:p text:style-name="P1">inner loop begin:2,102</text:p>
                  <text:p text:style-name="P1">inner loop end:2,102</text:p>
                  <text:p text:style-name="P1">inner loop begin:2,103</text:p>
                  <text:p text:style-name="P1">inner loop end:2,103</text:p>
                  <text:p text:style-name="P1">inner loop begin:2,104</text:p>
                  <text:p text:style-name="P1">inner loop end:2,104</text:p>
                  <text:p text:style-name="P1">inner loop begin:2,105</text:p>
                  <text:p text:style-name="P1">inner loop end:2,105</text:p>
                  <text:p text:style-name="P1">outer loop end:2</text:p>
                  <text:p text:style-name="P1">outer loop begin:3</text:p>
                  <text:p text:style-name="P1">inner loop begin:3,101</text:p>
                  <text:p text:style-name="P1">inner loop end:3,101</text:p>
                  <text:p text:style-name="P1"><text:soft-page-break/>inner loop begin:3,102</text:p>
                  <text:p text:style-name="P1">inner loop end:3,102</text:p>
                  <text:p text:style-name="P1">inner loop begin:3,103</text:p>
                  <text:p text:style-name="P1">inner loop end:3,103</text:p>
                  <text:p text:style-name="P1">inner loop begin:3,104</text:p>
                  <text:p text:style-name="P1">inner loop end:3,104</text:p>
                  <text:p text:style-name="P1">inner loop begin:3,105</text:p>
                  <text:p text:style-name="P1">inner loop end:3,105</text:p>
                  <text:p text:style-name="P1">outer loop end:3</text:p>
                  <text:p text:style-name="P1">outer loop begin:4</text:p>
                  <text:p text:style-name="P1">inner loop begin:4,101</text:p>
                  <text:p text:style-name="P1">inner loop end:4,101</text:p>
                  <text:p text:style-name="P1">inner loop begin:4,102</text:p>
                  <text:p text:style-name="P1">inner loop end:4,102</text:p>
                  <text:p text:style-name="P1">inner loop begin:4,103</text:p>
                  <text:p text:style-name="P1">inner loop end:4,103</text:p>
                  <text:p text:style-name="P1">inner loop begin:4,104</text:p>
                  <text:p text:style-name="P1">inner loop end:4,104</text:p>
                  <text:p text:style-name="P1">inner loop begin:4,105</text:p>
                  <text:p text:style-name="P1">inner loop end:4,105</text:p>
                  <text:p text:style-name="P1">outer loop end:4</text:p>
                  <text:p text:style-name="P1">outer loop begin:5</text:p>
                  <text:p text:style-name="P1">inner loop begin:5,101</text:p>
                  <text:p text:style-name="P1">inner loop end:5,101</text:p>
                  <text:p text:style-name="P1">inner loop begin:5,102</text:p>
                  <text:p text:style-name="P1">inner loop end:5,102</text:p>
                  <text:p text:style-name="P1">inner loop begin:5,103</text:p>
                  <text:p text:style-name="P1">inner loop end:5,103</text:p>
                  <text:p text:style-name="P1">inner loop begin:5,104</text:p>
                  <text:p text:style-name="P1">inner loop end:5,104</text:p>
                  <text:p text:style-name="P1">inner loop begin:5,105</text:p>
                  <text:p text:style-name="P1">inner loop end:5,105</text:p>
                  <text:p text:style-name="P1">outer loop end:5</text:p>
                  <text:p text:style-name="P1">outer loop begin:6</text:p>
                  <text:p text:style-name="P1">inner loop begin:6,101</text:p>
                  <text:p text:style-name="P1">inner loop end:6,101</text:p>
                  <text:p text:style-name="P1">inner loop begin:6,102</text:p>
                  <text:p text:style-name="P1">inner loop end:6,102</text:p>
                  <text:p text:style-name="P1">inner loop begin:6,103</text:p>
                  <text:p text:style-name="P1">inner loop end:6,103</text:p>
                  <text:p text:style-name="P1">inner loop begin:6,104</text:p>
                  <text:p text:style-name="P1">inner loop end:6,104</text:p>
                  <text:p text:style-name="P1">inner loop begin:6,105</text:p>
                  <text:p text:style-name="P1">inner loop end:6,105</text:p>
                  <text:p text:style-name="P1">outer loop end:6</text:p>
                  <text:p text:style-name="P1">outer loop begin:7</text:p>
                  <text:p text:style-name="P1">inner loop begin:7,101</text:p>
                  <text:p text:style-name="P1">inner loop end:7,101</text:p>
                  <text:p text:style-name="P1">inner loop begin:7,102</text:p>
                  <text:p text:style-name="P1">inner loop end:7,102</text:p>
                  <text:p text:style-name="P1">inner loop begin:7,103</text:p>
                  <text:p text:style-name="P1">inner loop end:7,103</text:p>
                  <text:p text:style-name="P1">inner loop begin:7,104</text:p>
                  <text:p text:style-name="P1">inner loop end:7,104</text:p>
                  <text:p text:style-name="P1">inner loop begin:7,105</text:p>
                  <text:p text:style-name="P1">inner loop end:7,105</text:p>
                  <text:p text:style-name="P1">outer loop end:7</text:p>
                  <text:p text:style-name="P1">outer loop begin:8</text:p>
                  <text:p text:style-name="P1">inner loop begin:8,101</text:p>
                  <text:p text:style-name="P1">inner loop end:8,101</text:p>
                  <text:p text:style-name="P1">inner loop begin:8,102</text:p>
                  <text:p text:style-name="P1">inner loop end:8,102</text:p>
                  <text:p text:style-name="P1">inner loop begin:8,103</text:p>
                  <text:p text:style-name="P1">inner loop end:8,103</text:p>
                  <text:p text:style-name="P1">inner loop begin:8,104</text:p>
                  <text:p text:style-name="P1">inner loop end:8,104</text:p>
                  <text:p text:style-name="P1">inner loop begin:8,105</text:p>
                  <text:p text:style-name="P1">inner loop end:8,105</text:p>
                  <text:p text:style-name="P1">outer loop end:8</text:p>
                  <text:p text:style-name="P1">outer loop begin:9</text:p>
                  <text:p text:style-name="P1">inner loop begin:9,101</text:p>
                  <text:p text:style-name="P1">inner loop end:9,101</text:p>
                  <text:p text:style-name="P1">inner loop begin:9,102</text:p>
                  <text:p text:style-name="P1">inner loop end:9,102</text:p>
                  <text:p text:style-name="P1">inner loop begin:9,103</text:p>
                  <text:p text:style-name="P1">inner loop end:9,103</text:p>
                  <text:p text:style-name="P1">inner loop begin:9,104</text:p>
                  <text:p text:style-name="P1">inner loop end:9,104</text:p>
                  <text:p text:style-name="P1">inner loop begin:9,105</text:p>
                  <text:p text:style-name="P1">inner loop end:9,105</text:p>
                  <text:p text:style-name="P1">outer loop end:9</text:p>
                  <text:p text:style-name="P1">outer loop begin:10</text:p>
                  <text:p text:style-name="P1">inner loop begin:10,101</text:p>
                  <text:p text:style-name="P1">inner loop end:10,101</text:p>
                  <text:p text:style-name="P1">inner loop begin:10,102</text:p>
                  <text:p text:style-name="P1">inner loop end:10,102</text:p>
                  <text:p text:style-name="P1">inner loop begin:10,103</text:p>
                  <text:p text:style-name="P1">inner loop end:10,103</text:p>
                  <text:p text:style-name="P1">inner loop begin:10,104</text:p>
                  <text:p text:style-name="P1">inner loop end:10,104</text:p>
                  <text:p text:style-name="P1">main end"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><text:soft-page-break/></text:p>
          </table:table-cell>
          <table:covered-table-cell/>
          <table:covered-table-cell/>
        </table:table-row>
        <table:table-row table:style-name="Table156.3">
          <table:table-cell table:style-name="Table156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56.1">
          <table:table-cell table:style-name="Table156.A1" office:value-type="string">
            <text:p text:style-name="P12">42.</text:p>
          </table:table-cell>
          <table:table-cell table:style-name="Table156.B1" office:value-type="string">
            <text:p text:style-name="P1">class K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1; i &lt;= 10; i++)</text:p>
            <text:p text:style-name="P1">{</text:p>
            <text:p text:style-name="P1">System.out.println("outer loop begin:" + i);</text:p>
            <text:p text:style-name="P1">for(int j = 101; j &lt;= 105; j++)</text:p>
            <text:p text:style-name="P1">{</text:p>
            <text:p text:style-name="P1">System.out.println("inner loop begin:" + i + "," + j);</text:p>
            <text:p text:style-name="P1">if(j == 103)</text:p>
            <text:p text:style-name="P1">{</text:p>
            <text:p text:style-name="P1">continue;</text:p>
            <text:p text:style-name="P1">}</text:p>
            <text:p text:style-name="P1">System.out.println("inner loop end:" + i + "," + j);</text:p>
            <text:p text:style-name="P1">}</text:p>
            <text:p text:style-name="P1">System.out.println("outer loop end:" + i);</text:p>
            <text:p text:style-name="P1">}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156.C4" office:value-type="string">
            <text:p text:style-name="Standard"/>
          </table:table-cell>
        </table:table-row>
        <table:table-row table:style-name="Table156.1">
          <table:table-cell table:style-name="Table156.A5" table:number-columns-spanned="3" office:value-type="string">
            <table:table table:name="Table152" table:style-name="Table152">
              <table:table-column table:style-name="Table152.A"/>
              <table:table-row table:style-name="Table152.1">
                <table:table-cell table:style-name="Table152.A1" office:value-type="string">
                  <text:p text:style-name="Standard"><text:span text:style-name="pd-r10"><text:span text:style-name="T2">A.</text:span></text:span><draw:frame text:anchor-type="as-char" draw:z-index="41" draw:name="Shape47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infinite loop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53" table:style-name="Table153">
              <table:table-column table:style-name="Table153.A"/>
              <table:table-row table:style-name="Table153.1">
                <table:table-cell table:style-name="Table153.A1" office:value-type="string">
                  <text:p text:style-name="Standard"><text:span text:style-name="pd-r10"><text:span text:style-name="T2">B.</text:span></text:span><draw:frame text:anchor-type="as-char" draw:z-index="42" draw:name="Shape48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54" table:style-name="Table154">
              <table:table-column table:style-name="Table154.A"/>
              <table:table-row table:style-name="Table154.1">
                <table:table-cell table:style-name="Table154.A1" office:value-type="string">
                  <text:p text:style-name="Standard"><text:span text:style-name="pd-r10"><text:span text:style-name="T2">C.</text:span></text:span><draw:frame text:anchor-type="as-char" draw:z-index="43" draw:name="Shape49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outer loop begin:1</text:p>
                  <text:p text:style-name="P1">inner loop begin:1,101</text:p>
                  <text:p text:style-name="P1">inner loop end:1,101</text:p>
                  <text:p text:style-name="P1"><text:soft-page-break/>inner loop begin:1,102</text:p>
                  <text:p text:style-name="P1">inner loop end:1,102</text:p>
                  <text:p text:style-name="P1">inner loop begin:1,103</text:p>
                  <text:p text:style-name="P1">inner loop begin:1,104</text:p>
                  <text:p text:style-name="P1">inner loop end:1,104</text:p>
                  <text:p text:style-name="P1">inner loop begin:1,105</text:p>
                  <text:p text:style-name="P1">inner loop end:1,105</text:p>
                  <text:p text:style-name="P1">outer loop end:1</text:p>
                  <text:p text:style-name="P1">outer loop begin:2</text:p>
                  <text:p text:style-name="P1">inner loop begin:2,101</text:p>
                  <text:p text:style-name="P1">inner loop end:2,101</text:p>
                  <text:p text:style-name="P1">inner loop begin:2,102</text:p>
                  <text:p text:style-name="P1">inner loop end:2,102</text:p>
                  <text:p text:style-name="P1">inner loop begin:2,103</text:p>
                  <text:p text:style-name="P1">inner loop begin:2,104</text:p>
                  <text:p text:style-name="P1">inner loop end:2,104</text:p>
                  <text:p text:style-name="P1">inner loop begin:2,105</text:p>
                  <text:p text:style-name="P1">inner loop end:2,105</text:p>
                  <text:p text:style-name="P1">outer loop end:2</text:p>
                  <text:p text:style-name="P1">outer loop begin:3</text:p>
                  <text:p text:style-name="P1">inner loop begin:3,101</text:p>
                  <text:p text:style-name="P1">inner loop end:3,101</text:p>
                  <text:p text:style-name="P1">inner loop begin:3,102</text:p>
                  <text:p text:style-name="P1">inner loop end:3,102</text:p>
                  <text:p text:style-name="P1">inner loop begin:3,103</text:p>
                  <text:p text:style-name="P1">inner loop begin:3,104</text:p>
                  <text:p text:style-name="P1">inner loop end:3,104</text:p>
                  <text:p text:style-name="P1">inner loop begin:3,105</text:p>
                  <text:p text:style-name="P1">inner loop end:3,105</text:p>
                  <text:p text:style-name="P1">outer loop end:3</text:p>
                  <text:p text:style-name="P1">outer loop begin:4</text:p>
                  <text:p text:style-name="P1">inner loop begin:4,101</text:p>
                  <text:p text:style-name="P1">inner loop end:4,101</text:p>
                  <text:p text:style-name="P1">inner loop begin:4,102</text:p>
                  <text:p text:style-name="P1">inner loop end:4,102</text:p>
                  <text:p text:style-name="P1">inner loop begin:4,103</text:p>
                  <text:p text:style-name="P1">inner loop begin:4,104</text:p>
                  <text:p text:style-name="P1">inner loop end:4,104</text:p>
                  <text:p text:style-name="P1">inner loop begin:4,105</text:p>
                  <text:p text:style-name="P1">inner loop end:4,105</text:p>
                  <text:p text:style-name="P1">outer loop end:4</text:p>
                  <text:p text:style-name="P1">outer loop begin:5</text:p>
                  <text:p text:style-name="P1">inner loop begin:5,101</text:p>
                  <text:p text:style-name="P1">inner loop end:5,101</text:p>
                  <text:p text:style-name="P1">inner loop begin:5,102</text:p>
                  <text:p text:style-name="P1">inner loop end:5,102</text:p>
                  <text:p text:style-name="P1">inner loop begin:5,103</text:p>
                  <text:p text:style-name="P1">inner loop begin:5,104</text:p>
                  <text:p text:style-name="P1">inner loop end:5,104</text:p>
                  <text:p text:style-name="P1">inner loop begin:5,105</text:p>
                  <text:p text:style-name="P1">inner loop end:5,105</text:p>
                  <text:p text:style-name="P1">outer loop end:5</text:p>
                  <text:p text:style-name="P1">outer loop begin:6</text:p>
                  <text:p text:style-name="P1">inner loop begin:6,101</text:p>
                  <text:p text:style-name="P1">inner loop end:6,101</text:p>
                  <text:p text:style-name="P1">inner loop begin:6,102</text:p>
                  <text:p text:style-name="P1">inner loop end:6,102</text:p>
                  <text:p text:style-name="P1">inner loop begin:6,103</text:p>
                  <text:p text:style-name="P1">inner loop begin:6,104</text:p>
                  <text:p text:style-name="P1">inner loop end:6,104</text:p>
                  <text:p text:style-name="P1">inner loop begin:6,105</text:p>
                  <text:p text:style-name="P1">inner loop end:6,105</text:p>
                  <text:p text:style-name="P1">outer loop end:6</text:p>
                  <text:p text:style-name="P1">outer loop begin:7</text:p>
                  <text:p text:style-name="P1">inner loop begin:7,101</text:p>
                  <text:p text:style-name="P1">inner loop end:7,101</text:p>
                  <text:p text:style-name="P1">inner loop begin:7,102</text:p>
                  <text:p text:style-name="P1">inner loop end:7,102</text:p>
                  <text:p text:style-name="P1">inner loop begin:7,103</text:p>
                  <text:p text:style-name="P1">inner loop begin:7,104</text:p>
                  <text:p text:style-name="P1">inner loop end:7,104</text:p>
                  <text:p text:style-name="P1">inner loop begin:7,105</text:p>
                  <text:p text:style-name="P1">inner loop end:7,105</text:p>
                  <text:p text:style-name="P1">outer loop end:7</text:p>
                  <text:p text:style-name="P1">outer loop begin:8</text:p>
                  <text:p text:style-name="P1">inner loop begin:8,101</text:p>
                  <text:p text:style-name="P1">inner loop end:8,101</text:p>
                  <text:p text:style-name="P1">inner loop begin:8,102</text:p>
                  <text:p text:style-name="P1">inner loop end:8,102</text:p>
                  <text:p text:style-name="P1">inner loop begin:8,103</text:p>
                  <text:p text:style-name="P1">inner loop begin:8,104</text:p>
                  <text:p text:style-name="P1">inner loop end:8,104</text:p>
                  <text:p text:style-name="P1">inner loop begin:8,105</text:p>
                  <text:p text:style-name="P1">inner loop end:8,105</text:p>
                  <text:p text:style-name="P1">outer loop end:8</text:p>
                  <text:p text:style-name="P1">outer loop begin:9</text:p>
                  <text:p text:style-name="P1">inner loop begin:9,101</text:p>
                  <text:p text:style-name="P1">inner loop end:9,101</text:p>
                  <text:p text:style-name="P1">inner loop begin:9,102</text:p>
                  <text:p text:style-name="P1">inner loop end:9,102</text:p>
                  <text:p text:style-name="P1">inner loop begin:9,103</text:p>
                  <text:p text:style-name="P1">inner loop begin:9,104</text:p>
                  <text:p text:style-name="P1">inner loop end:9,104</text:p>
                  <text:p text:style-name="P1">inner loop begin:9,105</text:p>
                  <text:p text:style-name="P1">inner loop end:9,105</text:p>
                  <text:p text:style-name="P1">outer loop end:9</text:p>
                  <text:p text:style-name="P1">outer loop begin:10</text:p>
                  <text:p text:style-name="P1">inner loop begin:10,101</text:p>
                  <text:p text:style-name="P1">inner loop end:10,101</text:p>
                  <text:p text:style-name="P1">inner loop begin:10,102</text:p>
                  <text:p text:style-name="P1">inner loop end:10,102</text:p>
                  <text:p text:style-name="P1">inner loop begin:10,103</text:p>
                  <text:p text:style-name="P1">inner loop begin:10,104</text:p>
                  <text:p text:style-name="P1">inner loop end:10,104</text:p>
                  <text:p text:style-name="P1">inner loop begin:10,105</text:p>
                  <text:p text:style-name="P1">inner loop end:10,105</text:p>
                  <text:p text:style-name="P1">outer loop end:10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55" table:style-name="Table155">
              <table:table-column table:style-name="Table155.A"/>
              <table:table-row table:style-name="Table155.1">
                <table:table-cell table:style-name="Table155.A1" office:value-type="string">
                  <text:p text:style-name="Standard"><text:span text:style-name="pd-r10"><text:span text:style-name="T2">D.</text:span></text:span><draw:frame text:anchor-type="as-char" draw:z-index="44" draw:name="Shape50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outer loop begin:1</text:p>
                  <text:p text:style-name="P1">inner loop begin:1,101</text:p>
                  <text:p text:style-name="P1">inner loop end:1,101</text:p>
                  <text:p text:style-name="P1">inner loop begin:1,102</text:p>
                  <text:p text:style-name="P1">inner loop end:1,102</text:p>
                  <text:p text:style-name="P1">inner loop begin:1,103</text:p>
                  <text:p text:style-name="P1">inner loop end:1,103</text:p>
                  <text:p text:style-name="P1">inner loop begin:1,104</text:p>
                  <text:p text:style-name="P1">inner loop end:1,104</text:p>
                  <text:p text:style-name="P1">inner loop begin:1,105</text:p>
                  <text:p text:style-name="P1">inner loop end:1,105</text:p>
                  <text:p text:style-name="P1">outer loop end:1</text:p>
                  <text:p text:style-name="P1">outer loop begin:2</text:p>
                  <text:p text:style-name="P1">inner loop begin:2,101</text:p>
                  <text:p text:style-name="P1">inner loop end:2,101</text:p>
                  <text:p text:style-name="P1">inner loop begin:2,102</text:p>
                  <text:p text:style-name="P1">inner loop end:2,102</text:p>
                  <text:p text:style-name="P1">inner loop begin:2,103</text:p>
                  <text:p text:style-name="P1">inner loop end:2,103</text:p>
                  <text:p text:style-name="P1">inner loop begin:2,104</text:p>
                  <text:p text:style-name="P1">inner loop end:2,104</text:p>
                  <text:p text:style-name="P1">inner loop begin:2,105</text:p>
                  <text:p text:style-name="P1">inner loop end:2,105</text:p>
                  <text:p text:style-name="P1">outer loop end:2</text:p>
                  <text:p text:style-name="P1">outer loop begin:3</text:p>
                  <text:p text:style-name="P1">inner loop begin:3,101</text:p>
                  <text:p text:style-name="P1">inner loop end:3,101</text:p>
                  <text:p text:style-name="P1">inner loop begin:3,102</text:p>
                  <text:p text:style-name="P1">inner loop end:3,102</text:p>
                  <text:p text:style-name="P1">inner loop begin:3,103</text:p>
                  <text:p text:style-name="P1">inner loop end:3,103</text:p>
                  <text:p text:style-name="P1">inner loop begin:3,104</text:p>
                  <text:p text:style-name="P1">inner loop end:3,104</text:p>
                  <text:p text:style-name="P1">inner loop begin:3,105</text:p>
                  <text:p text:style-name="P1">inner loop end:3,105</text:p>
                  <text:p text:style-name="P1">outer loop end:3</text:p>
                  <text:p text:style-name="P1">outer loop begin:4</text:p>
                  <text:p text:style-name="P1">inner loop begin:4,101</text:p>
                  <text:p text:style-name="P1">inner loop end:4,101</text:p>
                  <text:p text:style-name="P1">inner loop begin:4,102</text:p>
                  <text:p text:style-name="P1">inner loop end:4,102</text:p>
                  <text:p text:style-name="P1">inner loop begin:4,103</text:p>
                  <text:p text:style-name="P1">inner loop end:4,103</text:p>
                  <text:p text:style-name="P1">inner loop begin:4,104</text:p>
                  <text:p text:style-name="P1">inner loop end:4,104</text:p>
                  <text:p text:style-name="P1">inner loop begin:4,105</text:p>
                  <text:p text:style-name="P1">inner loop end:4,105</text:p>
                  <text:p text:style-name="P1">outer loop end:4</text:p>
                  <text:p text:style-name="P1">outer loop begin:5</text:p>
                  <text:p text:style-name="P1">inner loop begin:5,101</text:p>
                  <text:p text:style-name="P1">inner loop end:5,101</text:p>
                  <text:p text:style-name="P1">inner loop begin:5,102</text:p>
                  <text:p text:style-name="P1">inner loop end:5,102</text:p>
                  <text:p text:style-name="P1">inner loop begin:5,103</text:p>
                  <text:p text:style-name="P1">inner loop end:5,103</text:p>
                  <text:p text:style-name="P1">inner loop begin:5,104</text:p>
                  <text:p text:style-name="P1">inner loop end:5,104</text:p>
                  <text:p text:style-name="P1">inner loop begin:5,105</text:p>
                  <text:p text:style-name="P1">inner loop end:5,105</text:p>
                  <text:p text:style-name="P1">outer loop end:5</text:p>
                  <text:p text:style-name="P1">outer loop begin:6</text:p>
                  <text:p text:style-name="P1">inner loop begin:6,101</text:p>
                  <text:p text:style-name="P1">inner loop end:6,101</text:p>
                  <text:p text:style-name="P1">inner loop begin:6,102</text:p>
                  <text:p text:style-name="P1">inner loop end:6,102</text:p>
                  <text:p text:style-name="P1">inner loop begin:6,103</text:p>
                  <text:p text:style-name="P1">inner loop end:6,103</text:p>
                  <text:p text:style-name="P1">inner loop begin:6,104</text:p>
                  <text:p text:style-name="P1">inner loop end:6,104</text:p>
                  <text:p text:style-name="P1">inner loop begin:6,105</text:p>
                  <text:p text:style-name="P1">inner loop end:6,105</text:p>
                  <text:p text:style-name="P1">outer loop end:6</text:p>
                  <text:p text:style-name="P1">outer loop begin:7</text:p>
                  <text:p text:style-name="P1">inner loop begin:7,101</text:p>
                  <text:p text:style-name="P1">inner loop end:7,101</text:p>
                  <text:p text:style-name="P1">inner loop begin:7,102</text:p>
                  <text:p text:style-name="P1">inner loop end:7,102</text:p>
                  <text:p text:style-name="P1">inner loop begin:7,103</text:p>
                  <text:p text:style-name="P1">inner loop end:7,103</text:p>
                  <text:p text:style-name="P1">inner loop begin:7,104</text:p>
                  <text:p text:style-name="P1">inner loop end:7,104</text:p>
                  <text:p text:style-name="P1">inner loop begin:7,105</text:p>
                  <text:p text:style-name="P1">inner loop end:7,105</text:p>
                  <text:p text:style-name="P1">outer loop end:7</text:p>
                  <text:p text:style-name="P1">outer loop begin:8</text:p>
                  <text:p text:style-name="P1">inner loop begin:8,101</text:p>
                  <text:p text:style-name="P1">inner loop end:8,101</text:p>
                  <text:p text:style-name="P1">inner loop begin:8,102</text:p>
                  <text:p text:style-name="P1">inner loop end:8,102</text:p>
                  <text:p text:style-name="P1">inner loop begin:8,103</text:p>
                  <text:p text:style-name="P1">inner loop end:8,103</text:p>
                  <text:p text:style-name="P1">inner loop begin:8,104</text:p>
                  <text:p text:style-name="P1">inner loop end:8,104</text:p>
                  <text:p text:style-name="P1">inner loop begin:8,105</text:p>
                  <text:p text:style-name="P1">inner loop end:8,105</text:p>
                  <text:p text:style-name="P1">outer loop end:8</text:p>
                  <text:p text:style-name="P1">outer loop begin:9</text:p>
                  <text:p text:style-name="P1">inner loop begin:9,101</text:p>
                  <text:p text:style-name="P1">inner loop end:9,101</text:p>
                  <text:p text:style-name="P1">inner loop begin:9,102</text:p>
                  <text:p text:style-name="P1">inner loop end:9,102</text:p>
                  <text:p text:style-name="P1">inner loop begin:9,103</text:p>
                  <text:p text:style-name="P1">inner loop end:9,103</text:p>
                  <text:p text:style-name="P1">inner loop begin:9,104</text:p>
                  <text:p text:style-name="P1">inner loop end:9,104</text:p>
                  <text:p text:style-name="P1">inner loop begin:9,105</text:p>
                  <text:p text:style-name="P1">inner loop end:9,105</text:p>
                  <text:p text:style-name="P1">outer loop end:9</text:p>
                  <text:p text:style-name="P1">outer loop begin:10</text:p>
                  <text:p text:style-name="P1">inner loop begin:10,101</text:p>
                  <text:p text:style-name="P1">inner loop end:10,101</text:p>
                  <text:p text:style-name="P1">inner loop begin:10,102</text:p>
                  <text:p text:style-name="P1">inner loop end:10,102</text:p>
                  <text:p text:style-name="P1">inner loop begin:10,103</text:p>
                  <text:p text:style-name="P1">inner loop end:10,103</text:p>
                  <text:p text:style-name="P1">inner loop begin:10,104</text:p>
                  <text:p text:style-name="P1">inner loop end:10,104</text:p>
                  <text:p text:style-name="P1">main end"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56.3">
          <table:table-cell table:style-name="Table15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><text:soft-page-break/></text:p>
      <table:table table:name="Table164" table:style-name="Table164">
        <table:table-column table:style-name="Table164.A"/>
        <table:table-column table:style-name="Table164.B"/>
        <table:table-column table:style-name="Table164.C"/>
        <table:table-row table:style-name="Table164.1">
          <table:table-cell table:style-name="Table164.A1" office:value-type="string">
            <text:p text:style-name="P12">43.</text:p>
          </table:table-cell>
          <table:table-cell table:style-name="Table164.B1" office:value-type="string">
            <text:p text:style-name="P1">class L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for(int i = 1; i &lt;= 10; i++)</text:p>
            <text:p text:style-name="P1">{</text:p>
            <text:p text:style-name="P1">System.out.println("outer loop begin:" + i);</text:p>
            <text:p text:style-name="P1">for(int j = 101; j &lt;= 105; j++)</text:p>
            <text:p text:style-name="P1">{</text:p>
            <text:p text:style-name="P1">System.out.println("inner loop begin:" + i + "," + j);</text:p>
            <text:p text:style-name="P1">if(j == 103)</text:p>
            <text:p text:style-name="P1">{</text:p>
            <text:p text:style-name="P1">break;</text:p>
            <text:p text:style-name="P1">}</text:p>
            <text:p text:style-name="P1">System.out.println("inner loop end:" + i + "," + j);</text:p>
            <text:p text:style-name="P1"><text:soft-page-break/>}</text:p>
            <text:p text:style-name="P1">System.out.println("outer loop end:" + i);</text:p>
            <text:p text:style-name="P1">}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164.C1" office:value-type="string">
            <text:p text:style-name="Standard"/>
          </table:table-cell>
        </table:table-row>
        <table:table-row table:style-name="Table164.1">
          <table:table-cell table:style-name="Table164.A2" table:number-columns-spanned="3" office:value-type="string">
            <table:table table:name="Table157" table:style-name="Table157">
              <table:table-column table:style-name="Table157.A"/>
              <table:table-row table:style-name="Table157.1">
                <table:table-cell table:style-name="Table157.A1" office:value-type="string">
                  <text:p text:style-name="Standard"><text:span text:style-name="pd-r10"><text:span text:style-name="T2">A.</text:span></text:span><draw:frame text:anchor-type="as-char" draw:z-index="45" draw:name="Shape51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58" table:style-name="Table158">
              <table:table-column table:style-name="Table158.A"/>
              <table:table-row table:style-name="Table158.1">
                <table:table-cell table:style-name="Table158.A1" office:value-type="string">
                  <text:p text:style-name="Standard"><text:span text:style-name="pd-r10"><text:span text:style-name="T2">B.</text:span></text:span><draw:frame text:anchor-type="as-char" draw:z-index="46" draw:name="Shape52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outer loop begin:1</text:p>
                  <text:p text:style-name="P1">inner loop begin:1,101</text:p>
                  <text:p text:style-name="P1">inner loop end:1,101</text:p>
                  <text:p text:style-name="P1">inner loop begin:1,102</text:p>
                  <text:p text:style-name="P1">inner loop end:1,102</text:p>
                  <text:p text:style-name="P1">inner loop begin:1,103</text:p>
                  <text:p text:style-name="P1">outer loop end:1</text:p>
                  <text:p text:style-name="P1">outer loop begin:2</text:p>
                  <text:p text:style-name="P1">inner loop begin:2,101</text:p>
                  <text:p text:style-name="P1">inner loop end:2,101</text:p>
                  <text:p text:style-name="P1">inner loop begin:2,102</text:p>
                  <text:p text:style-name="P1">inner loop end:2,102</text:p>
                  <text:p text:style-name="P1">inner loop begin:2,103</text:p>
                  <text:p text:style-name="P1">outer loop end:2</text:p>
                  <text:p text:style-name="P1">outer loop begin:3</text:p>
                  <text:p text:style-name="P1">inner loop begin:3,101</text:p>
                  <text:p text:style-name="P1">inner loop end:3,101</text:p>
                  <text:p text:style-name="P1">inner loop begin:3,102</text:p>
                  <text:p text:style-name="P1">inner loop end:3,102</text:p>
                  <text:p text:style-name="P1">inner loop begin:3,103</text:p>
                  <text:p text:style-name="P1">outer loop end:3</text:p>
                  <text:p text:style-name="P1"><text:soft-page-break/>outer loop begin:4</text:p>
                  <text:p text:style-name="P1">inner loop begin:4,101</text:p>
                  <text:p text:style-name="P1">inner loop end:4,101</text:p>
                  <text:p text:style-name="P1">inner loop begin:4,102</text:p>
                  <text:p text:style-name="P1">inner loop end:4,102</text:p>
                  <text:p text:style-name="P1">inner loop begin:4,103</text:p>
                  <text:p text:style-name="P1">outer loop end:4</text:p>
                  <text:p text:style-name="P1">outer loop begin:5</text:p>
                  <text:p text:style-name="P1">inner loop begin:5,101</text:p>
                  <text:p text:style-name="P1">inner loop end:5,101</text:p>
                  <text:p text:style-name="P1">inner loop begin:5,102</text:p>
                  <text:p text:style-name="P1">inner loop end:5,102</text:p>
                  <text:p text:style-name="P1">inner loop begin:5,103</text:p>
                  <text:p text:style-name="P1">outer loop end:5</text:p>
                  <text:p text:style-name="P1">outer loop begin:6</text:p>
                  <text:p text:style-name="P1">inner loop begin:6,101</text:p>
                  <text:p text:style-name="P1">inner loop end:6,101</text:p>
                  <text:p text:style-name="P1">inner loop begin:6,102</text:p>
                  <text:p text:style-name="P1">inner loop end:6,102</text:p>
                  <text:p text:style-name="P1">inner loop begin:6,103</text:p>
                  <text:p text:style-name="P1">outer loop end:6</text:p>
                  <text:p text:style-name="P1">outer loop begin:7</text:p>
                  <text:p text:style-name="P1">inner loop begin:7,101</text:p>
                  <text:p text:style-name="P1">inner loop end:7,101</text:p>
                  <text:p text:style-name="P1">inner loop begin:7,102</text:p>
                  <text:p text:style-name="P1">inner loop end:7,102</text:p>
                  <text:p text:style-name="P1">inner loop begin:7,103</text:p>
                  <text:p text:style-name="P1">outer loop end:7</text:p>
                  <text:p text:style-name="P1">outer loop begin:8</text:p>
                  <text:p text:style-name="P1">inner loop begin:8,101</text:p>
                  <text:p text:style-name="P1">inner loop end:8,101</text:p>
                  <text:p text:style-name="P1">inner loop begin:8,102</text:p>
                  <text:p text:style-name="P1">inner loop end:8,102</text:p>
                  <text:p text:style-name="P1">inner loop <text:soft-page-break/>begin:8,103</text:p>
                  <text:p text:style-name="P1">outer loop end:8</text:p>
                  <text:p text:style-name="P1">outer loop begin:9</text:p>
                  <text:p text:style-name="P1">inner loop begin:9,101</text:p>
                  <text:p text:style-name="P1">inner loop end:9,101</text:p>
                  <text:p text:style-name="P1">inner loop begin:9,102</text:p>
                  <text:p text:style-name="P1">inner loop end:9,102</text:p>
                  <text:p text:style-name="P1">inner loop begin:9,103</text:p>
                  <text:p text:style-name="P1">outer loop end:9</text:p>
                  <text:p text:style-name="P1">outer loop begin:10</text:p>
                  <text:p text:style-name="P1">inner loop begin:10,101</text:p>
                  <text:p text:style-name="P1">inner loop end:10,101</text:p>
                  <text:p text:style-name="P1">inner loop begin:10,102</text:p>
                  <text:p text:style-name="P1">inner loop end:10,102</text:p>
                  <text:p text:style-name="P1">inner loop begin:10,103</text:p>
                  <text:p text:style-name="P1">outer loop end:10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59" table:style-name="Table159">
              <table:table-column table:style-name="Table159.A"/>
              <table:table-row table:style-name="Table159.1">
                <table:table-cell table:style-name="Table159.A1" office:value-type="string">
                  <text:p text:style-name="Standard"><text:span text:style-name="pd-r10"><text:span text:style-name="T2">C.</text:span></text:span><draw:frame text:anchor-type="as-char" draw:z-index="47" draw:name="Shape53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infinite loop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64.3">
          <table:table-cell table:style-name="Table164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64.1">
          <table:table-cell table:style-name="Table164.A1" office:value-type="string">
            <text:p text:style-name="P12">44.</text:p>
          </table:table-cell>
          <table:table-cell table:style-name="Table164.B1" office:value-type="string">
            <text:p text:style-name="P1">class M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loop1:</text:p>
            <text:p text:style-name="P1">for(int i = 1; i &lt;= 10; i++)</text:p>
            <text:p text:style-name="P1">{</text:p>
            <text:p text:style-name="P1">System.out.println("outer loop begin:" + i);</text:p>
            <text:p text:style-name="P1">loop2:</text:p>
            <text:p text:style-name="P1">for(int j = 101; j &lt;= 105; j++)</text:p>
            <text:p text:style-name="P1">{</text:p>
            <text:p text:style-name="P1">System.out.println("inner loop begin:" + i + "," + j);</text:p>
            <text:p text:style-name="P1"><text:soft-page-break/>if(j == 103)</text:p>
            <text:p text:style-name="P1">{</text:p>
            <text:p text:style-name="P1">break loop2;</text:p>
            <text:p text:style-name="P1">}</text:p>
            <text:p text:style-name="P1">System.out.println("inner loop end:" + i + "," + j);</text:p>
            <text:p text:style-name="P1">}</text:p>
            <text:p text:style-name="P1">System.out.println("outer loop end:" + i);</text:p>
            <text:p text:style-name="P1">}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164.C4" office:value-type="string">
            <text:p text:style-name="Standard"/>
          </table:table-cell>
        </table:table-row>
        <table:table-row table:style-name="Table164.1">
          <table:table-cell table:style-name="Table164.A5" table:number-columns-spanned="3" office:value-type="string">
            <table:table table:name="Table160" table:style-name="Table160">
              <table:table-column table:style-name="Table160.A"/>
              <table:table-row table:style-name="Table160.1">
                <table:table-cell table:style-name="Table160.A1" office:value-type="string">
                  <text:p text:style-name="Standard"><text:span text:style-name="pd-r10"><text:span text:style-name="T2">A.</text:span></text:span><draw:frame text:anchor-type="as-char" draw:z-index="48" draw:name="Shape54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outer loop begin:1</text:p>
                  <text:p text:style-name="P1">inner loop begin:1,101</text:p>
                  <text:p text:style-name="P1">inner loop end:1,101</text:p>
                  <text:p text:style-name="P1">inner loop begin:1,102</text:p>
                  <text:p text:style-name="P1">inner loop end:1,102</text:p>
                  <text:p text:style-name="P1">inner loop begin:1,103</text:p>
                  <text:p text:style-name="P1">outer loop end:1</text:p>
                  <text:p text:style-name="P1">outer loop begin:2</text:p>
                  <text:p text:style-name="P1">inner loop begin:2,101</text:p>
                  <text:p text:style-name="P1">inner loop end:2,101</text:p>
                  <text:p text:style-name="P1">inner loop begin:2,102</text:p>
                  <text:p text:style-name="P1">inner loop end:2,102</text:p>
                  <text:p text:style-name="P1">inner loop begin:2,103</text:p>
                  <text:p text:style-name="P1">outer loop end:2</text:p>
                  <text:p text:style-name="P1">outer loop begin:3</text:p>
                  <text:p text:style-name="P1">inner loop begin:3,101</text:p>
                  <text:p text:style-name="P1">inner loop end:3,101</text:p>
                  <text:p text:style-name="P1">inner loop begin:3,102</text:p>
                  <text:p text:style-name="P1">inner loop end:3,102</text:p>
                  <text:p text:style-name="P1">inner loop begin:3,103</text:p>
                  <text:p text:style-name="P1">outer loop end:3</text:p>
                  <text:p text:style-name="P1">outer loop begin:4</text:p>
                  <text:p text:style-name="P1">inner loop <text:soft-page-break/>begin:4,101</text:p>
                  <text:p text:style-name="P1">inner loop end:4,101</text:p>
                  <text:p text:style-name="P1">inner loop begin:4,102</text:p>
                  <text:p text:style-name="P1">inner loop end:4,102</text:p>
                  <text:p text:style-name="P1">inner loop begin:4,103</text:p>
                  <text:p text:style-name="P1">outer loop end:4</text:p>
                  <text:p text:style-name="P1">outer loop begin:5</text:p>
                  <text:p text:style-name="P1">inner loop begin:5,101</text:p>
                  <text:p text:style-name="P1">inner loop end:5,101</text:p>
                  <text:p text:style-name="P1">inner loop begin:5,102</text:p>
                  <text:p text:style-name="P1">inner loop end:5,102</text:p>
                  <text:p text:style-name="P1">inner loop begin:5,103</text:p>
                  <text:p text:style-name="P1">outer loop end:5</text:p>
                  <text:p text:style-name="P1">outer loop begin:6</text:p>
                  <text:p text:style-name="P1">inner loop begin:6,101</text:p>
                  <text:p text:style-name="P1">inner loop end:6,101</text:p>
                  <text:p text:style-name="P1">inner loop begin:6,102</text:p>
                  <text:p text:style-name="P1">inner loop end:6,102</text:p>
                  <text:p text:style-name="P1">inner loop begin:6,103</text:p>
                  <text:p text:style-name="P1">outer loop end:6</text:p>
                  <text:p text:style-name="P1">outer loop begin:7</text:p>
                  <text:p text:style-name="P1">inner loop begin:7,101</text:p>
                  <text:p text:style-name="P1">inner loop end:7,101</text:p>
                  <text:p text:style-name="P1">inner loop begin:7,102</text:p>
                  <text:p text:style-name="P1">inner loop end:7,102</text:p>
                  <text:p text:style-name="P1">inner loop begin:7,103</text:p>
                  <text:p text:style-name="P1">outer loop end:7</text:p>
                  <text:p text:style-name="P1">outer loop begin:8</text:p>
                  <text:p text:style-name="P1">inner loop begin:8,101</text:p>
                  <text:p text:style-name="P1">inner loop end:8,101</text:p>
                  <text:p text:style-name="P1">inner loop begin:8,102</text:p>
                  <text:p text:style-name="P1">inner loop end:8,102</text:p>
                  <text:p text:style-name="P1">inner loop begin:8,103</text:p>
                  <text:p text:style-name="P1">outer loop end:8</text:p>
                  <text:p text:style-name="P1"><text:soft-page-break/>outer loop begin:9</text:p>
                  <text:p text:style-name="P1">inner loop begin:9,101</text:p>
                  <text:p text:style-name="P1">inner loop end:9,101</text:p>
                  <text:p text:style-name="P1">inner loop begin:9,102</text:p>
                  <text:p text:style-name="P1">inner loop end:9,102</text:p>
                  <text:p text:style-name="P1">inner loop begin:9,103</text:p>
                  <text:p text:style-name="P1">outer loop end:9</text:p>
                  <text:p text:style-name="P1">outer loop begin:10</text:p>
                  <text:p text:style-name="P1">inner loop begin:10,101</text:p>
                  <text:p text:style-name="P1">inner loop end:10,101</text:p>
                  <text:p text:style-name="P1">inner loop begin:10,102</text:p>
                  <text:p text:style-name="P1">inner loop end:10,102</text:p>
                  <text:p text:style-name="P1">inner loop begin:10,103</text:p>
                  <text:p text:style-name="P1">outer loop end:10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61" table:style-name="Table161">
              <table:table-column table:style-name="Table161.A"/>
              <table:table-row table:style-name="Table161.1">
                <table:table-cell table:style-name="Table161.A1" office:value-type="string">
                  <text:p text:style-name="Standard"><text:span text:style-name="pd-r10"><text:span text:style-name="T2">B.</text:span></text:span><draw:frame text:anchor-type="as-char" draw:z-index="49" draw:name="Shape55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infinite loop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62" table:style-name="Table162">
              <table:table-column table:style-name="Table162.A"/>
              <table:table-row table:style-name="Table162.1">
                <table:table-cell table:style-name="Table162.A1" office:value-type="string">
                  <text:p text:style-name="Standard"><text:span text:style-name="pd-r10"><text:span text:style-name="T2">C.</text:span></text:span><draw:frame text:anchor-type="as-char" draw:z-index="50" draw:name="Shape56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63" table:style-name="Table163">
              <table:table-column table:style-name="Table163.A"/>
              <table:table-row table:style-name="Table163.1">
                <table:table-cell table:style-name="Table163.A1" office:value-type="string">
                  <text:p text:style-name="Standard"><text:span text:style-name="pd-r10"><text:span text:style-name="T2">D.</text:span></text:span><draw:frame text:anchor-type="as-char" draw:z-index="51" draw:name="Shape57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outer loop begin:1</text:p>
                  <text:p text:style-name="P1">inner loop begin:1,101</text:p>
                  <text:p text:style-name="P1">inner loop end:1,101</text:p>
                  <text:p text:style-name="P1">inner loop begin:1,102</text:p>
                  <text:p text:style-name="P1">inner loop end:1,102</text:p>
                  <text:p text:style-name="P1"><text:soft-page-break/>inner loop begin:1,103</text:p>
                  <text:p text:style-name="P1">outer loop end:1</text:p>
                  <text:p text:style-name="P1">outer loop begin:2</text:p>
                  <text:p text:style-name="P1">inner loop begin:2,101</text:p>
                  <text:p text:style-name="P1">inner loop end:2,101</text:p>
                  <text:p text:style-name="P1">inner loop begin:2,102</text:p>
                  <text:p text:style-name="P1">inner loop end:2,102</text:p>
                  <text:p text:style-name="P1">inner loop begin:2,103</text:p>
                  <text:p text:style-name="P1">outer loop end:2</text:p>
                  <text:p text:style-name="P1">outer loop begin:3</text:p>
                  <text:p text:style-name="P1">inner loop begin:3,101</text:p>
                  <text:p text:style-name="P1">inner loop end:3,101</text:p>
                  <text:p text:style-name="P1">inner loop begin:3,102</text:p>
                  <text:p text:style-name="P1">inner loop end:3,102</text:p>
                  <text:p text:style-name="P1">inner loop begin:3,103</text:p>
                  <text:p text:style-name="P1">outer loop end:3</text:p>
                  <text:p text:style-name="P1">outer loop begin:4</text:p>
                  <text:p text:style-name="P1">inner loop begin:4,101</text:p>
                  <text:p text:style-name="P1">inner loop end:4,101</text:p>
                  <text:p text:style-name="P1">inner loop begin:4,102</text:p>
                  <text:p text:style-name="P1">inner loop end:4,102</text:p>
                  <text:p text:style-name="P1">inner loop begin:4,103</text:p>
                  <text:p text:style-name="P1">outer loop end:4</text:p>
                  <text:p text:style-name="P1">outer loop begin:5</text:p>
                  <text:p text:style-name="P1">inner loop begin:5,101</text:p>
                  <text:p text:style-name="P1">inner loop end:5,101</text:p>
                  <text:p text:style-name="P1">inner loop begin:5,102</text:p>
                  <text:p text:style-name="P1">inner loop end:5,102</text:p>
                  <text:p text:style-name="P1">inner loop begin:5,103</text:p>
                  <text:p text:style-name="P1">outer loop end:5</text:p>
                  <text:p text:style-name="P1">outer loop begin:6</text:p>
                  <text:p text:style-name="P1">inner loop begin:6,101</text:p>
                  <text:p text:style-name="P1">inner loop end:6,101</text:p>
                  <text:p text:style-name="P1">inner loop <text:soft-page-break/>begin:6,102</text:p>
                  <text:p text:style-name="P1">inner loop end:6,102</text:p>
                  <text:p text:style-name="P1">inner loop begin:6,103</text:p>
                  <text:p text:style-name="P1">outer loop end:6</text:p>
                  <text:p text:style-name="P1">outer loop begin:7</text:p>
                  <text:p text:style-name="P1">inner loop begin:7,101</text:p>
                  <text:p text:style-name="P1">inner loop end:7,101</text:p>
                  <text:p text:style-name="P1">inner loop begin:7,102</text:p>
                  <text:p text:style-name="P1">inner loop end:7,102</text:p>
                  <text:p text:style-name="P1">inner loop begin:7,103</text:p>
                  <text:p text:style-name="P1">outer loop end:7</text:p>
                  <text:p text:style-name="P1">outer loop begin:8</text:p>
                  <text:p text:style-name="P1">inner loop begin:8,101</text:p>
                  <text:p text:style-name="P1">inner loop end:8,101</text:p>
                  <text:p text:style-name="P1">inner loop begin:8,102</text:p>
                  <text:p text:style-name="P1">inner loop end:8,102</text:p>
                  <text:p text:style-name="P1">inner loop begin:8,103</text:p>
                  <text:p text:style-name="P1">outer loop end:8</text:p>
                  <text:p text:style-name="P1">outer loop begin:9</text:p>
                  <text:p text:style-name="P1">inner loop begin:9,101</text:p>
                  <text:p text:style-name="P1">inner loop end:9,101</text:p>
                  <text:p text:style-name="P1">inner loop begin:9,102</text:p>
                  <text:p text:style-name="P1">inner loop end:9,102</text:p>
                  <text:p text:style-name="P1">inner loop begin:9,103</text:p>
                  <text:p text:style-name="P1">outer loop end:9</text:p>
                  <text:p text:style-name="P1">outer loop begin:10</text:p>
                  <text:p text:style-name="P1">inner loop begin:10,101</text:p>
                  <text:p text:style-name="P1">inner loop end:10,101</text:p>
                  <text:p text:style-name="P1">inner loop begin:10,102</text:p>
                  <text:p text:style-name="P1">inner loop end:10,102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64.3">
          <table:table-cell table:style-name="Table164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office:value-type="string">
            <text:p text:style-name="P12">45<text:soft-page-break/>.</text:p>
          </table:table-cell>
          <table:table-cell table:style-name="Table172.B1" office:value-type="string">
            <text:p text:style-name="P1">class N</text:p>
            <text:p text:style-name="P1"><text:soft-page-break/>{</text:p>
            <text:p text:style-name="P1">public static void main(String[] args) </text:p>
            <text:p text:style-name="P1">{</text:p>
            <text:p text:style-name="P1">System.out.println("main begin");</text:p>
            <text:p text:style-name="P1">loop1:</text:p>
            <text:p text:style-name="P1">for(int i = 1; i &lt;= 10; i++)</text:p>
            <text:p text:style-name="P1">{</text:p>
            <text:p text:style-name="P1">System.out.println("outer loop begin:" + i);</text:p>
            <text:p text:style-name="P1">loop2:</text:p>
            <text:p text:style-name="P1">for(int j = 101; j &lt;= 105; j++)</text:p>
            <text:p text:style-name="P1">{</text:p>
            <text:p text:style-name="P1">System.out.println("inner loop begin:" + i + "," + j);</text:p>
            <text:p text:style-name="P1">if(j == 103)</text:p>
            <text:p text:style-name="P1">{</text:p>
            <text:p text:style-name="P1">break loop1;</text:p>
            <text:p text:style-name="P1">}</text:p>
            <text:p text:style-name="P1">System.out.println("inner loop end:" + i + "," + j);</text:p>
            <text:p text:style-name="P1">}</text:p>
            <text:p text:style-name="P1">System.out.println("outer loop end:" + i);</text:p>
            <text:p text:style-name="P1">}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172.C1" office:value-type="string">
            <text:p text:style-name="Standard"/>
          </table:table-cell>
        </table:table-row>
        <table:table-row table:style-name="Table172.1">
          <table:table-cell table:style-name="Table172.A2" table:number-columns-spanned="3" office:value-type="string">
            <table:table table:name="Table165" table:style-name="Table165">
              <table:table-column table:style-name="Table165.A"/>
              <table:table-row table:style-name="Table165.1">
                <table:table-cell table:style-name="Table165.A1" office:value-type="string">
                  <text:p text:style-name="P1"><text:s text:c="23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66" table:style-name="Table166">
              <table:table-column table:style-name="Table166.A"/>
              <table:table-row table:style-name="Table166.1">
                <table:table-cell table:style-name="Table166.A1" office:value-type="string">
                  <text:p text:style-name="P13"><text:s text:c="29"/></text:p>
                </table:table-cell>
              </table:table-row>
            </table:table>
            <text:p text:style-name="P3"/>
            <table:table table:name="Table167" table:style-name="Table167">
              <table:table-column table:style-name="Table167.A"/>
              <table:table-row table:style-name="Table167.1">
                <table:table-cell table:style-name="Table167.A1" office:value-type="string">
                  <text:p text:style-name="P1"><text:s text:c="59"/></text:p>
                  <text:p text:style-name="P1"><text:s text:c="34"/></text:p>
                </table:table-cell>
              </table:table-row>
            </table:table>
            <text:p text:style-name="P3"/>
            <table:table table:name="Table168" table:style-name="Table168">
              <table:table-column table:style-name="Table168.A"/>
              <table:table-row table:style-name="Table168.1">
                <table:table-cell table:style-name="Table168.A1" office:value-type="string">
                  <text:p text:style-name="Standard"><text:soft-page-break/><text:span text:style-name="pd-r10"><text:span text:style-name="T2">D.</text:span></text:span><draw:frame text:anchor-type="as-char" draw:z-index="52" draw:name="Shape58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 </text:p>
                  <text:p text:style-name="P1">outer loop begin:1 </text:p>
                  <text:p text:style-name="P1">inner loop begin:1,101 </text:p>
                  <text:p text:style-name="P1">inner loop end:1,101 </text:p>
                  <text:p text:style-name="P1">inner loop begin:1,102 </text:p>
                  <text:p text:style-name="P1">inner loop end:1,102 </text:p>
                  <text:p text:style-name="P1">inner loop begin:1,103 </text:p>
                  <text:p text:style-name="P1">main end </text:p>
                  <text:p text:style-name="P1"/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72.3">
          <table:table-cell table:style-name="Table17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72.1">
          <table:table-cell table:style-name="Table172.A1" office:value-type="string">
            <text:p text:style-name="P12">46.</text:p>
          </table:table-cell>
          <table:table-cell table:style-name="Table172.B1" office:value-type="string">
            <text:p text:style-name="P1">class O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loop1:</text:p>
            <text:p text:style-name="P1">for(int i = 1; i &lt;= 10; i++)</text:p>
            <text:p text:style-name="P1">{</text:p>
            <text:p text:style-name="P1">System.out.println("outer loop begin:" + i);</text:p>
            <text:p text:style-name="P1">loop2:</text:p>
            <text:p text:style-name="P1">for(int j = 101; j &lt;= 105; j++)</text:p>
            <text:p text:style-name="P1">{</text:p>
            <text:p text:style-name="P1">System.out.println("inner loop begin:" + i + "," + j);</text:p>
            <text:p text:style-name="P1">if(j == 103)</text:p>
            <text:p text:style-name="P1">{</text:p>
            <text:p text:style-name="P1">continue loop1;</text:p>
            <text:p text:style-name="P1">}</text:p>
            <text:p text:style-name="P1">System.out.println("inner loop end:" + i + "," + j);</text:p>
            <text:p text:style-name="P1">}</text:p>
            <text:p text:style-name="P1">System.out.println("outer loop end:" + i);</text:p>
            <text:p text:style-name="P1">}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172.C4" office:value-type="string">
            <text:p text:style-name="Standard"/>
          </table:table-cell>
        </table:table-row>
        <table:table-row table:style-name="Table172.1">
          <table:table-cell table:style-name="Table172.A5" table:number-columns-spanned="3" office:value-type="string">
            <table:table table:name="Table169" table:style-name="Table169">
              <table:table-column table:style-name="Table169.A"/>
              <table:table-row table:style-name="Table169.1">
                <table:table-cell table:style-name="Table169.A1" office:value-type="string">
                  <text:p text:style-name="Standard"><text:span text:style-name="pd-r10"><text:span text:style-name="T2">A.</text:span></text:span><draw:frame text:anchor-type="as-char" draw:z-index="53" draw:name="Shape59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<text:soft-page-break/>infinite loop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70" table:style-name="Table170">
              <table:table-column table:style-name="Table170.A"/>
              <table:table-row table:style-name="Table170.1">
                <table:table-cell table:style-name="Table170.A1" office:value-type="string">
                  <text:p text:style-name="Standard"><text:span text:style-name="pd-r10"><text:span text:style-name="T2">B.</text:span></text:span><draw:frame text:anchor-type="as-char" draw:z-index="54" draw:name="Shape60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 </text:p>
                  <text:p text:style-name="P1">outer loop begin:1 </text:p>
                  <text:p text:style-name="P1">inner loop begin:1,101 </text:p>
                  <text:p text:style-name="P1">inner loop end:1,101 </text:p>
                  <text:p text:style-name="P1">inner loop begin:1,102 </text:p>
                  <text:p text:style-name="P1">inner loop end:1,102 </text:p>
                  <text:p text:style-name="P1">inner loop begin:1,103 </text:p>
                  <text:p text:style-name="P1">outer loop begin:2 </text:p>
                  <text:p text:style-name="P1">inner loop begin:2,101 </text:p>
                  <text:p text:style-name="P1">inner loop end:2,101 </text:p>
                  <text:p text:style-name="P1">inner loop begin:2,102 </text:p>
                  <text:p text:style-name="P1">inner loop end:2,102 </text:p>
                  <text:p text:style-name="P1">inner loop begin:2,103 </text:p>
                  <text:p text:style-name="P1">outer loop begin:3 </text:p>
                  <text:p text:style-name="P1">inner loop begin:3,101 </text:p>
                  <text:p text:style-name="P1">inner loop end:3,101 </text:p>
                  <text:p text:style-name="P1">inner loop begin:3,102 </text:p>
                  <text:p text:style-name="P1">inner loop end:3,102 </text:p>
                  <text:p text:style-name="P1">inner loop begin:3,103 </text:p>
                  <text:p text:style-name="P1">outer loop begin:4 </text:p>
                  <text:p text:style-name="P1">inner loop begin:4,101 </text:p>
                  <text:p text:style-name="P1">inner loop end:4,101 </text:p>
                  <text:p text:style-name="P1">inner loop begin:4,102 </text:p>
                  <text:p text:style-name="P1">inner loop end:4,102 </text:p>
                  <text:p text:style-name="P1">inner loop begin:4,103 </text:p>
                  <text:p text:style-name="P1">outer loop begin:5 </text:p>
                  <text:p text:style-name="P1">inner loop begin:5,101 </text:p>
                  <text:p text:style-name="P1">inner loop end:5,101 </text:p>
                  <text:p text:style-name="P1"><text:soft-page-break/>inner loop begin:5,102 </text:p>
                  <text:p text:style-name="P1">inner loop end:5,102 </text:p>
                  <text:p text:style-name="P1">inner loop begin:5,103 </text:p>
                  <text:p text:style-name="P1">outer loop begin:6 </text:p>
                  <text:p text:style-name="P1">inner loop begin:6,101 </text:p>
                  <text:p text:style-name="P1">inner loop end:6,101 </text:p>
                  <text:p text:style-name="P1">inner loop begin:6,102 </text:p>
                  <text:p text:style-name="P1">inner loop end:6,102 </text:p>
                  <text:p text:style-name="P1">inner loop begin:6,103 </text:p>
                  <text:p text:style-name="P1">outer loop begin:7 </text:p>
                  <text:p text:style-name="P1">inner loop begin:7,101 </text:p>
                  <text:p text:style-name="P1">inner loop end:7,101 </text:p>
                  <text:p text:style-name="P1">inner loop begin:7,102 </text:p>
                  <text:p text:style-name="P1">inner loop end:7,102 </text:p>
                  <text:p text:style-name="P1">inner loop begin:7,103 </text:p>
                  <text:p text:style-name="P1">outer loop begin:8 </text:p>
                  <text:p text:style-name="P1">inner loop begin:8,101 </text:p>
                  <text:p text:style-name="P1">inner loop end:8,101 </text:p>
                  <text:p text:style-name="P1">inner loop begin:8,102 </text:p>
                  <text:p text:style-name="P1">inner loop end:8,102 </text:p>
                  <text:p text:style-name="P1">inner loop begin:8,103 </text:p>
                  <text:p text:style-name="P1">outer loop begin:9 </text:p>
                  <text:p text:style-name="P1">inner loop begin:9,101 </text:p>
                  <text:p text:style-name="P1">inner loop end:9,101 </text:p>
                  <text:p text:style-name="P1">inner loop begin:9,102 </text:p>
                  <text:p text:style-name="P1">inner loop end:9,102 </text:p>
                  <text:p text:style-name="P1">inner loop begin:9,103 </text:p>
                  <text:p text:style-name="P1">outer loop begin:10 </text:p>
                  <text:p text:style-name="P1">inner loop begin:10,101 </text:p>
                  <text:p text:style-name="P1">inner loop end:10,101 </text:p>
                  <text:p text:style-name="P1">inner loop begin:10,102 </text:p>
                  <text:p text:style-name="P1">inner loop end:10,102 </text:p>
                  <text:p text:style-name="P1"><text:soft-page-break/>inner loop begin:10,103 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71" table:style-name="Table171">
              <table:table-column table:style-name="Table171.A"/>
              <table:table-row table:style-name="Table171.1">
                <table:table-cell table:style-name="Table171.A1" office:value-type="string">
                  <text:p text:style-name="Standard"><text:span text:style-name="pd-r10"><text:span text:style-name="T2">C.</text:span></text:span><draw:frame text:anchor-type="as-char" draw:z-index="55" draw:name="Shape61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outer loop begin:1</text:p>
                  <text:p text:style-name="P1">inner loop begin:1,101</text:p>
                  <text:p text:style-name="P1">inner loop end:1,101</text:p>
                  <text:p text:style-name="P1">inner loop begin:1,102</text:p>
                  <text:p text:style-name="P1">inner loop end:1,102</text:p>
                  <text:p text:style-name="P1">inner loop begin:1,103</text:p>
                  <text:p text:style-name="P1">outer loop begin:2</text:p>
                  <text:p text:style-name="P1">inner loop begin:2,101</text:p>
                  <text:p text:style-name="P1">inner loop end:2,101</text:p>
                  <text:p text:style-name="P1">inner loop begin:2,102</text:p>
                  <text:p text:style-name="P1">inner loop end:2,102</text:p>
                  <text:p text:style-name="P1">inner loop begin:2,103</text:p>
                  <text:p text:style-name="P1">outer loop begin:3</text:p>
                  <text:p text:style-name="P1">inner loop begin:3,101</text:p>
                  <text:p text:style-name="P1">inner loop end:3,101</text:p>
                  <text:p text:style-name="P1">inner loop begin:3,102</text:p>
                  <text:p text:style-name="P1">inner loop end:3,102</text:p>
                  <text:p text:style-name="P1">inner loop begin:3,103</text:p>
                  <text:p text:style-name="P1">outer loop begin:4</text:p>
                  <text:p text:style-name="P1">inner loop begin:4,101</text:p>
                  <text:p text:style-name="P1">inner loop end:4,101</text:p>
                  <text:p text:style-name="P1">inner loop begin:4,102</text:p>
                  <text:p text:style-name="P1">inner loop end:4,102</text:p>
                  <text:p text:style-name="P1">inner loop begin:4,103</text:p>
                  <text:p text:style-name="P1">outer loop begin:5</text:p>
                  <text:p text:style-name="P1">inner loop begin:5,101</text:p>
                  <text:p text:style-name="P1"><text:soft-page-break/>inner loop end:5,101</text:p>
                  <text:p text:style-name="P1">inner loop begin:5,103</text:p>
                  <text:p text:style-name="P1">outer loop begin:6</text:p>
                  <text:p text:style-name="P1">inner loop begin:6,101</text:p>
                  <text:p text:style-name="P1">inner loop end:6,101</text:p>
                  <text:p text:style-name="P1">inner loop begin:6,102</text:p>
                  <text:p text:style-name="P1">inner loop end:6,102</text:p>
                  <text:p text:style-name="P1">inner loop begin:6,103</text:p>
                  <text:p text:style-name="P1">outer loop begin:7</text:p>
                  <text:p text:style-name="P1">inner loop begin:7,101</text:p>
                  <text:p text:style-name="P1">inner loop end:7,101</text:p>
                  <text:p text:style-name="P1">inner loop begin:7,102</text:p>
                  <text:p text:style-name="P1">inner loop end:7,102</text:p>
                  <text:p text:style-name="P1">inner loop begin:7,103</text:p>
                  <text:p text:style-name="P1">outer loop begin:8</text:p>
                  <text:p text:style-name="P1">inner loop begin:8,101</text:p>
                  <text:p text:style-name="P1">inner loop end:8,101</text:p>
                  <text:p text:style-name="P1">inner loop begin:8,102</text:p>
                  <text:p text:style-name="P1">inner loop end:8,102</text:p>
                  <text:p text:style-name="P1">inner loop begin:8,103</text:p>
                  <text:p text:style-name="P1">outer loop begin:9</text:p>
                  <text:p text:style-name="P1">inner loop begin:9,101</text:p>
                  <text:p text:style-name="P1">inner loop end:9,101</text:p>
                  <text:p text:style-name="P1">inner loop begin:9,102</text:p>
                  <text:p text:style-name="P1">inner loop end:9,102</text:p>
                  <text:p text:style-name="P1">inner loop begin:9,103</text:p>
                  <text:p text:style-name="P1">outer loop begin:10</text:p>
                  <text:p text:style-name="P1">inner loop begin:10,101</text:p>
                  <text:p text:style-name="P1">inner loop end:10,101</text:p>
                  <text:p text:style-name="P1">inner loop begin:10,102</text:p>
                  <text:p text:style-name="P1">inner loop end:10,102</text:p>
                  <text:p text:style-name="P1">inner loop begin:10,103</text:p>
                  <text:p text:style-name="P1"><text:soft-page-break/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72.3">
          <table:table-cell table:style-name="Table17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79" table:style-name="Table179">
        <table:table-column table:style-name="Table179.A"/>
        <table:table-column table:style-name="Table179.B"/>
        <table:table-column table:style-name="Table179.C"/>
        <table:table-row table:style-name="Table179.1">
          <table:table-cell table:style-name="Table179.A1" office:value-type="string">
            <text:p text:style-name="P12">47.</text:p>
          </table:table-cell>
          <table:table-cell table:style-name="Table179.B1" office:value-type="string">
            <text:p text:style-name="P1">class P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[] elements = {10, 30, 20, 70, 35, 28};</text:p>
            <text:p text:style-name="P1">for(int element : elements) //for-each (JDK1.5)</text:p>
            <text:p text:style-name="P1">{</text:p>
            <text:p text:style-name="P1">System.out.println(element);</text:p>
            <text:p text:style-name="P1">}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179.C1" office:value-type="string">
            <text:p text:style-name="Standard"/>
          </table:table-cell>
        </table:table-row>
        <table:table-row table:style-name="Table179.1">
          <table:table-cell table:style-name="Table179.A2" table:number-columns-spanned="3" office:value-type="string">
            <table:table table:name="Table173" table:style-name="Table173">
              <table:table-column table:style-name="Table173.A"/>
              <table:table-row table:style-name="Table173.1">
                <table:table-cell table:style-name="Table173.A1" office:value-type="string">
                  <text:p text:style-name="Standard"><text:span text:style-name="pd-r10"><text:span text:style-name="T2">A.</text:span></text:span><draw:frame text:anchor-type="as-char" draw:z-index="56" draw:name="Shape62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74" table:style-name="Table174">
              <table:table-column table:style-name="Table174.A"/>
              <table:table-row table:style-name="Table174.1">
                <table:table-cell table:style-name="Table174.A1" office:value-type="string">
                  <text:p text:style-name="Standard"><text:span text:style-name="pd-r10"><text:span text:style-name="T2">B.</text:span></text:span><draw:frame text:anchor-type="as-char" draw:z-index="57" draw:name="Shape63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10</text:p>
                  <text:p text:style-name="P1">30</text:p>
                  <text:p text:style-name="P1">20</text:p>
                  <text:p text:style-name="P1">70</text:p>
                  <text:p text:style-name="P1">35</text:p>
                  <text:p text:style-name="P1">28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75" table:style-name="Table175">
              <table:table-column table:style-name="Table175.A"/>
              <table:table-row table:style-name="Table175.1">
                <table:table-cell table:style-name="Table175.A1" office:value-type="string">
                  <text:p text:style-name="Standard"><text:span text:style-name="pd-r10"><text:span text:style-name="T2">C.</text:span></text:span><draw:frame text:anchor-type="as-char" draw:z-index="58" draw:name="Shape64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10</text:p>
                  <text:p text:style-name="P1">30</text:p>
                  <text:p text:style-name="P1"><text:soft-page-break/>20</text:p>
                  <text:p text:style-name="P1">70</text:p>
                  <text:p text:style-name="P1">35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79.3">
          <table:table-cell table:style-name="Table17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79.1">
          <table:table-cell table:style-name="Table179.A1" office:value-type="string">
            <text:p text:style-name="P12">48.</text:p>
          </table:table-cell>
          <table:table-cell table:style-name="Table179.B1" office:value-type="string">
            <text:p text:style-name="P1">class Q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String[] elements = {"hello", "test", "123", "567", "true", "#$%"};</text:p>
            <text:p text:style-name="P1">for(String element : elements) </text:p>
            <text:p text:style-name="P1">{</text:p>
            <text:p text:style-name="P1">System.out.println(element);</text:p>
            <text:p text:style-name="P1">}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179.C4" office:value-type="string">
            <text:p text:style-name="Standard"/>
          </table:table-cell>
        </table:table-row>
        <table:table-row table:style-name="Table179.1">
          <table:table-cell table:style-name="Table179.A5" table:number-columns-spanned="3" office:value-type="string">
            <table:table table:name="Table176" table:style-name="Table176">
              <table:table-column table:style-name="Table176.A"/>
              <table:table-row table:style-name="Table176.1">
                <table:table-cell table:style-name="Table176.A1" office:value-type="string">
                  <text:p text:style-name="Standard"><text:span text:style-name="pd-r10"><text:span text:style-name="T2">A.</text:span></text:span><draw:frame text:anchor-type="as-char" draw:z-index="59" draw:name="Shape65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 </text:p>
                  <text:p text:style-name="P1">hello </text:p>
                  <text:p text:style-name="P1">test </text:p>
                  <text:p text:style-name="P1">123 </text:p>
                  <text:p text:style-name="P1">567 </text:p>
                  <text:p text:style-name="P1">true </text:p>
                  <text:p text:style-name="P1">#$% 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77" table:style-name="Table177">
              <table:table-column table:style-name="Table177.A"/>
              <table:table-row table:style-name="Table177.1">
                <table:table-cell table:style-name="Table177.A1" office:value-type="string">
                  <text:p text:style-name="Standard"><text:span text:style-name="pd-r10"><text:span text:style-name="T2">B.</text:span></text:span><draw:frame text:anchor-type="as-char" draw:z-index="60" draw:name="Shape66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10</text:p>
                  <text:p text:style-name="P1">30</text:p>
                  <text:p text:style-name="P1">20</text:p>
                  <text:p text:style-name="P1">70</text:p>
                  <text:p text:style-name="P1">35</text:p>
                  <text:p text:style-name="P1"><text:soft-page-break/>28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78" table:style-name="Table178">
              <table:table-column table:style-name="Table178.A"/>
              <table:table-row table:style-name="Table178.1">
                <table:table-cell table:style-name="Table178.A1" office:value-type="string">
                  <text:p text:style-name="Standard"><text:span text:style-name="pd-r10"><text:span text:style-name="T2">C.</text:span></text:span><draw:frame text:anchor-type="as-char" draw:z-index="61" draw:name="Shape67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hello</text:p>
                  <text:p text:style-name="P1">123</text:p>
                  <text:p text:style-name="P1">567</text:p>
                  <text:p text:style-name="P1">true</text:p>
                  <text:p text:style-name="P1">#$%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79.3">
          <table:table-cell table:style-name="Table17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86" table:style-name="Table186">
        <table:table-column table:style-name="Table186.A"/>
        <table:table-column table:style-name="Table186.B"/>
        <table:table-column table:style-name="Table186.C"/>
        <table:table-row table:style-name="Table186.1">
          <table:table-cell table:style-name="Table186.A1" office:value-type="string">
            <text:p text:style-name="P12">49.</text:p>
          </table:table-cell>
          <table:table-cell table:style-name="Table186.B1" office:value-type="string">
            <text:p text:style-name="P1">class R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double[] elements = {1.2, 4.5, 7.0};</text:p>
            <text:p text:style-name="P1">for(int element : elements) </text:p>
            <text:p text:style-name="P1">{</text:p>
            <text:p text:style-name="P1">System.out.println(element);</text:p>
            <text:p text:style-name="P1">}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186.C1" office:value-type="string">
            <text:p text:style-name="Standard"/>
          </table:table-cell>
        </table:table-row>
        <table:table-row table:style-name="Table186.1">
          <table:table-cell table:style-name="Table186.A2" table:number-columns-spanned="3" office:value-type="string">
            <table:table table:name="Table180" table:style-name="Table180">
              <table:table-column table:style-name="Table180.A"/>
              <table:table-row table:style-name="Table180.1">
                <table:table-cell table:style-name="Table180.A1" office:value-type="string">
                  <text:p text:style-name="Standard"><text:span text:style-name="pd-r10"><text:span text:style-name="T2">A.</text:span></text:span><draw:frame text:anchor-type="as-char" draw:z-index="62" draw:name="Shape68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81" table:style-name="Table181">
              <table:table-column table:style-name="Table181.A"/>
              <table:table-row table:style-name="Table181.1">
                <table:table-cell table:style-name="Table181.A1" office:value-type="string">
                  <text:p text:style-name="Standard"><text:span text:style-name="pd-r10"><text:span text:style-name="T2">B.</text:span></text:span><draw:frame text:anchor-type="as-char" draw:z-index="63" draw:name="Shape69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10</text:p>
                  <text:p text:style-name="P1">30</text:p>
                  <text:p text:style-name="P1"><text:soft-page-break/>20</text:p>
                  <text:p text:style-name="P1">70</text:p>
                  <text:p text:style-name="P1">35</text:p>
                  <text:p text:style-name="P1">28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82" table:style-name="Table182">
              <table:table-column table:style-name="Table182.A"/>
              <table:table-row table:style-name="Table182.1">
                <table:table-cell table:style-name="Table182.A1" office:value-type="string">
                  <text:p text:style-name="Standard"><text:span text:style-name="pd-r10"><text:span text:style-name="T2">C.</text:span></text:span><draw:frame text:anchor-type="as-char" draw:z-index="64" draw:name="Shape70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hello</text:p>
                  <text:p text:style-name="P1">123</text:p>
                  <text:p text:style-name="P1">567</text:p>
                  <text:p text:style-name="P1">true</text:p>
                  <text:p text:style-name="P1">#$%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86.3">
          <table:table-cell table:style-name="Table186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86.1">
          <table:table-cell table:style-name="Table186.A1" office:value-type="string">
            <text:p text:style-name="P12">50.</text:p>
          </table:table-cell>
          <table:table-cell table:style-name="Table186.B1" office:value-type="string">
            <text:p text:style-name="P1">class S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double[] elements = {1.2, 4.5, 7.0};</text:p>
            <text:p text:style-name="P1">double element;</text:p>
            <text:p text:style-name="P1">for(element : elements) </text:p>
            <text:p text:style-name="P1">{</text:p>
            <text:p text:style-name="P1">System.out.println(element);</text:p>
            <text:p text:style-name="P1">}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186.C4" office:value-type="string">
            <text:p text:style-name="Standard"/>
          </table:table-cell>
        </table:table-row>
        <table:table-row table:style-name="Table186.1">
          <table:table-cell table:style-name="Table186.A5" table:number-columns-spanned="3" office:value-type="string">
            <table:table table:name="Table183" table:style-name="Table183">
              <table:table-column table:style-name="Table183.A"/>
              <table:table-row table:style-name="Table183.1">
                <table:table-cell table:style-name="Table183.A1" office:value-type="string">
                  <text:p text:style-name="Standard"><text:span text:style-name="pd-r10"><text:span text:style-name="T2">A.</text:span></text:span><draw:frame text:anchor-type="as-char" draw:z-index="65" draw:name="Shape71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10</text:p>
                  <text:p text:style-name="P1">30</text:p>
                  <text:p text:style-name="P1">20</text:p>
                  <text:p text:style-name="P1">70</text:p>
                  <text:p text:style-name="P1">35</text:p>
                  <text:p text:style-name="P1"><text:soft-page-break/>28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84" table:style-name="Table184">
              <table:table-column table:style-name="Table184.A"/>
              <table:table-row table:style-name="Table184.1">
                <table:table-cell table:style-name="Table184.A1" office:value-type="string">
                  <text:p text:style-name="Standard"><text:span text:style-name="pd-r10"><text:span text:style-name="T2">B.</text:span></text:span><draw:frame text:anchor-type="as-char" draw:z-index="66" draw:name="Shape72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85" table:style-name="Table185">
              <table:table-column table:style-name="Table185.A"/>
              <table:table-row table:style-name="Table185.1">
                <table:table-cell table:style-name="Table185.A1" office:value-type="string">
                  <text:p text:style-name="Standard"><text:span text:style-name="pd-r10"><text:span text:style-name="T2">C.</text:span></text:span><draw:frame text:anchor-type="as-char" draw:z-index="67" draw:name="Shape73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10</text:p>
                  <text:p text:style-name="P1">30</text:p>
                  <text:p text:style-name="P1">20</text:p>
                  <text:p text:style-name="P1">7</text:p>
                  <text:p text:style-name="P1">35</text:p>
                  <text:p text:style-name="P1">28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86.3">
          <table:table-cell table:style-name="Table18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93" table:style-name="Table193">
        <table:table-column table:style-name="Table193.A"/>
        <table:table-column table:style-name="Table193.B"/>
        <table:table-column table:style-name="Table193.C"/>
        <table:table-row table:style-name="Table193.1">
          <table:table-cell table:style-name="Table193.A1" office:value-type="string">
            <text:p text:style-name="P12">51.</text:p>
          </table:table-cell>
          <table:table-cell table:style-name="Table193.B1" office:value-type="string">
            <text:p text:style-name="P1">class A 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 = 1;</text:p>
            <text:p text:style-name="P1">while(i &lt;= 5)</text:p>
            <text:p text:style-name="P1">{</text:p>
            <text:p text:style-name="P1">System.out.println("loop begin:" + i);</text:p>
            <text:p text:style-name="P1">System.out.println("loop end:" + i);</text:p>
            <text:p text:style-name="P1">i++;</text:p>
            <text:p text:style-name="P1">}</text:p>
            <text:p text:style-name="P1">System.out.println("main end:" + i);</text:p>
            <text:p text:style-name="P1">}</text:p>
            <text:p text:style-name="P1">}</text:p>
            <text:p text:style-name="P2"/>
          </table:table-cell>
          <table:table-cell table:style-name="Table193.C1" office:value-type="string">
            <text:p text:style-name="Standard"/>
          </table:table-cell>
        </table:table-row>
        <table:table-row table:style-name="Table193.1">
          <table:table-cell table:style-name="Table193.A2" table:number-columns-spanned="3" office:value-type="string">
            <table:table table:name="Table187" table:style-name="Table187">
              <table:table-column table:style-name="Table187.A"/>
              <table:table-row table:style-name="Table187.1">
                <table:table-cell table:style-name="Table187.A1" office:value-type="string">
                  <text:p text:style-name="Standard"><text:span text:style-name="pd-r10"><text:span text:style-name="T2">A.</text:span></text:span><draw:frame text:anchor-type="as-char" draw:z-index="68" draw:name="Shape74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egin:1</text:p>
                  <text:p text:style-name="P1">loop end:1</text:p>
                  <text:p text:style-name="P1">loop begin:2</text:p>
                  <text:p text:style-name="P1">loop end:2</text:p>
                  <text:p text:style-name="P1">loop begin:3</text:p>
                  <text:p text:style-name="P1">loop end:3</text:p>
                  <text:p text:style-name="P1">loop begin:4</text:p>
                  <text:p text:style-name="P1">loop end:4</text:p>
                  <text:p text:style-name="P1">loop begin:5</text:p>
                  <text:p text:style-name="P1">loop end:5</text:p>
                  <text:p text:style-name="P1">main end:6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><text:soft-page-break/></text:p>
            <table:table table:name="Table188" table:style-name="Table188">
              <table:table-column table:style-name="Table188.A"/>
              <table:table-row table:style-name="Table188.1">
                <table:table-cell table:style-name="Table188.A1" office:value-type="string">
                  <text:p text:style-name="Standard"><text:span text:style-name="pd-r10"><text:span text:style-name="T2">B.</text:span></text:span><draw:frame text:anchor-type="as-char" draw:z-index="69" draw:name="Shape75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89" table:style-name="Table189">
              <table:table-column table:style-name="Table189.A"/>
              <table:table-row table:style-name="Table189.1">
                <table:table-cell table:style-name="Table189.A1" office:value-type="string">
                  <text:p text:style-name="Standard"><text:span text:style-name="pd-r10"><text:span text:style-name="T2">C.</text:span></text:span><draw:frame text:anchor-type="as-char" draw:z-index="70" draw:name="Shape76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egin:1</text:p>
                  <text:p text:style-name="P1">loop end:1</text:p>
                  <text:p text:style-name="P1">loop begin:2</text:p>
                  <text:p text:style-name="P1">loop end:2</text:p>
                  <text:p text:style-name="P1">loop begin:3</text:p>
                  <text:p text:style-name="P1">loop end:3</text:p>
                  <text:p text:style-name="P1">loop begin:4</text:p>
                  <text:p text:style-name="P1">loop end:4</text:p>
                  <text:p text:style-name="P1">loop begin:5</text:p>
                  <text:p text:style-name="P1">main end:6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93.3">
          <table:table-cell table:style-name="Table193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93.1">
          <table:table-cell table:style-name="Table193.A1" office:value-type="string">
            <text:p text:style-name="P12">52.</text:p>
          </table:table-cell>
          <table:table-cell table:style-name="Table193.B1" office:value-type="string">
            <text:p text:style-name="P1">class B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 = 10;</text:p>
            <text:p text:style-name="P1">while(i &lt;= 5)</text:p>
            <text:p text:style-name="P1">{</text:p>
            <text:p text:style-name="P1">System.out.println("loop begin:" + i);</text:p>
            <text:p text:style-name="P1">System.out.println("loop end:" + i);</text:p>
            <text:p text:style-name="P1">i++;</text:p>
            <text:p text:style-name="P1">}</text:p>
            <text:p text:style-name="P1">System.out.println("main end:" + i);</text:p>
            <text:p text:style-name="P1">}</text:p>
            <text:p text:style-name="P1">}</text:p>
            <text:p text:style-name="P2"/>
          </table:table-cell>
          <table:table-cell table:style-name="Table193.C4" office:value-type="string">
            <text:p text:style-name="Standard"/>
          </table:table-cell>
        </table:table-row>
        <table:table-row table:style-name="Table193.1">
          <table:table-cell table:style-name="Table193.A5" table:number-columns-spanned="3" office:value-type="string">
            <table:table table:name="Table190" table:style-name="Table190">
              <table:table-column table:style-name="Table190.A"/>
              <table:table-row table:style-name="Table190.1">
                <table:table-cell table:style-name="Table190.A1" office:value-type="string">
                  <text:p text:style-name="Standard"><text:span text:style-name="pd-r10"><text:span text:style-name="T2">A.</text:span></text:span><draw:frame text:anchor-type="as-char" draw:z-index="71" draw:name="Shape77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egin:1</text:p>
                  <text:p text:style-name="P1">loop end:1</text:p>
                  <text:p text:style-name="P1">loop begin:2</text:p>
                  <text:p text:style-name="P1">loop end:2</text:p>
                  <text:p text:style-name="P1">loop begin:3</text:p>
                  <text:p text:style-name="P1">loop end:3</text:p>
                  <text:p text:style-name="P1">loop begin:4</text:p>
                  <text:p text:style-name="P1">loop end:4</text:p>
                  <text:p text:style-name="P1">loop begin:5</text:p>
                  <text:p text:style-name="P1">loop end:5</text:p>
                  <text:p text:style-name="P1">main end:6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><text:soft-page-break/></text:p>
            <table:table table:name="Table191" table:style-name="Table191">
              <table:table-column table:style-name="Table191.A"/>
              <table:table-row table:style-name="Table191.1">
                <table:table-cell table:style-name="Table191.A1" office:value-type="string">
                  <text:p text:style-name="Standard"><text:span text:style-name="pd-r10"><text:span text:style-name="T2">B.</text:span></text:span><draw:frame text:anchor-type="as-char" draw:z-index="72" draw:name="Shape78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92" table:style-name="Table192">
              <table:table-column table:style-name="Table192.A"/>
              <table:table-row table:style-name="Table192.1">
                <table:table-cell table:style-name="Table192.A1" office:value-type="string">
                  <text:p text:style-name="Standard"><text:span text:style-name="pd-r10"><text:span text:style-name="T2">C.</text:span></text:span><draw:frame text:anchor-type="as-char" draw:z-index="73" draw:name="Shape79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 </text:p>
                  <text:p text:style-name="P1">main end:10 </text:p>
                  <text:p text:style-name="P1">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93.3">
          <table:table-cell table:style-name="Table193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00" table:style-name="Table200">
        <table:table-column table:style-name="Table200.A"/>
        <table:table-column table:style-name="Table200.B"/>
        <table:table-column table:style-name="Table200.C"/>
        <table:table-row table:style-name="Table200.1">
          <table:table-cell table:style-name="Table200.A1" office:value-type="string">
            <text:p text:style-name="P12">53.</text:p>
          </table:table-cell>
          <table:table-cell table:style-name="Table200.B1" office:value-type="string">
            <text:p text:style-name="P1">class C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 = 1;</text:p>
            <text:p text:style-name="P1">while(i &lt;= 5);</text:p>
            <text:p text:style-name="P1">{</text:p>
            <text:p text:style-name="P1">System.out.println("loop begin:" + i);</text:p>
            <text:p text:style-name="P1">System.out.println("loop end:" + i);</text:p>
            <text:p text:style-name="P1">i++;</text:p>
            <text:p text:style-name="P1">}</text:p>
            <text:p text:style-name="P1">System.out.println("main end:" + i);</text:p>
            <text:p text:style-name="P1">}</text:p>
            <text:p text:style-name="P1">}</text:p>
            <text:p text:style-name="P2"/>
          </table:table-cell>
          <table:table-cell table:style-name="Table200.C1" office:value-type="string">
            <text:p text:style-name="Standard"/>
          </table:table-cell>
        </table:table-row>
        <table:table-row table:style-name="Table200.1">
          <table:table-cell table:style-name="Table200.A2" table:number-columns-spanned="3" office:value-type="string">
            <table:table table:name="Table194" table:style-name="Table194">
              <table:table-column table:style-name="Table194.A"/>
              <table:table-row table:style-name="Table194.1">
                <table:table-cell table:style-name="Table194.A1" office:value-type="string">
                  <text:p text:style-name="Standard"><text:span text:style-name="pd-r10"><text:span text:style-name="T2">A.</text:span></text:span><draw:frame text:anchor-type="as-char" draw:z-index="74" draw:name="Shape80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egin:1</text:p>
                  <text:p text:style-name="P1">loop end:1</text:p>
                  <text:p text:style-name="P1">loop begin:2</text:p>
                  <text:p text:style-name="P1">loop end:2</text:p>
                  <text:p text:style-name="P1">loop begin:3</text:p>
                  <text:p text:style-name="P1">loop end:3</text:p>
                  <text:p text:style-name="P1">loop begin:4</text:p>
                  <text:p text:style-name="P1">loop end:4</text:p>
                  <text:p text:style-name="P1">loop begin:5</text:p>
                  <text:p text:style-name="P1">loop end:5</text:p>
                  <text:p text:style-name="P1">main end:6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><text:soft-page-break/></text:p>
            <table:table table:name="Table195" table:style-name="Table195">
              <table:table-column table:style-name="Table195.A"/>
              <table:table-row table:style-name="Table195.1">
                <table:table-cell table:style-name="Table195.A1" office:value-type="string">
                  <text:p text:style-name="Standard"><text:span text:style-name="pd-r10"><text:span text:style-name="T2">B.</text:span></text:span><draw:frame text:anchor-type="as-char" draw:z-index="75" draw:name="Shape81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 </text:p>
                  <text:p text:style-name="P1">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96" table:style-name="Table196">
              <table:table-column table:style-name="Table196.A"/>
              <table:table-row table:style-name="Table196.1">
                <table:table-cell table:style-name="Table196.A1" office:value-type="string">
                  <text:p text:style-name="Standard"><text:span text:style-name="pd-r10"><text:span text:style-name="T2">C.</text:span></text:span><draw:frame text:anchor-type="as-char" draw:z-index="76" draw:name="Shape82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infinite loop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00.3">
          <table:table-cell table:style-name="Table20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00.1">
          <table:table-cell table:style-name="Table200.A1" office:value-type="string">
            <text:p text:style-name="P12">54.</text:p>
          </table:table-cell>
          <table:table-cell table:style-name="Table200.B1" office:value-type="string">
            <text:p text:style-name="P1">class D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 = 1;</text:p>
            <text:p text:style-name="P1">while(i++ &lt;= 5)</text:p>
            <text:p text:style-name="P1">{</text:p>
            <text:p text:style-name="P1">System.out.println("loop begin:" + i);</text:p>
            <text:p text:style-name="P1">System.out.println("loop end:" + i);</text:p>
            <text:p text:style-name="P1">}</text:p>
            <text:p text:style-name="P1">System.out.println("main end:" + i);</text:p>
            <text:p text:style-name="P1">}</text:p>
            <text:p text:style-name="P1">}</text:p>
            <text:p text:style-name="P2"/>
          </table:table-cell>
          <table:table-cell table:style-name="Table200.C4" office:value-type="string">
            <text:p text:style-name="Standard"/>
          </table:table-cell>
        </table:table-row>
        <table:table-row table:style-name="Table200.1">
          <table:table-cell table:style-name="Table200.A5" table:number-columns-spanned="3" office:value-type="string">
            <table:table table:name="Table197" table:style-name="Table197">
              <table:table-column table:style-name="Table197.A"/>
              <table:table-row table:style-name="Table197.1">
                <table:table-cell table:style-name="Table197.A1" office:value-type="string">
                  <text:p text:style-name="Standard"><text:span text:style-name="pd-r10"><text:span text:style-name="T2">A.</text:span></text:span><draw:frame text:anchor-type="as-char" draw:z-index="77" draw:name="Shape83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 </text:p>
                  <text:p text:style-name="P1">loop begin:2 </text:p>
                  <text:p text:style-name="P1">loop end:2 </text:p>
                  <text:p text:style-name="P1">loop begin:3 </text:p>
                  <text:p text:style-name="P1">loop end:3 </text:p>
                  <text:p text:style-name="P1">loop begin:4 </text:p>
                  <text:p text:style-name="P1">loop end:4 </text:p>
                  <text:p text:style-name="P1">loop begin:5 </text:p>
                  <text:p text:style-name="P1">loop end:5 </text:p>
                  <text:p text:style-name="P1">loop begin:6 </text:p>
                  <text:p text:style-name="P1">loop end:6 </text:p>
                  <text:p text:style-name="P1">main end:7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><text:soft-page-break/></text:p>
            <table:table table:name="Table198" table:style-name="Table198">
              <table:table-column table:style-name="Table198.A"/>
              <table:table-row table:style-name="Table198.1">
                <table:table-cell table:style-name="Table198.A1" office:value-type="string">
                  <text:p text:style-name="Standard"><text:span text:style-name="pd-r10"><text:span text:style-name="T2">B.</text:span></text:span><draw:frame text:anchor-type="as-char" draw:z-index="78" draw:name="Shape84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egin:2</text:p>
                  <text:p text:style-name="P1">loop end:2</text:p>
                  <text:p text:style-name="P1">loop begin:3</text:p>
                  <text:p text:style-name="P1">loop end:3</text:p>
                  <text:p text:style-name="P1">loop begin:4</text:p>
                  <text:p text:style-name="P1">loop end:4</text:p>
                  <text:p text:style-name="P1">loop begin:5</text:p>
                  <text:p text:style-name="P1">loop end:5</text:p>
                  <text:p text:style-name="P1">main end:7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99" table:style-name="Table199">
              <table:table-column table:style-name="Table199.A"/>
              <table:table-row table:style-name="Table199.1">
                <table:table-cell table:style-name="Table199.A1" office:value-type="string">
                  <text:p text:style-name="Standard"><text:span text:style-name="pd-r10"><text:span text:style-name="T2">C.</text:span></text:span><draw:frame text:anchor-type="as-char" draw:z-index="79" draw:name="Shape85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infinite loop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00.3">
          <table:table-cell table:style-name="Table20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07" table:style-name="Table207">
        <table:table-column table:style-name="Table207.A"/>
        <table:table-column table:style-name="Table207.B"/>
        <table:table-column table:style-name="Table207.C"/>
        <table:table-row table:style-name="Table207.1">
          <table:table-cell table:style-name="Table207.A1" office:value-type="string">
            <text:p text:style-name="P12">55.</text:p>
          </table:table-cell>
          <table:table-cell table:style-name="Table207.B1" office:value-type="string">
            <text:p text:style-name="P1">class E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 = 1;</text:p>
            <text:p text:style-name="P1">while(i++ &lt;= 5);</text:p>
            <text:p text:style-name="P1">{</text:p>
            <text:p text:style-name="P1">System.out.println("loop begin:" + i);</text:p>
            <text:p text:style-name="P1">System.out.println("loop end:" + i);</text:p>
            <text:p text:style-name="P1">}</text:p>
            <text:p text:style-name="P1">System.out.println("main end:" + i);</text:p>
            <text:p text:style-name="P1">}</text:p>
            <text:p text:style-name="P1">}</text:p>
            <text:p text:style-name="P2"/>
          </table:table-cell>
          <table:table-cell table:style-name="Table207.C1" office:value-type="string">
            <text:p text:style-name="Standard"/>
          </table:table-cell>
        </table:table-row>
        <table:table-row table:style-name="Table207.1">
          <table:table-cell table:style-name="Table207.A2" table:number-columns-spanned="3" office:value-type="string">
            <table:table table:name="Table201" table:style-name="Table201">
              <table:table-column table:style-name="Table201.A"/>
              <table:table-row table:style-name="Table201.1">
                <table:table-cell table:style-name="Table201.A1" office:value-type="string">
                  <text:p text:style-name="Standard"><text:span text:style-name="pd-r10"><text:span text:style-name="T2">A.</text:span></text:span><draw:frame text:anchor-type="as-char" draw:z-index="80" draw:name="Shape86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infinite loop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><text:soft-page-break/></text:p>
            <table:table table:name="Table202" table:style-name="Table202">
              <table:table-column table:style-name="Table202.A"/>
              <table:table-row table:style-name="Table202.1">
                <table:table-cell table:style-name="Table202.A1" office:value-type="string">
                  <text:p text:style-name="Standard"><text:span text:style-name="pd-r10"><text:span text:style-name="T2">B.</text:span></text:span><draw:frame text:anchor-type="as-char" draw:z-index="81" draw:name="Shape87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 </text:p>
                  <text:p text:style-name="P1">loop begin:7 </text:p>
                  <text:p text:style-name="P1">loop end:7 </text:p>
                  <text:p text:style-name="P1">main end:7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03" table:style-name="Table203">
              <table:table-column table:style-name="Table203.A"/>
              <table:table-row table:style-name="Table203.1">
                <table:table-cell table:style-name="Table203.A1" office:value-type="string">
                  <text:p text:style-name="Standard"><text:span text:style-name="pd-r10"><text:span text:style-name="T2">C.</text:span></text:span><draw:frame text:anchor-type="as-char" draw:z-index="82" draw:name="Shape88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egin:6</text:p>
                  <text:p text:style-name="P1">loop end:6</text:p>
                  <text:p text:style-name="P1">main end:7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07.3">
          <table:table-cell table:style-name="Table207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07.1">
          <table:table-cell table:style-name="Table207.A1" office:value-type="string">
            <text:p text:style-name="P12">56.</text:p>
          </table:table-cell>
          <table:table-cell table:style-name="Table207.B1" office:value-type="string">
            <text:p text:style-name="P1">class F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 = 1;</text:p>
            <text:p text:style-name="P1">while(i &lt;= 5)</text:p>
            <text:p text:style-name="P1">System.out.println("loop begin:" + i);</text:p>
            <text:p text:style-name="P1">System.out.println("loop end:" + i);</text:p>
            <text:p text:style-name="P1">i++;</text:p>
            <text:p text:style-name="P1">System.out.println("main end:" + i);</text:p>
            <text:p text:style-name="P1">}</text:p>
            <text:p text:style-name="P1">}</text:p>
            <text:p text:style-name="P2"/>
          </table:table-cell>
          <table:table-cell table:style-name="Table207.C4" office:value-type="string">
            <text:p text:style-name="Standard"/>
          </table:table-cell>
        </table:table-row>
        <table:table-row table:style-name="Table207.1">
          <table:table-cell table:style-name="Table207.A5" table:number-columns-spanned="3" office:value-type="string">
            <table:table table:name="Table204" table:style-name="Table204">
              <table:table-column table:style-name="Table204.A"/>
              <table:table-row table:style-name="Table204.1">
                <table:table-cell table:style-name="Table204.A1" office:value-type="string">
                  <text:p text:style-name="Standard"><text:span text:style-name="pd-r10"><text:span text:style-name="T2">A.</text:span></text:span><draw:frame text:anchor-type="as-char" draw:z-index="83" draw:name="Shape89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infinite loop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05" table:style-name="Table205">
              <table:table-column table:style-name="Table205.A"/>
              <table:table-row table:style-name="Table205.1">
                <table:table-cell table:style-name="Table205.A1" office:value-type="string">
                  <text:p text:style-name="Standard"><text:soft-page-break/><text:span text:style-name="pd-r10"><text:span text:style-name="T2">B.</text:span></text:span><draw:frame text:anchor-type="as-char" draw:z-index="84" draw:name="Shape90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06" table:style-name="Table206">
              <table:table-column table:style-name="Table206.A"/>
              <table:table-row table:style-name="Table206.1">
                <table:table-cell table:style-name="Table206.A1" office:value-type="string">
                  <text:p text:style-name="Standard"><text:span text:style-name="pd-r10"><text:span text:style-name="T2">C.</text:span></text:span><draw:frame text:anchor-type="as-char" draw:z-index="85" draw:name="Shape91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07.3">
          <table:table-cell table:style-name="Table207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15" table:style-name="Table215">
        <table:table-column table:style-name="Table215.A"/>
        <table:table-column table:style-name="Table215.B"/>
        <table:table-column table:style-name="Table215.C"/>
        <table:table-row table:style-name="Table215.1">
          <table:table-cell table:style-name="Table215.A1" office:value-type="string">
            <text:p text:style-name="P12">57.</text:p>
          </table:table-cell>
          <table:table-cell table:style-name="Table215.B1" office:value-type="string">
            <text:p text:style-name="P1">class G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 = 1;</text:p>
            <text:p text:style-name="P1">while(i &lt;= 5)</text:p>
            <text:p text:style-name="P1">System.out.println("loop begin:" + i++);</text:p>
            <text:p text:style-name="P1">System.out.println("loop end:" + i);</text:p>
            <text:p text:style-name="P1">i++;</text:p>
            <text:p text:style-name="P1">System.out.println("main end:" + i);</text:p>
            <text:p text:style-name="P1">}</text:p>
            <text:p text:style-name="P1">}</text:p>
            <text:p text:style-name="P2"/>
          </table:table-cell>
          <table:table-cell table:style-name="Table215.C1" office:value-type="string">
            <text:p text:style-name="Standard"/>
          </table:table-cell>
        </table:table-row>
        <table:table-row table:style-name="Table215.1">
          <table:table-cell table:style-name="Table215.A2" table:number-columns-spanned="3" office:value-type="string">
            <table:table table:name="Table208" table:style-name="Table208">
              <table:table-column table:style-name="Table208.A"/>
              <table:table-row table:style-name="Table208.1">
                <table:table-cell table:style-name="Table208.A1" office:value-type="string">
                  <text:p text:style-name="Standard"><text:span text:style-name="pd-r10"><text:span text:style-name="T2">A.</text:span></text:span><draw:frame text:anchor-type="as-char" draw:z-index="86" draw:name="Shape92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 </text:p>
                  <text:p text:style-name="P1">loop begin:1 </text:p>
                  <text:p text:style-name="P1">loop begin:2 </text:p>
                  <text:p text:style-name="P1">loop begin:3 </text:p>
                  <text:p text:style-name="P1">loop begin:4 </text:p>
                  <text:p text:style-name="P1">loop begin:5 </text:p>
                  <text:p text:style-name="P1">loop end:6 </text:p>
                  <text:p text:style-name="P1">main end:7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><text:soft-page-break/></text:p>
            <table:table table:name="Table209" table:style-name="Table209">
              <table:table-column table:style-name="Table209.A"/>
              <table:table-row table:style-name="Table209.1">
                <table:table-cell table:style-name="Table209.A1" office:value-type="string">
                  <text:p text:style-name="Standard"><text:span text:style-name="pd-r10"><text:span text:style-name="T2">B.</text:span></text:span><draw:frame text:anchor-type="as-char" draw:z-index="87" draw:name="Shape93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infinite loop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10" table:style-name="Table210">
              <table:table-column table:style-name="Table210.A"/>
              <table:table-row table:style-name="Table210.1">
                <table:table-cell table:style-name="Table210.A1" office:value-type="string">
                  <text:p text:style-name="Standard"><text:span text:style-name="pd-r10"><text:span text:style-name="T2">C.</text:span></text:span><draw:frame text:anchor-type="as-char" draw:z-index="88" draw:name="Shape94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 </text:p>
                  <text:p text:style-name="P1">loop begin:1 </text:p>
                  <text:p text:style-name="P1">loop begin:2 </text:p>
                  <text:p text:style-name="P1">loop begin:3 </text:p>
                  <text:p text:style-name="P1">loop begin:4 </text:p>
                  <text:p text:style-name="P1">loop begin:5 </text:p>
                  <text:p text:style-name="P1">loop end:6 </text:p>
                  <text:p text:style-name="P1">main end:6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15.3">
          <table:table-cell table:style-name="Table21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15.1">
          <table:table-cell table:style-name="Table215.A1" office:value-type="string">
            <text:p text:style-name="P12">58.</text:p>
          </table:table-cell>
          <table:table-cell table:style-name="Table215.B1" office:value-type="string">
            <text:p text:style-name="P1">class H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 = 1;</text:p>
            <text:p text:style-name="P1">while(i++ &lt;= 5)</text:p>
            <text:p text:style-name="P1">System.out.println("loop begin:" + i);</text:p>
            <text:p text:style-name="P1">System.out.println("loop end:" + i);</text:p>
            <text:p text:style-name="P1">i++;</text:p>
            <text:p text:style-name="P1">System.out.println("main end:" + i);</text:p>
            <text:p text:style-name="P1">}</text:p>
            <text:p text:style-name="P1">}</text:p>
            <text:p text:style-name="P2"/>
          </table:table-cell>
          <table:table-cell table:style-name="Table215.C4" office:value-type="string">
            <text:p text:style-name="Standard"/>
          </table:table-cell>
        </table:table-row>
        <table:table-row table:style-name="Table215.1">
          <table:table-cell table:style-name="Table215.A5" table:number-columns-spanned="3" office:value-type="string">
            <table:table table:name="Table211" table:style-name="Table211">
              <table:table-column table:style-name="Table211.A"/>
              <table:table-row table:style-name="Table211.1">
                <table:table-cell table:style-name="Table211.A1" office:value-type="string">
                  <text:p text:style-name="Standard"><text:span text:style-name="pd-r10"><text:span text:style-name="T2">A.</text:span></text:span><draw:frame text:anchor-type="as-char" draw:z-index="89" draw:name="Shape95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><text:soft-page-break/></text:p>
            <table:table table:name="Table212" table:style-name="Table212">
              <table:table-column table:style-name="Table212.A"/>
              <table:table-row table:style-name="Table212.1">
                <table:table-cell table:style-name="Table212.A1" office:value-type="string">
                  <text:p text:style-name="Standard"><text:span text:style-name="pd-r10"><text:span text:style-name="T2">B.</text:span></text:span><draw:frame text:anchor-type="as-char" draw:z-index="90" draw:name="Shape96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 </text:p>
                  <text:p text:style-name="P1">loop begin:2 </text:p>
                  <text:p text:style-name="P1">loop begin:3 </text:p>
                  <text:p text:style-name="P1">loop begin:4 </text:p>
                  <text:p text:style-name="P1">loop begin:5 </text:p>
                  <text:p text:style-name="P1">loop begin:6 </text:p>
                  <text:p text:style-name="P1">loop end:7 </text:p>
                  <text:p text:style-name="P1">main end:8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13" table:style-name="Table213">
              <table:table-column table:style-name="Table213.A"/>
              <table:table-row table:style-name="Table213.1">
                <table:table-cell table:style-name="Table213.A1" office:value-type="string">
                  <text:p text:style-name="Standard"><text:span text:style-name="pd-r10"><text:span text:style-name="T2">C.</text:span></text:span><draw:frame text:anchor-type="as-char" draw:z-index="91" draw:name="Shape97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infinite loop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14" table:style-name="Table214">
              <table:table-column table:style-name="Table214.A"/>
              <table:table-row table:style-name="Table214.1">
                <table:table-cell table:style-name="Table214.A1" office:value-type="string">
                  <text:p text:style-name="Standard"><text:span text:style-name="pd-r10"><text:span text:style-name="T2">D.</text:span></text:span><draw:frame text:anchor-type="as-char" draw:z-index="92" draw:name="Shape98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 </text:p>
                  <text:p text:style-name="P1">loop begin:2 </text:p>
                  <text:p text:style-name="P1">loop begin:3 </text:p>
                  <text:p text:style-name="P1">loop begin:4 </text:p>
                  <text:p text:style-name="P1">loop begin:5 </text:p>
                  <text:p text:style-name="P1">loop begin:6 </text:p>
                  <text:p text:style-name="P1">loop end:7 </text:p>
                  <text:p text:style-name="P1">main end:7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15.3">
          <table:table-cell table:style-name="Table21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23" table:style-name="Table223">
        <table:table-column table:style-name="Table223.A"/>
        <table:table-column table:style-name="Table223.B"/>
        <table:table-column table:style-name="Table223.C"/>
        <table:table-row table:style-name="Table223.1">
          <table:table-cell table:style-name="Table223.A1" office:value-type="string">
            <text:p text:style-name="P12">59.</text:p>
          </table:table-cell>
          <table:table-cell table:style-name="Table223.B1" office:value-type="string">
            <text:p text:style-name="P1">class I</text:p>
            <text:p text:style-name="P1">{</text:p>
            <text:p text:style-name="P1"><text:soft-page-break/>public static void main(String[] args) </text:p>
            <text:p text:style-name="P1">{</text:p>
            <text:p text:style-name="P1">System.out.println("main begin");</text:p>
            <text:p text:style-name="P1">int i = 1;</text:p>
            <text:p text:style-name="P1">while(i++ &lt;= 5);</text:p>
            <text:p text:style-name="P1">System.out.println("loop begin:" + i);</text:p>
            <text:p text:style-name="P1">System.out.println("loop end:" + i);</text:p>
            <text:p text:style-name="P1">i++;</text:p>
            <text:p text:style-name="P1">System.out.println("main end:" + i);</text:p>
            <text:p text:style-name="P1">}</text:p>
            <text:p text:style-name="P1">}</text:p>
            <text:p text:style-name="P2"/>
          </table:table-cell>
          <table:table-cell table:style-name="Table223.C1" office:value-type="string">
            <text:p text:style-name="Standard"/>
          </table:table-cell>
        </table:table-row>
        <table:table-row table:style-name="Table223.1">
          <table:table-cell table:style-name="Table223.A2" table:number-columns-spanned="3" office:value-type="string">
            <table:table table:name="Table216" table:style-name="Table216">
              <table:table-column table:style-name="Table216.A"/>
              <table:table-row table:style-name="Table216.1">
                <table:table-cell table:style-name="Table216.A1" office:value-type="string">
                  <text:p text:style-name="Standard"><text:span text:style-name="pd-r10"><text:span text:style-name="T2">A.</text:span></text:span><draw:frame text:anchor-type="as-char" draw:z-index="93" draw:name="Shape99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infinite loop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17" table:style-name="Table217">
              <table:table-column table:style-name="Table217.A"/>
              <table:table-row table:style-name="Table217.1">
                <table:table-cell table:style-name="Table217.A1" office:value-type="string">
                  <text:p text:style-name="Standard"><text:span text:style-name="pd-r10"><text:span text:style-name="T2">B.</text:span></text:span><draw:frame text:anchor-type="as-char" draw:z-index="94" draw:name="Shape100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 </text:p>
                  <text:p text:style-name="P1">loop begin:7 </text:p>
                  <text:p text:style-name="P1">loop end:7 </text:p>
                  <text:p text:style-name="P1">main end:7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18" table:style-name="Table218">
              <table:table-column table:style-name="Table218.A"/>
              <table:table-row table:style-name="Table218.1">
                <table:table-cell table:style-name="Table218.A1" office:value-type="string">
                  <text:p text:style-name="Standard"><text:span text:style-name="pd-r10"><text:span text:style-name="T2">C.</text:span></text:span><draw:frame text:anchor-type="as-char" draw:z-index="95" draw:name="Shape101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19" table:style-name="Table219">
              <table:table-column table:style-name="Table219.A"/>
              <table:table-row table:style-name="Table219.1">
                <table:table-cell table:style-name="Table219.A1" office:value-type="string">
                  <text:p text:style-name="Standard"><text:soft-page-break/><text:span text:style-name="pd-r10"><text:span text:style-name="T2">D.</text:span></text:span><draw:frame text:anchor-type="as-char" draw:z-index="96" draw:name="Shape102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 </text:p>
                  <text:p text:style-name="P1">loop begin:7 </text:p>
                  <text:p text:style-name="P1">loop end:7 </text:p>
                  <text:p text:style-name="P1">main end:8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23.3">
          <table:table-cell table:style-name="Table223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23.1">
          <table:table-cell table:style-name="Table223.A1" office:value-type="string">
            <text:p text:style-name="P12">60.</text:p>
          </table:table-cell>
          <table:table-cell table:style-name="Table223.B1" office:value-type="string">
            <text:p text:style-name="P1">class J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 = 1;</text:p>
            <text:p text:style-name="P1">while(i &lt;= 5)</text:p>
            <text:p text:style-name="P1">{</text:p>
            <text:p text:style-name="P1">System.out.println("loop begin:" + i);</text:p>
            <text:p text:style-name="P1">if(i == 3)</text:p>
            <text:p text:style-name="P1">{</text:p>
            <text:p text:style-name="P1">continue;</text:p>
            <text:p text:style-name="P1">}</text:p>
            <text:p text:style-name="P1">System.out.println("loop end:" + i);</text:p>
            <text:p text:style-name="P1">i++;</text:p>
            <text:p text:style-name="P1">}</text:p>
            <text:p text:style-name="P1">System.out.println("main end:" + i);</text:p>
            <text:p text:style-name="P1">}</text:p>
            <text:p text:style-name="P1">}</text:p>
            <text:p text:style-name="P2"/>
          </table:table-cell>
          <table:table-cell table:style-name="Table223.C4" office:value-type="string">
            <text:p text:style-name="Standard"/>
          </table:table-cell>
        </table:table-row>
        <table:table-row table:style-name="Table223.1">
          <table:table-cell table:style-name="Table223.A5" table:number-columns-spanned="3" office:value-type="string">
            <table:table table:name="Table220" table:style-name="Table220">
              <table:table-column table:style-name="Table220.A"/>
              <table:table-row table:style-name="Table220.1">
                <table:table-cell table:style-name="Table220.A1" office:value-type="string">
                  <text:p text:style-name="Standard"><text:span text:style-name="pd-r10"><text:span text:style-name="T2">A.</text:span></text:span><draw:frame text:anchor-type="as-char" draw:z-index="97" draw:name="Shape103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infinite loop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21" table:style-name="Table221">
              <table:table-column table:style-name="Table221.A"/>
              <table:table-row table:style-name="Table221.1">
                <table:table-cell table:style-name="Table221.A1" office:value-type="string">
                  <text:p text:style-name="Standard"><text:soft-page-break/><text:span text:style-name="pd-r10"><text:span text:style-name="T2">B.</text:span></text:span><draw:frame text:anchor-type="as-char" draw:z-index="98" draw:name="Shape104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loop begin:3 </text:p>
                  <text:p text:style-name="P1">loop begin:3 </text:p>
                  <text:p text:style-name="P1">loop begin:3 </text:p>
                  <text:p text:style-name="P1">loop begin:3 </text:p>
                  <text:p text:style-name="P1">loop begin:3 </text:p>
                  <text:p text:style-name="P1">loop begin:3 </text:p>
                  <text:p text:style-name="P1">loop begin:3 </text:p>
                  <text:p text:style-name="P1">loop begin:3 </text:p>
                  <text:p text:style-name="P1">loop begin:3 </text:p>
                  <text:p text:style-name="P1">loop begin:3 </text:p>
                  <text:p text:style-name="P1">loop begin:3 </text:p>
                  <text:p text:style-name="P1">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22" table:style-name="Table222">
              <table:table-column table:style-name="Table222.A"/>
              <table:table-row table:style-name="Table222.1">
                <table:table-cell table:style-name="Table222.A1" office:value-type="string">
                  <text:p text:style-name="Standard"><text:soft-page-break/><text:span text:style-name="pd-r10"><text:span text:style-name="T2">C.</text:span></text:span><draw:frame text:anchor-type="as-char" draw:z-index="99" draw:name="Shape105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loop begin:3 </text:p>
                  <text:p text:style-name="P1">loop begin:3 </text:p>
                  <text:p text:style-name="P1">loop begin:3 </text:p>
                  <text:p text:style-name="P1">loop begin:3 </text:p>
                  <text:p text:style-name="P1">loop begin:3 </text:p>
                  <text:p text:style-name="P1">loop begin:3 </text:p>
                  <text:p text:style-name="P1">loop begin:3 </text:p>
                  <text:p text:style-name="P1">loop begin:3 </text:p>
                  <text:p text:style-name="P1">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23.3">
          <table:table-cell table:style-name="Table223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32" table:style-name="Table232">
        <table:table-column table:style-name="Table232.A"/>
        <table:table-column table:style-name="Table232.B"/>
        <table:table-column table:style-name="Table232.C"/>
        <table:table-row table:style-name="Table232.1">
          <table:table-cell table:style-name="Table232.A1" office:value-type="string">
            <text:p text:style-name="P12">61.</text:p>
          </table:table-cell>
          <table:table-cell table:style-name="Table232.B1" office:value-type="string">
            <text:p text:style-name="P1">class K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 = 1;</text:p>
            <text:p text:style-name="P1">while(i &lt;= 5)</text:p>
            <text:p text:style-name="P1">{</text:p>
            <text:p text:style-name="P1">System.out.println("loop begin:" + i);</text:p>
            <text:p text:style-name="P1">if(i == 3)</text:p>
            <text:p text:style-name="P1">{</text:p>
            <text:p text:style-name="P1">i++;</text:p>
            <text:p text:style-name="P1">continue;</text:p>
            <text:p text:style-name="P1">}</text:p>
            <text:p text:style-name="P1">System.out.println("loop end:" + i);</text:p>
            <text:p text:style-name="P1">i++;</text:p>
            <text:p text:style-name="P1">}</text:p>
            <text:p text:style-name="P1">System.out.println("main end:" + i);</text:p>
            <text:p text:style-name="P1">}</text:p>
            <text:p text:style-name="P1">}</text:p>
            <text:p text:style-name="P2"/>
          </table:table-cell>
          <table:table-cell table:style-name="Table232.C1" office:value-type="string">
            <text:p text:style-name="Standard"/>
          </table:table-cell>
        </table:table-row>
        <table:table-row table:style-name="Table232.1">
          <table:table-cell table:style-name="Table232.A2" table:number-columns-spanned="3" office:value-type="string">
            <table:table table:name="Table224" table:style-name="Table224">
              <table:table-column table:style-name="Table224.A"/>
              <table:table-row table:style-name="Table224.1">
                <table:table-cell table:style-name="Table224.A1" office:value-type="string">
                  <text:p text:style-name="Standard"><text:span text:style-name="pd-r10"><text:span text:style-name="T2">A.</text:span></text:span><draw:frame text:anchor-type="as-char" draw:z-index="100" draw:name="Shape106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 </text:p>
                  <text:p text:style-name="P1">loop begin:1 </text:p>
                  <text:p text:style-name="P1">loop end:1 </text:p>
                  <text:p text:style-name="P1">loop begin:2 </text:p>
                  <text:p text:style-name="P1">loop end:2 </text:p>
                  <text:p text:style-name="P1">loop begin:3 </text:p>
                  <text:p text:style-name="P1">loop begin:4 </text:p>
                  <text:p text:style-name="P1">loop end:4 </text:p>
                  <text:p text:style-name="P1">loop begin:5 </text:p>
                  <text:p text:style-name="P1">loop end:5 </text:p>
                  <text:p text:style-name="P1">main end:5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><text:soft-page-break/></text:p>
            <table:table table:name="Table225" table:style-name="Table225">
              <table:table-column table:style-name="Table225.A"/>
              <table:table-row table:style-name="Table225.1">
                <table:table-cell table:style-name="Table225.A1" office:value-type="string">
                  <text:p text:style-name="Standard"><text:span text:style-name="pd-r10"><text:span text:style-name="T2">B.</text:span></text:span><draw:frame text:anchor-type="as-char" draw:z-index="101" draw:name="Shape107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 </text:p>
                  <text:p text:style-name="P1">loop begin:1 </text:p>
                  <text:p text:style-name="P1">loop end:1 </text:p>
                  <text:p text:style-name="P1">loop begin:2 </text:p>
                  <text:p text:style-name="P1">loop end:2 </text:p>
                  <text:p text:style-name="P1">loop begin:3 </text:p>
                  <text:p text:style-name="P1">loop begin:4 </text:p>
                  <text:p text:style-name="P1">loop end:4 </text:p>
                  <text:p text:style-name="P1">loop begin:5 </text:p>
                  <text:p text:style-name="P1">loop end:5 </text:p>
                  <text:p text:style-name="P1">main end:6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26" table:style-name="Table226">
              <table:table-column table:style-name="Table226.A"/>
              <table:table-row table:style-name="Table226.1">
                <table:table-cell table:style-name="Table226.A1" office:value-type="string">
                  <text:p text:style-name="Standard"><text:span text:style-name="pd-r10"><text:span text:style-name="T2">C.</text:span></text:span><draw:frame text:anchor-type="as-char" draw:z-index="102" draw:name="Shape108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infinite loop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27" table:style-name="Table227">
              <table:table-column table:style-name="Table227.A"/>
              <table:table-row table:style-name="Table227.1">
                <table:table-cell table:style-name="Table227.A1" office:value-type="string">
                  <text:p text:style-name="Standard"><text:span text:style-name="pd-r10"><text:span text:style-name="T2">D.</text:span></text:span><draw:frame text:anchor-type="as-char" draw:z-index="103" draw:name="Shape109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32.3">
          <table:table-cell table:style-name="Table23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32.1">
          <table:table-cell table:style-name="Table232.A1" office:value-type="string">
            <text:p text:style-name="P12">62.</text:p>
          </table:table-cell>
          <table:table-cell table:style-name="Table232.B1" office:value-type="string">
            <text:p text:style-name="P1">class L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 = 1;</text:p>
            <text:p text:style-name="P1">while(i &lt;= 5)</text:p>
            <text:p text:style-name="P1">{</text:p>
            <text:p text:style-name="P1">System.out.println("loop begin:" + i);</text:p>
            <text:p text:style-name="P1">if(i == 3)</text:p>
            <text:p text:style-name="P1">{</text:p>
            <text:p text:style-name="P1"><text:soft-page-break/>break;</text:p>
            <text:p text:style-name="P1">}</text:p>
            <text:p text:style-name="P1">System.out.println("loop end:" + i);</text:p>
            <text:p text:style-name="P1">i++;</text:p>
            <text:p text:style-name="P1">}</text:p>
            <text:p text:style-name="P1">System.out.println("main end:" + i);</text:p>
            <text:p text:style-name="P1">}</text:p>
            <text:p text:style-name="P1">}</text:p>
            <text:p text:style-name="P2"/>
          </table:table-cell>
          <table:table-cell table:style-name="Table232.C4" office:value-type="string">
            <text:p text:style-name="Standard"/>
          </table:table-cell>
        </table:table-row>
        <table:table-row table:style-name="Table232.1">
          <table:table-cell table:style-name="Table232.A5" table:number-columns-spanned="3" office:value-type="string">
            <table:table table:name="Table228" table:style-name="Table228">
              <table:table-column table:style-name="Table228.A"/>
              <table:table-row table:style-name="Table228.1">
                <table:table-cell table:style-name="Table228.A1" office:value-type="string">
                  <text:p text:style-name="Standard"><text:span text:style-name="pd-r10"><text:span text:style-name="T2">A.</text:span></text:span><draw:frame text:anchor-type="as-char" draw:z-index="104" draw:name="Shape110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infinite loop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29" table:style-name="Table229">
              <table:table-column table:style-name="Table229.A"/>
              <table:table-row table:style-name="Table229.1">
                <table:table-cell table:style-name="Table229.A1" office:value-type="string">
                  <text:p text:style-name="Standard"><text:span text:style-name="pd-r10"><text:span text:style-name="T2">B.</text:span></text:span><draw:frame text:anchor-type="as-char" draw:z-index="105" draw:name="Shape111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30" table:style-name="Table230">
              <table:table-column table:style-name="Table230.A"/>
              <table:table-row table:style-name="Table230.1">
                <table:table-cell table:style-name="Table230.A1" office:value-type="string">
                  <text:p text:style-name="Standard"><text:span text:style-name="pd-r10"><text:span text:style-name="T2">C.</text:span></text:span><draw:frame text:anchor-type="as-char" draw:z-index="106" draw:name="Shape112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loop end:1 </text:p>
                  <text:p text:style-name="P1">loop begin:2 </text:p>
                  <text:p text:style-name="P1">loop end:2 </text:p>
                  <text:p text:style-name="P1">loop begin:3 </text:p>
                  <text:p text:style-name="P1">main end:3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31" table:style-name="Table231">
              <table:table-column table:style-name="Table231.A"/>
              <table:table-row table:style-name="Table231.1">
                <table:table-cell table:style-name="Table231.A1" office:value-type="string">
                  <text:p text:style-name="Standard"><text:soft-page-break/><text:span text:style-name="pd-r10"><text:span text:style-name="T2">D.</text:span></text:span><draw:frame text:anchor-type="as-char" draw:z-index="107" draw:name="Shape113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loop end:1</text:p>
                  <text:p text:style-name="P1">loop begin:2</text:p>
                  <text:p text:style-name="P1">loop end:2</text:p>
                  <text:p text:style-name="P1">loop begin:2</text:p>
                  <text:p text:style-name="P1">main end:3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32.3">
          <table:table-cell table:style-name="Table23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40" table:style-name="Table240">
        <table:table-column table:style-name="Table240.A"/>
        <table:table-column table:style-name="Table240.B"/>
        <table:table-column table:style-name="Table240.C"/>
        <table:table-row table:style-name="Table240.1">
          <table:table-cell table:style-name="Table240.A1" office:value-type="string">
            <text:p text:style-name="P12">63.</text:p>
          </table:table-cell>
          <table:table-cell table:style-name="Table240.B1" office:value-type="string">
            <text:p text:style-name="P1">class M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 = 1;</text:p>
            <text:p text:style-name="P1">while(i &lt;= 5)</text:p>
            <text:p text:style-name="P1">{</text:p>
            <text:p text:style-name="P1">System.out.println("loop begin:" + i);</text:p>
            <text:p text:style-name="P1">for(int j = 101; j &lt;= 103; j++)</text:p>
            <text:p text:style-name="P1">{</text:p>
            <text:p text:style-name="P1">System.out.println("inner loop begin " + i + ", " + j);</text:p>
            <text:p text:style-name="P1">System.out.println("inner loop end " + i + ", " + j);</text:p>
            <text:p text:style-name="P1">}</text:p>
            <text:p text:style-name="P1">System.out.println("loop end:" + i);</text:p>
            <text:p text:style-name="P1">i++;</text:p>
            <text:p text:style-name="P1">}</text:p>
            <text:p text:style-name="P1">System.out.println("main end:" + i);</text:p>
            <text:p text:style-name="P1">}</text:p>
            <text:p text:style-name="P1">}</text:p>
            <text:p text:style-name="P2"/>
          </table:table-cell>
          <table:table-cell table:style-name="Table240.C1" office:value-type="string">
            <text:p text:style-name="Standard"/>
          </table:table-cell>
        </table:table-row>
        <table:table-row table:style-name="Table240.1">
          <table:table-cell table:style-name="Table240.A2" table:number-columns-spanned="3" office:value-type="string">
            <table:table table:name="Table233" table:style-name="Table233">
              <table:table-column table:style-name="Table233.A"/>
              <table:table-row table:style-name="Table233.1">
                <table:table-cell table:style-name="Table233.A1" office:value-type="string">
                  <text:p text:style-name="Standard"><text:span text:style-name="pd-r10"><text:span text:style-name="T2">A.</text:span></text:span><draw:frame text:anchor-type="as-char" draw:z-index="108" draw:name="Shape114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egin:1</text:p>
                  <text:p text:style-name="P1">inner loop begin 1, 101</text:p>
                  <text:p text:style-name="P1">inner loop end 1, 101</text:p>
                  <text:p text:style-name="P1">inner loop begin 1, 102</text:p>
                  <text:p text:style-name="P1">inner loop end 1, 102</text:p>
                  <text:p text:style-name="P1">inner loop begin 1, 103</text:p>
                  <text:p text:style-name="P1">inner loop end 1, 103</text:p>
                  <text:p text:style-name="P1">loop end:1</text:p>
                  <text:p text:style-name="P1">loop begin:2</text:p>
                  <text:p text:style-name="P1">inner loop begin 2, 101</text:p>
                  <text:p text:style-name="P1">inner loop end 2, 101</text:p>
                  <text:p text:style-name="P1">inner loop begin 2, 102</text:p>
                  <text:p text:style-name="P1">inner loop end 2, 102</text:p>
                  <text:p text:style-name="P1">inner loop begin 2, 103</text:p>
                  <text:p text:style-name="P1">inner loop end 2, 103</text:p>
                  <text:p text:style-name="P1">loop end:2</text:p>
                  <text:p text:style-name="P1">loop begin:3</text:p>
                  <text:p text:style-name="P1">inner loop begin 3, 101</text:p>
                  <text:p text:style-name="P1">inner loop end 3, 101</text:p>
                  <text:p text:style-name="P1">inner loop begin 3, 102</text:p>
                  <text:p text:style-name="P1">inner loop end 3, 102</text:p>
                  <text:p text:style-name="P1">inner loop begin 3, 103</text:p>
                  <text:p text:style-name="P1">inner loop end 3, 103</text:p>
                  <text:p text:style-name="P1">loop end:3</text:p>
                  <text:p text:style-name="P1">loop begin:4</text:p>
                  <text:p text:style-name="P1">inner loop begin 4, 101</text:p>
                  <text:p text:style-name="P1">inner loop end 4, 101</text:p>
                  <text:p text:style-name="P1">inner loop begin 4, 102</text:p>
                  <text:p text:style-name="P1">inner loop end 4, 102</text:p>
                  <text:p text:style-name="P1">inner loop begin 4, 103</text:p>
                  <text:p text:style-name="P1">inner loop end 4, 103</text:p>
                  <text:p text:style-name="P1">loop end:4</text:p>
                  <text:p text:style-name="P1">loop begin:5</text:p>
                  <text:p text:style-name="P1">inner loop begin 5, 101</text:p>
                  <text:p text:style-name="P1">inner loop end 5, 101</text:p>
                  <text:p text:style-name="P1">inner loop begin 5, 102</text:p>
                  <text:p text:style-name="P1">inner loop end 5, 102</text:p>
                  <text:p text:style-name="P1">inner loop begin 5, 103</text:p>
                  <text:p text:style-name="P1">inner loop end 5, 103</text:p>
                  <text:p text:style-name="P1">loop end:5</text:p>
                  <text:p text:style-name="P1">main end:6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><text:soft-page-break/></text:p>
            <table:table table:name="Table234" table:style-name="Table234">
              <table:table-column table:style-name="Table234.A"/>
              <table:table-row table:style-name="Table234.1">
                <table:table-cell table:style-name="Table234.A1" office:value-type="string">
                  <text:p text:style-name="Standard"><text:span text:style-name="pd-r10"><text:span text:style-name="T2">B.</text:span></text:span><draw:frame text:anchor-type="as-char" draw:z-index="109" draw:name="Shape115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infinite loop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35" table:style-name="Table235">
              <table:table-column table:style-name="Table235.A"/>
              <table:table-row table:style-name="Table235.1">
                <table:table-cell table:style-name="Table235.A1" office:value-type="string">
                  <text:p text:style-name="Standard"><text:soft-page-break/><text:span text:style-name="pd-r10"><text:span text:style-name="T2">C.</text:span></text:span><draw:frame text:anchor-type="as-char" draw:z-index="110" draw:name="Shape116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egin:0</text:p>
                  <text:p text:style-name="P1">inner loop begin 1, 101</text:p>
                  <text:p text:style-name="P1">inner loop end 1, 101</text:p>
                  <text:p text:style-name="P1">inner loop begin 1, 102</text:p>
                  <text:p text:style-name="P1">inner loop end 1, 102</text:p>
                  <text:p text:style-name="P1">inner loop begin 1, 103</text:p>
                  <text:p text:style-name="P1">inner loop end 1, 103</text:p>
                  <text:p text:style-name="P1">loop end:1</text:p>
                  <text:p text:style-name="P1">loop begin:2</text:p>
                  <text:p text:style-name="P1">inner loop begin 2, 101</text:p>
                  <text:p text:style-name="P1">inner loop end 2, 101</text:p>
                  <text:p text:style-name="P1">inner loop begin 2, 102</text:p>
                  <text:p text:style-name="P1">inner loop end 2, 102</text:p>
                  <text:p text:style-name="P1">inner loop begin 2, 103</text:p>
                  <text:p text:style-name="P1">inner loop end 2, 103</text:p>
                  <text:p text:style-name="P1">loop end:2</text:p>
                  <text:p text:style-name="P1">loop begin:3</text:p>
                  <text:p text:style-name="P1">inner loop begin 3, 101</text:p>
                  <text:p text:style-name="P1">inner loop end 3, 101</text:p>
                  <text:p text:style-name="P1">inner loop begin 3, 102</text:p>
                  <text:p text:style-name="P1">inner loop end 3, 102</text:p>
                  <text:p text:style-name="P1">inner loop begin 3, 103</text:p>
                  <text:p text:style-name="P1">inner loop end 3, 103</text:p>
                  <text:p text:style-name="P1">loop end:3</text:p>
                  <text:p text:style-name="P1">loop begin:4</text:p>
                  <text:p text:style-name="P1">inner loop begin 4, 101</text:p>
                  <text:p text:style-name="P1">inner loop end 4, 101</text:p>
                  <text:p text:style-name="P1">inner loop begin 4, 102</text:p>
                  <text:p text:style-name="P1">inner loop end 4, 102</text:p>
                  <text:p text:style-name="P1">inner loop begin 4, 103</text:p>
                  <text:p text:style-name="P1">inner loop end 4, 103</text:p>
                  <text:p text:style-name="P1">loop end:4</text:p>
                  <text:p text:style-name="P1">loop begin:5</text:p>
                  <text:p text:style-name="P1">inner loop begin 5, 101</text:p>
                  <text:p text:style-name="P1">inner loop end 5, 101</text:p>
                  <text:p text:style-name="P1">inner loop begin 5, 102</text:p>
                  <text:p text:style-name="P1">inner loop end 5, 102</text:p>
                  <text:p text:style-name="P1">inner loop begin 5, 103</text:p>
                  <text:p text:style-name="P1">inner loop end 5, 103</text:p>
                  <text:p text:style-name="P1">loop end:5</text:p>
                  <text:p text:style-name="P1">main end:6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><text:soft-page-break/></text:p>
            <table:table table:name="Table236" table:style-name="Table236">
              <table:table-column table:style-name="Table236.A"/>
              <table:table-row table:style-name="Table236.1">
                <table:table-cell table:style-name="Table236.A1" office:value-type="string">
                  <text:p text:style-name="Standard"><text:span text:style-name="pd-r10"><text:span text:style-name="T2">D.</text:span></text:span><draw:frame text:anchor-type="as-char" draw:z-index="111" draw:name="Shape117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40.3">
          <table:table-cell table:style-name="Table24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40.1">
          <table:table-cell table:style-name="Table240.A1" office:value-type="string">
            <text:p text:style-name="P12">64.</text:p>
          </table:table-cell>
          <table:table-cell table:style-name="Table240.B1" office:value-type="string">
            <text:p text:style-name="P1">class N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 = 1;</text:p>
            <text:p text:style-name="P1">while(i &lt;= 5)</text:p>
            <text:p text:style-name="P1">{</text:p>
            <text:p text:style-name="P1">System.out.println("loop begin:" + i);</text:p>
            <text:p text:style-name="P1">for(int j = 101; j &lt;= 103; j++)</text:p>
            <text:p text:style-name="P1">{</text:p>
            <text:p text:style-name="P1">System.out.println("inner loop begin " + i + ", " + j);</text:p>
            <text:p text:style-name="P1">if(j == 102)</text:p>
            <text:p text:style-name="P1">{</text:p>
            <text:p text:style-name="P1">break;</text:p>
            <text:p text:style-name="P1">}</text:p>
            <text:p text:style-name="P1">System.out.println("inner loop end " + i + ", " + j);</text:p>
            <text:p text:style-name="P1">}</text:p>
            <text:p text:style-name="P1">System.out.println("loop end:" + i);</text:p>
            <text:p text:style-name="P1">i++;</text:p>
            <text:p text:style-name="P1">}</text:p>
            <text:p text:style-name="P1">System.out.println("main end:" + i);</text:p>
            <text:p text:style-name="P1">}</text:p>
            <text:p text:style-name="P1">}</text:p>
            <text:p text:style-name="P2"/>
          </table:table-cell>
          <table:table-cell table:style-name="Table240.C4" office:value-type="string">
            <text:p text:style-name="Standard"/>
          </table:table-cell>
        </table:table-row>
        <table:table-row table:style-name="Table240.1">
          <table:table-cell table:style-name="Table240.A5" table:number-columns-spanned="3" office:value-type="string">
            <table:table table:name="Table237" table:style-name="Table237">
              <table:table-column table:style-name="Table237.A"/>
              <table:table-row table:style-name="Table237.1">
                <table:table-cell table:style-name="Table237.A1" office:value-type="string">
                  <text:p text:style-name="Standard"><text:span text:style-name="pd-r10"><text:span text:style-name="T2">A.</text:span></text:span><draw:frame text:anchor-type="as-char" draw:z-index="112" draw:name="Shape118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38" table:style-name="Table238">
              <table:table-column table:style-name="Table238.A"/>
              <table:table-row table:style-name="Table238.1">
                <table:table-cell table:style-name="Table238.A1" office:value-type="string">
                  <text:p text:style-name="Standard"><text:soft-page-break/><text:span text:style-name="pd-r10"><text:span text:style-name="T2">B.</text:span></text:span><draw:frame text:anchor-type="as-char" draw:z-index="113" draw:name="Shape119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egin:1</text:p>
                  <text:p text:style-name="P1">inner loop begin 1, 101</text:p>
                  <text:p text:style-name="P1">inner loop end 1, 101</text:p>
                  <text:p text:style-name="P1">inner loop begin 1, 102</text:p>
                  <text:p text:style-name="P1">loop end:1</text:p>
                  <text:p text:style-name="P1">loop begin:2</text:p>
                  <text:p text:style-name="P1">inner loop begin 2, 101</text:p>
                  <text:p text:style-name="P1">inner loop end 2, 101</text:p>
                  <text:p text:style-name="P1">inner loop begin 2, 102</text:p>
                  <text:p text:style-name="P1">loop end:2</text:p>
                  <text:p text:style-name="P1">loop begin:3</text:p>
                  <text:p text:style-name="P1">inner loop begin 3, 101</text:p>
                  <text:p text:style-name="P1">inner loop end 3, 101</text:p>
                  <text:p text:style-name="P1">inner loop begin 3, 102</text:p>
                  <text:p text:style-name="P1">loop end:3</text:p>
                  <text:p text:style-name="P1">loop begin:4</text:p>
                  <text:p text:style-name="P1">inner loop begin 4, 101</text:p>
                  <text:p text:style-name="P1">inner loop end 4, 101</text:p>
                  <text:p text:style-name="P1">inner loop begin 4, 102</text:p>
                  <text:p text:style-name="P1">loop end:4</text:p>
                  <text:p text:style-name="P1">loop begin:5</text:p>
                  <text:p text:style-name="P1">inner loop begin 5, 101</text:p>
                  <text:p text:style-name="P1">inner loop end 5, 101</text:p>
                  <text:p text:style-name="P1">inner loop begin 5, 102</text:p>
                  <text:p text:style-name="P1">loop end:5</text:p>
                  <text:p text:style-name="P1">main end:6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39" table:style-name="Table239">
              <table:table-column table:style-name="Table239.A"/>
              <table:table-row table:style-name="Table239.1">
                <table:table-cell table:style-name="Table239.A1" office:value-type="string">
                  <text:p text:style-name="Standard"><text:soft-page-break/><text:span text:style-name="pd-r10"><text:span text:style-name="T2">C.</text:span></text:span><draw:frame text:anchor-type="as-char" draw:z-index="114" draw:name="Shape120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egin:0</text:p>
                  <text:p text:style-name="P1">inner loop begin 1, 101</text:p>
                  <text:p text:style-name="P1">inner loop end 1, 101</text:p>
                  <text:p text:style-name="P1">inner loop begin 1, 102</text:p>
                  <text:p text:style-name="P1">loop end:1</text:p>
                  <text:p text:style-name="P1">loop begin:2</text:p>
                  <text:p text:style-name="P1">inner loop begin 2, 101</text:p>
                  <text:p text:style-name="P1">inner loop end 2, 101</text:p>
                  <text:p text:style-name="P1">inner loop begin 2, 102</text:p>
                  <text:p text:style-name="P1">loop end:2</text:p>
                  <text:p text:style-name="P1">loop begin:3</text:p>
                  <text:p text:style-name="P1">inner loop begin 3, 101</text:p>
                  <text:p text:style-name="P1">inner loop end 3, 101</text:p>
                  <text:p text:style-name="P1">inner loop begin 3, 102</text:p>
                  <text:p text:style-name="P1">loop end:3</text:p>
                  <text:p text:style-name="P1">loop begin:4</text:p>
                  <text:p text:style-name="P1">inner loop begin 4, 101</text:p>
                  <text:p text:style-name="P1">inner loop end 4, 101</text:p>
                  <text:p text:style-name="P1">inner loop begin 4, 102</text:p>
                  <text:p text:style-name="P1">loop end:4</text:p>
                  <text:p text:style-name="P1">loop begin:5</text:p>
                  <text:p text:style-name="P1">inner loop begin 5, 101</text:p>
                  <text:p text:style-name="P1">inner loop end 5, 101</text:p>
                  <text:p text:style-name="P1">inner loop begin 5, 102</text:p>
                  <text:p text:style-name="P1">loop end:5</text:p>
                  <text:p text:style-name="P1">main end:6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40.3">
          <table:table-cell table:style-name="Table24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48" table:style-name="Table248">
        <table:table-column table:style-name="Table248.A"/>
        <table:table-column table:style-name="Table248.B"/>
        <table:table-column table:style-name="Table248.C"/>
        <table:table-row table:style-name="Table248.1">
          <table:table-cell table:style-name="Table248.A1" office:value-type="string">
            <text:p text:style-name="P12">65.</text:p>
          </table:table-cell>
          <table:table-cell table:style-name="Table248.B1" office:value-type="string">
            <text:p text:style-name="P1">class O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<text:soft-page-break/>int i = 1;</text:p>
            <text:p text:style-name="P1">while(i &lt;= 5)</text:p>
            <text:p text:style-name="P1">{</text:p>
            <text:p text:style-name="P1">System.out.println("loop begin:" + i);</text:p>
            <text:p text:style-name="P1">for(int j = 101; j &lt;= 103; j++)</text:p>
            <text:p text:style-name="P1">{</text:p>
            <text:p text:style-name="P1">System.out.println("inner loop begin " + i + ", " + j);</text:p>
            <text:p text:style-name="P1">if(j == 102)</text:p>
            <text:p text:style-name="P1">{</text:p>
            <text:p text:style-name="P1">continue;</text:p>
            <text:p text:style-name="P1">}</text:p>
            <text:p text:style-name="P1">System.out.println("inner loop end " + i + ", " + j);</text:p>
            <text:p text:style-name="P1">}</text:p>
            <text:p text:style-name="P1">System.out.println("loop end:" + i);</text:p>
            <text:p text:style-name="P1">i++;</text:p>
            <text:p text:style-name="P1">}</text:p>
            <text:p text:style-name="P1">System.out.println("main end:" + i);</text:p>
            <text:p text:style-name="P1">}</text:p>
            <text:p text:style-name="P1">}</text:p>
            <text:p text:style-name="P2"/>
          </table:table-cell>
          <table:table-cell table:style-name="Table248.C1" office:value-type="string">
            <text:p text:style-name="Standard"/>
          </table:table-cell>
        </table:table-row>
        <table:table-row table:style-name="Table248.1">
          <table:table-cell table:style-name="Table248.A2" table:number-columns-spanned="3" office:value-type="string">
            <table:table table:name="Table241" table:style-name="Table241">
              <table:table-column table:style-name="Table241.A"/>
              <table:table-row table:style-name="Table241.1">
                <table:table-cell table:style-name="Table241.A1" office:value-type="string">
                  <text:p text:style-name="Standard"><text:span text:style-name="pd-r10"><text:span text:style-name="T2">A.</text:span></text:span><draw:frame text:anchor-type="as-char" draw:z-index="115" draw:name="Shape121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 </text:p>
                  <text:p text:style-name="P1">loop begin:1 </text:p>
                  <text:p text:style-name="P1">inner loop begin 1, 101 </text:p>
                  <text:p text:style-name="P1">inner loop end 1, 101 </text:p>
                  <text:p text:style-name="P1">inner loop begin 1, 102 </text:p>
                  <text:p text:style-name="P1">inner loop begin 1, 103 </text:p>
                  <text:p text:style-name="P1">inner loop end 1, 103 </text:p>
                  <text:p text:style-name="P1">loop end:1 </text:p>
                  <text:p text:style-name="P1">loop begin:2 </text:p>
                  <text:p text:style-name="P1">inner loop begin 2, 101 </text:p>
                  <text:p text:style-name="P1">inner loop end 2, 101 </text:p>
                  <text:p text:style-name="P1">inner loop begin 2, 102 </text:p>
                  <text:p text:style-name="P1">inner loop begin 2, 103 </text:p>
                  <text:p text:style-name="P1">inner loop end 2, 103 </text:p>
                  <text:p text:style-name="P1">loop end:2 </text:p>
                  <text:p text:style-name="P1">loop begin:3 </text:p>
                  <text:p text:style-name="P1">inner loop begin 3, 101 </text:p>
                  <text:p text:style-name="P1">inner loop end 3, 101 </text:p>
                  <text:p text:style-name="P1">inner loop begin 3, 102 </text:p>
                  <text:p text:style-name="P1">inner loop begin 3, 103 </text:p>
                  <text:p text:style-name="P1">inner loop end 3, 103 </text:p>
                  <text:p text:style-name="P1">loop end:3 </text:p>
                  <text:p text:style-name="P1">loop begin:4 </text:p>
                  <text:p text:style-name="P1">inner loop begin 4, 101 </text:p>
                  <text:p text:style-name="P1">inner loop end 4, 101 </text:p>
                  <text:p text:style-name="P1">inner loop begin 4, 102 </text:p>
                  <text:p text:style-name="P1">inner loop begin 4, 103 </text:p>
                  <text:p text:style-name="P1">inner loop end 4, 103 </text:p>
                  <text:p text:style-name="P1">loop end:4 </text:p>
                  <text:p text:style-name="P1">loop begin:5 </text:p>
                  <text:p text:style-name="P1">inner loop begin 5, 101 </text:p>
                  <text:p text:style-name="P1">inner loop end 5, 101 </text:p>
                  <text:p text:style-name="P1">inner loop begin 5, 102 </text:p>
                  <text:p text:style-name="P1">inner loop begin 5, 103 </text:p>
                  <text:p text:style-name="P1">inner loop end 5, 103 </text:p>
                  <text:p text:style-name="P1">loop end:5 </text:p>
                  <text:p text:style-name="P1">main end:6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><text:soft-page-break/></text:p>
            <table:table table:name="Table242" table:style-name="Table242">
              <table:table-column table:style-name="Table242.A"/>
              <table:table-row table:style-name="Table242.1">
                <table:table-cell table:style-name="Table242.A1" office:value-type="string">
                  <text:p text:style-name="Standard"><text:soft-page-break/><text:span text:style-name="pd-r10"><text:span text:style-name="T2">B.</text:span></text:span><draw:frame text:anchor-type="as-char" draw:z-index="116" draw:name="Shape122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egin:1</text:p>
                  <text:p text:style-name="P1">inner loop begin 1, 101</text:p>
                  <text:p text:style-name="P1">inner loop end 1, 101</text:p>
                  <text:p text:style-name="P1">inner loop begin 1, 102</text:p>
                  <text:p text:style-name="P1">inner loop begin 1, 103</text:p>
                  <text:p text:style-name="P1">inner loop end 1, 103</text:p>
                  <text:p text:style-name="P1">loop end:1</text:p>
                  <text:p text:style-name="P1">loop begin:1</text:p>
                  <text:p text:style-name="P1">inner loop begin 2, 101</text:p>
                  <text:p text:style-name="P1">inner loop end 2, 101</text:p>
                  <text:p text:style-name="P1">inner loop begin 2, 102</text:p>
                  <text:p text:style-name="P1">inner loop begin 2, 103</text:p>
                  <text:p text:style-name="P1">inner loop end 2, 103</text:p>
                  <text:p text:style-name="P1">loop end:2</text:p>
                  <text:p text:style-name="P1">loop begin:3</text:p>
                  <text:p text:style-name="P1">inner loop begin 3, 101</text:p>
                  <text:p text:style-name="P1">inner loop end 3, 101</text:p>
                  <text:p text:style-name="P1">inner loop begin 3, 102</text:p>
                  <text:p text:style-name="P1">inner loop begin 3, 103</text:p>
                  <text:p text:style-name="P1">inner loop end 3, 103</text:p>
                  <text:p text:style-name="P1">loop end:3</text:p>
                  <text:p text:style-name="P1">loop begin:4</text:p>
                  <text:p text:style-name="P1">inner loop begin 4, 101</text:p>
                  <text:p text:style-name="P1">inner loop end 4, 101</text:p>
                  <text:p text:style-name="P1">inner loop begin 4, 102</text:p>
                  <text:p text:style-name="P1">inner loop begin 4, 103</text:p>
                  <text:p text:style-name="P1">inner loop end 4, 103</text:p>
                  <text:p text:style-name="P1">loop end:4</text:p>
                  <text:p text:style-name="P1">loop begin:5</text:p>
                  <text:p text:style-name="P1">inner loop begin 5, 101</text:p>
                  <text:p text:style-name="P1">inner loop end 5, 101</text:p>
                  <text:p text:style-name="P1">inner loop begin 5, 102</text:p>
                  <text:p text:style-name="P1">inner loop begin 5, 103</text:p>
                  <text:p text:style-name="P1">inner loop end 5, 103</text:p>
                  <text:p text:style-name="P1">loop end:5</text:p>
                  <text:p text:style-name="P1">main end:6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><text:soft-page-break/></text:p>
            <table:table table:name="Table243" table:style-name="Table243">
              <table:table-column table:style-name="Table243.A"/>
              <table:table-row table:style-name="Table243.1">
                <table:table-cell table:style-name="Table243.A1" office:value-type="string">
                  <text:p text:style-name="Standard"><text:soft-page-break/><text:span text:style-name="pd-r10"><text:span text:style-name="T2">C.</text:span></text:span><draw:frame text:anchor-type="as-char" draw:z-index="117" draw:name="Shape123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egin:1</text:p>
                  <text:p text:style-name="P1">inner loop begin 1, 101</text:p>
                  <text:p text:style-name="P1">inner loop end 1, 101</text:p>
                  <text:p text:style-name="P1">inner loop begin 1, 102</text:p>
                  <text:p text:style-name="P1">inner loop begin 1, 103</text:p>
                  <text:p text:style-name="P1">inner loop end 1, 103</text:p>
                  <text:p text:style-name="P1">loop end:1</text:p>
                  <text:p text:style-name="P1">loop begin:2</text:p>
                  <text:p text:style-name="P1">inner loop begin 2, 101</text:p>
                  <text:p text:style-name="P1">inner loop end 2, 101</text:p>
                  <text:p text:style-name="P1">inner loop begin 2, 102</text:p>
                  <text:p text:style-name="P1">inner loop begin 2, 103</text:p>
                  <text:p text:style-name="P1">inner loop end 2, 103</text:p>
                  <text:p text:style-name="P1">loop end:2</text:p>
                  <text:p text:style-name="P1">loop begin:3</text:p>
                  <text:p text:style-name="P1">inner loop begin 3, 101</text:p>
                  <text:p text:style-name="P1">inner loop end 3, 101</text:p>
                  <text:p text:style-name="P1">inner loop begin 3, 102</text:p>
                  <text:p text:style-name="P1">inner loop begin 3, 103</text:p>
                  <text:p text:style-name="P1">inner loop end 3, 103</text:p>
                  <text:p text:style-name="P1">loop end:3</text:p>
                  <text:p text:style-name="P1">loop begin:4</text:p>
                  <text:p text:style-name="P1">inner loop begin 4, 101</text:p>
                  <text:p text:style-name="P1">inner loop end 4, 101</text:p>
                  <text:p text:style-name="P1">inner loop begin 4, 102</text:p>
                  <text:p text:style-name="P1">inner loop begin 4, 103</text:p>
                  <text:p text:style-name="P1">inner loop end 4, 103</text:p>
                  <text:p text:style-name="P1">loop end:4</text:p>
                  <text:p text:style-name="P1">loop begin:5</text:p>
                  <text:p text:style-name="P1">inner loop begin 5, 101</text:p>
                  <text:p text:style-name="P1">inner loop end 5, 101</text:p>
                  <text:p text:style-name="P1">inner loop begin 5, 102</text:p>
                  <text:p text:style-name="P1">inner loop begin 5, 103</text:p>
                  <text:p text:style-name="P1">inner loop end 5, 103</text:p>
                  <text:p text:style-name="P1">loop end:5</text:p>
                  <text:p text:style-name="P1">main end:5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><text:soft-page-break/></text:p>
            <table:table table:name="Table244" table:style-name="Table244">
              <table:table-column table:style-name="Table244.A"/>
              <table:table-row table:style-name="Table244.1">
                <table:table-cell table:style-name="Table244.A1" office:value-type="string">
                  <text:p text:style-name="Standard"><text:span text:style-name="pd-r10"><text:span text:style-name="T2">D.</text:span></text:span><draw:frame text:anchor-type="as-char" draw:z-index="118" draw:name="Shape124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infinite loop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48.3">
          <table:table-cell table:style-name="Table248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48.1">
          <table:table-cell table:style-name="Table248.A1" office:value-type="string">
            <text:p text:style-name="P12">66.</text:p>
          </table:table-cell>
          <table:table-cell table:style-name="Table248.B1" office:value-type="string">
            <text:p text:style-name="P1">class P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 = 1;</text:p>
            <text:p text:style-name="P1">abc:</text:p>
            <text:p text:style-name="P1">while(i &lt;= 5)</text:p>
            <text:p text:style-name="P1">{</text:p>
            <text:p text:style-name="P1">System.out.println("loop begin:" + i);</text:p>
            <text:p text:style-name="P1">for(int j = 101; j &lt;= 103; j++)</text:p>
            <text:p text:style-name="P1">{</text:p>
            <text:p text:style-name="P1">System.out.println("inner loop begin " + i + ", " + j);</text:p>
            <text:p text:style-name="P1">if(j == 102)</text:p>
            <text:p text:style-name="P1">{</text:p>
            <text:p text:style-name="P1">continue abc;</text:p>
            <text:p text:style-name="P1">}</text:p>
            <text:p text:style-name="P1">System.out.println("inner loop end " + i + ", " + j);</text:p>
            <text:p text:style-name="P1">}</text:p>
            <text:p text:style-name="P1">System.out.println("loop end:" + i);</text:p>
            <text:p text:style-name="P1">i++;</text:p>
            <text:p text:style-name="P1">}</text:p>
            <text:p text:style-name="P1">System.out.println("main end:" + i);</text:p>
            <text:p text:style-name="P1">}</text:p>
            <text:p text:style-name="P1">}</text:p>
            <text:p text:style-name="P2"/>
          </table:table-cell>
          <table:table-cell table:style-name="Table248.C4" office:value-type="string">
            <text:p text:style-name="Standard"/>
          </table:table-cell>
        </table:table-row>
        <table:table-row table:style-name="Table248.1">
          <table:table-cell table:style-name="Table248.A5" table:number-columns-spanned="3" office:value-type="string">
            <table:table table:name="Table245" table:style-name="Table245">
              <table:table-column table:style-name="Table245.A"/>
              <table:table-row table:style-name="Table245.1">
                <table:table-cell table:style-name="Table245.A1" office:value-type="string">
                  <text:p text:style-name="Standard"><text:span text:style-name="pd-r10"><text:span text:style-name="T2">A.</text:span></text:span><draw:frame text:anchor-type="as-char" draw:z-index="119" draw:name="Shape125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infinite loop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46" table:style-name="Table246">
              <table:table-column table:style-name="Table246.A"/>
              <table:table-row table:style-name="Table246.1">
                <table:table-cell table:style-name="Table246.A1" office:value-type="string">
                  <text:p text:style-name="Standard"><text:soft-page-break/><text:span text:style-name="pd-r10"><text:span text:style-name="T2">B.</text:span></text:span><draw:frame text:anchor-type="as-char" draw:z-index="120" draw:name="Shape126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47" table:style-name="Table247">
              <table:table-column table:style-name="Table247.A"/>
              <table:table-row table:style-name="Table247.1">
                <table:table-cell table:style-name="Table247.A1" office:value-type="string">
                  <text:p text:style-name="Standard"><text:span text:style-name="pd-r10"><text:span text:style-name="T2">C.</text:span></text:span><draw:frame text:anchor-type="as-char" draw:z-index="121" draw:name="Shape127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inner loop begin 1, 101 </text:p>
                  <text:p text:style-name="P1">inner loop end 1, 101 </text:p>
                  <text:p text:style-name="P1">inner loop begin 1, 102 </text:p>
                  <text:p text:style-name="P1">loop begin:1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48.3">
          <table:table-cell table:style-name="Table248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56" table:style-name="Table256">
        <table:table-column table:style-name="Table256.A"/>
        <table:table-column table:style-name="Table256.B"/>
        <table:table-column table:style-name="Table256.C"/>
        <table:table-row table:style-name="Table256.1">
          <table:table-cell table:style-name="Table256.A1" office:value-type="string">
            <text:p text:style-name="P12">67.</text:p>
          </table:table-cell>
          <table:table-cell table:style-name="Table256.B1" office:value-type="string">
            <text:p text:style-name="P1">class Q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 = 1;</text:p>
            <text:p text:style-name="P1">abc:</text:p>
            <text:p text:style-name="P1">while(i &lt;= 5)</text:p>
            <text:p text:style-name="P1">{</text:p>
            <text:p text:style-name="P1">System.out.println("loop begin:" + i);</text:p>
            <text:p text:style-name="P1">for(int j = 101; j &lt;= 103; j++)</text:p>
            <text:p text:style-name="P1">{</text:p>
            <text:p text:style-name="P1">System.out.println("inner loop begin " + i + ", " + j);</text:p>
            <text:p text:style-name="P1">if(j == 102)</text:p>
            <text:p text:style-name="P1">{</text:p>
            <text:p text:style-name="P1">i++;</text:p>
            <text:p text:style-name="P1">continue abc;</text:p>
            <text:p text:style-name="P1">}</text:p>
            <text:p text:style-name="P1">System.out.println("inner loop end " + i + ", " + j);</text:p>
            <text:p text:style-name="P1">}</text:p>
            <text:p text:style-name="P1">System.out.println("loop end:" + i);</text:p>
            <text:p text:style-name="P1">i++;</text:p>
            <text:p text:style-name="P1">}</text:p>
            <text:p text:style-name="P1">System.out.println("main end:" + i);</text:p>
            <text:p text:style-name="P1">}</text:p>
            <text:p text:style-name="P1">}</text:p>
            <text:p text:style-name="P2"/>
          </table:table-cell>
          <table:table-cell table:style-name="Table256.C1" office:value-type="string">
            <text:p text:style-name="Standard"/>
          </table:table-cell>
        </table:table-row>
        <table:table-row table:style-name="Table256.1">
          <table:table-cell table:style-name="Table256.A2" table:number-columns-spanned="3" office:value-type="string">
            <table:table table:name="Table249" table:style-name="Table249">
              <table:table-column table:style-name="Table249.A"/>
              <table:table-row table:style-name="Table249.1">
                <table:table-cell table:style-name="Table249.A1" office:value-type="string">
                  <text:p text:style-name="P1"><text:s text:c="26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><text:soft-page-break/></text:p>
            <table:table table:name="Table250" table:style-name="Table250">
              <table:table-column table:style-name="Table250.A"/>
              <table:table-row table:style-name="Table250.1">
                <table:table-cell table:style-name="Table250.A1" office:value-type="string">
                  <text:p text:style-name="P1"><text:s text:c="56"/></text:p>
                  <text:p text:style-name="P1"><text:s text:c="34"/></text:p>
                </table:table-cell>
              </table:table-row>
            </table:table>
            <text:p text:style-name="P3"/>
            <table:table table:name="Table251" table:style-name="Table251">
              <table:table-column table:style-name="Table251.A"/>
              <table:table-row table:style-name="Table251.1">
                <table:table-cell table:style-name="Table251.A1" office:value-type="string">
                  <text:p text:style-name="Standard"><text:span text:style-name="pd-r10"><text:span text:style-name="T2">C.</text:span></text:span><draw:frame text:anchor-type="as-char" draw:z-index="122" draw:name="Shape128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loop begin:1</text:p>
                  <text:p text:style-name="P1">inner loop begin 1, 101</text:p>
                  <text:p text:style-name="P1">inner loop end 1, 101</text:p>
                  <text:p text:style-name="P1">inner loop begin 1, 102</text:p>
                  <text:p text:style-name="P1">loop begin:2</text:p>
                  <text:p text:style-name="P1">inner loop begin 2, 101</text:p>
                  <text:p text:style-name="P1">inner loop end 2, 101</text:p>
                  <text:p text:style-name="P1">inner loop begin 2, 102</text:p>
                  <text:p text:style-name="P1">loop begin:3</text:p>
                  <text:p text:style-name="P1">inner loop begin 3, 101</text:p>
                  <text:p text:style-name="P1">inner loop end 3, 101</text:p>
                  <text:p text:style-name="P1">inner loop begin 3, 102</text:p>
                  <text:p text:style-name="P1">loop begin:4</text:p>
                  <text:p text:style-name="P1">inner loop begin 4, 101</text:p>
                  <text:p text:style-name="P1">inner loop end 4, 101</text:p>
                  <text:p text:style-name="P1">inner loop begin 4, 102</text:p>
                  <text:p text:style-name="P1">loop begin:5</text:p>
                  <text:p text:style-name="P1">inner loop begin 5, 101</text:p>
                  <text:p text:style-name="P1">inner loop end 5, 101</text:p>
                  <text:p text:style-name="P1">inner loop begin 5, 102</text:p>
                  <text:p text:style-name="P1">main end:6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52" table:style-name="Table252">
              <table:table-column table:style-name="Table252.A"/>
              <table:table-row table:style-name="Table252.1">
                <table:table-cell table:style-name="Table252.A1" office:value-type="string">
                  <text:p text:style-name="P1"><text:s text:c="22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56.3">
          <table:table-cell table:style-name="Table256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56.1">
          <table:table-cell table:style-name="Table256.A1" office:value-type="string">
            <text:p text:style-name="P12">68.</text:p>
          </table:table-cell>
          <table:table-cell table:style-name="Table256.B1" office:value-type="string">
            <text:p text:style-name="P1">class R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<text:soft-page-break/>int i = 1;</text:p>
            <text:p text:style-name="P1">abc:</text:p>
            <text:p text:style-name="P1">while(i &lt;= 5)</text:p>
            <text:p text:style-name="P1">{</text:p>
            <text:p text:style-name="P1">System.out.println("loop begin:" + i);</text:p>
            <text:p text:style-name="P1">for(int j = 101; j &lt;= 103; j++)</text:p>
            <text:p text:style-name="P1">{</text:p>
            <text:p text:style-name="P1">System.out.println("inner loop begin " + i + ", " + j);</text:p>
            <text:p text:style-name="P1">if(j == 102)</text:p>
            <text:p text:style-name="P1">{</text:p>
            <text:p text:style-name="P1">break abc;</text:p>
            <text:p text:style-name="P1">}</text:p>
            <text:p text:style-name="P1">System.out.println("inner loop end " + i + ", " + j);</text:p>
            <text:p text:style-name="P1">}</text:p>
            <text:p text:style-name="P1">System.out.println("loop end:" + i);</text:p>
            <text:p text:style-name="P1">i++;</text:p>
            <text:p text:style-name="P1">}</text:p>
            <text:p text:style-name="P1">System.out.println("main end:" + i);</text:p>
            <text:p text:style-name="P1">}</text:p>
            <text:p text:style-name="P1">}</text:p>
            <text:p text:style-name="P2"/>
          </table:table-cell>
          <table:table-cell table:style-name="Table256.C4" office:value-type="string">
            <text:p text:style-name="Standard"/>
          </table:table-cell>
        </table:table-row>
        <table:table-row table:style-name="Table256.1">
          <table:table-cell table:style-name="Table256.A5" table:number-columns-spanned="3" office:value-type="string">
            <table:table table:name="Table253" table:style-name="Table253">
              <table:table-column table:style-name="Table253.A"/>
              <table:table-row table:style-name="Table253.1">
                <table:table-cell table:style-name="Table253.A1" office:value-type="string">
                  <text:p text:style-name="P1"><text:s text:c="60"/></text:p>
                  <text:p text:style-name="P1"><text:s text:c="34"/></text:p>
                </table:table-cell>
              </table:table-row>
            </table:table>
            <text:p text:style-name="P3"/>
            <table:table table:name="Table254" table:style-name="Table254">
              <table:table-column table:style-name="Table254.A"/>
              <table:table-row table:style-name="Table254.1">
                <table:table-cell table:style-name="Table254.A1" office:value-type="string">
                  <text:p text:style-name="Standard"><text:span text:style-name="pd-r10"><text:span text:style-name="T2">B.</text:span></text:span><draw:frame text:anchor-type="as-char" draw:z-index="123" draw:name="Shape129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 </text:p>
                  <text:p text:style-name="P1">loop begin:1 </text:p>
                  <text:p text:style-name="P1">inner loop begin 1, 101 </text:p>
                  <text:p text:style-name="P1">inner loop end 1, 101 </text:p>
                  <text:p text:style-name="P1">inner loop begin 1, 102 </text:p>
                  <text:p text:style-name="P1">main end:1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55" table:style-name="Table255">
              <table:table-column table:style-name="Table255.A"/>
              <table:table-row table:style-name="Table255.1">
                <table:table-cell table:style-name="Table255.A1" office:value-type="string">
                  <text:p text:style-name="Standard"><text:span text:style-name="pd-r10"><text:span text:style-name="T3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56.3">
          <table:table-cell table:style-name="Table25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64" table:style-name="Table264">
        <table:table-column table:style-name="Table264.A"/>
        <table:table-column table:style-name="Table264.B"/>
        <table:table-column table:style-name="Table264.C"/>
        <table:table-row table:style-name="Table264.1">
          <table:table-cell table:style-name="Table264.A1" office:value-type="string">
            <text:p text:style-name="P12">69.</text:p>
          </table:table-cell>
          <table:table-cell table:style-name="Table264.B1" office:value-type="string">
            <text:p text:style-name="P1">class S </text:p>
            <text:p text:style-name="P1">{</text:p>
            <text:p text:style-name="P1">public static void main(String[] args) </text:p>
            <text:p text:style-name="P1">{</text:p>
            <text:p text:style-name="P1"><text:soft-page-break/>System.out.println("main begin");</text:p>
            <text:p text:style-name="P1">int i = 1;</text:p>
            <text:p text:style-name="P1">do</text:p>
            <text:p text:style-name="P1">{</text:p>
            <text:p text:style-name="P1">System.out.println("body begin:" + i);</text:p>
            <text:p text:style-name="P1">System.out.println("body end:" + i);</text:p>
            <text:p text:style-name="P1">i++;</text:p>
            <text:p text:style-name="P1">}</text:p>
            <text:p text:style-name="P1">while (i &lt;= 5);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264.C1" office:value-type="string">
            <text:p text:style-name="Standard"/>
          </table:table-cell>
        </table:table-row>
        <table:table-row table:style-name="Table264.1">
          <table:table-cell table:style-name="Table264.A2" table:number-columns-spanned="3" office:value-type="string">
            <table:table table:name="Table257" table:style-name="Table257">
              <table:table-column table:style-name="Table257.A"/>
              <table:table-row table:style-name="Table257.1">
                <table:table-cell table:style-name="Table257.A1" office:value-type="string">
                  <text:p text:style-name="P1"><text:s text:c="27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58" table:style-name="Table258">
              <table:table-column table:style-name="Table258.A"/>
              <table:table-row table:style-name="Table258.1">
                <table:table-cell table:style-name="Table258.A1" office:value-type="string">
                  <text:p text:style-name="Standard"><text:span text:style-name="pd-r10"><text:span text:style-name="T2">B.</text:span></text:span><draw:frame text:anchor-type="as-char" draw:z-index="124" draw:name="Shape130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</text:p>
                  <text:p text:style-name="P1">body begin:1</text:p>
                  <text:p text:style-name="P1">body end:1</text:p>
                  <text:p text:style-name="P1">body begin:2</text:p>
                  <text:p text:style-name="P1">body end:2</text:p>
                  <text:p text:style-name="P1">body begin:3</text:p>
                  <text:p text:style-name="P1">body end:3</text:p>
                  <text:p text:style-name="P1">body begin:4</text:p>
                  <text:p text:style-name="P1">body end:4</text:p>
                  <text:p text:style-name="P1">body begin:5</text:p>
                  <text:p text:style-name="P1">body end:5</text:p>
                  <text:p text:style-name="P1">main end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59" table:style-name="Table259">
              <table:table-column table:style-name="Table259.A"/>
              <table:table-row table:style-name="Table259.1">
                <table:table-cell table:style-name="Table259.A1" office:value-type="string">
                  <text:p text:style-name="Standard"><text:span text:style-name="pd-r10"><text:span text:style-name="T3"/></text:span></text:p>
                  <text:p text:style-name="P1"><text:s text:c="27"/></text:p>
                </table:table-cell>
              </table:table-row>
            </table:table>
            <text:p text:style-name="P3"/>
            <table:table table:name="Table260" table:style-name="Table260">
              <table:table-column table:style-name="Table260.A"/>
              <table:table-row table:style-name="Table260.1">
                <table:table-cell table:style-name="Table260.A1" office:value-type="string">
                  <text:p text:style-name="P1"><text:s text:c="27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64.3">
          <table:table-cell table:style-name="Table264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64.1">
          <table:table-cell table:style-name="Table264.A1" office:value-type="string">
            <text:p text:style-name="P12">70.</text:p>
          </table:table-cell>
          <table:table-cell table:style-name="Table264.B1" office:value-type="string">
            <text:p text:style-name="P1">class T</text:p>
            <text:p text:style-name="P1">{</text:p>
            <text:p text:style-name="P1"><text:soft-page-break/>public static void main(String[] args) </text:p>
            <text:p text:style-name="P1">{</text:p>
            <text:p text:style-name="P1">System.out.println("main begin");</text:p>
            <text:p text:style-name="P1">int i = 10;</text:p>
            <text:p text:style-name="P1">do</text:p>
            <text:p text:style-name="P1">{</text:p>
            <text:p text:style-name="P1">System.out.println("body begin:" + i);</text:p>
            <text:p text:style-name="P1">System.out.println("body end:" + i);</text:p>
            <text:p text:style-name="P1">i++;</text:p>
            <text:p text:style-name="P1">}</text:p>
            <text:p text:style-name="P1">while (i &lt;= 5);</text:p>
            <text:p text:style-name="P1">System.out.println("main end");</text:p>
            <text:p text:style-name="P1">}</text:p>
            <text:p text:style-name="P1">}</text:p>
            <text:p text:style-name="P2"/>
            <text:p text:style-name="P2"/>
          </table:table-cell>
          <table:table-cell table:style-name="Table264.C4" office:value-type="string">
            <text:p text:style-name="Standard"/>
          </table:table-cell>
        </table:table-row>
        <table:table-row table:style-name="Table264.1">
          <table:table-cell table:style-name="Table264.A5" table:number-columns-spanned="3" office:value-type="string">
            <table:table table:name="Table261" table:style-name="Table261">
              <table:table-column table:style-name="Table261.A"/>
              <table:table-row table:style-name="Table261.1">
                <table:table-cell table:style-name="Table261.A1" office:value-type="string">
                  <text:p text:style-name="P7"><text:span text:style-name="pd-r10"><text:span text:style-name="T2">A.</text:span></text:span><draw:frame text:anchor-type="as-char" draw:z-index="125" draw:name="Shape131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ain begin </text:p>
                  <text:p text:style-name="P1">body begin:10 </text:p>
                  <text:p text:style-name="P1">body end:10 </text:p>
                  <text:p text:style-name="P1">main end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62" table:style-name="Table262">
              <table:table-column table:style-name="Table262.A"/>
              <table:table-row table:style-name="Table262.1">
                <table:table-cell table:style-name="Table262.A1" office:value-type="string">
                  <text:p text:style-name="P1"><text:s text:c="59"/></text:p>
                  <text:p text:style-name="P1"><text:s text:c="34"/></text:p>
                </table:table-cell>
              </table:table-row>
            </table:table>
            <text:p text:style-name="P3"/>
            <table:table table:name="Table263" table:style-name="Table263">
              <table:table-column table:style-name="Table263.A"/>
              <table:table-row table:style-name="Table263.1">
                <table:table-cell table:style-name="Table263.A1" office:value-type="string">
                  <text:p text:style-name="Standard"><text:span text:style-name="pd-r10"><text:span text:style-name="T3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64.3">
          <table:table-cell table:style-name="Table264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71" table:style-name="Table271">
        <table:table-column table:style-name="Table271.A"/>
        <table:table-column table:style-name="Table271.B"/>
        <table:table-column table:style-name="Table271.C"/>
        <table:table-row table:style-name="Table271.1">
          <table:table-cell table:style-name="Table271.A1" office:value-type="string">
            <text:p text:style-name="P12">71.</text:p>
          </table:table-cell>
          <table:table-cell table:style-name="Table271.B1" office:value-type="string">
            <text:p text:style-name="P1">class U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>int i = 1;</text:p>
            <text:p text:style-name="P1">do</text:p>
            <text:p text:style-name="P1">{</text:p>
            <text:p text:style-name="P1">System.out.println("body begin:" + i);</text:p>
            <text:p text:style-name="P1">System.out.println("body end:" + i);</text:p>
            <text:p text:style-name="P1">i++;</text:p>
            <text:p text:style-name="P1">}</text:p>
            <text:p text:style-name="P1"><text:soft-page-break/>while (i &lt;= 5)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271.C1" office:value-type="string">
            <text:p text:style-name="Standard"/>
          </table:table-cell>
        </table:table-row>
        <table:table-row table:style-name="Table271.1">
          <table:table-cell table:style-name="Table271.A2" table:number-columns-spanned="3" office:value-type="string">
            <table:table table:name="Table265" table:style-name="Table265">
              <table:table-column table:style-name="Table265.A"/>
              <table:table-row table:style-name="Table265.1">
                <table:table-cell table:style-name="Table265.A1" office:value-type="string">
                  <text:p text:style-name="Standard"><text:span text:style-name="pd-r10"><text:span text:style-name="T3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66" table:style-name="Table266">
              <table:table-column table:style-name="Table266.A"/>
              <table:table-row table:style-name="Table266.1">
                <table:table-cell table:style-name="Table266.A1" office:value-type="string">
                  <text:p text:style-name="Standard"><text:span text:style-name="pd-r10"><text:span text:style-name="T2"/></text:span></text:p>
                  <text:p text:style-name="P1"/>
                  <text:p text:style-name="P1"><text:s text:c="57"/></text:p>
                  <text:p text:style-name="P1"><text:s text:c="34"/></text:p>
                </table:table-cell>
              </table:table-row>
            </table:table>
            <text:p text:style-name="P3"/>
            <table:table table:name="Table267" table:style-name="Table267">
              <table:table-column table:style-name="Table267.A"/>
              <table:table-row table:style-name="Table267.1">
                <table:table-cell table:style-name="Table267.A1" office:value-type="string">
                  <text:p text:style-name="Standard"><text:span text:style-name="pd-r10"><text:span text:style-name="T2">C.</text:span></text:span><draw:frame text:anchor-type="as-char" draw:z-index="126" draw:name="Shape132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71.3">
          <table:table-cell table:style-name="Table271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71.1">
          <table:table-cell table:style-name="Table271.A1" office:value-type="string">
            <text:p text:style-name="P12">72.</text:p>
          </table:table-cell>
          <table:table-cell table:style-name="Table271.B1" office:value-type="string">
            <text:p text:style-name="P1">class V</text:p>
            <text:p text:style-name="P1">{</text:p>
            <text:p text:style-name="P1">public static void main(String[] args) </text:p>
            <text:p text:style-name="P1">{</text:p>
            <text:p text:style-name="P1">System.out.println("main begin");</text:p>
            <text:p text:style-name="P1"/>
            <text:p text:style-name="P1">do</text:p>
            <text:p text:style-name="P1">{</text:p>
            <text:p text:style-name="P1">int i = 1;</text:p>
            <text:p text:style-name="P1">System.out.println("body begin:" + i);</text:p>
            <text:p text:style-name="P1">System.out.println("body end:" + i);</text:p>
            <text:p text:style-name="P1">i++;</text:p>
            <text:p text:style-name="P1">}</text:p>
            <text:p text:style-name="P1">while (i &lt;= 5);</text:p>
            <text:p text:style-name="P1">System.out.println("main end");</text:p>
            <text:p text:style-name="P1">}</text:p>
            <text:p text:style-name="P1">}</text:p>
            <text:p text:style-name="P2"/>
          </table:table-cell>
          <table:table-cell table:style-name="Table271.C4" office:value-type="string">
            <text:p text:style-name="Standard"/>
          </table:table-cell>
        </table:table-row>
        <table:table-row table:style-name="Table271.1">
          <table:table-cell table:style-name="Table271.A5" table:number-columns-spanned="3" office:value-type="string">
            <table:table table:name="Table268" table:style-name="Table268">
              <table:table-column table:style-name="Table268.A"/>
              <table:table-row table:style-name="Table268.1">
                <table:table-cell table:style-name="Table268.A1" office:value-type="string">
                  <text:p text:style-name="Standard"><text:span text:style-name="pd-r10"><text:span text:style-name="T2">A.</text:span></text:span><draw:frame text:anchor-type="as-char" draw:z-index="127" draw:name="Shape133" draw:style-name="gr1" draw:text-style-name="P1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e time error</text:p>
                  <text:p text:style-name="P1"><text:s text:c="34"/></text:p>
                  <text:p text:style-name="P1"><text:soft-page-break/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69" table:style-name="Table269">
              <table:table-column table:style-name="Table269.A"/>
              <table:table-row table:style-name="Table269.1">
                <table:table-cell table:style-name="Table269.A1" office:value-type="string">
                  <text:p text:style-name="P1"><text:s text:c="26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70" table:style-name="Table270">
              <table:table-column table:style-name="Table270.A"/>
              <table:table-row table:style-name="Table270.1">
                <table:table-cell table:style-name="Table270.A1" office:value-type="string">
                  <text:p text:style-name="P1"><text:s text:c="31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71.3">
          <table:table-cell table:style-name="Table271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HTML_20_Bottom_20_of_20_Form">Bottom of Form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blue-btn2" style:family="text" style:parent-style-name="Default_20_Paragraph_20_Font"/>
    <style:style style:name="ng-star-inserted" style:family="text" style:parent-style-name="Default_20_Paragraph_20_Font"/>
    <style:style style:name="cans" style:family="text" style:parent-style-name="Default_20_Paragraph_20_Font"/>
    <style:style style:name="wans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MP2" style:family="paragraph" style:parent-style-name="Footer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Core Java Interview Questions <text:s text:c="13"/>Topic: loops_break_and_continue_Questions</text:p>
      </style:header>
      <style:footer>
        <text:p text:style-name="MP2">©VIJAYS PROGRAMMING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40</meta:editing-cycles>
    <meta:creation-date>2022-11-22T17:12:00</meta:creation-date>
    <dc:date>2023-11-27T12:01:09.420929851</dc:date>
    <meta:editing-duration>PT57M14S</meta:editing-duration>
    <meta:generator>LibreOffice/6.4.7.2$Linux_X86_64 LibreOffice_project/40$Build-2</meta:generator>
    <meta:document-statistic meta:table-count="271" meta:image-count="0" meta:object-count="0" meta:page-count="108" meta:paragraph-count="3889" meta:word-count="8592" meta:character-count="78989" meta:non-whitespace-character-count="44978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